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9pt" style:font-size-asian="9pt" style:font-size-complex="9pt"/>
    </style:style>
    <style:style style:name="P2" style:family="paragraph" style:parent-style-name="Standard">
      <style:text-properties fo:font-size="9pt" officeooo:rsid="0009a005" officeooo:paragraph-rsid="0009a005" style:font-size-asian="9pt" style:font-size-complex="9pt"/>
    </style:style>
    <style:style style:name="P3" style:family="paragraph" style:parent-style-name="Standard">
      <style:text-properties fo:font-size="9pt" officeooo:rsid="0009a005" officeooo:paragraph-rsid="000bb23a" style:font-size-asian="9pt" style:font-size-complex="9pt"/>
    </style:style>
    <style:style style:name="P4" style:family="paragraph" style:parent-style-name="Standard">
      <style:text-properties fo:font-size="9pt" officeooo:rsid="0009a005" officeooo:paragraph-rsid="000c7ad7" style:font-size-asian="9pt" style:font-size-complex="9pt"/>
    </style:style>
    <style:style style:name="P5" style:family="paragraph" style:parent-style-name="Standard">
      <style:text-properties fo:font-size="9pt" officeooo:rsid="0009a005" officeooo:paragraph-rsid="000ce26b" style:font-size-asian="9pt" style:font-size-complex="9pt"/>
    </style:style>
    <style:style style:name="P6" style:family="paragraph" style:parent-style-name="Standard">
      <style:text-properties fo:font-size="9pt" officeooo:rsid="0009a005" officeooo:paragraph-rsid="000d8cb6" style:font-size-asian="9pt" style:font-size-complex="9pt"/>
    </style:style>
    <style:style style:name="P7" style:family="paragraph" style:parent-style-name="Standard">
      <style:text-properties fo:font-size="9pt" officeooo:rsid="0009a005" officeooo:paragraph-rsid="000f52c2" style:font-size-asian="9pt" style:font-size-complex="9pt"/>
    </style:style>
    <style:style style:name="P8" style:family="paragraph" style:parent-style-name="Standard">
      <style:text-properties fo:font-size="9pt" officeooo:rsid="0009a005" officeooo:paragraph-rsid="001035ae" style:font-size-asian="9pt" style:font-size-complex="9pt"/>
    </style:style>
    <style:style style:name="P9" style:family="paragraph" style:parent-style-name="Standard">
      <style:text-properties fo:font-size="9pt" officeooo:rsid="000bb23a" officeooo:paragraph-rsid="000bb23a" style:font-size-asian="9pt" style:font-size-complex="9pt"/>
    </style:style>
    <style:style style:name="P10" style:family="paragraph" style:parent-style-name="Standard">
      <style:paragraph-properties fo:text-align="center" style:justify-single-word="false"/>
      <style:text-properties fo:font-size="9pt" style:font-size-asian="9pt" style:font-size-complex="9pt"/>
    </style:style>
    <style:style style:name="P11" style:family="paragraph" style:parent-style-name="Standard">
      <style:text-properties fo:font-size="12pt" fo:font-weight="bold" officeooo:rsid="00085646" officeooo:paragraph-rsid="00085646" style:font-size-asian="12pt" style:font-weight-asian="bold" style:font-size-complex="12pt" style:font-weight-complex="bold"/>
    </style:style>
    <style:style style:name="P12" style:family="paragraph" style:parent-style-name="Standard">
      <style:text-properties fo:font-size="12pt" fo:font-weight="bold" officeooo:rsid="0009a005" officeooo:paragraph-rsid="0009a005" style:font-size-asian="12pt" style:font-weight-asian="bold" style:font-size-complex="12pt" style:font-weight-complex="bold"/>
    </style:style>
    <style:style style:name="P13" style:family="paragraph" style:parent-style-name="Standard">
      <style:text-properties fo:font-size="12pt" fo:font-weight="bold" officeooo:rsid="0009b7da" officeooo:paragraph-rsid="0009b7da" style:font-size-asian="12pt" style:font-weight-asian="bold" style:font-size-complex="12pt" style:font-weight-complex="bold"/>
    </style:style>
    <style:style style:name="P14" style:family="paragraph" style:parent-style-name="Standard">
      <style:text-properties fo:font-size="12pt" fo:font-weight="bold" officeooo:rsid="000bb23a" officeooo:paragraph-rsid="000bb23a" style:font-size-asian="12pt" style:font-weight-asian="bold" style:font-size-complex="12pt" style:font-weight-complex="bold"/>
    </style:style>
    <style:style style:name="P15" style:family="paragraph" style:parent-style-name="Standard">
      <style:text-properties fo:font-size="12pt" officeooo:rsid="000bb23a" officeooo:paragraph-rsid="000c7ad7" style:font-size-asian="12pt" style:font-size-complex="12pt"/>
    </style:style>
    <style:style style:name="P16" style:family="paragraph" style:parent-style-name="Standard">
      <style:text-properties officeooo:paragraph-rsid="000c7ad7"/>
    </style:style>
    <style:style style:name="P17" style:family="paragraph" style:parent-style-name="Standard">
      <style:text-properties officeooo:paragraph-rsid="000ce26b"/>
    </style:style>
    <style:style style:name="P18" style:family="paragraph" style:parent-style-name="Standard">
      <style:paragraph-properties fo:break-before="page"/>
      <style:text-properties fo:font-size="9pt" officeooo:rsid="000a1052" officeooo:paragraph-rsid="000a1052" style:font-size-asian="9pt" style:font-size-complex="9pt"/>
    </style:style>
    <style:style style:name="P19" style:family="paragraph" style:parent-style-name="Standard">
      <style:paragraph-properties fo:break-before="page"/>
      <style:text-properties fo:font-size="12pt" fo:font-weight="bold" officeooo:rsid="00085646" officeooo:paragraph-rsid="00085646" style:font-size-asian="12pt" style:font-weight-asian="bold" style:font-size-complex="12pt" style:font-weight-complex="bold"/>
    </style:style>
    <style:style style:name="P20" style:family="paragraph" style:parent-style-name="Standard">
      <style:paragraph-properties fo:break-before="page"/>
      <style:text-properties fo:font-size="12pt" fo:font-weight="bold" officeooo:rsid="0009a005" officeooo:paragraph-rsid="0009a005" style:font-size-asian="12pt" style:font-weight-asian="bold" style:font-size-complex="12pt" style:font-weight-complex="bold"/>
    </style:style>
    <style:style style:name="P21" style:family="paragraph" style:parent-style-name="Standard">
      <style:paragraph-properties fo:break-before="page"/>
      <style:text-properties fo:font-size="12pt" fo:font-weight="bold" officeooo:rsid="0009b7da" officeooo:paragraph-rsid="0009b7da" style:font-size-asian="12pt" style:font-weight-asian="bold" style:font-size-complex="12pt" style:font-weight-complex="bold"/>
    </style:style>
    <style:style style:name="P22" style:family="paragraph" style:parent-style-name="Standard">
      <style:paragraph-properties fo:break-before="page"/>
      <style:text-properties fo:font-size="12pt" fo:font-weight="bold" officeooo:rsid="000a1052" officeooo:paragraph-rsid="000a1052" style:font-size-asian="12pt" style:font-weight-asian="bold" style:font-size-complex="12pt" style:font-weight-complex="bold"/>
    </style:style>
    <style:style style:name="P23" style:family="paragraph" style:parent-style-name="Standard">
      <style:paragraph-properties fo:break-before="page"/>
      <style:text-properties fo:font-size="12pt" fo:font-weight="bold" officeooo:rsid="000bb23a" officeooo:paragraph-rsid="000bb23a" style:font-size-asian="12pt" style:font-weight-asian="bold" style:font-size-complex="12pt" style:font-weight-complex="bold"/>
    </style:style>
    <style:style style:name="P24" style:family="paragraph" style:parent-style-name="Standard">
      <style:paragraph-properties fo:break-before="page"/>
      <style:text-properties fo:font-size="12pt" fo:font-weight="bold" officeooo:rsid="000d8cb6" officeooo:paragraph-rsid="000d8cb6" style:font-size-asian="12pt" style:font-weight-asian="bold" style:font-size-complex="12pt" style:font-weight-complex="bold"/>
    </style:style>
    <style:style style:name="P25" style:family="paragraph" style:parent-style-name="Standard">
      <style:paragraph-properties fo:break-before="page"/>
      <style:text-properties fo:font-size="12pt" fo:font-weight="bold" officeooo:rsid="000f52c2" officeooo:paragraph-rsid="000f52c2" style:font-size-asian="12pt" style:font-weight-asian="bold" style:font-size-complex="12pt" style:font-weight-complex="bold"/>
    </style:style>
    <style:style style:name="P26" style:family="paragraph" style:parent-style-name="Standard">
      <style:paragraph-properties fo:break-before="page"/>
      <style:text-properties fo:font-size="12pt" officeooo:rsid="000a1052" officeooo:paragraph-rsid="000a1052" style:font-size-asian="12pt" style:font-size-complex="12pt"/>
    </style:style>
    <style:style style:name="P27" style:family="paragraph" style:parent-style-name="Standard">
      <style:paragraph-properties fo:break-before="page"/>
      <style:text-properties officeooo:paragraph-rsid="000c7ad7"/>
    </style:style>
    <style:style style:name="P28" style:family="paragraph" style:parent-style-name="Standard">
      <style:paragraph-properties fo:break-before="page"/>
      <style:text-properties officeooo:paragraph-rsid="000ce26b"/>
    </style:style>
    <style:style style:name="P29" style:family="paragraph" style:parent-style-name="Standard">
      <style:paragraph-properties fo:break-before="page"/>
      <style:text-properties officeooo:paragraph-rsid="000d8cb6"/>
    </style:style>
    <style:style style:name="P30" style:family="paragraph" style:parent-style-name="Standard">
      <style:paragraph-properties fo:break-before="page"/>
      <style:text-properties officeooo:paragraph-rsid="000f52c2"/>
    </style:style>
    <style:style style:name="P31" style:family="paragraph" style:parent-style-name="Standard">
      <style:paragraph-properties fo:break-before="page"/>
      <style:text-properties officeooo:paragraph-rsid="001035ae"/>
    </style:style>
    <style:style style:name="T1" style:family="text">
      <style:text-properties fo:font-weight="bold" style:font-weight-asian="bold" style:font-weight-complex="bold"/>
    </style:style>
    <style:style style:name="T2" style:family="text">
      <style:text-properties fo:font-size="12pt" fo:font-weight="bold" style:font-size-asian="12pt" style:font-weight-asian="bold" style:font-size-complex="12pt" style:font-weight-complex="bold"/>
    </style:style>
    <style:style style:name="T3" style:family="text">
      <style:text-properties fo:font-size="12pt" fo:font-weight="bold" officeooo:rsid="000bb23a" style:font-size-asian="12pt" style:font-weight-asian="bold" style:font-size-complex="12pt" style:font-weight-complex="bold"/>
    </style:style>
    <style:style style:name="T4" style:family="text">
      <style:text-properties fo:font-size="12pt" fo:font-weight="bold" officeooo:rsid="000c7ad7" style:font-size-asian="12pt" style:font-weight-asian="bold" style:font-size-complex="12pt" style:font-weight-complex="bold"/>
    </style:style>
    <style:style style:name="T5" style:family="text">
      <style:text-properties fo:font-size="12pt" fo:font-weight="bold" officeooo:rsid="000ce26b" style:font-size-asian="12pt" style:font-weight-asian="bold" style:font-size-complex="12pt" style:font-weight-complex="bold"/>
    </style:style>
    <style:style style:name="T6" style:family="text">
      <style:text-properties fo:font-size="12pt" fo:font-weight="bold" officeooo:rsid="000d8cb6" style:font-size-asian="12pt" style:font-weight-asian="bold" style:font-size-complex="12pt" style:font-weight-complex="bold"/>
    </style:style>
    <style:style style:name="T7" style:family="text">
      <style:text-properties fo:font-size="12pt" fo:font-weight="bold" officeooo:rsid="000f52c2" style:font-size-asian="12pt" style:font-weight-asian="bold" style:font-size-complex="12pt" style:font-weight-complex="bold"/>
    </style:style>
    <style:style style:name="T8" style:family="text">
      <style:text-properties fo:font-size="12pt" fo:font-weight="bold" officeooo:rsid="001035ae" style:font-size-asian="12pt" style:font-weight-asian="bold" style:font-size-complex="12pt" style:font-weight-complex="bold"/>
    </style:style>
    <style:style style:name="T9" style:family="text">
      <style:text-properties officeooo:rsid="000c7ad7"/>
    </style:style>
    <style:style style:name="T10" style:family="text">
      <style:text-properties fo:font-size="9pt" officeooo:rsid="0009a005" style:font-size-asian="9pt" style:font-size-complex="9pt"/>
    </style:style>
    <style:style style:name="T11" style:family="text">
      <style:text-properties officeooo:rsid="000d8cb6"/>
    </style:style>
    <style:style style:name="T12" style:family="text">
      <style:text-properties officeooo:rsid="000f52c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Letter Formatting using HTML and Internal CSS:</text:p>
      <text:p text:style-name="P1"/>
      <text:p text:style-name="P1">&lt;!DOCTYPE html&gt;</text:p>
      <text:p text:style-name="P1">&lt;html lang="en-US"&gt;</text:p>
      <text:p text:style-name="P1"><text:s text:c="2"/>&lt;head&gt;</text:p>
      <text:p text:style-name="P1"><text:s text:c="4"/>&lt;title&gt;Postgraduate Admission | University of Awesome&lt;/title&gt;</text:p>
      <text:p text:style-name="P1"><text:s text:c="4"/>&lt;meta charset="UTF-8"&gt;</text:p>
      <text:p text:style-name="P1"><text:s text:c="4"/>&lt;meta name="author" content="Plang Gabriel Damwesh"&gt;</text:p>
      <text:p text:style-name="P1"><text:s text:c="4"/>&lt;style&gt;</text:p>
      <text:p text:style-name="P1"><text:tab/>body {</text:p>
      <text:p text:style-name="P1"><text:tab/> <text:s/>max-width: 800px;</text:p>
      <text:p text:style-name="P1"><text:tab/> <text:s/>margin: 0 auto;</text:p>
      <text:p text:style-name="P1"><text:tab/>}</text:p>
      <text:p text:style-name="P1"/>
      <text:p text:style-name="P1"><text:tab/>.sender-column {</text:p>
      <text:p text:style-name="P1"><text:tab/> <text:s/>text-align: right;</text:p>
      <text:p text:style-name="P1"><text:tab/>}</text:p>
      <text:p text:style-name="P1"/>
      <text:p text:style-name="P1"><text:tab/>h1 {</text:p>
      <text:p text:style-name="P1"><text:tab/> <text:s/>font-size: 1.5em;</text:p>
      <text:p text:style-name="P1"><text:tab/>}</text:p>
      <text:p text:style-name="P1"/>
      <text:p text:style-name="P1"><text:tab/>h2 {</text:p>
      <text:p text:style-name="P1"><text:tab/> <text:s/>font-size: 1.3em;</text:p>
      <text:p text:style-name="P1"><text:tab/>}</text:p>
      <text:p text:style-name="P1"/>
      <text:p text:style-name="P1"><text:tab/>p,ul,ol,dl,address {</text:p>
      <text:p text:style-name="P1"><text:tab/> <text:s/>font-size: 1.1em;</text:p>
      <text:p text:style-name="P1"><text:tab/>}</text:p>
      <text:p text:style-name="P1"/>
      <text:p text:style-name="P1"><text:tab/>p, li, dd, dt, address {</text:p>
      <text:p text:style-name="P1"><text:tab/> <text:s/>line-height: 1.5;</text:p>
      <text:p text:style-name="P1"><text:tab/>}</text:p>
      <text:p text:style-name="P1"><text:s text:c="4"/>&lt;/style&gt;</text:p>
      <text:p text:style-name="P1"><text:s text:c="2"/>&lt;/head&gt;</text:p>
      <text:p text:style-name="P1"><text:s text:c="2"/>&lt;body&gt;</text:p>
      <text:p text:style-name="P1"><text:tab/>&lt;address class="sender-column"&gt;&lt;em&gt;&lt;strong&gt;Dr. Eleanor Gaye&lt;/strong&gt;&lt;br /&gt;</text:p>
      <text:p text:style-name="P1"><text:tab/>Awesome Science faculty&lt;br /&gt;</text:p>
      <text:p text:style-name="P1"><text:tab/>University of Awesome&lt;br /&gt;</text:p>
      <text:p text:style-name="P1"><text:tab/>Bobtown, CA 99999,&lt;br /&gt;</text:p>
      <text:p text:style-name="P1"><text:tab/>USA&lt;br /&gt;</text:p>
      <text:p text:style-name="P1"><text:tab/>&lt;strong&gt;Tel:&lt;/strong&gt; 123-456-7890&lt;br /&gt;</text:p>
      <text:p text:style-name="P1"><text:tab/>&lt;strong&gt;Email:&lt;/strong&gt; no_reply@example.com&lt;/em&gt;&lt;/address&gt;</text:p>
      <text:p text:style-name="P1"/>
      <text:p text:style-name="P1"><text:tab/>&lt;p class="sender-column"&gt;&lt;time datetime="2016-01-20"&gt;20 January 2016&lt;/time&gt;&lt;/p&gt;</text:p>
      <text:p text:style-name="P1"/>
      <text:p text:style-name="P1"><text:tab/>&lt;address&gt;&lt;em&gt;&lt;strong&gt;Miss Eileen Dover&lt;/strong&gt;&lt;br /&gt;</text:p>
      <text:p text:style-name="P1"><text:tab/>4321 Cliff Top Edge&lt;br /&gt;</text:p>
      <text:p text:style-name="P1"><text:tab/>Dover, CT9 XXX&lt;br /&gt;</text:p>
      <text:p text:style-name="P1"><text:tab/>UK&lt;/em&gt;&lt;/address&gt;</text:p>
      <text:p text:style-name="P1"/>
      <text:p text:style-name="P1"/>
      <text:p text:style-name="P1"><text:tab/>&lt;h1&gt;Re: Eileen Dover university application&lt;/h1&gt;</text:p>
      <text:p text:style-name="P1"/>
      <text:p text:style-name="P1"><text:tab/>Dear Eileen,</text:p>
      <text:p text:style-name="P1"/>
      <text:p text:style-name="P1"><text:tab/>&lt;p&gt;Thank you for your recent application to join us at the University of Awesome's science faculty to study as part of your &lt;abbr title="Doctor of Philosophy"&gt;PhD&lt;/abbr&gt; next year. I will answer your questions one by one, in the following sections.&lt;/p&gt;</text:p>
      <text:p text:style-name="P1"/>
      <text:p text:style-name="P1"><text:tab/>&lt;h2&gt;Starting dates&lt;/h2&gt;</text:p>
      <text:p text:style-name="P1"/>
      <text:p text:style-name="P1"><text:tab/>&lt;p&gt;We are happy to accommodate you starting your study with us at any time, however it would suit us better if you could start at the beginning of a semester; the start dates for each one are as follows:&lt;/p&gt;</text:p>
      <text:p text:style-name="P1"/>
      <text:p text:style-name="P1"><text:tab/>&lt;ul&gt;</text:p>
      <text:p text:style-name="P1"><text:tab/> <text:s text:c="2"/>&lt;li&gt;First semester: &lt;time datetime="2016-09-09"&gt;9 September 2016&lt;/time&gt;&lt;/li&gt;</text:p>
      <text:p text:style-name="P1"><text:tab/> <text:s text:c="2"/>&lt;li&gt;Second semester: &lt;time datetime="2017-01-15"&gt;15 January 2017&lt;/time&gt;&lt;/li&gt;</text:p>
      <text:p text:style-name="P1"><text:tab/> <text:s text:c="2"/>&lt;li&gt;Third semester: &lt;time datetime="2017-05-02"&gt;2 May 2017&lt;/time&gt;&lt;/li&gt;</text:p>
      <text:p text:style-name="P1"><text:tab/>&lt;/ul&gt;</text:p>
      <text:p text:style-name="P10"/>
      <text:p text:style-name="P1"><text:soft-page-break/><text:tab/>&lt;p&gt;Please let me know if this is ok, and if so which start date you would prefer.&lt;/p&gt;</text:p>
      <text:p text:style-name="P1"/>
      <text:p text:style-name="P1"><text:tab/>&lt;p&gt;You can find more information about &lt;a href="http://example.com"&gt;important university dates&lt;/a&gt; on our website.&lt;/p&gt;</text:p>
      <text:p text:style-name="P1"/>
      <text:p text:style-name="P1"/>
      <text:p text:style-name="P1"><text:tab/>&lt;h2&gt;Subjects of study&lt;/h2&gt;</text:p>
      <text:p text:style-name="P1"/>
      <text:p text:style-name="P1"><text:tab/>&lt;p&gt;At the Awesome Science Faculty, we have a pretty open-minded research facility — as long as the subjects fall somewhere in the realm of science and technology. You seem like an intelligent, dedicated researcher, and just the kind of person we'd like to have on our team. Saying that, of the ideas you submitted we were most intrigued by are as follows, in order of priority:&lt;/p&gt;</text:p>
      <text:p text:style-name="P1"/>
      <text:p text:style-name="P1"><text:tab/>&lt;ol&gt;</text:p>
      <text:p text:style-name="P1"><text:tab/> <text:s text:c="2"/>&lt;li&gt;Turning H&lt;sub&gt;2&lt;/sub&gt;O into wine, and the health benefits of Resveratrol (C&lt;sub&gt;14&lt;/sub&gt;H&lt;sub&gt;12&lt;/sub&gt;O&lt;sub&gt;3&lt;/sub&gt;.)&lt;/li&gt;</text:p>
      <text:p text:style-name="P1"><text:tab/> <text:s text:c="2"/>&lt;li&gt;Measuring the effect on performance of funk bassplayers at temperatures exceeding 30°C (86°F), when the audience size exponentially increases (effect of 3 × 10&lt;sup&gt;3&lt;/sup&gt; increasing to 3 × 10&lt;sup&gt;4&lt;/sup&gt;.)&lt;/li&gt;</text:p>
      <text:p text:style-name="P1"><text:tab/> <text:s text:c="2"/>&lt;li&gt;&lt;abbr title="HyperText Markup Language"&gt;HTML&lt;/abbr&gt; and &lt;abbr title="Cascaded Styled Sheets"&gt;CSS&lt;/abbr&gt; constructs for representing musical scores.&lt;/li&gt;</text:p>
      <text:p text:style-name="P1"><text:tab/>&lt;/ol&gt;</text:p>
      <text:p text:style-name="P1"/>
      <text:p text:style-name="P1"><text:tab/>&lt;p&gt;So please can you provide more information on each of these subjects, including how long you'd expect the research to take, required staff and other resources, and anything else you think we'd need to know? Thanks.&lt;/p&gt;</text:p>
      <text:p text:style-name="P1"/>
      <text:p text:style-name="P1"/>
      <text:p text:style-name="P1"><text:tab/>&lt;h2&gt;Exotic dance moves&lt;/h2&gt;</text:p>
      <text:p text:style-name="P1"/>
      <text:p text:style-name="P1"><text:tab/>&lt;p&gt;Yes, you are right! As part of my post-doctorate work, I did study exotic tribal dances. To answer your question, my favourite dances are as follows, with definitions:&lt;/p&gt;</text:p>
      <text:p text:style-name="P1"/>
      <text:p text:style-name="P1"><text:tab/>Polynesian chicken dance</text:p>
      <text:p text:style-name="P1"><text:tab/>&lt;blockquote cite=""&gt;&lt;p&gt;A little known but very influential dance dating back as far as &lt;abbr title="300 years Before Christ"&gt;300BC&lt;/abbr&gt;, a whole village would dance around in a circle like chickens, to encourage their livestock to be "fruitful".&lt;/p&gt;&lt;/blockquote&gt;</text:p>
      <text:p text:style-name="P1"/>
      <text:p text:style-name="P1"><text:tab/>Icelandic brownian shuffle</text:p>
      <text:p text:style-name="P1"><text:tab/>&lt;blockquote cite=""&gt;&lt;p&gt;Before the Icelanders developed fire as a means of getting warm, they used to practice this dance, which involved huddling close together in a circle on the floor, and shuffling their bodies around in imperceptibly tiny, very rapid movements. One of my fellow students used to say that he thought this dance inspired modern styles such as Twerking.&lt;/p&gt;&lt;/blockquote&gt;</text:p>
      <text:p text:style-name="P1"/>
      <text:p text:style-name="P1"><text:tab/>Arctic robot dance</text:p>
      <text:p text:style-name="P1"><text:tab/>&lt;blockquote cite=""&gt;&lt;p&gt;An interesting example of historic misinformation, English explorers in the 1960s believed to have discovered a new dance style characterized by "robotic", stilted movements, being practiced by inhabitants of Northern Alaska and Canada. Later on however it was discovered that they were just moving like this because they were really cold.&lt;/p&gt;&lt;/blockquote&gt;</text:p>
      <text:p text:style-name="P1"/>
      <text:p text:style-name="P1"><text:tab/>&lt;p&gt;For more of my research, see my &lt;a href="http://example.com"&gt;exotic dance research page&lt;/a&gt;.&lt;/p&gt;</text:p>
      <text:p text:style-name="P1"/>
      <text:p text:style-name="P1"><text:tab/>Yours sincerely,&lt;br /&gt;&lt;br /&gt;</text:p>
      <text:p text:style-name="P1"/>
      <text:p text:style-name="P1"><text:tab/>Dr Eleanor Gaye&lt;br /&gt;&lt;br /&gt;</text:p>
      <text:p text:style-name="P1"/>
      <text:p text:style-name="P1"><text:tab/>University of Awesome motto: &lt;q&gt;Be awesome to each other.&lt;/q&gt; &lt;em&gt;-- &lt;cite&gt;The memoirs of Bill S Preston, &lt;abbr title="Esquire"&gt;Esq&lt;/abbr&gt;&lt;/cite&gt;&lt;/em&gt;&lt;br /&gt;&lt;br /&gt;</text:p>
      <text:p text:style-name="P1"><text:s text:c="2"/>&lt;/body&gt;</text:p>
      <text:p text:style-name="P1">&lt;/html&gt;</text:p>
      <text:p text:style-name="P1"/>
      <text:p text:style-name="P1"/>
      <text:p text:style-name="P19">Pricing Page using HTML and CSS:</text:p>
      <text:p text:style-name="P1"/>
      <text:p text:style-name="P1">&lt;!DOCTYPE html&gt;</text:p>
      <text:p text:style-name="P1">&lt;html lang="en"&gt;</text:p>
      <text:p text:style-name="P1">&lt;head&gt;</text:p>
      <text:p text:style-name="P1"><text:s text:c="4"/>&lt;meta charset="UTF-8"&gt;</text:p>
      <text:p text:style-name="P1"><text:s text:c="4"/>&lt;meta name="viewport" content="width=device-width, initial-scale=1.0"&gt;</text:p>
      <text:p text:style-name="P1"><text:s text:c="4"/>&lt;title&gt;Frontend Practice&lt;/title&gt;</text:p>
      <text:p text:style-name="P1"><text:s text:c="4"/>&lt;link rel="stylesheet" href="style.css"&gt;</text:p>
      <text:p text:style-name="P1"><text:s text:c="4"/>&lt;link rel="preconnect" href="https://fonts.googleapis.com"&gt;</text:p>
      <text:p text:style-name="P1"><text:s text:c="4"/>&lt;link rel="preconnect" href="https://fonts.gstatic.com" crossorigin&gt;</text:p>
      <text:p text:style-name="P1"><text:s text:c="4"/>&lt;link</text:p>
      <text:p text:style-name="P1"><text:s text:c="8"/>href="https://fonts.googleapis.com/css2?family=Lato:ital,wght@0,100;0,300;0,400;0,700;0,900;1,100;1,300;1,400;1,700;1,900&amp;family=Liter&amp;family=Montserrat:ital,wght@0,100..900;1,100..900&amp;family=Nunito+Sans:ital,opsz,wght@0,6..12,200..1000;1,6..12,200..1000&amp;family=Prompt:ital,wght@0,100;0,200;0,300;0,400;0,500;0,600;0,700;0,800;0,900;1,100;1,200;1,300;1,400;1,500;1,600;1,700;1,800;1,900&amp;family=Raleway:ital,wght@0,100..900;1,100..900&amp;family=Roboto:ital,wght@0,100..900;1,100..900&amp;display=swap"</text:p>
      <text:p text:style-name="P1"><text:s text:c="8"/>rel="stylesheet"&gt;</text:p>
      <text:p text:style-name="P1"><text:s text:c="4"/>&lt;link rel="stylesheet" href="https://cdnjs.cloudflare.com/ajax/libs/font-awesome/4.7.0/css/font-awesome.min.css"&gt;</text:p>
      <text:p text:style-name="P1">&lt;/head&gt;</text:p>
      <text:p text:style-name="P1">&lt;body&gt;</text:p>
      <text:p text:style-name="P1"><text:s text:c="4"/>&lt;header&gt;</text:p>
      <text:p text:style-name="P1"><text:s text:c="8"/>&lt;div class="nav-bar"&gt;</text:p>
      <text:p text:style-name="P1"><text:s text:c="12"/>&lt;div class="brand"&gt;</text:p>
      <text:p text:style-name="P1"><text:s text:c="16"/>&lt;a href="#"&gt;&lt;img src="./img/bonsai_logo.svg" alt="brand" class="brand-img"&gt;&lt;/a&gt;</text:p>
      <text:p text:style-name="P1"><text:s text:c="12"/>&lt;/div&gt;</text:p>
      <text:p text:style-name="P1"><text:s text:c="12"/>&lt;nav&gt;</text:p>
      <text:p text:style-name="P1"><text:s text:c="16"/>&lt;div class="navbar"&gt;</text:p>
      <text:p text:style-name="P1"><text:s text:c="20"/>&lt;div class="dropdown"&gt;</text:p>
      <text:p text:style-name="P1"><text:s text:c="24"/>&lt;button class="dropbtn"&gt;Product</text:p>
      <text:p text:style-name="P1"><text:s text:c="26"/>&lt;i class="fa fa-caret-down"&gt;&lt;/i&gt;</text:p>
      <text:p text:style-name="P1"><text:s text:c="24"/>&lt;/button&gt;</text:p>
      <text:p text:style-name="P1"><text:s text:c="24"/>&lt;div class="dropdown-content"&gt;</text:p>
      <text:p text:style-name="P1"><text:s text:c="26"/>&lt;a href="#"&gt;Product 1&lt;/a&gt;</text:p>
      <text:p text:style-name="P1"><text:s text:c="26"/>&lt;a href="#"&gt;Product 2&lt;/a&gt;</text:p>
      <text:p text:style-name="P1"><text:s text:c="26"/>&lt;a href="#"&gt;Product 3&lt;/a&gt;</text:p>
      <text:p text:style-name="P1"><text:s text:c="26"/>&lt;a href="#"&gt;Product 4&lt;/a&gt;</text:p>
      <text:p text:style-name="P1"><text:s text:c="24"/>&lt;/div&gt;</text:p>
      <text:p text:style-name="P1"><text:s text:c="20"/>&lt;/div&gt;</text:p>
      <text:p text:style-name="P1"><text:s text:c="20"/>&lt;div class="dropdown"&gt;</text:p>
      <text:p text:style-name="P1"><text:s text:c="24"/>&lt;button class="dropbtn"&gt;Template</text:p>
      <text:p text:style-name="P1"><text:s text:c="26"/>&lt;i class="fa fa-caret-down"&gt;&lt;/i&gt;</text:p>
      <text:p text:style-name="P1"><text:s text:c="24"/>&lt;/button&gt;</text:p>
      <text:p text:style-name="P1"><text:s text:c="24"/>&lt;div class="dropdown-content"&gt;</text:p>
      <text:p text:style-name="P1"><text:s text:c="26"/>&lt;a href="#"&gt;Template 1&lt;/a&gt;</text:p>
      <text:p text:style-name="P1"><text:s text:c="26"/>&lt;a href="#"&gt;Template 2&lt;/a&gt;</text:p>
      <text:p text:style-name="P1"><text:s text:c="26"/>&lt;a href="#"&gt;Template 3&lt;/a&gt;</text:p>
      <text:p text:style-name="P1"><text:s text:c="26"/>&lt;a href="#"&gt;Template 4&lt;/a&gt;</text:p>
      <text:p text:style-name="P1"><text:s text:c="24"/>&lt;/div&gt;</text:p>
      <text:p text:style-name="P1"><text:s text:c="20"/>&lt;/div&gt;</text:p>
      <text:p text:style-name="P1"><text:s text:c="20"/>&lt;a href="#"&gt;Pricing&lt;/a&gt;</text:p>
      <text:p text:style-name="P1"><text:s text:c="20"/>&lt;a href="#"&gt;Reviews&lt;/a&gt;</text:p>
      <text:p text:style-name="P1"><text:s text:c="16"/>&lt;/div&gt;</text:p>
      <text:p text:style-name="P1"><text:s text:c="12"/>&lt;/nav&gt;</text:p>
      <text:p text:style-name="P1"><text:s text:c="12"/>&lt;div class="btn-items"&gt;</text:p>
      <text:p text:style-name="P1"><text:s text:c="16"/>&lt;a href="#" class="login"&gt;LOG IN&lt;/a&gt;</text:p>
      <text:p text:style-name="P1"><text:s text:c="16"/>&lt;a href="#" class="free"&gt;START FREE&lt;/a&gt;</text:p>
      <text:p text:style-name="P1"><text:s text:c="12"/>&lt;/div&gt;</text:p>
      <text:p text:style-name="P1"><text:s text:c="8"/>&lt;/div&gt;</text:p>
      <text:p text:style-name="P1"><text:s text:c="4"/>&lt;/header&gt;</text:p>
      <text:p text:style-name="P1"><text:s text:c="4"/>&lt;main&gt;</text:p>
      <text:p text:style-name="P1"><text:s text:c="8"/>&lt;div class="main-container"&gt;</text:p>
      <text:p text:style-name="P1"><text:s text:c="12"/>&lt;div class="clip-container"&gt;</text:p>
      <text:p text:style-name="P1"><text:s text:c="12"/>&lt;/div&gt;</text:p>
      <text:p text:style-name="P1"><text:s text:c="12"/>&lt;div class="main-content"&gt;</text:p>
      <text:p text:style-name="P1"><text:s text:c="16"/>&lt;h1&gt;Plans &amp; Pricing&lt;/h1&gt;</text:p>
      <text:p text:style-name="P1"><text:s text:c="16"/>&lt;p&gt;&lt;strong&gt;MONTHLY&lt;/strong&gt;&lt;/p&gt;</text:p>
      <text:p text:style-name="P1"><text:s text:c="16"/>&lt;label class="switch"&gt;</text:p>
      <text:p text:style-name="P1"><text:s text:c="20"/>&lt;input type="checkbox"&gt;</text:p>
      <text:p text:style-name="P1"><text:s text:c="20"/>&lt;span class="slider round"&gt;&lt;/span&gt;</text:p>
      <text:p text:style-name="P1"><text:soft-page-break/><text:s text:c="16"/>&lt;/label&gt;</text:p>
      <text:p text:style-name="P1"><text:s text:c="16"/>&lt;p&gt;&lt;strong&gt;YEARLY (2 MONTHS FREE)&lt;/strong&gt;&lt;/p&gt;</text:p>
      <text:p text:style-name="P1"><text:s text:c="16"/>&lt;div class="price-container"&gt;</text:p>
      <text:p text:style-name="P1"><text:s text:c="20"/>&lt;div class="price-row"&gt;</text:p>
      <text:p text:style-name="P1"><text:s text:c="24"/>&lt;div class="price-col"&gt;</text:p>
      <text:p text:style-name="P1"><text:s text:c="28"/>&lt;h2&gt;Starter&lt;/h2&gt;</text:p>
      <text:p text:style-name="P1"><text:s text:c="28"/>&lt;p&gt;Ideal for freelancers and contractors just starting out.&lt;/p&gt;&lt;br /&gt;</text:p>
      <text:p text:style-name="P1"><text:s text:c="28"/>&lt;div&gt;</text:p>
      <text:p text:style-name="P1"><text:s text:c="32"/>&lt;div class="amt"&gt;&lt;span class="toptext"&gt;$&lt;/span&gt;17&lt;span class="bottomtext"&gt;&amp;nbsp;&amp;nbsp;/MONTH&lt;p&gt;Billed yearly&lt;/p&gt;&lt;/span&gt;&lt;/div&gt;</text:p>
      <text:p text:style-name="P1"><text:s text:c="32"/>&lt;hr /&gt;</text:p>
      <text:p text:style-name="P1"><text:s text:c="28"/>&lt;/div&gt;</text:p>
      <text:p text:style-name="P1"><text:s text:c="28"/>&lt;ul class="fa-ul"&gt;</text:p>
      <text:p text:style-name="P1"><text:s text:c="32"/>&lt;li&gt;&lt;span class="fa-li"&gt;&lt;i class="fa fa-check" aria-hidden="true"&gt;&lt;/i&gt;&lt;/span&gt;All Templates&lt;/li&gt;</text:p>
      <text:p text:style-name="P1"><text:s text:c="32"/>&lt;li&gt;&lt;span class="fa-li"&gt;&lt;i class="fa fa-check" aria-hidden="true"&gt;&lt;/i&gt;&lt;/span&gt;Unlimited Clients &amp; Projects&lt;/li&gt;</text:p>
      <text:p text:style-name="P1"><text:s text:c="32"/>&lt;li&gt;&lt;span class="fa-li"&gt;&lt;i class="fa fa-check" aria-hidden="true"&gt;&lt;/i&gt;&lt;/span&gt;Invoicing &amp; Payments&lt;/li&gt;</text:p>
      <text:p text:style-name="P1"><text:s text:c="32"/>&lt;li&gt;&lt;span class="fa-li"&gt;&lt;i class="fa fa-check" aria-hidden="true"&gt;&lt;/i&gt;&lt;/span&gt;Proposals &amp; Contracts&lt;/li&gt;</text:p>
      <text:p text:style-name="P1"><text:s text:c="32"/>&lt;li&gt;&lt;span class="fa-li"&gt;&lt;i class="fa fa-check" aria-hidden="true"&gt;&lt;/i&gt;&lt;/span&gt;Tasks &amp; Time Tracking&lt;/li&gt;</text:p>
      <text:p text:style-name="P1"><text:s text:c="32"/>&lt;li&gt;&lt;span class="fa-li"&gt;&lt;i class="fa fa-check" aria-hidden="true"&gt;&lt;/i&gt;&lt;/span&gt;Client CRM&lt;/li&gt;</text:p>
      <text:p text:style-name="P1"><text:s text:c="32"/>&lt;li&gt;&lt;span class="fa-li"&gt;&lt;i class="fa fa-check" aria-hidden="true"&gt;&lt;/i&gt;&lt;/span&gt;Expense Tracking&lt;/li&gt;</text:p>
      <text:p text:style-name="P1"><text:s text:c="32"/>&lt;li&gt;&lt;span class="fa-li"&gt;&lt;i class="fa fa-check" aria-hidden="true"&gt;&lt;/i&gt;&lt;/span&gt;Up to 5 Project Collaborators&lt;/li&gt;</text:p>
      <text:p text:style-name="P1"><text:s text:c="28"/>&lt;/ul&gt;&lt;br /&gt;&lt;br /&gt;&lt;br /&gt;&lt;br /&gt;&lt;br /&gt;&lt;br /&gt;</text:p>
      <text:p text:style-name="P1"><text:s text:c="28"/>&lt;a href="#" class="price-btn"&gt;START FREE&lt;/a&gt;</text:p>
      <text:p text:style-name="P1"><text:s text:c="26"/>&lt;/div&gt;</text:p>
      <text:p text:style-name="P1"><text:s text:c="26"/>&lt;div class="price-col"&gt;</text:p>
      <text:p text:style-name="P1"><text:s text:c="28"/>&lt;h2&gt;Professional&lt;/h2&gt;</text:p>
      <text:p text:style-name="P1"><text:s text:c="28"/>&lt;p&gt;Everything a growing independent business needs to thrive.&lt;/p&gt;&lt;br /&gt;</text:p>
      <text:p text:style-name="P1"><text:s text:c="28"/>&lt;div&gt;</text:p>
      <text:p text:style-name="P1"><text:s text:c="32"/>&lt;div class="amt"&gt;&lt;span class="toptext"&gt;$&lt;/span&gt;32&lt;span class="bottomtext"&gt;&amp;nbsp;&amp;nbsp;/MONTH&lt;p&gt;Billed yearly&lt;/p&gt;&lt;/span&gt;&lt;/div&gt;</text:p>
      <text:p text:style-name="P1"><text:s text:c="32"/>&lt;hr /&gt;</text:p>
      <text:p text:style-name="P1"><text:s text:c="28"/>&lt;/div&gt;</text:p>
      <text:p text:style-name="P1"><text:s text:c="28"/>&lt;ul class="fa-ul"&gt;</text:p>
      <text:p text:style-name="P1"><text:s text:c="30"/>&lt;li&gt;&lt;span class="fa-li"&gt;&lt;i class="fa fa-check" aria-hidden="true"&gt;&lt;/i&gt;&lt;/span&gt;Everything in Starter plus...&lt;/li&gt;</text:p>
      <text:p text:style-name="P1"><text:s text:c="30"/>&lt;li&gt;&lt;span class="fa-li"&gt;&lt;i class="fa fa-check" aria-hidden="true"&gt;&lt;/i&gt;&lt;/span&gt;Custom Branding&lt;/li&gt;</text:p>
      <text:p text:style-name="P1"><text:s text:c="30"/>&lt;li&gt;&lt;span class="fa-li"&gt;&lt;i class="fa fa-check" aria-hidden="true"&gt;&lt;/i&gt;&lt;/span&gt;Forms &amp; Questionnaires&lt;/li&gt;</text:p>
      <text:p text:style-name="P1"><text:s text:c="30"/>&lt;li&gt;&lt;span class="fa-li"&gt;&lt;i class="fa fa-check" aria-hidden="true"&gt;&lt;/i&gt;&lt;/span&gt;Workflow Automations&lt;/li&gt;</text:p>
      <text:p text:style-name="P1"><text:s text:c="30"/>&lt;li&gt;&lt;span class="fa-li"&gt;&lt;i class="fa fa-check" aria-hidden="true"&gt;&lt;/i&gt;&lt;/span&gt;Client Portal&lt;/li&gt;</text:p>
      <text:p text:style-name="P1"><text:s text:c="30"/>&lt;li&gt;&lt;span class="fa-li"&gt;&lt;i class="fa fa-check" aria-hidden="true"&gt;&lt;/i&gt;&lt;/span&gt;Calendly Integration&lt;/li&gt;</text:p>
      <text:p text:style-name="P1"><text:s text:c="30"/>&lt;li&gt;&lt;span class="fa-li"&gt;&lt;i class="fa fa-check" aria-hidden="true"&gt;&lt;/i&gt;&lt;/span&gt;Zapier Integration&lt;/li&gt;</text:p>
      <text:p text:style-name="P1"><text:s text:c="30"/>&lt;li&gt;&lt;span class="fa-li"&gt;&lt;i class="fa fa-check" aria-hidden="true"&gt;&lt;/i&gt;&lt;/span&gt;Up to 15 Project Collaborators&lt;/li&gt;</text:p>
      <text:p text:style-name="P1"><text:s text:c="28"/>&lt;/ul&gt;&lt;br /&gt;&lt;br /&gt;&lt;br /&gt;&lt;br /&gt;&lt;br /&gt;&lt;br /&gt;</text:p>
      <text:p text:style-name="P1"><text:s text:c="26"/>&lt;a href="#" class="price-btn"&gt;START FREE&lt;/a&gt;</text:p>
      <text:p text:style-name="P1"><text:s text:c="26"/>&lt;/div&gt;</text:p>
      <text:p text:style-name="P1"><text:s text:c="26"/>&lt;div class="price-col"&gt;</text:p>
      <text:p text:style-name="P1"><text:s text:c="28"/>&lt;h2&gt;Business&lt;/h2&gt;</text:p>
      <text:p text:style-name="P1"><text:s text:c="28"/>&lt;p&gt;The perfect package for small businesses and agencies.&lt;/p&gt;&lt;br /&gt;</text:p>
      <text:p text:style-name="P1"><text:s text:c="28"/>&lt;div&gt;</text:p>
      <text:p text:style-name="P1"><text:s text:c="30"/>&lt;div class="amt"&gt;&lt;span class="toptext"&gt;$&lt;/span&gt;52&lt;span class="bottomtext"&gt;&amp;nbsp;&amp;nbsp;/MONTH&lt;p&gt;Billed yearly&lt;/p&gt;&lt;/span&gt;&lt;/div&gt;</text:p>
      <text:p text:style-name="P1"><text:s text:c="30"/>&lt;hr /&gt;</text:p>
      <text:p text:style-name="P1"><text:s text:c="28"/>&lt;/div&gt;</text:p>
      <text:p text:style-name="P1"><text:s text:c="28"/>&lt;ul class="fa-ul"&gt;</text:p>
      <text:p text:style-name="P1"><text:s text:c="30"/>&lt;li&gt;&lt;span class="fa-li"&gt;&lt;i class="fa fa-check" aria-hidden="true"&gt;&lt;/i&gt;&lt;/span&gt;Everything in Starter and Professional plus...&lt;/li&gt;</text:p>
      <text:p text:style-name="P1"><text:s text:c="30"/>&lt;li&gt;&lt;span class="fa-li"&gt;&lt;i class="fa fa-check" aria-hidden="true"&gt;&lt;/i&gt;&lt;/span&gt;Subcontractor Management&lt;/li&gt;</text:p>
      <text:p text:style-name="P1"><text:s text:c="30"/>&lt;li&gt;&lt;span class="fa-li"&gt;&lt;i class="fa fa-check" aria-hidden="true"&gt;&lt;/i&gt;&lt;/span&gt;Hiring Agreement Templates (1099 contracts)&lt;/li&gt;</text:p>
      <text:p text:style-name="P1"><text:s text:c="30"/>&lt;li&gt;&lt;span class="fa-li"&gt;&lt;i class="fa fa-check" aria-hidden="true"&gt;&lt;/i&gt;&lt;/span&gt;Subcontractor Onboarding&lt;/li&gt;</text:p>
      <text:p text:style-name="P1"><text:s text:c="30"/>&lt;li&gt;&lt;span class="fa-li"&gt;&lt;i class="fa fa-check" aria-hidden="true"&gt;&lt;/i&gt;&lt;/span&gt;Talent Pool&lt;/li&gt;</text:p>
      <text:p text:style-name="P1"><text:s text:c="30"/>&lt;li&gt;&lt;span class="fa-li"&gt;&lt;i class="fa fa-check" aria-hidden="true"&gt;&lt;/i&gt;&lt;/span&gt;3 Team Seats (additional seats $9/month)&lt;/li&gt;</text:p>
      <text:p text:style-name="P1"><text:s text:c="30"/>&lt;li&gt;&lt;span class="fa-li"&gt;&lt;i class="fa fa-check" aria-hidden="true"&gt;&lt;/i&gt;&lt;/span&gt;Accountant Access&lt;/li&gt;</text:p>
      <text:p text:style-name="P1"><text:s text:c="30"/>&lt;li&gt;&lt;span class="fa-li"&gt;&lt;i class="fa fa-check" aria-hidden="true"&gt;&lt;/i&gt;&lt;/span&gt;Connect Multiple Bank Accounts&lt;/li&gt;</text:p>
      <text:p text:style-name="P1"><text:s text:c="30"/>&lt;li&gt;&lt;span class="fa-li"&gt;&lt;i class="fa fa-check" aria-hidden="true"&gt;&lt;/i&gt;&lt;/span&gt;Unlimited Subcontractors&lt;/li&gt;</text:p>
      <text:p text:style-name="P1"><text:soft-page-break/><text:s text:c="30"/>&lt;li&gt;&lt;span class="fa-li"&gt;&lt;i class="fa fa-check" aria-hidden="true"&gt;&lt;/i&gt;&lt;/span&gt;Unlimited Project Collaborators&lt;/li&gt;</text:p>
      <text:p text:style-name="P1"><text:s text:c="28"/>&lt;/ul&gt;&lt;br /&gt;</text:p>
      <text:p text:style-name="P1"><text:s text:c="28"/>&lt;a href="#" class="price-btn"&gt;START FREE&lt;/a&gt;</text:p>
      <text:p text:style-name="P1"><text:s text:c="26"/>&lt;/div&gt;</text:p>
      <text:p text:style-name="P1"><text:s text:c="24"/>&lt;/div&gt;</text:p>
      <text:p text:style-name="P1"><text:s text:c="22"/>&lt;/div&gt;</text:p>
      <text:p text:style-name="P1"><text:s text:c="22"/>&lt;h1&gt;Super charge your work with add-ons&lt;/h1&gt;</text:p>
      <text:p text:style-name="P1"><text:s text:c="22"/>&lt;div class="addons"&gt;</text:p>
      <text:p text:style-name="P1"><text:s text:c="22"/>&lt;div class="addon-text"&gt;</text:p>
      <text:p text:style-name="P1"><text:s text:c="24"/>&lt;h2&gt;Collaborators&lt;/h2&gt;</text:p>
      <text:p text:style-name="P1"><text:s text:c="24"/>&lt;p&gt;Invite others to specific projects for limited access and functionality.&lt;/p&gt;</text:p>
      <text:p text:style-name="P1"><text:s text:c="22"/>&lt;/div&gt;</text:p>
      <text:p text:style-name="P1"><text:s text:c="22"/>&lt;div class="addon-rate"&gt;</text:p>
      <text:p text:style-name="P1"><text:s text:c="24"/>&lt;h1&gt;Free&lt;/h1&gt;</text:p>
      <text:p text:style-name="P1"><text:s text:c="22"/>&lt;/div&gt;</text:p>
      <text:p text:style-name="P1"><text:s text:c="20"/>&lt;/div&gt;</text:p>
      <text:p text:style-name="P1"><text:s text:c="20"/>&lt;div class="addons"&gt;</text:p>
      <text:p text:style-name="P1"><text:s text:c="20"/>&lt;div class="addon-text"&gt;</text:p>
      <text:p text:style-name="P1"><text:s text:c="22"/>&lt;h2&gt;Partners&lt;/h2&gt;</text:p>
      <text:p text:style-name="P1"><text:s text:c="22"/>&lt;p&gt;Invite other users for full account access and company management.&lt;/p&gt;</text:p>
      <text:p text:style-name="P1"><text:s text:c="20"/>&lt;/div&gt;</text:p>
      <text:p text:style-name="P1"><text:s text:c="20"/>&lt;div class="addon-rate"&gt;</text:p>
      <text:p text:style-name="P1"><text:s text:c="22"/>&lt;h1&gt;$9&lt;/h1&gt;</text:p>
      <text:p text:style-name="P1"><text:s text:c="22"/>&lt;p&gt;/MONTH&lt;/p&gt;</text:p>
      <text:p text:style-name="P1"><text:s text:c="20"/>&lt;/div&gt;</text:p>
      <text:p text:style-name="P1"><text:s text:c="18"/>&lt;/div&gt;</text:p>
      <text:p text:style-name="P1"><text:s text:c="18"/>&lt;div class="addons"&gt;</text:p>
      <text:p text:style-name="P1"><text:s text:c="18"/>&lt;div class="addon-text"&gt;</text:p>
      <text:p text:style-name="P1"><text:s text:c="20"/>&lt;h2&gt;Bonsai Tax&lt;/h2&gt;</text:p>
      <text:p text:style-name="P1"><text:s text:c="20"/>&lt;p&gt;Track expenses, identify write-offs, and estimate quarterly taxes easily.&lt;/p&gt;</text:p>
      <text:p text:style-name="P1"><text:s text:c="20"/>&lt;a href="#" class="learnm"&gt;LEARN MORE &gt;&lt;/a&gt;</text:p>
      <text:p text:style-name="P1"><text:s text:c="18"/>&lt;/div&gt;</text:p>
      <text:p text:style-name="P1"><text:s text:c="18"/>&lt;div class="addon-rate"&gt;</text:p>
      <text:p text:style-name="P1"><text:s text:c="20"/>&lt;h1&gt;$10&lt;/h1&gt;</text:p>
      <text:p text:style-name="P1"><text:s text:c="20"/>&lt;p&gt;/MONTH&lt;/p&gt;</text:p>
      <text:p text:style-name="P1"><text:s text:c="18"/>&lt;/div&gt;</text:p>
      <text:p text:style-name="P1"><text:s text:c="16"/>&lt;/div&gt;</text:p>
      <text:p text:style-name="P1"><text:s text:c="16"/>&lt;div class="biz"&gt;</text:p>
      <text:p text:style-name="P1"><text:s text:c="18"/>&lt;div class="biz-text"&gt;</text:p>
      <text:p text:style-name="P1"><text:s text:c="20"/>&lt;h2&gt;It's your business.&lt;br /&gt;We're here to help it grow.&lt;/h2&gt;</text:p>
      <text:p text:style-name="P1"><text:s text:c="18"/>&lt;/div&gt;</text:p>
      <text:p text:style-name="P1"><text:s text:c="18"/>&lt;div class="biz-btn"&gt;</text:p>
      <text:p text:style-name="P1"><text:s text:c="20"/>&lt;a href="#" class="bizbtn"&gt;START FREE&lt;/a&gt;</text:p>
      <text:p text:style-name="P1"><text:s text:c="18"/>&lt;/div&gt;</text:p>
      <text:p text:style-name="P1"><text:s text:c="16"/>&lt;/div&gt;</text:p>
      <text:p text:style-name="P1"><text:s text:c="16"/>&lt;div class="main-accordion"&gt;</text:p>
      <text:p text:style-name="P1"><text:s text:c="20"/>&lt;h1&gt;Frequently Asked Questions&lt;/h1&gt;</text:p>
      <text:p text:style-name="P1"><text:s text:c="20"/>&lt;div class="accordion"&gt;</text:p>
      <text:p text:style-name="P1"><text:s text:c="22"/>&lt;article&gt;</text:p>
      <text:p text:style-name="P1"><text:s text:c="24"/>&lt;input id="article1" type="radio" name="articles"&gt;</text:p>
      <text:p text:style-name="P1"><text:s text:c="24"/>&lt;label for="article1"&gt;</text:p>
      <text:p text:style-name="P1"><text:s text:c="26"/>&lt;h2&gt;How does the free trial work?&lt;/h2&gt;</text:p>
      <text:p text:style-name="P1"><text:s text:c="24"/>&lt;/label&gt;</text:p>
      <text:p text:style-name="P1"><text:s text:c="24"/>&lt;div&gt;</text:p>
      <text:p text:style-name="P1"><text:s text:c="26"/>When you start your trial with Bonsai you'll receive full, unlimited access to all of Bonsai's Workflow or Workflow Plus Features! You will need to enter your credit card information to begin your trial, but don't worry - we won't charge you anything until the subscription ends! If you wish to cancel at any time during the trial period, you can do so through your Subscriptions Settings Page.</text:p>
      <text:p text:style-name="P1"><text:s text:c="24"/>&lt;/div&gt;</text:p>
      <text:p text:style-name="P1"><text:s text:c="22"/>&lt;/article&gt;</text:p>
      <text:p text:style-name="P1"><text:s text:c="22"/>&lt;article&gt;</text:p>
      <text:p text:style-name="P1"><text:s text:c="24"/>&lt;input id="article2" type="radio" name="articles"&gt;</text:p>
      <text:p text:style-name="P1"><text:s text:c="24"/>&lt;label for="article2"&gt;</text:p>
      <text:p text:style-name="P1"><text:s text:c="26"/>&lt;h2&gt;Can I change plans anytime?&lt;/h2&gt;</text:p>
      <text:p text:style-name="P1"><text:s text:c="24"/>&lt;/label&gt;</text:p>
      <text:p text:style-name="P1"><text:s text:c="24"/>&lt;div&gt;</text:p>
      <text:p text:style-name="P1"><text:s text:c="26"/>Yes, you can from within your account. If you have already subscribed to a plan, or want to downgrade or upgrade your current one, you can do this by going to your "Settings" and "Subscription".</text:p>
      <text:p text:style-name="P1"><text:s text:c="24"/>&lt;/div&gt;</text:p>
      <text:p text:style-name="P1"><text:soft-page-break/><text:s text:c="22"/>&lt;/article&gt;</text:p>
      <text:p text:style-name="P1"><text:s text:c="22"/>&lt;article&gt;</text:p>
      <text:p text:style-name="P1"><text:s text:c="24"/>&lt;input id="article3" type="radio" name="articles"&gt;</text:p>
      <text:p text:style-name="P1"><text:s text:c="24"/>&lt;label for="article3"&gt;</text:p>
      <text:p text:style-name="P1"><text:s text:c="26"/>&lt;h2&gt;How do I pause my Bonsai subscription?&lt;/h2&gt;</text:p>
      <text:p text:style-name="P1"><text:s text:c="24"/>&lt;/label&gt;</text:p>
      <text:p text:style-name="P1"><text:s text:c="24"/>&lt;div&gt;</text:p>
      <text:p text:style-name="P1"><text:s text:c="26"/>We totally understand that with the nature of freelancing, work ebbs and flows so you might not always need your Bonsai subscription to remain active! The good news is that you can cancel or pause your monthly subscription at any time without penalty. Once cancelled, you'll be able to continue logging in to access all your documents and even continue to use our free features, like Time Tracking! In order to cancel your subscription, login to your Bonsai account.</text:p>
      <text:p text:style-name="P1"><text:s text:c="24"/>&lt;/div&gt;</text:p>
      <text:p text:style-name="P1"><text:s text:c="22"/>&lt;/article&gt;</text:p>
      <text:p text:style-name="P1"><text:s text:c="22"/>&lt;article&gt;</text:p>
      <text:p text:style-name="P1"><text:s text:c="24"/>&lt;input id="article4" type="radio" name="articles"&gt;</text:p>
      <text:p text:style-name="P1"><text:s text:c="24"/>&lt;label for="article4"&gt;</text:p>
      <text:p text:style-name="P1"><text:s text:c="26"/>&lt;h2&gt;What is your refund policy?&lt;/h2&gt;</text:p>
      <text:p text:style-name="P1"><text:s text:c="24"/>&lt;/label&gt;</text:p>
      <text:p text:style-name="P1"><text:s text:c="24"/>&lt;div&gt;</text:p>
      <text:p text:style-name="P1"><text:s text:c="26"/>If you contact us within 2 weeks of being charged for your subscription, we will be happy to issue a refund for you!Beyond those 2 weeks, you will need to cancel or modify the subscription from the Subscriptions Tab in Settings to avoid future charges, but refunds will not be issued. This applies to both monthly and annual plans.</text:p>
      <text:p text:style-name="P1"><text:s text:c="24"/>&lt;/div&gt;</text:p>
      <text:p text:style-name="P1"><text:s text:c="22"/>&lt;/article&gt;</text:p>
      <text:p text:style-name="P1"><text:s text:c="16"/>&lt;/div&gt;</text:p>
      <text:p text:style-name="P1"><text:s text:c="14"/>&lt;/div&gt;</text:p>
      <text:p text:style-name="P1"><text:s text:c="12"/>&lt;/div&gt;</text:p>
      <text:p text:style-name="P1"><text:s text:c="8"/>&lt;/div&gt;</text:p>
      <text:p text:style-name="P1"><text:s text:c="6"/>&lt;/main&gt;</text:p>
      <text:p text:style-name="P1"><text:s text:c="4"/>&lt;footer&gt;</text:p>
      <text:p text:style-name="P1"><text:s text:c="6"/>&lt;nav class="nav-links"&gt;</text:p>
      <text:p text:style-name="P1"><text:s text:c="8"/>&lt;div class="nav-links1"&gt;</text:p>
      <text:p text:style-name="P1"><text:s text:c="10"/>&lt;ul&gt;</text:p>
      <text:p text:style-name="P1"><text:s text:c="12"/>&lt;li&gt;PRODUCT&lt;/li&gt;</text:p>
      <text:p text:style-name="P1"><text:s text:c="12"/>&lt;li&gt;&lt;a href="#"&gt;Proposals&lt;/a&gt;&lt;/li&gt;</text:p>
      <text:p text:style-name="P1"><text:s text:c="12"/>&lt;li&gt;&lt;a href="#"&gt;Contracts&lt;/a&gt;&lt;/li&gt;</text:p>
      <text:p text:style-name="P1"><text:s text:c="12"/>&lt;li&gt;&lt;a href="#"&gt;Invoicing&lt;/a&gt;&lt;/li&gt;</text:p>
      <text:p text:style-name="P1"><text:s text:c="12"/>&lt;li&gt;&lt;a href="#"&gt;Client CRM&lt;/a&gt;&lt;/li&gt;</text:p>
      <text:p text:style-name="P1"><text:s text:c="12"/>&lt;li&gt;&lt;a href="#"&gt;Time Tracking&lt;/a&gt;&lt;/li&gt;</text:p>
      <text:p text:style-name="P1"><text:s text:c="12"/>&lt;li&gt;&lt;a href="#"&gt;Task Tracking&lt;/a&gt;&lt;/li&gt;</text:p>
      <text:p text:style-name="P1"><text:s text:c="12"/>&lt;li&gt;&lt;a href="#"&gt;Forms&lt;/a&gt;&lt;/li&gt;</text:p>
      <text:p text:style-name="P1"><text:s text:c="12"/>&lt;li&gt;&lt;a href="#"&gt;Accounting&lt;/a&gt;&lt;/li&gt;</text:p>
      <text:p text:style-name="P1"><text:s text:c="12"/>&lt;li&gt;&lt;a href="#"&gt;Bonsai Tax&lt;/a&gt;&lt;/li&gt;</text:p>
      <text:p text:style-name="P1"><text:s text:c="12"/>&lt;li&gt;&lt;a href="#"&gt;Bonsai Cash&lt;/a&gt;&lt;/li&gt;</text:p>
      <text:p text:style-name="P1"><text:s text:c="12"/>&lt;li&gt;Pricing&lt;/li&gt;</text:p>
      <text:p text:style-name="P1"><text:s text:c="12"/>&lt;li&gt;&lt;a href="#"&gt;Bonsai Reviews&lt;/a&gt;&lt;/li&gt;</text:p>
      <text:p text:style-name="P1"><text:s text:c="10"/>&lt;/ul&gt;</text:p>
      <text:p text:style-name="P1"><text:s text:c="8"/>&lt;/div&gt;</text:p>
      <text:p text:style-name="P1"><text:s text:c="8"/>&lt;div class="nav-links2"&gt;</text:p>
      <text:p text:style-name="P1"><text:s text:c="10"/>&lt;ul&gt;</text:p>
      <text:p text:style-name="P1"><text:s text:c="12"/>&lt;li&gt;FREE Resources&lt;/li&gt;</text:p>
      <text:p text:style-name="P1"><text:s text:c="12"/>&lt;li&gt;&lt;a href="#"&gt;Freelance Resources&lt;/a&gt;&lt;/li&gt;</text:p>
      <text:p text:style-name="P1"><text:s text:c="12"/>&lt;li&gt;&lt;a href="#"&gt;Freelance Blog by Bonsai&lt;/a&gt;&lt;/li&gt;</text:p>
      <text:p text:style-name="P1"><text:s text:c="12"/>&lt;li&gt;&lt;a href="#"&gt;How to Write a Contract&lt;/a&gt;&lt;/li&gt;</text:p>
      <text:p text:style-name="P1"><text:s text:c="12"/>&lt;li&gt;&lt;a href="#"&gt;Online Signature Maker&lt;/a&gt;&lt;/li&gt;</text:p>
      <text:p text:style-name="P1"><text:s text:c="12"/>&lt;li&gt;&lt;a href="#"&gt;Self-Employed Taxes Hub&lt;/a&gt;&lt;/li&gt;</text:p>
      <text:p text:style-name="P1"><text:s text:c="12"/>&lt;li&gt;&lt;a href="#"&gt;Self-Employed Tax Calculator&lt;/a&gt;&lt;/li&gt;</text:p>
      <text:p text:style-name="P1"><text:s text:c="12"/>&lt;li&gt;&lt;a href="#"&gt;Self-Employed Tax Deductions&lt;/a&gt;&lt;/li&gt;</text:p>
      <text:p text:style-name="P1"><text:s text:c="12"/>&lt;li&gt;Templates&lt;/li&gt;</text:p>
      <text:p text:style-name="P1"><text:s text:c="12"/>&lt;li&gt;&lt;a href="#"&gt;Invoice Templates&lt;/a&gt;&lt;/li&gt;</text:p>
      <text:p text:style-name="P1"><text:s text:c="12"/>&lt;li&gt;&lt;a href="#"&gt;Proposal Templates&lt;/a&gt;&lt;/li&gt;</text:p>
      <text:p text:style-name="P1"><text:s text:c="12"/>&lt;li&gt;&lt;a href="#"&gt;Contract Templates&lt;/a&gt;&lt;/li&gt;</text:p>
      <text:p text:style-name="P1"><text:s text:c="12"/>&lt;li&gt;&lt;a href="#"&gt;Agreement Templates&lt;/a&gt;&lt;/li&gt;</text:p>
      <text:p text:style-name="P1"><text:s text:c="12"/>&lt;li&gt;&lt;a href="#"&gt;Scope of Work Templates&lt;/a&gt;&lt;/li&gt;</text:p>
      <text:p text:style-name="P1"><text:s text:c="12"/>&lt;li&gt;&lt;a href="#"&gt;Quote Templates&lt;/a&gt;&lt;/li&gt;</text:p>
      <text:p text:style-name="P1"><text:s text:c="12"/>&lt;li&gt;&lt;a href="#"&gt;Credit Note Templates&lt;/a&gt;&lt;/li&gt;</text:p>
      <text:p text:style-name="P1"><text:s text:c="12"/>&lt;li&gt;&lt;a href="#"&gt;Estimate Templates&lt;/a&gt;&lt;/li&gt;</text:p>
      <text:p text:style-name="P1"><text:s text:c="12"/>&lt;li&gt;&lt;a href="#"&gt;Form Templates&lt;/a&gt;&lt;/li&gt;</text:p>
      <text:p text:style-name="P1"><text:s text:c="10"/>&lt;/ul&gt;</text:p>
      <text:p text:style-name="P1"><text:s text:c="8"/>&lt;/div&gt;</text:p>
      <text:p text:style-name="P1"><text:soft-page-break/><text:s text:c="8"/>&lt;div class="nav-links3"&gt;</text:p>
      <text:p text:style-name="P1"><text:s text:c="10"/>&lt;ul&gt;</text:p>
      <text:p text:style-name="P1"><text:s text:c="12"/>&lt;li&gt;BONSAI&lt;/li&gt;</text:p>
      <text:p text:style-name="P1"><text:s text:c="12"/>&lt;li&gt;&lt;a href="#"&gt;About&lt;/a&gt;&lt;/li&gt;</text:p>
      <text:p text:style-name="P1"><text:s text:c="12"/>&lt;li&gt;&lt;a href="#"&gt;Careers&lt;/a&gt;&lt;/li&gt;</text:p>
      <text:p text:style-name="P1"><text:s text:c="12"/>&lt;li&gt;&lt;a href="#"&gt;Support&lt;/a&gt;&lt;/li&gt;</text:p>
      <text:p text:style-name="P1"><text:s text:c="12"/>&lt;li&gt;&lt;a href="#"&gt;LinkedIn&lt;/a&gt;&lt;/li&gt;</text:p>
      <text:p text:style-name="P1"><text:s text:c="12"/>&lt;li&gt;&lt;a href="#"&gt;Twitter&lt;/a&gt;&lt;/li&gt;</text:p>
      <text:p text:style-name="P1"><text:s text:c="12"/>&lt;li&gt;&lt;a href="#"&gt;Privacy policy&lt;/a&gt;&lt;/li&gt;</text:p>
      <text:p text:style-name="P1"><text:s text:c="12"/>&lt;li&gt;&lt;a href="#"&gt;Legal&lt;/a&gt;&lt;/li&gt;</text:p>
      <text:p text:style-name="P1"><text:s text:c="12"/>&lt;li&gt;&lt;a href="#"&gt;Affiliates&lt;/a&gt;&lt;/li&gt;</text:p>
      <text:p text:style-name="P1"><text:s text:c="12"/>&lt;li&gt;&lt;a href="#"&gt;Write for Us&lt;/a&gt;&lt;/li&gt;</text:p>
      <text:p text:style-name="P1"><text:s text:c="12"/>&lt;li&gt;&lt;a href="#"&gt;Comparisons&lt;/a&gt;&lt;/li&gt;</text:p>
      <text:p text:style-name="P1"><text:s text:c="10"/>&lt;/ul&gt;</text:p>
      <text:p text:style-name="P1"><text:s text:c="8"/>&lt;/div&gt;</text:p>
      <text:p text:style-name="P1"><text:s text:c="6"/>&lt;/nav&gt;</text:p>
      <text:p text:style-name="P1"><text:s text:c="4"/>&lt;/footer&gt; <text:s text:c="2"/></text:p>
      <text:p text:style-name="P1">&lt;/body&gt;</text:p>
      <text:p text:style-name="P1">&lt;/html&gt;</text:p>
      <text:p text:style-name="P1"/>
      <text:p text:style-name="P12">The CSS:</text:p>
      <text:p text:style-name="P2"/>
      <text:p text:style-name="P2">*{</text:p>
      <text:p text:style-name="P2"><text:s text:c="4"/>margin: 0;</text:p>
      <text:p text:style-name="P2"><text:s text:c="4"/>padding: 0;</text:p>
      <text:p text:style-name="P2"><text:s text:c="4"/>box-sizing: border-box;</text:p>
      <text:p text:style-name="P2"><text:s text:c="4"/>font-family: "Montserrat", serif;</text:p>
      <text:p text:style-name="P2">}</text:p>
      <text:p text:style-name="P2"/>
      <text:p text:style-name="P2">body {</text:p>
      <text:p text:style-name="P2"><text:s text:c="4"/>background-color: #ffffff;</text:p>
      <text:p text:style-name="P2"><text:s text:c="4"/>font-family: "Poppins", serif;</text:p>
      <text:p text:style-name="P2">}</text:p>
      <text:p text:style-name="P2"/>
      <text:p text:style-name="P2">/* Extra small devices (phones, 600px and down) */</text:p>
      <text:p text:style-name="P2">@media only screen and (max-width: 600px) {</text:p>
      <text:p text:style-name="P2"><text:s text:c="4"/>.nav-bar, .btn-items, .nav-links {</text:p>
      <text:p text:style-name="P2"><text:s text:c="8"/>flex-direction: column;</text:p>
      <text:p text:style-name="P2"><text:s text:c="4"/>}</text:p>
      <text:p text:style-name="P2">}</text:p>
      <text:p text:style-name="P2"/>
      <text:p text:style-name="P2">/* Small devices (portrait tablets and large phones, 600px and up) */</text:p>
      <text:p text:style-name="P2">@media only screen and (min-width: 600px) {</text:p>
      <text:p text:style-name="P2"><text:s text:c="4"/>.nav-bar, .btn-items, .nav-links {</text:p>
      <text:p text:style-name="P2"><text:s text:c="8"/>flex-direction: column;</text:p>
      <text:p text:style-name="P2"><text:s text:c="4"/>}</text:p>
      <text:p text:style-name="P2">}</text:p>
      <text:p text:style-name="P2"/>
      <text:p text:style-name="P2">/* Medium devices (landscape tablets, 768px and up) */</text:p>
      <text:p text:style-name="P2">@media only screen and (min-width: 768px) {</text:p>
      <text:p text:style-name="P2"><text:s text:c="4"/>.nav-bar, .btn-items, .nav-links {</text:p>
      <text:p text:style-name="P2"><text:s text:c="8"/>flex-direction: row;</text:p>
      <text:p text:style-name="P2"><text:s text:c="4"/>}</text:p>
      <text:p text:style-name="P2">}</text:p>
      <text:p text:style-name="P2"/>
      <text:p text:style-name="P2">/* Large devices (laptops/desktops, 992px and up) */</text:p>
      <text:p text:style-name="P2">@media only screen and (min-width: 992px) {</text:p>
      <text:p text:style-name="P2"><text:s text:c="4"/>.nav-bar, .btn-items, .nav-links {</text:p>
      <text:p text:style-name="P2"><text:s text:c="8"/>flex-direction: row;</text:p>
      <text:p text:style-name="P2"><text:s text:c="4"/>}</text:p>
      <text:p text:style-name="P2">}</text:p>
      <text:p text:style-name="P2"/>
      <text:p text:style-name="P2">/* Extra large devices (large laptops and desktops, 1200px and up) */</text:p>
      <text:p text:style-name="P2">@media only screen and (min-width: 1200px) {</text:p>
      <text:p text:style-name="P2"><text:s text:c="4"/>.nav-bar, .btn-items, .nav-links {</text:p>
      <text:p text:style-name="P2"><text:s text:c="8"/>flex-direction: row;</text:p>
      <text:p text:style-name="P2"><text:s text:c="4"/>}</text:p>
      <text:p text:style-name="P2">}</text:p>
      <text:p text:style-name="P2"/>
      <text:p text:style-name="P2">/* Main container */</text:p>
      <text:p text:style-name="P2"><text:soft-page-break/>.main-container {</text:p>
      <text:p text:style-name="P2"><text:s text:c="4"/>position: relative;</text:p>
      <text:p text:style-name="P2"><text:s text:c="4"/>min-height: 100vh;</text:p>
      <text:p text:style-name="P2"><text:s text:c="4"/>overflow: hidden;</text:p>
      <text:p text:style-name="P2">}</text:p>
      <text:p text:style-name="P2"/>
      <text:p text:style-name="P2">h1 {</text:p>
      <text:p text:style-name="P2"><text:s text:c="4"/>font-size: 22px;</text:p>
      <text:p text:style-name="P2"><text:s text:c="4"/>font-weight: 700;</text:p>
      <text:p text:style-name="P2">}</text:p>
      <text:p text:style-name="P2"/>
      <text:p text:style-name="P2">h2 {</text:p>
      <text:p text:style-name="P2"><text:s text:c="4"/>font-size: 20px;</text:p>
      <text:p text:style-name="P2"><text:s text:c="4"/>font-weight: 800;</text:p>
      <text:p text:style-name="P2">}</text:p>
      <text:p text:style-name="P2"/>
      <text:p text:style-name="P2">p {</text:p>
      <text:p text:style-name="P2"><text:s text:c="4"/>font-size: 14px;</text:p>
      <text:p text:style-name="P2"><text:s text:c="4"/>font-weight: 500;</text:p>
      <text:p text:style-name="P2">}</text:p>
      <text:p text:style-name="P2"/>
      <text:p text:style-name="P2">/* Background clip container */</text:p>
      <text:p text:style-name="P2">.clip-container {</text:p>
      <text:p text:style-name="P2"><text:s text:c="4"/>position: absolute;</text:p>
      <text:p text:style-name="P2"><text:s text:c="4"/>margin: 0;</text:p>
      <text:p text:style-name="P2"><text:s text:c="4"/>top: 0;</text:p>
      <text:p text:style-name="P2"><text:s text:c="4"/>right: 0;</text:p>
      <text:p text:style-name="P2"><text:s text:c="4"/>width: 100%;</text:p>
      <text:p text:style-name="P2"><text:s text:c="4"/>height: 100vh;</text:p>
      <text:p text:style-name="P2"><text:s text:c="4"/>clip-path: polygon(14% 0, 100% 0, 100% 73%, 61% 100%);</text:p>
      <text:p text:style-name="P2"><text:s text:c="4"/>background-color: #f2fafd;</text:p>
      <text:p text:style-name="P2"><text:s text:c="4"/>z-index: -1;</text:p>
      <text:p text:style-name="P2">}</text:p>
      <text:p text:style-name="P2"/>
      <text:p text:style-name="P2">/* Navbar Styling */</text:p>
      <text:p text:style-name="P2">.nav-bar {</text:p>
      <text:p text:style-name="P2"><text:s text:c="4"/>display: flex;</text:p>
      <text:p text:style-name="P2"><text:s text:c="4"/>justify-content: space-between;</text:p>
      <text:p text:style-name="P2"><text:s text:c="4"/>margin: 15px 60px;</text:p>
      <text:p text:style-name="P2"><text:s text:c="4"/>padding: 0px 60px;</text:p>
      <text:p text:style-name="P2"><text:s text:c="4"/>align-items: center;</text:p>
      <text:p text:style-name="P2"><text:s text:c="4"/>position: relative;</text:p>
      <text:p text:style-name="P2"><text:s text:c="4"/>z-index: 1;</text:p>
      <text:p text:style-name="P2">}</text:p>
      <text:p text:style-name="P2"/>
      <text:p text:style-name="P2">/* First Nav Child */</text:p>
      <text:p text:style-name="P2">.brand {</text:p>
      <text:p text:style-name="P2"><text:s text:c="4"/>display: flex;</text:p>
      <text:p text:style-name="P2"><text:s text:c="4"/>align-items: center;</text:p>
      <text:p text:style-name="P2"><text:s text:c="4"/>gap: 5px;</text:p>
      <text:p text:style-name="P2">}</text:p>
      <text:p text:style-name="P2"/>
      <text:p text:style-name="P2">.brand .brand-img{</text:p>
      <text:p text:style-name="P2"><text:s text:c="2"/>width: 200px;</text:p>
      <text:p text:style-name="P2"><text:s text:c="2"/>height: auto; <text:s/></text:p>
      <text:p text:style-name="P2">}</text:p>
      <text:p text:style-name="P2"/>
      <text:p text:style-name="P2">/* Second Nav Child */</text:p>
      <text:p text:style-name="P2">.navbar {</text:p>
      <text:p text:style-name="P2"><text:s text:c="4"/>display: flex;</text:p>
      <text:p text:style-name="P2"><text:s text:c="4"/>gap: 20px;</text:p>
      <text:p text:style-name="P2">}</text:p>
      <text:p text:style-name="P2"/>
      <text:p text:style-name="P2">/*</text:p>
      <text:p text:style-name="P2">.navbar a {</text:p>
      <text:p text:style-name="P2"><text:s text:c="5"/>text-decoration: none;</text:p>
      <text:p text:style-name="P2"><text:s text:c="5"/>color: #545454;</text:p>
      <text:p text:style-name="P2">}</text:p>
      <text:p text:style-name="P2">*/</text:p>
      <text:p text:style-name="P2"/>
      <text:p text:style-name="P2"><text:soft-page-break/>.navbar {</text:p>
      <text:p text:style-name="P2"><text:s text:c="4"/>overflow: hidden;</text:p>
      <text:p text:style-name="P2"><text:s text:c="4"/>background-color: #ffffff;</text:p>
      <text:p text:style-name="P2">}</text:p>
      <text:p text:style-name="P2"><text:s text:c="2"/></text:p>
      <text:p text:style-name="P2">.navbar a {</text:p>
      <text:p text:style-name="P2"><text:s text:c="4"/>float: left;</text:p>
      <text:p text:style-name="P2"><text:s text:c="4"/>font-size: 16px;</text:p>
      <text:p text:style-name="P2"><text:s text:c="4"/>color: #545454;</text:p>
      <text:p text:style-name="P2"><text:s text:c="4"/>text-align: center;</text:p>
      <text:p text:style-name="P2"><text:s text:c="4"/>padding: 14px 16px;</text:p>
      <text:p text:style-name="P2"><text:s text:c="4"/>text-decoration: none;</text:p>
      <text:p text:style-name="P2">}</text:p>
      <text:p text:style-name="P2"><text:s text:c="2"/></text:p>
      <text:p text:style-name="P2">.dropdown {</text:p>
      <text:p text:style-name="P2"><text:s text:c="4"/>float: left;</text:p>
      <text:p text:style-name="P2"><text:s text:c="4"/>overflow: hidden;</text:p>
      <text:p text:style-name="P2">}</text:p>
      <text:p text:style-name="P2"><text:s text:c="2"/></text:p>
      <text:p text:style-name="P2">.dropdown .dropbtn {</text:p>
      <text:p text:style-name="P2"><text:s text:c="4"/>font-size: 16px; <text:s/></text:p>
      <text:p text:style-name="P2"><text:s text:c="4"/>border: none;</text:p>
      <text:p text:style-name="P2"><text:s text:c="4"/>outline: none;</text:p>
      <text:p text:style-name="P2"><text:s text:c="4"/>color: #545454;</text:p>
      <text:p text:style-name="P2"><text:s text:c="4"/>padding: 14px 16px;</text:p>
      <text:p text:style-name="P2"><text:s text:c="4"/>background-color: inherit;</text:p>
      <text:p text:style-name="P2"><text:s text:c="4"/>font-family: inherit;</text:p>
      <text:p text:style-name="P2"><text:s text:c="4"/>margin: 0;</text:p>
      <text:p text:style-name="P2">}</text:p>
      <text:p text:style-name="P2"><text:s text:c="2"/></text:p>
      <text:p text:style-name="P2">.navbar a:hover, .dropdown:hover .dropbtn {</text:p>
      <text:p text:style-name="P2"><text:s text:c="4"/>color: #000000;</text:p>
      <text:p text:style-name="P2"><text:s text:c="4"/>background-color: rgb(255, 255, 255);</text:p>
      <text:p text:style-name="P2"><text:s text:c="4"/>transition: 0.5s ease-in-out;</text:p>
      <text:p text:style-name="P2">}</text:p>
      <text:p text:style-name="P2"><text:s text:c="2"/></text:p>
      <text:p text:style-name="P2">.dropdown-content {</text:p>
      <text:p text:style-name="P2"><text:s text:c="4"/>display: none;</text:p>
      <text:p text:style-name="P2"><text:s text:c="4"/>position: absolute;</text:p>
      <text:p text:style-name="P2"><text:s text:c="4"/>background-color: #ffffff;</text:p>
      <text:p text:style-name="P2"><text:s text:c="4"/>min-width: 150px;</text:p>
      <text:p text:style-name="P2"><text:s text:c="4"/>box-shadow: 0px 8px 16px 0px rgba(0,0,0,0.2);</text:p>
      <text:p text:style-name="P2"><text:s text:c="4"/>z-index: 1;</text:p>
      <text:p text:style-name="P2"><text:s text:c="4"/>transition: 0.3s ease-in-out;</text:p>
      <text:p text:style-name="P2">}</text:p>
      <text:p text:style-name="P2"><text:s text:c="2"/></text:p>
      <text:p text:style-name="P2">.dropdown-content a {</text:p>
      <text:p text:style-name="P2"><text:s text:c="4"/>float: none;</text:p>
      <text:p text:style-name="P2"><text:s text:c="4"/>color: #000000;</text:p>
      <text:p text:style-name="P2"><text:s text:c="4"/>padding: 12px 16px;</text:p>
      <text:p text:style-name="P2"><text:s text:c="4"/>text-decoration: none;</text:p>
      <text:p text:style-name="P2"><text:s text:c="4"/>display: block;</text:p>
      <text:p text:style-name="P2"><text:s text:c="4"/>text-align: left;</text:p>
      <text:p text:style-name="P2">}</text:p>
      <text:p text:style-name="P2"><text:s text:c="2"/></text:p>
      <text:p text:style-name="P2">.dropdown-content a:hover {</text:p>
      <text:p text:style-name="P2"><text:s text:c="4"/>background-color: #f2fafd;</text:p>
      <text:p text:style-name="P2">}</text:p>
      <text:p text:style-name="P2"><text:s text:c="2"/></text:p>
      <text:p text:style-name="P2">.dropdown:hover .dropdown-content {</text:p>
      <text:p text:style-name="P2"><text:s text:c="4"/>display: block;</text:p>
      <text:p text:style-name="P2">}</text:p>
      <text:p text:style-name="P2"/>
      <text:p text:style-name="P2">.btn-items {</text:p>
      <text:p text:style-name="P2"><text:s text:c="4"/>display: flex;</text:p>
      <text:p text:style-name="P2"><text:s text:c="4"/>flex-direction: row;</text:p>
      <text:p text:style-name="P2"><text:s text:c="4"/>gap: 20px;</text:p>
      <text:p text:style-name="P2">}</text:p>
      <text:p text:style-name="P2"/>
      <text:p text:style-name="P2">a.login {</text:p>
      <text:p text:style-name="P2"><text:soft-page-break/><text:s text:c="4"/>text-decoration: none;</text:p>
      <text:p text:style-name="P2"><text:s text:c="4"/>padding: 8px 25px;</text:p>
      <text:p text:style-name="P2"><text:s text:c="4"/>border-radius: 5px;</text:p>
      <text:p text:style-name="P2"><text:s text:c="4"/>border: 1px solid #00b289;</text:p>
      <text:p text:style-name="P2"><text:s text:c="4"/>background-color: #f2fafd;</text:p>
      <text:p text:style-name="P2"><text:s text:c="4"/>color: #00b289;</text:p>
      <text:p text:style-name="P2">}</text:p>
      <text:p text:style-name="P2"/>
      <text:p text:style-name="P2">a.free {</text:p>
      <text:p text:style-name="P2"><text:s text:c="4"/>text-decoration: none;</text:p>
      <text:p text:style-name="P2"><text:s text:c="4"/>padding: 8px 25px;</text:p>
      <text:p text:style-name="P2"><text:s text:c="4"/>border-radius: 5px;</text:p>
      <text:p text:style-name="P2"><text:s text:c="4"/>border: 1px solid #00b289;</text:p>
      <text:p text:style-name="P2"><text:s text:c="4"/>background-color: #00b289;</text:p>
      <text:p text:style-name="P2"><text:s text:c="4"/>color: #ffffff;</text:p>
      <text:p text:style-name="P2">}</text:p>
      <text:p text:style-name="P2"/>
      <text:p text:style-name="P2">a:hover.login {</text:p>
      <text:p text:style-name="P2"><text:s text:c="4"/>text-decoration: none;</text:p>
      <text:p text:style-name="P2"><text:s text:c="4"/>padding: 8px 25px;</text:p>
      <text:p text:style-name="P2"><text:s text:c="4"/>border-radius: 5px;</text:p>
      <text:p text:style-name="P2"><text:s text:c="4"/>border: 1px solid #00b289;</text:p>
      <text:p text:style-name="P2"><text:s text:c="4"/>background-color: #00b289;</text:p>
      <text:p text:style-name="P2"><text:s text:c="4"/>color: #f2fafd;</text:p>
      <text:p text:style-name="P2"><text:s text:c="4"/>transition: 0.5s ease-in-out;</text:p>
      <text:p text:style-name="P2">}</text:p>
      <text:p text:style-name="P2"/>
      <text:p text:style-name="P2">a:hover.free {</text:p>
      <text:p text:style-name="P2"><text:s text:c="4"/>text-decoration: none;</text:p>
      <text:p text:style-name="P2"><text:s text:c="4"/>padding: 8px 25px;</text:p>
      <text:p text:style-name="P2"><text:s text:c="4"/>border-radius: 5px;</text:p>
      <text:p text:style-name="P2"><text:s text:c="4"/>border: 1px solid #117554;</text:p>
      <text:p text:style-name="P2"><text:s text:c="4"/>background-color: #117554;</text:p>
      <text:p text:style-name="P2"><text:s text:c="4"/>color: #ffffff;</text:p>
      <text:p text:style-name="P2"><text:s text:c="4"/>transition: 0.5s ease-in-out;</text:p>
      <text:p text:style-name="P2">}</text:p>
      <text:p text:style-name="P2"/>
      <text:p text:style-name="P2">.nav-items a:hover {</text:p>
      <text:p text:style-name="P2"><text:s text:c="4"/>text-decoration: none;</text:p>
      <text:p text:style-name="P2"><text:s text:c="4"/>color: #000000;</text:p>
      <text:p text:style-name="P2"><text:s text:c="4"/>transition: 0.3s ease-in-out;</text:p>
      <text:p text:style-name="P2">}</text:p>
      <text:p text:style-name="P2"/>
      <text:p text:style-name="P2">/* The switch - the box around the slider */</text:p>
      <text:p text:style-name="P2">.switch {</text:p>
      <text:p text:style-name="P2"><text:s text:c="4"/>position: relative;</text:p>
      <text:p text:style-name="P2"><text:s text:c="4"/>display: inline-block;</text:p>
      <text:p text:style-name="P2"><text:s text:c="4"/>width: 60px;</text:p>
      <text:p text:style-name="P2"><text:s text:c="4"/>height: 34px;</text:p>
      <text:p text:style-name="P2"><text:s text:c="2"/>}</text:p>
      <text:p text:style-name="P2"><text:s text:c="2"/></text:p>
      <text:p text:style-name="P2"><text:s text:c="2"/>/* Hide default HTML checkbox */</text:p>
      <text:p text:style-name="P2"><text:s text:c="2"/>.switch input {</text:p>
      <text:p text:style-name="P2"><text:s text:c="4"/>opacity: 0;</text:p>
      <text:p text:style-name="P2"><text:s text:c="4"/>width: 0;</text:p>
      <text:p text:style-name="P2"><text:s text:c="4"/>height: 0;</text:p>
      <text:p text:style-name="P2"><text:s text:c="2"/>}</text:p>
      <text:p text:style-name="P2"><text:s text:c="2"/></text:p>
      <text:p text:style-name="P2"><text:s text:c="2"/>/* The slider */</text:p>
      <text:p text:style-name="P2"><text:s text:c="2"/>.slider {</text:p>
      <text:p text:style-name="P2"><text:s text:c="4"/>position: absolute;</text:p>
      <text:p text:style-name="P2"><text:s text:c="4"/>cursor: pointer;</text:p>
      <text:p text:style-name="P2"><text:s text:c="4"/>top: 0;</text:p>
      <text:p text:style-name="P2"><text:s text:c="4"/>left: 0;</text:p>
      <text:p text:style-name="P2"><text:s text:c="4"/>right: 0;</text:p>
      <text:p text:style-name="P2"><text:s text:c="4"/>bottom: 0;</text:p>
      <text:p text:style-name="P2"><text:s text:c="4"/>background-color: #00b289;</text:p>
      <text:p text:style-name="P2"><text:s text:c="4"/>-webkit-transition: .4s;</text:p>
      <text:p text:style-name="P2"><text:s text:c="4"/>transition: .4s;</text:p>
      <text:p text:style-name="P2"><text:s text:c="2"/>}</text:p>
      <text:p text:style-name="P2"><text:soft-page-break/><text:s text:c="2"/></text:p>
      <text:p text:style-name="P2"><text:s text:c="2"/>.slider:before {</text:p>
      <text:p text:style-name="P2"><text:s text:c="4"/>position: absolute;</text:p>
      <text:p text:style-name="P2"><text:s text:c="4"/>content: "";</text:p>
      <text:p text:style-name="P2"><text:s text:c="4"/>height: 26px;</text:p>
      <text:p text:style-name="P2"><text:s text:c="4"/>width: 26px;</text:p>
      <text:p text:style-name="P2"><text:s text:c="4"/>left: 4px;</text:p>
      <text:p text:style-name="P2"><text:s text:c="4"/>bottom: 4px;</text:p>
      <text:p text:style-name="P2"><text:s text:c="4"/>background-color: white;</text:p>
      <text:p text:style-name="P2"><text:s text:c="4"/>-webkit-transition: .4s;</text:p>
      <text:p text:style-name="P2"><text:s text:c="4"/>transition: .4s;</text:p>
      <text:p text:style-name="P2"><text:s text:c="2"/>}</text:p>
      <text:p text:style-name="P2"><text:s text:c="2"/></text:p>
      <text:p text:style-name="P2"><text:s text:c="2"/>input:checked + .slider {</text:p>
      <text:p text:style-name="P2"><text:s text:c="4"/>background-color: #00b289;</text:p>
      <text:p text:style-name="P2"><text:s text:c="2"/>}</text:p>
      <text:p text:style-name="P2"><text:s text:c="2"/></text:p>
      <text:p text:style-name="P2"><text:s text:c="2"/>input:focus + .slider {</text:p>
      <text:p text:style-name="P2"><text:s text:c="4"/>box-shadow: 0 0 1px #00b289;</text:p>
      <text:p text:style-name="P2"><text:s text:c="2"/>}</text:p>
      <text:p text:style-name="P2"><text:s text:c="2"/></text:p>
      <text:p text:style-name="P2"><text:s text:c="2"/>input:checked + .slider:before {</text:p>
      <text:p text:style-name="P2"><text:s text:c="4"/>-webkit-transform: translateX(26px);</text:p>
      <text:p text:style-name="P2"><text:s text:c="4"/>-ms-transform: translateX(26px);</text:p>
      <text:p text:style-name="P2"><text:s text:c="4"/>transform: translateX(26px);</text:p>
      <text:p text:style-name="P2"><text:s text:c="2"/>}</text:p>
      <text:p text:style-name="P2"/>
      <text:p text:style-name="P2"><text:s text:c="2"/>/* Rounded sliders */</text:p>
      <text:p text:style-name="P2">.slider.round {</text:p>
      <text:p text:style-name="P2"><text:s text:c="2"/>border-radius: 34px;</text:p>
      <text:p text:style-name="P2">}</text:p>
      <text:p text:style-name="P2"/>
      <text:p text:style-name="P2">.slider.round:before {</text:p>
      <text:p text:style-name="P2"><text:s text:c="2"/>border-radius: 50%;</text:p>
      <text:p text:style-name="P2">}</text:p>
      <text:p text:style-name="P2"/>
      <text:p text:style-name="P2">.main-content {</text:p>
      <text:p text:style-name="P2"><text:s text:c="4"/>display: flex;</text:p>
      <text:p text:style-name="P2"><text:s text:c="4"/>justify-content: center;</text:p>
      <text:p text:style-name="P2"><text:s text:c="4"/>flex-wrap: wrap;</text:p>
      <text:p text:style-name="P2"><text:s text:c="4"/>gap: 20px;</text:p>
      <text:p text:style-name="P2"><text:s text:c="4"/>margin: 150px 0px 0px 0px;</text:p>
      <text:p text:style-name="P2"><text:s text:c="4"/>padding: 0;</text:p>
      <text:p text:style-name="P2"><text:s text:c="4"/>align-items: center;</text:p>
      <text:p text:style-name="P2"><text:s text:c="4"/>position: relative;</text:p>
      <text:p text:style-name="P2"><text:s text:c="4"/>z-index: 1;</text:p>
      <text:p text:style-name="P2">}</text:p>
      <text:p text:style-name="P2"/>
      <text:p text:style-name="P2">.price-container {</text:p>
      <text:p text:style-name="P2"><text:s text:c="4"/>width: 100%;</text:p>
      <text:p text:style-name="P2"><text:s text:c="4"/>min-height: 100vh;</text:p>
      <text:p text:style-name="P2">}</text:p>
      <text:p text:style-name="P2"/>
      <text:p text:style-name="P2">.price-container h1 {</text:p>
      <text:p text:style-name="P2"><text:s text:c="4"/>color: #545454;</text:p>
      <text:p text:style-name="P2"><text:s text:c="4"/>font-size: 32px;</text:p>
      <text:p text:style-name="P2"><text:s text:c="4"/>padding: 50px 0;</text:p>
      <text:p text:style-name="P2"><text:s text:c="4"/>text-align: left;</text:p>
      <text:p text:style-name="P2">}</text:p>
      <text:p text:style-name="P2"/>
      <text:p text:style-name="P2">.price-row {</text:p>
      <text:p text:style-name="P2"><text:s text:c="4"/>width: 90%;</text:p>
      <text:p text:style-name="P2"><text:s text:c="4"/>max-width: 1100px;</text:p>
      <text:p text:style-name="P2"><text:s text:c="4"/>margin: auto;</text:p>
      <text:p text:style-name="P2"><text:s text:c="4"/>display: grid;</text:p>
      <text:p text:style-name="P2"><text:s text:c="4"/>grid-template-columns: repeat(auto-fit, minmax(250px, 1fr));</text:p>
      <text:p text:style-name="P2"><text:s text:c="4"/>grid-gap: 25px;</text:p>
      <text:p text:style-name="P2">}</text:p>
      <text:p text:style-name="P2"/>
      <text:p text:style-name="P2">.price-col {</text:p>
      <text:p text:style-name="P2"><text:soft-page-break/><text:s text:c="4"/>background-color: #fcfdff;</text:p>
      <text:p text:style-name="P2"><text:s text:c="4"/>padding: 30% 10% 10% 10%;</text:p>
      <text:p text:style-name="P2"><text:s text:c="4"/>border-radius: 10px;</text:p>
      <text:p text:style-name="P2"><text:s text:c="4"/>border: 2px solid #e9eaec;</text:p>
      <text:p text:style-name="P2"><text:s text:c="4"/>color: #545454;</text:p>
      <text:p text:style-name="P2"><text:s text:c="4"/>text-align: left;</text:p>
      <text:p text:style-name="P2"><text:s text:c="4"/>line-height: 1.5;</text:p>
      <text:p text:style-name="P2"><text:s text:c="4"/>font-size: 14px;</text:p>
      <text:p text:style-name="P2"><text:s text:c="4"/>font-weight: 500;</text:p>
      <text:p text:style-name="P2">}</text:p>
      <text:p text:style-name="P2"/>
      <text:p text:style-name="P2">.price-col hr {</text:p>
      <text:p text:style-name="P2"><text:s text:c="4"/>border: none;</text:p>
      <text:p text:style-name="P2"><text:s text:c="4"/>border-top: 2px solid #00b289;</text:p>
      <text:p text:style-name="P2"><text:s text:c="4"/>margin: 5px 0;</text:p>
      <text:p text:style-name="P2">}</text:p>
      <text:p text:style-name="P2"/>
      <text:p text:style-name="P2">.price-col li {</text:p>
      <text:p text:style-name="P2"><text:s text:c="4"/>color: #545454;</text:p>
      <text:p text:style-name="P2">}</text:p>
      <text:p text:style-name="P2"/>
      <text:p text:style-name="P2">.price-col li span.fa-li {</text:p>
      <text:p text:style-name="P2"><text:s text:c="4"/>color: #00b289;</text:p>
      <text:p text:style-name="P2">}</text:p>
      <text:p text:style-name="P2"/>
      <text:p text:style-name="P2">.amt {</text:p>
      <text:p text:style-name="P2"><text:s text:c="4"/>font-size: 60px;</text:p>
      <text:p text:style-name="P2"><text:s text:c="4"/>font-weight: 600;</text:p>
      <text:p text:style-name="P2"><text:s text:c="4"/>line-height: 1;</text:p>
      <text:p text:style-name="P2">}</text:p>
      <text:p text:style-name="P2"/>
      <text:p text:style-name="P2">.amt span.toptext {</text:p>
      <text:p text:style-name="P2"><text:s text:c="4"/>vertical-align: super;</text:p>
      <text:p text:style-name="P2"><text:s text:c="4"/>font-size: 25px;</text:p>
      <text:p text:style-name="P2"><text:s text:c="4"/>font-weight: 500;</text:p>
      <text:p text:style-name="P2">}</text:p>
      <text:p text:style-name="P2"/>
      <text:p text:style-name="P2">.amt span.bottomtext {</text:p>
      <text:p text:style-name="P2"><text:s text:c="4"/>vertical-align: text-bottom;</text:p>
      <text:p text:style-name="P2"><text:s text:c="4"/>font-size: 25px;</text:p>
      <text:p text:style-name="P2"><text:s text:c="4"/>font-weight: 500;</text:p>
      <text:p text:style-name="P2">}</text:p>
      <text:p text:style-name="P2"/>
      <text:p text:style-name="P2">.amt span.bottomtext p {</text:p>
      <text:p text:style-name="P2"><text:s text:c="4"/>text-align: right;</text:p>
      <text:p text:style-name="P2"><text:s text:c="4"/>font-size: 15px;</text:p>
      <text:p text:style-name="P2"><text:s text:c="4"/>font-weight: 400;</text:p>
      <text:p text:style-name="P2">}</text:p>
      <text:p text:style-name="P2"/>
      <text:p text:style-name="P2">a.price-btn {</text:p>
      <text:p text:style-name="P2"><text:s text:c="4"/>display: block;</text:p>
      <text:p text:style-name="P2"><text:s text:c="4"/>text-decoration: none;</text:p>
      <text:p text:style-name="P2"><text:s text:c="4"/>font-weight: bold;</text:p>
      <text:p text:style-name="P2"><text:s text:c="4"/>padding: 8px;</text:p>
      <text:p text:style-name="P2"><text:s text:c="4"/>text-align: center;</text:p>
      <text:p text:style-name="P2"><text:s text:c="4"/>border-radius: 5px;</text:p>
      <text:p text:style-name="P2"><text:s text:c="4"/>border: 1px solid #00b289;</text:p>
      <text:p text:style-name="P2"><text:s text:c="4"/>background-color: #00b289;</text:p>
      <text:p text:style-name="P2"><text:s text:c="4"/>color: #ffffff;</text:p>
      <text:p text:style-name="P2"><text:s text:c="4"/>cursor: pointer;</text:p>
      <text:p text:style-name="P2">}</text:p>
      <text:p text:style-name="P2"/>
      <text:p text:style-name="P2">a:hover.price-btn {</text:p>
      <text:p text:style-name="P2"><text:s text:c="4"/>text-decoration: none;</text:p>
      <text:p text:style-name="P2"><text:s text:c="4"/>padding: 8px 25px;</text:p>
      <text:p text:style-name="P2"><text:s text:c="4"/>border-radius: 5px;</text:p>
      <text:p text:style-name="P2"><text:s text:c="4"/>border: 1px solid #117554;</text:p>
      <text:p text:style-name="P2"><text:s text:c="4"/>background-color: #117554;</text:p>
      <text:p text:style-name="P2"><text:s text:c="4"/>color: #ffffff;</text:p>
      <text:p text:style-name="P2"><text:s text:c="4"/>transition: 0.5s ease-in-out;</text:p>
      <text:p text:style-name="P2"><text:soft-page-break/>}</text:p>
      <text:p text:style-name="P2"/>
      <text:p text:style-name="P2">.addons {</text:p>
      <text:p text:style-name="P2"><text:s text:c="4"/>display: flex;</text:p>
      <text:p text:style-name="P2"><text:s text:c="4"/>justify-content: space-between;</text:p>
      <text:p text:style-name="P2"><text:s text:c="4"/>width: 100%;</text:p>
      <text:p text:style-name="P2"><text:s text:c="4"/>border-radius: 10px;</text:p>
      <text:p text:style-name="P2"><text:s text:c="4"/>border: 2px solid #e9eaec;</text:p>
      <text:p text:style-name="P2"><text:s text:c="4"/>color: #545454;</text:p>
      <text:p text:style-name="P2"><text:s text:c="4"/>text-align: left;</text:p>
      <text:p text:style-name="P2"><text:s text:c="4"/>margin: 0 120px;</text:p>
      <text:p text:style-name="P2"><text:s text:c="4"/>padding: 3% 2%;</text:p>
      <text:p text:style-name="P2"><text:s text:c="4"/>align-items: center;</text:p>
      <text:p text:style-name="P2"><text:s text:c="4"/>position: relative;</text:p>
      <text:p text:style-name="P2"><text:s text:c="4"/>z-index: 1;</text:p>
      <text:p text:style-name="P2"><text:s text:c="4"/>gap: 240px;</text:p>
      <text:p text:style-name="P2"><text:s text:c="4"/>line-height: 1.5;</text:p>
      <text:p text:style-name="P2">}</text:p>
      <text:p text:style-name="P2"/>
      <text:p text:style-name="P2">.addons .addons-text {</text:p>
      <text:p text:style-name="P2"><text:s text:c="4"/>display: flex;</text:p>
      <text:p text:style-name="P2"><text:s text:c="4"/>align-items: center;</text:p>
      <text:p text:style-name="P2"><text:s text:c="4"/>flex-direction: column;</text:p>
      <text:p text:style-name="P2"><text:s text:c="4"/>width: 85%;</text:p>
      <text:p text:style-name="P2">}</text:p>
      <text:p text:style-name="P2"/>
      <text:p text:style-name="P2">.addons .addons-rate {</text:p>
      <text:p text:style-name="P2"><text:s text:c="4"/>display: flex;</text:p>
      <text:p text:style-name="P2"><text:s text:c="4"/>align-items: center;</text:p>
      <text:p text:style-name="P2"><text:s text:c="4"/>flex-direction: column;</text:p>
      <text:p text:style-name="P2"><text:s text:c="4"/>width: 15%;</text:p>
      <text:p text:style-name="P2">}</text:p>
      <text:p text:style-name="P2"/>
      <text:p text:style-name="P2">.biz {</text:p>
      <text:p text:style-name="P2"><text:s text:c="4"/>display: flex;</text:p>
      <text:p text:style-name="P2"><text:s text:c="4"/>justify-content: space-between;</text:p>
      <text:p text:style-name="P2"><text:s text:c="4"/>width: 100%;</text:p>
      <text:p text:style-name="P2"><text:s text:c="4"/>border-radius: 8px;</text:p>
      <text:p text:style-name="P2"><text:s text:c="4"/>border: 2px solid #e9eaec;</text:p>
      <text:p text:style-name="P2"><text:s text:c="4"/>color: #545454;</text:p>
      <text:p text:style-name="P2"><text:s text:c="4"/>text-align: left;</text:p>
      <text:p text:style-name="P2"><text:s text:c="4"/>margin: 0 200px;</text:p>
      <text:p text:style-name="P2"><text:s text:c="4"/>padding: 4% 2%;</text:p>
      <text:p text:style-name="P2"><text:s text:c="4"/>position: relative;</text:p>
      <text:p text:style-name="P2"><text:s text:c="4"/>z-index: 1;</text:p>
      <text:p text:style-name="P2"><text:s text:c="4"/>gap: 10px;</text:p>
      <text:p text:style-name="P2">}</text:p>
      <text:p text:style-name="P2"/>
      <text:p text:style-name="P2">.biz-text {</text:p>
      <text:p text:style-name="P2"><text:s text:c="4"/>display: flex;</text:p>
      <text:p text:style-name="P2"><text:s text:c="4"/>align-items: left;</text:p>
      <text:p text:style-name="P2"><text:s text:c="4"/>flex-direction: row;</text:p>
      <text:p text:style-name="P2">}</text:p>
      <text:p text:style-name="P2"/>
      <text:p text:style-name="P2">.biz-text h2 {</text:p>
      <text:p text:style-name="P2"><text:s text:c="4"/>font-size: 40px;</text:p>
      <text:p text:style-name="P2"><text:s text:c="4"/>font-weight: 600;</text:p>
      <text:p text:style-name="P2">}</text:p>
      <text:p text:style-name="P2"/>
      <text:p text:style-name="P2">.biz-btn {</text:p>
      <text:p text:style-name="P2"><text:s text:c="4"/>display: flex;</text:p>
      <text:p text:style-name="P2"><text:s text:c="4"/>align-items: center;</text:p>
      <text:p text:style-name="P2"><text:s text:c="4"/>flex-direction: row;</text:p>
      <text:p text:style-name="P2">}</text:p>
      <text:p text:style-name="P2"/>
      <text:p text:style-name="P2">.learnm {</text:p>
      <text:p text:style-name="P2"><text:s text:c="4"/>text-decoration: none;</text:p>
      <text:p text:style-name="P2"><text:s text:c="4"/>color: #00b289;</text:p>
      <text:p text:style-name="P2"><text:s text:c="4"/>font-size: 14px;</text:p>
      <text:p text:style-name="P2"><text:s text:c="4"/>font-weight: 500;</text:p>
      <text:p text:style-name="P2"><text:soft-page-break/>}</text:p>
      <text:p text:style-name="P2"/>
      <text:p text:style-name="P2">a.bizbtn {</text:p>
      <text:p text:style-name="P2"><text:s text:c="4"/>text-decoration: none;</text:p>
      <text:p text:style-name="P2"><text:s text:c="4"/>padding: 8px 25px;</text:p>
      <text:p text:style-name="P2"><text:s text:c="4"/>border-radius: 5px;</text:p>
      <text:p text:style-name="P2"><text:s text:c="4"/>border: 1px solid #00b289;</text:p>
      <text:p text:style-name="P2"><text:s text:c="4"/>background-color: #00b289;</text:p>
      <text:p text:style-name="P2"><text:s text:c="4"/>color: #ffffff;</text:p>
      <text:p text:style-name="P2">}</text:p>
      <text:p text:style-name="P2"/>
      <text:p text:style-name="P2">a:hover.bizbtn {</text:p>
      <text:p text:style-name="P2"><text:s text:c="4"/>text-decoration: none;</text:p>
      <text:p text:style-name="P2"><text:s text:c="4"/>padding: 8px 25px;</text:p>
      <text:p text:style-name="P2"><text:s text:c="4"/>border-radius: 5px;</text:p>
      <text:p text:style-name="P2"><text:s text:c="4"/>border: 1px solid #117554;</text:p>
      <text:p text:style-name="P2"><text:s text:c="4"/>background-color: #117554;</text:p>
      <text:p text:style-name="P2"><text:s text:c="4"/>color: #ffffff;</text:p>
      <text:p text:style-name="P2"><text:s text:c="4"/>transition: 0.5s ease-in-out;</text:p>
      <text:p text:style-name="P2">}</text:p>
      <text:p text:style-name="P2"/>
      <text:p text:style-name="P2">.main-accordion {</text:p>
      <text:p text:style-name="P2"><text:s text:c="4"/>margin: 0 120px;</text:p>
      <text:p text:style-name="P2"><text:s text:c="4"/>padding: 3% 2%;</text:p>
      <text:p text:style-name="P2"><text:s text:c="4"/>width: 100%;</text:p>
      <text:p text:style-name="P2"><text:s text:c="4"/>text-align: left;</text:p>
      <text:p text:style-name="P2">}</text:p>
      <text:p text:style-name="P2"/>
      <text:p text:style-name="P2">.main-accordion h1 {</text:p>
      <text:p text:style-name="P2"><text:s text:c="4"/>font-size: 35px;</text:p>
      <text:p text:style-name="P2"><text:s text:c="4"/>font-weight: 700;</text:p>
      <text:p text:style-name="P2"><text:s text:c="4"/>text-align: center;</text:p>
      <text:p text:style-name="P2"><text:s text:c="4"/>color: #00b289;</text:p>
      <text:p text:style-name="P2">}</text:p>
      <text:p text:style-name="P2"/>
      <text:p text:style-name="P2">.accordion {</text:p>
      <text:p text:style-name="P2"><text:s text:c="4"/>max-width: 100%;</text:p>
      <text:p text:style-name="P2"><text:s text:c="4"/>text-align: left;</text:p>
      <text:p text:style-name="P2">}</text:p>
      <text:p text:style-name="P2"/>
      <text:p text:style-name="P2">article {</text:p>
      <text:p text:style-name="P2"><text:s text:c="4"/>border: 1px solid #fff;</text:p>
      <text:p text:style-name="P2"><text:s text:c="4"/>padding: 0 100px;</text:p>
      <text:p text:style-name="P2"><text:s text:c="4"/>margin: 1em auto;</text:p>
      <text:p text:style-name="P2"><text:s text:c="4"/>line-height: 2;</text:p>
      <text:p text:style-name="P2">}</text:p>
      <text:p text:style-name="P2"/>
      <text:p text:style-name="P2">input[type="radio"] {</text:p>
      <text:p text:style-name="P2"><text:s text:c="4"/>appearance: none;</text:p>
      <text:p text:style-name="P2"><text:s text:c="4"/>position: fixed;</text:p>
      <text:p text:style-name="P2"><text:s text:c="4"/>top: -100vh; left: -100vh;</text:p>
      <text:p text:style-name="P2"><text:s text:c="2"/></text:p>
      <text:p text:style-name="P2"><text:s text:c="4"/>&amp; ~ div {</text:p>
      <text:p text:style-name="P2"><text:s text:c="6"/>max-height: 0;</text:p>
      <text:p text:style-name="P2"><text:s text:c="6"/>overflow: hidden;</text:p>
      <text:p text:style-name="P2"><text:s text:c="6"/>transition: max-height 0.5s;</text:p>
      <text:p text:style-name="P2"><text:s text:c="4"/>}</text:p>
      <text:p text:style-name="P2"><text:s text:c="2"/></text:p>
      <text:p text:style-name="P2"><text:s text:c="4"/>&amp;:checked ~ div {</text:p>
      <text:p text:style-name="P2"><text:s text:c="6"/>max-height: 200px;</text:p>
      <text:p text:style-name="P2"><text:s text:c="4"/>}</text:p>
      <text:p text:style-name="P2"><text:s text:c="2"/>}</text:p>
      <text:p text:style-name="P2"/>
      <text:p text:style-name="P2">footer {</text:p>
      <text:p text:style-name="P2"><text:s text:c="4"/>padding: 5px 0;</text:p>
      <text:p text:style-name="P2"><text:s text:c="4"/>margin-bottom: 200px;</text:p>
      <text:p text:style-name="P2">}</text:p>
      <text:p text:style-name="P2"/>
      <text:p text:style-name="P2">.nav-links1 ul, .nav-links2 ul, .nav-links3 ul {</text:p>
      <text:p text:style-name="P2"><text:s text:c="4"/>height: 100%;</text:p>
      <text:p text:style-name="P2"><text:soft-page-break/><text:s text:c="4"/>list-style: none;</text:p>
      <text:p text:style-name="P2"><text:s text:c="4"/>padding: 0;</text:p>
      <text:p text:style-name="P2"><text:s text:c="4"/>margin: 0;</text:p>
      <text:p text:style-name="P2">}</text:p>
      <text:p text:style-name="P2"/>
      <text:p text:style-name="P2">.nav-links1 li, .nav-links2 li, .nav-links3 li {</text:p>
      <text:p text:style-name="P2"><text:s text:c="4"/>margin: 0;</text:p>
      <text:p text:style-name="P2"><text:s text:c="4"/>display: flex;</text:p>
      <text:p text:style-name="P2"><text:s text:c="4"/>justify-content: left;</text:p>
      <text:p text:style-name="P2"><text:s text:c="4"/>align-items: left;</text:p>
      <text:p text:style-name="P2"><text:s text:c="4"/>width: 100%;</text:p>
      <text:p text:style-name="P2"><text:s text:c="4"/>height: 20%;</text:p>
      <text:p text:style-name="P2">}</text:p>
      <text:p text:style-name="P2"/>
      <text:p text:style-name="P2">.nav-links {</text:p>
      <text:p text:style-name="P2"><text:s text:c="4"/>display: flex;</text:p>
      <text:p text:style-name="P2"><text:s text:c="4"/>justify-content:space-between;</text:p>
      <text:p text:style-name="P2"><text:s text:c="4"/>align-items: flex-start;</text:p>
      <text:p text:style-name="P2"><text:s text:c="4"/>padding: 0 120px;</text:p>
      <text:p text:style-name="P2"><text:s text:c="4"/>margin: 0;</text:p>
      <text:p text:style-name="P2"><text:s text:c="4"/>font-size: 14px;</text:p>
      <text:p text:style-name="P2"><text:s text:c="4"/>font-weight: 500;</text:p>
      <text:p text:style-name="P2">}</text:p>
      <text:p text:style-name="P2"/>
      <text:p text:style-name="P2">.nav-links1, .nav-links2, .nav-links3 {</text:p>
      <text:p text:style-name="P2"><text:s text:c="4"/>display: flex;</text:p>
      <text:p text:style-name="P2"><text:s text:c="4"/>flex-direction: column;</text:p>
      <text:p text:style-name="P2"><text:s text:c="4"/>gap: 20px;</text:p>
      <text:p text:style-name="P2"><text:s text:c="4"/>line-height: 2.5;</text:p>
      <text:p text:style-name="P2">}</text:p>
      <text:p text:style-name="P2"/>
      <text:p text:style-name="P2">.nav-links1 a, .nav-links2 a, .nav-links3 a {</text:p>
      <text:p text:style-name="P2"><text:s text:c="4"/>text-decoration: none;</text:p>
      <text:p text:style-name="P2"><text:s text:c="4"/>color: #545454;</text:p>
      <text:p text:style-name="P2">}</text:p>
      <text:p text:style-name="P2"/>
      <text:p text:style-name="P2">.nav-links1 a:hover, .nav-links2 a:hover, .nav-links3 a:hover {</text:p>
      <text:p text:style-name="P2"><text:s text:c="4"/>text-decoration: none;</text:p>
      <text:p text:style-name="P2"><text:s text:c="4"/>color: #000000;</text:p>
      <text:p text:style-name="P2"><text:s text:c="4"/>transition: 0.3s ease-in-out;</text:p>
      <text:p text:style-name="P2">}</text:p>
      <text:p text:style-name="P2"/>
      <text:p text:style-name="P2"><text:line-break/></text:p>
      <text:p text:style-name="P20">Abstract Help Web Page</text:p>
      <text:p text:style-name="P2"/>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title&gt;Abstract Frontend Design&lt;/title&gt;</text:p>
      <text:p text:style-name="P2"><text:s text:c="4"/>&lt;link rel="stylesheet" href="style.css"&gt;</text:p>
      <text:p text:style-name="P2"><text:s text:c="4"/>&lt;link rel="shortcut icon" href="./img/favicon.svg" type="image/x-icon"&gt;</text:p>
      <text:p text:style-name="P2"><text:s text:c="4"/>&lt;link href='https://unpkg.com/boxicons@2.1.4/css/boxicons.min.css' rel='stylesheet'&gt;</text:p>
      <text:p text:style-name="P2"><text:s text:c="4"/>&lt;link rel="preconnect" href="https://fonts.googleapis.com"&gt;</text:p>
      <text:p text:style-name="P2"><text:s text:c="4"/>&lt;link rel="preconnect" href="https://fonts.gstatic.com" crossorigin&gt;</text:p>
      <text:p text:style-name="P2"><text:s text:c="4"/>&lt;link href="https://fonts.googleapis.com/css2?family=Noto+Sans:ital,wght@0,100..900;1,100..900&amp;family=Open+Sans:ital,wght@0,300..800;1,300..800&amp;family=Roboto:ital,wght@0,100..900;1,100..900&amp;display=swap" rel="stylesheet"&gt;</text:p>
      <text:p text:style-name="P2">&lt;/head&gt;</text:p>
      <text:p text:style-name="P2">&lt;body&gt;</text:p>
      <text:p text:style-name="P2"><text:s text:c="4"/>&lt;header&gt;</text:p>
      <text:p text:style-name="P2"><text:s text:c="8"/>&lt;nav class="dark-bar"&gt;</text:p>
      <text:p text:style-name="P2"><text:s text:c="12"/>&lt;div class="left-items"&gt;</text:p>
      <text:p text:style-name="P2"><text:s text:c="16"/>&lt;div class="brand"&gt;&lt;a href="#"&gt;&lt;img src="./img/logo.svg" alt="Logo"&gt;&lt;/a&gt;&lt;/div&gt;</text:p>
      <text:p text:style-name="P2"><text:s text:c="16"/>&lt;div class="stroke"&gt;|&lt;/div&gt;</text:p>
      <text:p text:style-name="P2"><text:s text:c="16"/>&lt;div class="helpc"&gt;&lt;a href="#"&gt;Help Center&lt;/a&gt;&lt;/div&gt;</text:p>
      <text:p text:style-name="P2"><text:s text:c="12"/>&lt;/div&gt;</text:p>
      <text:p text:style-name="P2"><text:s text:c="12"/>&lt;div class="right-items"&gt;</text:p>
      <text:p text:style-name="P2"><text:s text:c="16"/>&lt;a href="#" class="btn-dark"&gt;Submit a request&lt;/a&gt;</text:p>
      <text:p text:style-name="P2"><text:s text:c="16"/>&lt;a href="#" class="btn-blue"&gt;Sign in&lt;/a&gt;</text:p>
      <text:p text:style-name="P2"><text:s text:c="12"/>&lt;/div&gt;</text:p>
      <text:p text:style-name="P2"><text:s text:c="8"/>&lt;/nav&gt;</text:p>
      <text:p text:style-name="P2"><text:s text:c="4"/>&lt;/header&gt;</text:p>
      <text:p text:style-name="P2"><text:s text:c="4"/>&lt;main&gt;</text:p>
      <text:p text:style-name="P2"><text:s text:c="8"/>&lt;div class="upper-content"&gt;</text:p>
      <text:p text:style-name="P2"><text:s text:c="12"/>&lt;h1&gt;How can we help?&lt;/h1&gt;</text:p>
      <text:p text:style-name="P2"><text:s text:c="12"/>&lt;div class="searchbx"&gt;</text:p>
      <text:p text:style-name="P2"><text:s text:c="16"/>&lt;form&gt;</text:p>
      <text:p text:style-name="P2"><text:s text:c="20"/>&lt;div class="searchbox"&gt;</text:p>
      <text:p text:style-name="P2"><text:s text:c="24"/>&lt;div class="inputelement"&gt;</text:p>
      <text:p text:style-name="P2"><text:s text:c="28"/>&lt;input type="text" placeholder="Search"&gt;</text:p>
      <text:p text:style-name="P2"><text:s text:c="24"/>&lt;/div&gt;</text:p>
      <text:p text:style-name="P2"><text:s text:c="24"/>&lt;div class="arrow"&gt;</text:p>
      <text:p text:style-name="P2"><text:s text:c="28"/>&lt;a href="#"&gt;&lt;i class="bx bx-right-arrow-alt"&gt;&lt;/i&gt;&lt;/a&gt;</text:p>
      <text:p text:style-name="P2"><text:s text:c="24"/>&lt;/div&gt;</text:p>
      <text:p text:style-name="P2"><text:s text:c="20"/>&lt;/div&gt;</text:p>
      <text:p text:style-name="P2"><text:s text:c="16"/>&lt;/form&gt;</text:p>
      <text:p text:style-name="P2"><text:s text:c="12"/>&lt;/div&gt;</text:p>
      <text:p text:style-name="P2"><text:s text:c="8"/>&lt;/div&gt;</text:p>
      <text:p text:style-name="P2"><text:s text:c="8"/>&lt;div class="lower-content"&gt;</text:p>
      <text:p text:style-name="P2"><text:s text:c="12"/>&lt;div class="help-row"&gt;</text:p>
      <text:p text:style-name="P2"><text:s text:c="16"/>&lt;div class="help-col1"&gt;</text:p>
      <text:p text:style-name="P2"><text:s text:c="20"/>&lt;div class="help-icon"&gt;</text:p>
      <text:p text:style-name="P2"><text:s text:c="24"/>&lt;img src="./img/icon-versions.png" width="75" alt="Versions"&gt;</text:p>
      <text:p text:style-name="P2"><text:s text:c="20"/>&lt;/div&gt;</text:p>
      <text:p text:style-name="P2"><text:s text:c="20"/>&lt;div class="help-content"&gt;</text:p>
      <text:p text:style-name="P2"><text:s text:c="24"/>&lt;h2&gt;Using Abstract&lt;/h2&gt;</text:p>
      <text:p text:style-name="P2"><text:s text:c="24"/>&lt;p&gt;Abstract lets you manage, version, and document your designs in one place.&lt;/p&gt;</text:p>
      <text:p text:style-name="P2"><text:s text:c="24"/>&lt;a href="#" class="lha"&gt;&lt;span&gt;&lt;span class="lmore"&gt;Learn More&lt;/span&gt;&lt;/span&gt; &lt;i class="bx bx-right-arrow-alt"&gt;&lt;/i&gt;&lt;/a&gt;</text:p>
      <text:p text:style-name="P2"><text:s text:c="20"/>&lt;/div&gt;</text:p>
      <text:p text:style-name="P2"><text:s text:c="16"/>&lt;/div&gt;</text:p>
      <text:p text:style-name="P2"><text:s text:c="16"/>&lt;div class="help-col2"&gt;</text:p>
      <text:p text:style-name="P2"><text:s text:c="20"/>&lt;div class="help-icon"&gt;</text:p>
      <text:p text:style-name="P2"><text:s text:c="24"/>&lt;img src="./img/icon-account.png" width="75" alt="Account"&gt;</text:p>
      <text:p text:style-name="P2"><text:s text:c="20"/>&lt;/div&gt;</text:p>
      <text:p text:style-name="P2"><text:s text:c="20"/>&lt;div class="help-content"&gt;</text:p>
      <text:p text:style-name="P2"><text:s text:c="24"/>&lt;h2&gt;Manage your account&lt;/h2&gt;</text:p>
      <text:p text:style-name="P2"><text:s text:c="24"/>&lt;p&gt;Configure your account settings, such as your email, profile details, and password.&lt;/p&gt;</text:p>
      <text:p text:style-name="P2"><text:s text:c="24"/>&lt;a href="#" class="lha"&gt;&lt;span class="lmore"&gt;Learn More&lt;/span&gt; &lt;i class="bx bx-right-arrow-alt"&gt;&lt;/i&gt;&lt;/a&gt;</text:p>
      <text:p text:style-name="P2"><text:s text:c="20"/>&lt;/div&gt;</text:p>
      <text:p text:style-name="P2"><text:s text:c="16"/>&lt;/div&gt;</text:p>
      <text:p text:style-name="P2"><text:soft-page-break/><text:s text:c="12"/>&lt;/div&gt;</text:p>
      <text:p text:style-name="P2"><text:s text:c="12"/>&lt;div class="help-row"&gt;</text:p>
      <text:p text:style-name="P2"><text:s text:c="16"/>&lt;div class="help-col1"&gt;</text:p>
      <text:p text:style-name="P2"><text:s text:c="20"/>&lt;div class="help-icon"&gt;</text:p>
      <text:p text:style-name="P2"><text:s text:c="24"/>&lt;img src="./img/icon-organizations.png" width="75" alt="Organizations"&gt;</text:p>
      <text:p text:style-name="P2"><text:s text:c="20"/>&lt;/div&gt;</text:p>
      <text:p text:style-name="P2"><text:s text:c="20"/>&lt;div class="help-content"&gt;</text:p>
      <text:p text:style-name="P2"><text:s text:c="24"/>&lt;h2&gt;Manage organizations, teams, and projects&lt;/h2&gt;</text:p>
      <text:p text:style-name="P2"><text:s text:c="24"/>&lt;p&gt;Use Abstract organizations, teams, and projects to organize your people and your work.&lt;/p&gt;</text:p>
      <text:p text:style-name="P2"><text:s text:c="24"/>&lt;a href="#" class="lha"&gt;&lt;span class="lmore"&gt;Learn More&lt;/span&gt; &lt;i class="bx bx-right-arrow-alt"&gt;&lt;/i&gt;&lt;/a&gt;</text:p>
      <text:p text:style-name="P2"><text:s text:c="20"/>&lt;/div&gt;</text:p>
      <text:p text:style-name="P2"><text:s text:c="16"/>&lt;/div&gt;</text:p>
      <text:p text:style-name="P2"><text:s text:c="16"/>&lt;div class="help-col2"&gt;</text:p>
      <text:p text:style-name="P2"><text:s text:c="20"/>&lt;div class="help-icon"&gt;</text:p>
      <text:p text:style-name="P2"><text:s text:c="24"/>&lt;img src="./img/icon-billing.png" width="75" alt="Billing"&gt;</text:p>
      <text:p text:style-name="P2"><text:s text:c="20"/>&lt;/div&gt;</text:p>
      <text:p text:style-name="P2"><text:s text:c="20"/>&lt;div class="help-content"&gt;</text:p>
      <text:p text:style-name="P2"><text:s text:c="24"/>&lt;h2&gt;Manage billing&lt;/h2&gt;</text:p>
      <text:p text:style-name="P2"><text:s text:c="24"/>&lt;p&gt;Change subscriptions and payment details.&lt;/p&gt;</text:p>
      <text:p text:style-name="P2"><text:s text:c="24"/>&lt;a href="#" class="lha"&gt;&lt;span class="lmore"&gt;Learn More&lt;/span&gt; &lt;i class="bx bx-right-arrow-alt"&gt;&lt;/i&gt;&lt;/a&gt;</text:p>
      <text:p text:style-name="P2"><text:s text:c="20"/>&lt;/div&gt;</text:p>
      <text:p text:style-name="P2"><text:s text:c="16"/>&lt;/div&gt;</text:p>
      <text:p text:style-name="P2"><text:s text:c="12"/>&lt;/div&gt;</text:p>
      <text:p text:style-name="P2"><text:s text:c="12"/>&lt;div class="help-row"&gt;</text:p>
      <text:p text:style-name="P2"><text:s text:c="16"/>&lt;div class="help-col1"&gt;</text:p>
      <text:p text:style-name="P2"><text:s text:c="20"/>&lt;div class="help-icon"&gt;</text:p>
      <text:p text:style-name="P2"><text:s text:c="24"/>&lt;img src="./img/icon-authenticate.png" width="75" alt="Authenticate"&gt;</text:p>
      <text:p text:style-name="P2"><text:s text:c="20"/>&lt;/div&gt;</text:p>
      <text:p text:style-name="P2"><text:s text:c="20"/>&lt;div class="help-content"&gt;</text:p>
      <text:p text:style-name="P2"><text:s text:c="24"/>&lt;h2&gt;Authenticate to Abstract&lt;/h2&gt;</text:p>
      <text:p text:style-name="P2"><text:s text:c="24"/>&lt;p&gt;Set up and configure SSO, SCIM, and Just-in-Time provisioning.&lt;/p&gt;</text:p>
      <text:p text:style-name="P2"><text:s text:c="24"/>&lt;a href="#" class="lha"&gt;&lt;span class="lmore"&gt;Learn More&lt;/span&gt; &lt;i class="bx bx-right-arrow-alt"&gt;&lt;/i&gt;&lt;/a&gt;</text:p>
      <text:p text:style-name="P2"><text:s text:c="20"/>&lt;/div&gt;</text:p>
      <text:p text:style-name="P2"><text:s text:c="16"/>&lt;/div&gt;</text:p>
      <text:p text:style-name="P2"><text:s text:c="16"/>&lt;div class="help-col2"&gt;</text:p>
      <text:p text:style-name="P2"><text:s text:c="20"/>&lt;div class="help-icon"&gt;</text:p>
      <text:p text:style-name="P2"><text:s text:c="24"/>&lt;img src="./img/icon-comment.png" width="75" alt="Comment"&gt;</text:p>
      <text:p text:style-name="P2"><text:s text:c="20"/>&lt;/div&gt;</text:p>
      <text:p text:style-name="P2"><text:s text:c="20"/>&lt;div class="help-content"&gt;</text:p>
      <text:p text:style-name="P2"><text:s text:c="24"/>&lt;h2&gt;Abstract support&lt;/h2&gt;</text:p>
      <text:p text:style-name="P2"><text:s text:c="24"/>&lt;p&gt;Get in touch with a human.&lt;/p&gt;</text:p>
      <text:p text:style-name="P2"><text:s text:c="24"/>&lt;a href="#" class="lha"&gt;&lt;span class="lmore"&gt;Learn More&lt;/span&gt; &lt;i class="bx bx-right-arrow-alt"&gt;&lt;/i&gt;&lt;/a&gt;</text:p>
      <text:p text:style-name="P2"><text:s text:c="20"/>&lt;/div&gt;</text:p>
      <text:p text:style-name="P2"><text:s text:c="16"/>&lt;/div&gt;</text:p>
      <text:p text:style-name="P2"><text:s text:c="12"/>&lt;/div&gt;</text:p>
      <text:p text:style-name="P2"><text:s text:c="8"/>&lt;/div&gt;</text:p>
      <text:p text:style-name="P2"><text:s text:c="4"/>&lt;/main&gt;</text:p>
      <text:p text:style-name="P2"><text:s text:c="4"/>&lt;footer&gt;</text:p>
      <text:p text:style-name="P2"><text:s text:c="8"/>&lt;div class="foot-left"&gt;</text:p>
      <text:p text:style-name="P2"><text:s text:c="12"/>&lt;div class="foot"&gt;</text:p>
      <text:p text:style-name="P2"><text:s text:c="16"/>&lt;h1 class="foot-head"&gt;Abstract&lt;/h1&gt;</text:p>
      <text:p text:style-name="P2"><text:s text:c="16"/>&lt;a href="#"&gt;Start Trial&lt;/a&gt;</text:p>
      <text:p text:style-name="P2"><text:s text:c="16"/>&lt;a href="#"&gt;Pricing&lt;/a&gt;</text:p>
      <text:p text:style-name="P2"><text:s text:c="16"/>&lt;a href="#"&gt;Download&lt;/a&gt;</text:p>
      <text:p text:style-name="P2"><text:s text:c="12"/>&lt;/div&gt;</text:p>
      <text:p text:style-name="P2"><text:s text:c="12"/>&lt;div class="foot"&gt;</text:p>
      <text:p text:style-name="P2"><text:s text:c="16"/>&lt;h1 class="foot-head"&gt;Resources&lt;/h1&gt;</text:p>
      <text:p text:style-name="P2"><text:s text:c="16"/>&lt;a href="#"&gt;Blog&lt;/a&gt;</text:p>
      <text:p text:style-name="P2"><text:s text:c="16"/>&lt;a href="#"&gt;Help Center&lt;/a&gt;</text:p>
      <text:p text:style-name="P2"><text:s text:c="16"/>&lt;a href="#"&gt;Release Notes&lt;/a&gt;</text:p>
      <text:p text:style-name="P2"><text:s text:c="16"/>&lt;a href="#"&gt;Status&lt;/a&gt;</text:p>
      <text:p text:style-name="P2"><text:s text:c="12"/>&lt;/div&gt;</text:p>
      <text:p text:style-name="P2"><text:s text:c="12"/>&lt;div class="foot"&gt;</text:p>
      <text:p text:style-name="P2"><text:s text:c="16"/>&lt;h1 class="foot-head"&gt;Community&lt;/h1&gt;</text:p>
      <text:p text:style-name="P2"><text:s text:c="16"/>&lt;a href="#"&gt;Twitter&lt;/a&gt;</text:p>
      <text:p text:style-name="P2"><text:s text:c="16"/>&lt;a href="#"&gt;LinkedIn&lt;/a&gt;</text:p>
      <text:p text:style-name="P2"><text:s text:c="16"/>&lt;a href="#"&gt;Facebook&lt;/a&gt;</text:p>
      <text:p text:style-name="P2"><text:s text:c="16"/>&lt;a href="#"&gt;Dribbble&lt;/a&gt;</text:p>
      <text:p text:style-name="P2"><text:s text:c="16"/>&lt;a href="#"&gt;Podcast&lt;/a&gt;</text:p>
      <text:p text:style-name="P2"><text:s text:c="12"/>&lt;/div&gt;</text:p>
      <text:p text:style-name="P2"><text:soft-page-break/><text:s text:c="12"/>&lt;div class="foot"&gt;</text:p>
      <text:p text:style-name="P2"><text:s text:c="16"/>&lt;h1 class="foot-head"&gt;Company&lt;/h1&gt;</text:p>
      <text:p text:style-name="P2"><text:s text:c="16"/>&lt;a href="#"&gt;About Us&lt;/a&gt;</text:p>
      <text:p text:style-name="P2"><text:s text:c="16"/>&lt;a href="#"&gt;Careers&lt;/a&gt;</text:p>
      <text:p text:style-name="P2"><text:s text:c="16"/>&lt;a href="#"&gt;Legal&lt;/a&gt;&lt;br /&gt;</text:p>
      <text:p text:style-name="P2"><text:s text:c="16"/>&lt;h1 class="foot-head"&gt;Contact Us&lt;/h1&gt;</text:p>
      <text:p text:style-name="P2"><text:s text:c="16"/>&lt;a href="#"&gt;info@abstract.com&lt;/a&gt;</text:p>
      <text:p text:style-name="P2"><text:s text:c="12"/>&lt;/div&gt; <text:s text:c="3"/></text:p>
      <text:p text:style-name="P2"><text:s text:c="8"/>&lt;/div&gt;</text:p>
      <text:p text:style-name="P2"><text:s text:c="8"/>&lt;div class="foot-right"&gt;</text:p>
      <text:p text:style-name="P2"><text:s text:c="12"/>&lt;img src="./img/foot-logo.svg" width="120" alt="Logo"&gt;</text:p>
      <text:p text:style-name="P2"><text:s text:c="12"/>&lt;p&gt;&amp;copy; Copyright 2025&lt;br /&gt;Abstract Studio Design, Inc.&lt;br /&gt;All rights reserved&lt;/p&gt;</text:p>
      <text:p text:style-name="P2"><text:s text:c="8"/>&lt;/div&gt;</text:p>
      <text:p text:style-name="P2"><text:s text:c="4"/>&lt;/footer&gt;</text:p>
      <text:p text:style-name="P2">&lt;/body&gt;</text:p>
      <text:p text:style-name="P2">&lt;/html&gt;</text:p>
      <text:p text:style-name="P2"/>
      <text:p text:style-name="P12">The CSS:</text:p>
      <text:p text:style-name="P2"/>
      <text:p text:style-name="P2">* {</text:p>
      <text:p text:style-name="P2"><text:s text:c="4"/>margin: 0;</text:p>
      <text:p text:style-name="P2"><text:s text:c="4"/>padding: 0;</text:p>
      <text:p text:style-name="P2"><text:s text:c="4"/>box-sizing: border-box;</text:p>
      <text:p text:style-name="P2">}</text:p>
      <text:p text:style-name="P2"/>
      <text:p text:style-name="P2">body {</text:p>
      <text:p text:style-name="P2"><text:s text:c="4"/>font-family: "Noto Sans", serif;</text:p>
      <text:p text:style-name="P2"><text:s text:c="4"/>font-size: 20px;</text:p>
      <text:p text:style-name="P2"><text:s text:c="4"/>font-weight: 500;</text:p>
      <text:p text:style-name="P2">}</text:p>
      <text:p text:style-name="P2"/>
      <text:p text:style-name="P2">.dark-bar {</text:p>
      <text:p text:style-name="P2"><text:s text:c="4"/>color: #ffffff;</text:p>
      <text:p text:style-name="P2"><text:s text:c="4"/>background-color: #000000;</text:p>
      <text:p text:style-name="P2"><text:s text:c="4"/>padding: 10px 100px;</text:p>
      <text:p text:style-name="P2"><text:s text:c="4"/>display: flex;</text:p>
      <text:p text:style-name="P2"><text:s text:c="4"/>flex-direction: row;</text:p>
      <text:p text:style-name="P2"><text:s text:c="4"/>align-items: center;</text:p>
      <text:p text:style-name="P2"><text:s text:c="4"/>justify-content: space-between;</text:p>
      <text:p text:style-name="P2">}</text:p>
      <text:p text:style-name="P2"/>
      <text:p text:style-name="P2">.left-items {</text:p>
      <text:p text:style-name="P2"><text:s text:c="4"/>display: flex;</text:p>
      <text:p text:style-name="P2"><text:s text:c="4"/>flex-direction: row;</text:p>
      <text:p text:style-name="P2"><text:s text:c="4"/>justify-content: center;</text:p>
      <text:p text:style-name="P2"><text:s text:c="4"/>align-items:center;</text:p>
      <text:p text:style-name="P2"><text:s text:c="4"/>gap: 15px;</text:p>
      <text:p text:style-name="P2">}</text:p>
      <text:p text:style-name="P2"/>
      <text:p text:style-name="P2">.left-items .brand {</text:p>
      <text:p text:style-name="P2"><text:s text:c="4"/>display: flex;</text:p>
      <text:p text:style-name="P2"><text:s text:c="4"/>flex-direction: row;</text:p>
      <text:p text:style-name="P2"><text:s text:c="4"/>align-self: center;</text:p>
      <text:p text:style-name="P2">}</text:p>
      <text:p text:style-name="P2"/>
      <text:p text:style-name="P2">.left-items .stroke {</text:p>
      <text:p text:style-name="P2"><text:s text:c="4"/>padding: 0px 0px 10px 0px;</text:p>
      <text:p text:style-name="P2">}</text:p>
      <text:p text:style-name="P2"/>
      <text:p text:style-name="P2">.left-items .helpc a {</text:p>
      <text:p text:style-name="P2"><text:s text:c="4"/>display: flex;</text:p>
      <text:p text:style-name="P2"><text:s text:c="4"/>flex-direction: row;</text:p>
      <text:p text:style-name="P2"><text:s text:c="4"/>align-self: center;</text:p>
      <text:p text:style-name="P2"><text:s text:c="4"/>text-decoration: none;</text:p>
      <text:p text:style-name="P2"><text:s text:c="4"/>color: #ffffff;</text:p>
      <text:p text:style-name="P2">}</text:p>
      <text:p text:style-name="P2"/>
      <text:p text:style-name="P2">.left-items .helpc a:hover {</text:p>
      <text:p text:style-name="P2"><text:s text:c="4"/>display: flex;</text:p>
      <text:p text:style-name="P2"><text:s text:c="4"/>flex-direction: row;</text:p>
      <text:p text:style-name="P2"><text:soft-page-break/><text:s text:c="4"/>align-self: center;</text:p>
      <text:p text:style-name="P2"><text:s text:c="4"/>text-decoration: underline;</text:p>
      <text:p text:style-name="P2"><text:s text:c="4"/>color: #ffffff;</text:p>
      <text:p text:style-name="P2">}</text:p>
      <text:p text:style-name="P2"/>
      <text:p text:style-name="P2">.right-items {</text:p>
      <text:p text:style-name="P2"><text:s text:c="4"/>display: flex;</text:p>
      <text:p text:style-name="P2"><text:s text:c="4"/>flex-direction: row;</text:p>
      <text:p text:style-name="P2"><text:s text:c="4"/>justify-content: center;</text:p>
      <text:p text:style-name="P2"><text:s text:c="4"/>align-items: center;</text:p>
      <text:p text:style-name="P2"><text:s text:c="4"/>gap: 15px;</text:p>
      <text:p text:style-name="P2">}</text:p>
      <text:p text:style-name="P2"/>
      <text:p text:style-name="P2">a.btn-dark {</text:p>
      <text:p text:style-name="P2"><text:s text:c="4"/>text-decoration: none;</text:p>
      <text:p text:style-name="P2"><text:s text:c="4"/>padding: 12px 15px;</text:p>
      <text:p text:style-name="P2"><text:s text:c="4"/>border-radius: 10px;</text:p>
      <text:p text:style-name="P2"><text:s text:c="4"/>border: 1px solid #ffffff; <text:s text:c="5"/></text:p>
      <text:p text:style-name="P2"><text:s text:c="4"/>background-color: #191a1b;</text:p>
      <text:p text:style-name="P2"><text:s text:c="4"/>color: #ffffff;</text:p>
      <text:p text:style-name="P2">}</text:p>
      <text:p text:style-name="P2"/>
      <text:p text:style-name="P2">a.btn-blue {</text:p>
      <text:p text:style-name="P2"><text:s text:c="4"/>text-decoration: none;</text:p>
      <text:p text:style-name="P2"><text:s text:c="4"/>padding: 12px 25px;</text:p>
      <text:p text:style-name="P2"><text:s text:c="4"/>border-radius: 10px;</text:p>
      <text:p text:style-name="P2"><text:s text:c="4"/>border: 1px solid #4c5fd5; <text:s text:c="5"/></text:p>
      <text:p text:style-name="P2"><text:s text:c="4"/>background-color: #4c5fd5;</text:p>
      <text:p text:style-name="P2"><text:s text:c="4"/>color: #ffffff;</text:p>
      <text:p text:style-name="P2">}</text:p>
      <text:p text:style-name="P2"/>
      <text:p text:style-name="P2">a:hover.btn-blue {</text:p>
      <text:p text:style-name="P2"><text:s text:c="4"/>text-decoration: none;</text:p>
      <text:p text:style-name="P2"><text:s text:c="4"/>padding: 12px 25px;</text:p>
      <text:p text:style-name="P2"><text:s text:c="4"/>border-radius: 10px;</text:p>
      <text:p text:style-name="P2"><text:s text:c="4"/>border: 1px solid #ffffff; <text:s text:c="5"/></text:p>
      <text:p text:style-name="P2"><text:s text:c="4"/>background-color: #ffffff;</text:p>
      <text:p text:style-name="P2"><text:s text:c="4"/>color: #000000;</text:p>
      <text:p text:style-name="P2">}</text:p>
      <text:p text:style-name="P2"/>
      <text:p text:style-name="P2">.upper-content {</text:p>
      <text:p text:style-name="P2"><text:s text:c="4"/>display: flex;</text:p>
      <text:p text:style-name="P2"><text:s text:c="4"/>flex-direction: column;</text:p>
      <text:p text:style-name="P2"><text:s text:c="4"/>justify-content: center;</text:p>
      <text:p text:style-name="P2"><text:s text:c="4"/>align-items: center;</text:p>
      <text:p text:style-name="P2"><text:s text:c="4"/>height: 400px;</text:p>
      <text:p text:style-name="P2"><text:s text:c="4"/>background-color: #dadbf0;</text:p>
      <text:p text:style-name="P2">}</text:p>
      <text:p text:style-name="P2"/>
      <text:p text:style-name="P2">h1 {</text:p>
      <text:p text:style-name="P2"><text:s text:c="4"/>font-size: 70px;</text:p>
      <text:p text:style-name="P2"><text:s text:c="4"/>font-weight: 500;</text:p>
      <text:p text:style-name="P2">}</text:p>
      <text:p text:style-name="P2"/>
      <text:p text:style-name="P2">.searchbx {</text:p>
      <text:p text:style-name="P2"><text:s text:c="4"/>display: flex;</text:p>
      <text:p text:style-name="P2"><text:s text:c="4"/>flex-direction: row;</text:p>
      <text:p text:style-name="P2"><text:s text:c="4"/>align-items: center;</text:p>
      <text:p text:style-name="P2"><text:s text:c="4"/>justify-content: center;</text:p>
      <text:p text:style-name="P2"><text:s text:c="4"/>margin-top: 30px;</text:p>
      <text:p text:style-name="P2"><text:s text:c="4"/>background-color: #ffffff;</text:p>
      <text:p text:style-name="P2"><text:s text:c="4"/>border: 1px solid #191a1b;</text:p>
      <text:p text:style-name="P2"><text:s text:c="4"/>border-radius: 4px;</text:p>
      <text:p text:style-name="P2"><text:s text:c="4"/>width: 680px;</text:p>
      <text:p text:style-name="P2"><text:s text:c="4"/>height: 70px;</text:p>
      <text:p text:style-name="P2">}</text:p>
      <text:p text:style-name="P2"/>
      <text:p text:style-name="P2">.searchbx:hover {</text:p>
      <text:p text:style-name="P2"><text:s text:c="4"/>display: flex;</text:p>
      <text:p text:style-name="P2"><text:s text:c="4"/>flex-direction: row;</text:p>
      <text:p text:style-name="P2"><text:soft-page-break/><text:s text:c="4"/>align-items: center;</text:p>
      <text:p text:style-name="P2"><text:s text:c="4"/>justify-content: center;</text:p>
      <text:p text:style-name="P2"><text:s text:c="4"/>margin-top: 30px;</text:p>
      <text:p text:style-name="P2"><text:s text:c="4"/>background-color: #ffffff;</text:p>
      <text:p text:style-name="P2"><text:s text:c="4"/>border: 1px solid #4c5fd6;</text:p>
      <text:p text:style-name="P2"><text:s text:c="4"/>border-radius: 4px;</text:p>
      <text:p text:style-name="P2"><text:s text:c="4"/>width: 680px;</text:p>
      <text:p text:style-name="P2"><text:s text:c="4"/>height: 70px;</text:p>
      <text:p text:style-name="P2">}</text:p>
      <text:p text:style-name="P2"/>
      <text:p text:style-name="P2">.inputelement input {</text:p>
      <text:p text:style-name="P2"><text:s text:c="4"/>display: flex;</text:p>
      <text:p text:style-name="P2"><text:s text:c="4"/>flex-direction: row;</text:p>
      <text:p text:style-name="P2"><text:s text:c="4"/>align-items: center;</text:p>
      <text:p text:style-name="P2"><text:s text:c="4"/>justify-content: center;</text:p>
      <text:p text:style-name="P2"><text:s text:c="4"/>padding: 0 15px;</text:p>
      <text:p text:style-name="P2"><text:s text:c="4"/>border: none;</text:p>
      <text:p text:style-name="P2"><text:s text:c="4"/>background-color: transparent;</text:p>
      <text:p text:style-name="P2"><text:s text:c="4"/>width: 650px;</text:p>
      <text:p text:style-name="P2"><text:s text:c="4"/>height: 70px;</text:p>
      <text:p text:style-name="P2"><text:s text:c="4"/>font-size: 25px;</text:p>
      <text:p text:style-name="P2"><text:s text:c="4"/>font-weight: 400;</text:p>
      <text:p text:style-name="P2">}</text:p>
      <text:p text:style-name="P2"/>
      <text:p text:style-name="P2">.searchbox {</text:p>
      <text:p text:style-name="P2"><text:s text:c="4"/>display: flex;</text:p>
      <text:p text:style-name="P2"><text:s text:c="4"/>flex-direction: row;</text:p>
      <text:p text:style-name="P2"><text:s text:c="4"/>align-items: center;</text:p>
      <text:p text:style-name="P2"><text:s text:c="4"/>justify-content: space-between;</text:p>
      <text:p text:style-name="P2">}</text:p>
      <text:p text:style-name="P2"/>
      <text:p text:style-name="P2">input:focus {</text:p>
      <text:p text:style-name="P2"><text:s text:c="4"/>outline: none;</text:p>
      <text:p text:style-name="P2">}</text:p>
      <text:p text:style-name="P2"/>
      <text:p text:style-name="P2">.arrow a {</text:p>
      <text:p text:style-name="P2"><text:s text:c="4"/>color: #000000;</text:p>
      <text:p text:style-name="P2"><text:s text:c="4"/>text-decoration: none;</text:p>
      <text:p text:style-name="P2">}</text:p>
      <text:p text:style-name="P2"/>
      <text:p text:style-name="P2">.arrow a:hover {</text:p>
      <text:p text:style-name="P2"><text:s text:c="4"/>color: #4c5fd6;</text:p>
      <text:p text:style-name="P2"><text:s text:c="4"/>text-decoration: none;</text:p>
      <text:p text:style-name="P2">}</text:p>
      <text:p text:style-name="P2"/>
      <text:p text:style-name="P2">.lower-content {</text:p>
      <text:p text:style-name="P2"><text:s text:c="4"/>margin: 0;</text:p>
      <text:p text:style-name="P2"><text:s text:c="4"/>padding: 50px 100px 70px 100px;</text:p>
      <text:p text:style-name="P2"><text:s text:c="4"/>line-height: 1.5;</text:p>
      <text:p text:style-name="P2">}</text:p>
      <text:p text:style-name="P2"/>
      <text:p text:style-name="P2">h2 {</text:p>
      <text:p text:style-name="P2"><text:s text:c="4"/>font-size: 30px;</text:p>
      <text:p text:style-name="P2"><text:s text:c="4"/>font-weight: 600;</text:p>
      <text:p text:style-name="P2">}</text:p>
      <text:p text:style-name="P2"/>
      <text:p text:style-name="P2">p, a.lha, .bx {</text:p>
      <text:p text:style-name="P2"><text:s text:c="4"/>font-size: 24px;</text:p>
      <text:p text:style-name="P2"><text:s text:c="4"/>font-weight: 300;</text:p>
      <text:p text:style-name="P2">}</text:p>
      <text:p text:style-name="P2"/>
      <text:p text:style-name="P2">.lha {</text:p>
      <text:p text:style-name="P2"><text:s text:c="4"/>display: flex;</text:p>
      <text:p text:style-name="P2"><text:s text:c="4"/>flex-direction: row;</text:p>
      <text:p text:style-name="P2"><text:s text:c="4"/>align-items: center;</text:p>
      <text:p text:style-name="P2"><text:s text:c="4"/>color: #4c5fd6;</text:p>
      <text:p text:style-name="P2"><text:s text:c="4"/>text-decoration: none;</text:p>
      <text:p text:style-name="P2">}</text:p>
      <text:p text:style-name="P2"/>
      <text:p text:style-name="P2">.lha {</text:p>
      <text:p text:style-name="P2"><text:soft-page-break/><text:s text:c="4"/>color: #4c5fd6;</text:p>
      <text:p text:style-name="P2"><text:s text:c="4"/>text-decoration: none;</text:p>
      <text:p text:style-name="P2">}</text:p>
      <text:p text:style-name="P2"/>
      <text:p text:style-name="P2">a:hover .lmore {</text:p>
      <text:p text:style-name="P2"><text:s text:c="4"/>color: #4c5fd6;</text:p>
      <text:p text:style-name="P2"><text:s text:c="4"/>text-decoration: underline;</text:p>
      <text:p text:style-name="P2">}</text:p>
      <text:p text:style-name="P2"/>
      <text:p text:style-name="P2">.help-row {</text:p>
      <text:p text:style-name="P2"><text:s text:c="4"/>display: flex;</text:p>
      <text:p text:style-name="P2"><text:s text:c="4"/>flex-direction: row;</text:p>
      <text:p text:style-name="P2"><text:s text:c="4"/>align-items: baseline;</text:p>
      <text:p text:style-name="P2"><text:s text:c="4"/>justify-content: space-between;</text:p>
      <text:p text:style-name="P2"><text:s text:c="4"/>margin: 90px 0;</text:p>
      <text:p text:style-name="P2"><text:s text:c="4"/>width: 100%;</text:p>
      <text:p text:style-name="P2"><text:s text:c="4"/>gap: 30px 30px;</text:p>
      <text:p text:style-name="P2">}</text:p>
      <text:p text:style-name="P2"/>
      <text:p text:style-name="P2">.help-col1 {</text:p>
      <text:p text:style-name="P2"><text:s text:c="4"/>display: flex;</text:p>
      <text:p text:style-name="P2"><text:s text:c="4"/>flex-direction: row;</text:p>
      <text:p text:style-name="P2"><text:s text:c="4"/>align-items: self-start;</text:p>
      <text:p text:style-name="P2"><text:s text:c="4"/>justify-content: left;</text:p>
      <text:p text:style-name="P2"><text:s text:c="4"/>width: 100%;</text:p>
      <text:p text:style-name="P2"><text:s text:c="4"/>padding: 0;</text:p>
      <text:p text:style-name="P2"><text:s text:c="4"/>gap: 20px;</text:p>
      <text:p text:style-name="P2">}</text:p>
      <text:p text:style-name="P2"/>
      <text:p text:style-name="P2">.help-col2 {</text:p>
      <text:p text:style-name="P2"><text:s text:c="4"/>display: flex;</text:p>
      <text:p text:style-name="P2"><text:s text:c="4"/>flex-direction: row;</text:p>
      <text:p text:style-name="P2"><text:s text:c="4"/>align-items: self-start;</text:p>
      <text:p text:style-name="P2"><text:s text:c="4"/>justify-content: left;</text:p>
      <text:p text:style-name="P2"><text:s text:c="4"/>width: 100%;</text:p>
      <text:p text:style-name="P2"><text:s text:c="4"/>padding: 0;</text:p>
      <text:p text:style-name="P2"><text:s text:c="4"/>gap: 30px;</text:p>
      <text:p text:style-name="P2">}</text:p>
      <text:p text:style-name="P2"/>
      <text:p text:style-name="P2">footer {</text:p>
      <text:p text:style-name="P2"><text:s text:c="4"/>display: flex;</text:p>
      <text:p text:style-name="P2"><text:s text:c="4"/>flex-direction: row;</text:p>
      <text:p text:style-name="P2"><text:s text:c="4"/>justify-content: space-between;</text:p>
      <text:p text:style-name="P2"><text:s text:c="4"/>align-items: flex-start;</text:p>
      <text:p text:style-name="P2"><text:s text:c="4"/>line-height: 1.8;</text:p>
      <text:p text:style-name="P2"><text:s text:c="4"/>padding: 60px 100px;</text:p>
      <text:p text:style-name="P2"><text:s text:c="4"/>background-color: #000000;</text:p>
      <text:p text:style-name="P2"><text:s text:c="4"/>color: #ffffff;</text:p>
      <text:p text:style-name="P2"><text:s text:c="4"/>font-size: 18px;</text:p>
      <text:p text:style-name="P2"><text:s text:c="4"/>font-weight: 400;</text:p>
      <text:p text:style-name="P2">}</text:p>
      <text:p text:style-name="P2"/>
      <text:p text:style-name="P2">footer h1 {</text:p>
      <text:p text:style-name="P2"><text:s text:c="4"/>font-size: 18px;</text:p>
      <text:p text:style-name="P2"><text:s text:c="4"/>font-weight: 500;</text:p>
      <text:p text:style-name="P2">}</text:p>
      <text:p text:style-name="P2"/>
      <text:p text:style-name="P2">footer p {</text:p>
      <text:p text:style-name="P2"><text:s text:c="4"/>font-size: 18px;</text:p>
      <text:p text:style-name="P2"><text:s text:c="4"/>font-weight: 400;</text:p>
      <text:p text:style-name="P2">}</text:p>
      <text:p text:style-name="P2"/>
      <text:p text:style-name="P2">footer a {</text:p>
      <text:p text:style-name="P2"><text:s text:c="4"/>text-decoration: none;</text:p>
      <text:p text:style-name="P2"><text:s text:c="4"/>color: #ffffff;</text:p>
      <text:p text:style-name="P2">}</text:p>
      <text:p text:style-name="P2"/>
      <text:p text:style-name="P2">footer a:hover {</text:p>
      <text:p text:style-name="P2"><text:s text:c="4"/>text-decoration: underline;</text:p>
      <text:p text:style-name="P2"><text:s text:c="4"/>color: #ffffff;</text:p>
      <text:p text:style-name="P2"><text:soft-page-break/>}</text:p>
      <text:p text:style-name="P2"/>
      <text:p text:style-name="P2">.foot-left {</text:p>
      <text:p text:style-name="P2"><text:s text:c="4"/>display: flex;</text:p>
      <text:p text:style-name="P2"><text:s text:c="4"/>flex-direction: row;</text:p>
      <text:p text:style-name="P2"><text:s text:c="4"/>justify-content: first baseline;</text:p>
      <text:p text:style-name="P2"><text:s text:c="4"/>gap: 50px;</text:p>
      <text:p text:style-name="P2">}</text:p>
      <text:p text:style-name="P2"/>
      <text:p text:style-name="P2">.foot {</text:p>
      <text:p text:style-name="P2"><text:s text:c="4"/>display: flex;</text:p>
      <text:p text:style-name="P2"><text:s text:c="4"/>flex-direction: column;</text:p>
      <text:p text:style-name="P2"><text:s text:c="4"/>justify-content: left;</text:p>
      <text:p text:style-name="P2">}</text:p>
      <text:p text:style-name="P2"/>
      <text:p text:style-name="P2">.foot-head {</text:p>
      <text:p text:style-name="P2"><text:s text:c="4"/>font-size: 18px;</text:p>
      <text:p text:style-name="P2"><text:s text:c="4"/>font-weight: 800;</text:p>
      <text:p text:style-name="P2">}</text:p>
      <text:p text:style-name="P2"/>
      <text:p text:style-name="P2">.foot-right {</text:p>
      <text:p text:style-name="P2"><text:s text:c="4"/>display: flex;</text:p>
      <text:p text:style-name="P2"><text:s text:c="4"/>flex-direction: column;</text:p>
      <text:p text:style-name="P2"><text:s text:c="4"/>align-self: last baseline;</text:p>
      <text:p text:style-name="P2">}</text:p>
      <text:p text:style-name="P2"/>
      <text:p text:style-name="P2"/>
      <text:p text:style-name="P21">Admin Dashboard:</text:p>
      <text:p text:style-name="P2"/>
      <text:p text:style-name="P2">&lt;!DOCTYPE html&gt;</text:p>
      <text:p text:style-name="P2">&lt;html lang="en"&gt;</text:p>
      <text:p text:style-name="P2"/>
      <text:p text:style-name="P2">&lt;head&gt;</text:p>
      <text:p text:style-name="P2"><text:s text:c="4"/>&lt;meta charset="UTF-8"&gt;</text:p>
      <text:p text:style-name="P2"><text:s text:c="4"/>&lt;meta name="viewport" content="width=device-width, initial-scale=1.0"&gt;</text:p>
      <text:p text:style-name="P2"><text:s text:c="4"/>&lt;title&gt;Spike Admin&lt;/title&gt;</text:p>
      <text:p text:style-name="P2"><text:s text:c="4"/>&lt;link rel="stylesheet" href="style.css"&gt;</text:p>
      <text:p text:style-name="P2"><text:s text:c="4"/>&lt;link rel="shortcut icon" href="./img/favicon.svg" type="image/x-icon"&gt;</text:p>
      <text:p text:style-name="P2"><text:s text:c="4"/>&lt;link href='https://unpkg.com/boxicons@2.1.4/css/boxicons.min.css' rel='stylesheet'&gt;</text:p>
      <text:p text:style-name="P2"><text:s text:c="4"/>&lt;link rel="preconnect" href="https://fonts.googleapis.com"&gt;</text:p>
      <text:p text:style-name="P2"><text:s text:c="4"/>&lt;link rel="preconnect" href="https://fonts.gstatic.com" crossorigin&gt;</text:p>
      <text:p text:style-name="P2"><text:s text:c="4"/>&lt;link href="https://fonts.googleapis.com/css2?family=Work+Sans:ital,wght@0,100..900;1,100..900&amp;display=swap"</text:p>
      <text:p text:style-name="P2"><text:s text:c="8"/>rel="stylesheet"&gt;</text:p>
      <text:p text:style-name="P2"><text:s text:c="4"/>&lt;link rel="stylesheet" href="https://cdn.jsdelivr.net/npm/charts.css/dist/charts.min.css"&gt;</text:p>
      <text:p text:style-name="P2"><text:s text:c="4"/>&lt;script&gt;</text:p>
      <text:p text:style-name="P2"><text:s text:c="8"/>function resize() {</text:p>
      <text:p text:style-name="P2"><text:s text:c="12"/>my - chart.resize(400, 450);</text:p>
      <text:p text:style-name="P2"><text:s text:c="8"/>}</text:p>
      <text:p text:style-name="P2"><text:s text:c="8"/>resize();</text:p>
      <text:p text:style-name="P2"><text:s text:c="4"/>&lt;/script&gt;</text:p>
      <text:p text:style-name="P2">&lt;/head&gt;</text:p>
      <text:p text:style-name="P2"/>
      <text:p text:style-name="P2">&lt;body&gt;</text:p>
      <text:p text:style-name="P2"/>
      <text:p text:style-name="P2"><text:s text:c="4"/>&lt;!-- Left Sidebar --&gt;</text:p>
      <text:p text:style-name="P2"><text:s text:c="4"/>&lt;aside class="sidebar"&gt;</text:p>
      <text:p text:style-name="P2"/>
      <text:p text:style-name="P2"><text:s text:c="8"/>&lt;div class="logo"&gt;</text:p>
      <text:p text:style-name="P2"><text:s text:c="12"/>&amp;nbsp;&amp;nbsp;&amp;nbsp;&amp;nbsp;&lt;img src="./img/logo-dark.svg" alt="Logo"&gt;</text:p>
      <text:p text:style-name="P2"><text:s text:c="8"/>&lt;/div&gt;</text:p>
      <text:p text:style-name="P2"/>
      <text:p text:style-name="P2"><text:s text:c="8"/>&lt;h2&gt;&amp;nbsp;&amp;nbsp;&amp;nbsp;&amp;nbsp;HOME&lt;/h2&gt;</text:p>
      <text:p text:style-name="P2"><text:s text:c="8"/>&lt;div class="side-item dash"&gt;</text:p>
      <text:p text:style-name="P2"><text:s text:c="12"/>&lt;a href="#"&gt;&amp;nbsp;&amp;nbsp;&amp;nbsp;&amp;nbsp;&lt;i class="bx bxs-dashboard"&gt;&lt;/i&gt;&amp;nbsp;&amp;nbsp;&amp;nbsp;&amp;nbsp;Dashboard&lt;/a&gt;</text:p>
      <text:p text:style-name="P2"><text:s text:c="8"/>&lt;/div&gt;</text:p>
      <text:p text:style-name="P2"><text:s text:c="8"/>&lt;h2&gt;&amp;nbsp;&amp;nbsp;&amp;nbsp;&amp;nbsp;UI COMPONENTS&lt;/h2&gt;</text:p>
      <text:p text:style-name="P2"><text:s text:c="8"/>&lt;div class="side-item onhover"&gt;</text:p>
      <text:p text:style-name="P2"><text:s text:c="12"/>&lt;a href="#"&gt;&amp;nbsp;&amp;nbsp;&amp;nbsp;&amp;nbsp;&lt;i class="bx bx-error-circle"&gt;&lt;/i&gt;&amp;nbsp;&amp;nbsp;&amp;nbsp;&amp;nbsp;Alert&lt;/a&gt;</text:p>
      <text:p text:style-name="P2"><text:s text:c="8"/>&lt;/div&gt;</text:p>
      <text:p text:style-name="P2"><text:s text:c="8"/>&lt;div class="side-item onhover"&gt;</text:p>
      <text:p text:style-name="P2"><text:s text:c="12"/>&lt;a href="#"&gt;&amp;nbsp;&amp;nbsp;&amp;nbsp;&amp;nbsp;&lt;i class="bx bx-target-lock"&gt;&lt;/i&gt;&amp;nbsp;&amp;nbsp;&amp;nbsp;&amp;nbsp;Button&lt;/a&gt;</text:p>
      <text:p text:style-name="P2"><text:s text:c="8"/>&lt;/div&gt;</text:p>
      <text:p text:style-name="P2"><text:s text:c="8"/>&lt;div class="side-item onhover"&gt;</text:p>
      <text:p text:style-name="P2"><text:s text:c="12"/>&lt;a href="#"&gt;&amp;nbsp;&amp;nbsp;&amp;nbsp;&amp;nbsp;&lt;i class="bx bx-credit-card-front"&gt;&lt;/i&gt;&amp;nbsp;&amp;nbsp;&amp;nbsp;&amp;nbsp;Cards&lt;/a&gt;</text:p>
      <text:p text:style-name="P2"><text:s text:c="8"/>&lt;/div&gt;</text:p>
      <text:p text:style-name="P2"><text:s text:c="8"/>&lt;div class="side-item onhover"&gt;</text:p>
      <text:p text:style-name="P2"><text:s text:c="12"/>&lt;a href="#"&gt;&amp;nbsp;&amp;nbsp;&amp;nbsp;&amp;nbsp;&lt;i class="bx bx-grid"&gt;&lt;/i&gt;&amp;nbsp;&amp;nbsp;&amp;nbsp;&amp;nbsp;Tables&lt;/a&gt;</text:p>
      <text:p text:style-name="P2"><text:s text:c="8"/>&lt;/div&gt;</text:p>
      <text:p text:style-name="P2"/>
      <text:p text:style-name="P2"><text:s text:c="8"/>&lt;h2&gt;&amp;nbsp;&amp;nbsp;&amp;nbsp;&amp;nbsp;AUTH&lt;/h2&gt;</text:p>
      <text:p text:style-name="P2"><text:s text:c="8"/>&lt;div class="side-item onhover"&gt;</text:p>
      <text:p text:style-name="P2"><text:s text:c="12"/>&lt;a href="#"&gt;&amp;nbsp;&amp;nbsp;&amp;nbsp;&amp;nbsp;&lt;i class="bx bx-log-out"&gt;&lt;/i&gt;&amp;nbsp;&amp;nbsp;&amp;nbsp;&amp;nbsp;Login&lt;/a&gt;</text:p>
      <text:p text:style-name="P2"><text:s text:c="8"/>&lt;/div&gt;</text:p>
      <text:p text:style-name="P2"><text:s text:c="8"/>&lt;div class="side-item onhover"&gt;</text:p>
      <text:p text:style-name="P2"><text:s text:c="12"/>&lt;a href="#"&gt;&amp;nbsp;&amp;nbsp;&amp;nbsp;&amp;nbsp;&lt;i class="bx bx-user-plus"&gt;&lt;/i&gt;&amp;nbsp;&amp;nbsp;&amp;nbsp;&amp;nbsp;Register&lt;/a&gt;</text:p>
      <text:p text:style-name="P2"><text:s text:c="8"/>&lt;/div&gt;</text:p>
      <text:p text:style-name="P2"/>
      <text:p text:style-name="P2"><text:s text:c="8"/>&lt;h2&gt;&amp;nbsp;&amp;nbsp;&amp;nbsp;&amp;nbsp;EXTRA&lt;/h2&gt;</text:p>
      <text:p text:style-name="P2"><text:s text:c="8"/>&lt;div class="side-item onhover"&gt;</text:p>
      <text:p text:style-name="P2"><text:s text:c="12"/>&lt;a href="#"&gt;&amp;nbsp;&amp;nbsp;&amp;nbsp;&amp;nbsp;&lt;i class="bx bx-smile"&gt;&lt;/i&gt;&amp;nbsp;&amp;nbsp;&amp;nbsp;&amp;nbsp;Icons&lt;/a&gt;</text:p>
      <text:p text:style-name="P2"><text:s text:c="8"/>&lt;/div&gt;</text:p>
      <text:p text:style-name="P2"><text:s text:c="8"/>&lt;div class="side-item onhover"&gt;</text:p>
      <text:p text:style-name="P2"><text:s text:c="12"/>&lt;a href="#"&gt;&amp;nbsp;&amp;nbsp;&amp;nbsp;&amp;nbsp;&lt;i class="bx bx-aperture"&gt;&lt;/i&gt;&amp;nbsp;&amp;nbsp;&amp;nbsp;&amp;nbsp;Sample Page&lt;/a&gt;</text:p>
      <text:p text:style-name="P2"><text:s text:c="8"/>&lt;/div&gt;</text:p>
      <text:p text:style-name="P2"/>
      <text:p text:style-name="P2"><text:s text:c="4"/>&lt;/aside&gt;</text:p>
      <text:p text:style-name="P2"/>
      <text:p text:style-name="P2"><text:soft-page-break/><text:s text:c="4"/>&lt;!-- Main Content Area --&gt;</text:p>
      <text:p text:style-name="P2"><text:s text:c="4"/>&lt;main class="main-content"&gt;</text:p>
      <text:p text:style-name="P2"/>
      <text:p text:style-name="P2"><text:s text:c="8"/>&lt;!-- Fixed Top Bar --&gt;</text:p>
      <text:p text:style-name="P2"><text:s text:c="8"/>&lt;header class="top-bar"&gt;</text:p>
      <text:p text:style-name="P2"><text:s text:c="12"/>&lt;div class="top-item1"&gt;</text:p>
      <text:p text:style-name="P2"><text:s text:c="16"/>&lt;i class="bx bx-bell"&gt;&lt;/i&gt;</text:p>
      <text:p text:style-name="P2"><text:s text:c="12"/>&lt;/div&gt;</text:p>
      <text:p text:style-name="P2"><text:s text:c="12"/>&lt;div class="top-item2"&gt;</text:p>
      <text:p text:style-name="P2"><text:s text:c="16"/>&lt;a href="#" class="upgrade"&gt;Upgrade To Pro&lt;/a&gt;</text:p>
      <text:p text:style-name="P2"><text:s text:c="16"/>&lt;div class="photo"&gt;</text:p>
      <text:p text:style-name="P2"><text:s text:c="20"/>&lt;img src="./img/profile.png" alt="Photo" class="profile-pic"&gt;</text:p>
      <text:p text:style-name="P2"><text:s text:c="16"/>&lt;/div&gt;</text:p>
      <text:p text:style-name="P2"><text:s text:c="12"/>&lt;/div&gt;</text:p>
      <text:p text:style-name="P2"><text:s text:c="8"/>&lt;/header&gt;</text:p>
      <text:p text:style-name="P2"/>
      <text:p text:style-name="P2"><text:s text:c="8"/>&lt;!-- Two-column Layout --&gt;</text:p>
      <text:p text:style-name="P2"><text:s text:c="8"/>&lt;section class="content"&gt;</text:p>
      <text:p text:style-name="P2"><text:s text:c="12"/>&lt;div class="left-column"&gt;</text:p>
      <text:p text:style-name="P2"><text:s text:c="16"/>&lt;div class="top-row"&gt;</text:p>
      <text:p text:style-name="P2"><text:s text:c="20"/>&lt;h2&gt;Profit &amp; Expenses&lt;/h2&gt;</text:p>
      <text:p text:style-name="P2"><text:s text:c="20"/>&lt;div class="far-right"&gt;</text:p>
      <text:p text:style-name="P2"><text:s text:c="24"/>&lt;div class="nav-link1"&gt;</text:p>
      <text:p text:style-name="P2"><text:s text:c="28"/>&lt;ul&gt;</text:p>
      <text:p text:style-name="P2"><text:s text:c="32"/>&lt;li&gt;</text:p>
      <text:p text:style-name="P2"><text:s text:c="36"/>&lt;a href="#"&gt;&lt;i class="bx bx-dots-vertical-rounded"&gt;&lt;/i&gt;&lt;/a&gt;</text:p>
      <text:p text:style-name="P2"><text:s text:c="36"/>&lt;ul class="sub-menu"&gt;</text:p>
      <text:p text:style-name="P2"><text:s text:c="40"/>&lt;li&gt;&lt;a href="#"&gt;Action&lt;/a&gt;&lt;/li&gt;</text:p>
      <text:p text:style-name="P2"><text:s text:c="40"/>&lt;li&gt;&lt;a href="#"&gt;Another Action&lt;/a&gt;&lt;/li&gt;</text:p>
      <text:p text:style-name="P2"><text:s text:c="40"/>&lt;li&gt;&lt;a href="#"&gt;Something else here&lt;/a&gt;&lt;/li&gt;</text:p>
      <text:p text:style-name="P2"><text:s text:c="36"/>&lt;/ul&gt;</text:p>
      <text:p text:style-name="P2"><text:s text:c="32"/>&lt;/li&gt;</text:p>
      <text:p text:style-name="P2"><text:s text:c="28"/>&lt;/ul&gt;</text:p>
      <text:p text:style-name="P2"><text:s text:c="24"/>&lt;/div&gt;</text:p>
      <text:p text:style-name="P2"><text:s text:c="20"/>&lt;/div&gt;</text:p>
      <text:p text:style-name="P2"><text:s text:c="16"/>&lt;/div&gt;</text:p>
      <text:p text:style-name="P2"><text:s text:c="16"/>&lt;div id="my-chart-column"&gt;</text:p>
      <text:p text:style-name="P2"><text:s text:c="20"/>&lt;div id="column"&gt;&lt;br /&gt;</text:p>
      <text:p text:style-name="P2"><text:s text:c="24"/>&lt;table</text:p>
      <text:p text:style-name="P2"><text:s text:c="28"/>class="charts-css column multiple show-data-on-hover data-outside show-labels show-primary-axis show-10-secondary-axes data-spacing-10 datasets-spacing-10"&gt;</text:p>
      <text:p text:style-name="P2"><text:s text:c="28"/>&lt;caption&gt; Profit and Expenses &lt;/caption&gt;</text:p>
      <text:p text:style-name="P2"><text:s text:c="28"/>&lt;tbody&gt;</text:p>
      <text:p text:style-name="P2"><text:s text:c="32"/>&lt;tr&gt;</text:p>
      <text:p text:style-name="P2"><text:s text:c="36"/>&lt;th scope="row"&gt; Mon &lt;/th&gt;</text:p>
      <text:p text:style-name="P2"><text:s text:c="36"/>&lt;td style="--size: 0.9; --color: #0085db;"&gt;&lt;span class="data"&gt; 9 &lt;/span&gt;&lt;/td&gt;</text:p>
      <text:p text:style-name="P2"><text:s text:c="36"/>&lt;td style="--size: 0.6; --color: #fb977d;"&gt;&lt;span class="data"&gt; 6 &lt;/span&gt;&lt;/td&gt;</text:p>
      <text:p text:style-name="P2"><text:s text:c="32"/>&lt;/tr&gt;</text:p>
      <text:p text:style-name="P2"><text:s text:c="32"/>&lt;tr&gt;</text:p>
      <text:p text:style-name="P2"><text:s text:c="36"/>&lt;th scope="row"&gt; Tue &lt;/th&gt;</text:p>
      <text:p text:style-name="P2"><text:s text:c="36"/>&lt;td style="--size: 0.5; --color: #0085db;"&gt;&lt;span class="data"&gt; 5 &lt;/span&gt;&lt;/td&gt;</text:p>
      <text:p text:style-name="P2"><text:s text:c="36"/>&lt;td style="--size: 0.3; --color: #fb977d;"&gt;&lt;span class="data"&gt; 3 &lt;/span&gt;&lt;/td&gt;</text:p>
      <text:p text:style-name="P2"><text:s text:c="32"/>&lt;/tr&gt;</text:p>
      <text:p text:style-name="P2"><text:s text:c="32"/>&lt;tr&gt;</text:p>
      <text:p text:style-name="P2"><text:s text:c="36"/>&lt;th scope="row"&gt; Wed &lt;/th&gt;</text:p>
      <text:p text:style-name="P2"><text:s text:c="36"/>&lt;td style="--size: 0.3; --color: #0085db;"&gt;&lt;span class="data"&gt; 3 &lt;/span&gt;&lt;/td&gt;</text:p>
      <text:p text:style-name="P2"><text:s text:c="36"/>&lt;td style="--size: 0.9; --color: #fb977d;"&gt;&lt;span class="data"&gt; 9 &lt;/span&gt;&lt;/td&gt;</text:p>
      <text:p text:style-name="P2"><text:s text:c="32"/>&lt;/tr&gt;</text:p>
      <text:p text:style-name="P2"><text:s text:c="32"/>&lt;tr&gt;</text:p>
      <text:p text:style-name="P2"><text:s text:c="36"/>&lt;th scope="row"&gt; Thu &lt;/th&gt;</text:p>
      <text:p text:style-name="P2"><text:s text:c="36"/>&lt;td style="--size: 0.7; --color: #0085db;"&gt;&lt;span class="data"&gt; 7 &lt;/span&gt;&lt;/td&gt;</text:p>
      <text:p text:style-name="P2"><text:s text:c="36"/>&lt;td style="--size: 0.5; --color: #fb977d;"&gt;&lt;span class="data"&gt; 5 &lt;/span&gt;&lt;/td&gt;</text:p>
      <text:p text:style-name="P2"><text:s text:c="32"/>&lt;/tr&gt;</text:p>
      <text:p text:style-name="P2"><text:s text:c="32"/>&lt;tr&gt;</text:p>
      <text:p text:style-name="P2"><text:s text:c="36"/>&lt;th scope="row"&gt; Fri &lt;/th&gt;</text:p>
      <text:p text:style-name="P2"><text:s text:c="36"/>&lt;td style="--size: 0.5; --color: #0085db;"&gt;&lt;span class="data"&gt; 5 &lt;/span&gt;&lt;/td&gt;</text:p>
      <text:p text:style-name="P2"><text:s text:c="36"/>&lt;td style="--size: 0.4; --color: #fb977d;"&gt;&lt;span class="data"&gt; 4 &lt;/span&gt;&lt;/td&gt;</text:p>
      <text:p text:style-name="P2"><text:s text:c="32"/>&lt;/tr&gt;</text:p>
      <text:p text:style-name="P2"><text:s text:c="32"/>&lt;tr&gt;</text:p>
      <text:p text:style-name="P2"><text:s text:c="36"/>&lt;th scope="row"&gt; Sat &lt;/th&gt;</text:p>
      <text:p text:style-name="P2"><text:soft-page-break/><text:s text:c="36"/>&lt;td style="--size: 1.0; --color: #0085db;"&gt;&lt;span class="data"&gt; 10 &lt;/span&gt;&lt;/td&gt;</text:p>
      <text:p text:style-name="P2"><text:s text:c="36"/>&lt;td style="--size: 0.6; --color: #fb977d;"&gt;&lt;span class="data"&gt; 6 &lt;/span&gt;&lt;/td&gt;</text:p>
      <text:p text:style-name="P2"><text:s text:c="32"/>&lt;/tr&gt;</text:p>
      <text:p text:style-name="P2"><text:s text:c="32"/>&lt;tr&gt;</text:p>
      <text:p text:style-name="P2"><text:s text:c="36"/>&lt;th scope="row"&gt; Sun &lt;/th&gt;</text:p>
      <text:p text:style-name="P2"><text:s text:c="36"/>&lt;td style="--size: 0.3; --color: #0085db;"&gt;&lt;span class="data"&gt; 3 &lt;/span&gt;&lt;/td&gt;</text:p>
      <text:p text:style-name="P2"><text:s text:c="36"/>&lt;td style="--size: 0.4; --color: #fb977d;"&gt;&lt;span class="data"&gt; 4 &lt;/span&gt;&lt;/td&gt;</text:p>
      <text:p text:style-name="P2"><text:s text:c="32"/>&lt;/tr&gt;</text:p>
      <text:p text:style-name="P2"><text:s text:c="28"/>&lt;/tbody&gt;</text:p>
      <text:p text:style-name="P2"><text:s text:c="24"/>&lt;/table&gt;</text:p>
      <text:p text:style-name="P2"><text:s text:c="20"/>&lt;/div&gt;</text:p>
      <text:p text:style-name="P2"><text:s text:c="16"/>&lt;/div&gt;</text:p>
      <text:p text:style-name="P2"><text:s text:c="12"/>&lt;/div&gt;</text:p>
      <text:p text:style-name="P2"><text:s text:c="12"/>&lt;aside class="right-column"&gt;</text:p>
      <text:p text:style-name="P2"><text:s text:c="16"/>&lt;div class="outer1"&gt;</text:p>
      <text:p text:style-name="P2"><text:s text:c="20"/>&lt;h2&gt;Traffic Distribution&lt;/h2&gt;</text:p>
      <text:p text:style-name="P2"><text:s text:c="20"/>&lt;div class="col-container1"&gt;</text:p>
      <text:p text:style-name="P2"><text:s text:c="24"/>&lt;div class="lines"&gt;</text:p>
      <text:p text:style-name="P2"><text:s text:c="28"/>&lt;div class="line1"&gt;</text:p>
      <text:p text:style-name="P2"><text:s text:c="32"/>&lt;h2&gt;$36,358&lt;/h2&gt;</text:p>
      <text:p text:style-name="P2"><text:s text:c="28"/>&lt;/div&gt;</text:p>
      <text:p text:style-name="P2"><text:s text:c="28"/>&lt;div class="line2"&gt;</text:p>
      <text:p text:style-name="P2"><text:s text:c="32"/>&lt;div class="trans1"&gt;</text:p>
      <text:p text:style-name="P2"><text:s text:c="36"/>&lt;i class="bx bx-left-arrow-alt"&gt;&lt;/i&gt;</text:p>
      <text:p text:style-name="P2"><text:s text:c="32"/>&lt;/div&gt;</text:p>
      <text:p text:style-name="P2"><text:s text:c="32"/>&lt;div&gt;</text:p>
      <text:p text:style-name="P2"><text:s text:c="36"/>&lt;h3&gt;+9%&lt;/h3&gt;</text:p>
      <text:p text:style-name="P2"><text:s text:c="32"/>&lt;/div&gt;</text:p>
      <text:p text:style-name="P2"><text:s text:c="32"/>&lt;div class="last-yr"&gt;</text:p>
      <text:p text:style-name="P2"><text:s text:c="36"/>&lt;h3&gt;last year&lt;/h3&gt;</text:p>
      <text:p text:style-name="P2"><text:s text:c="32"/>&lt;/div&gt;</text:p>
      <text:p text:style-name="P2"><text:s text:c="28"/>&lt;/div&gt;&lt;br /&gt;</text:p>
      <text:p text:style-name="P2"><text:s text:c="28"/>&lt;div class="line3"&gt;</text:p>
      <text:p text:style-name="P2"><text:s text:c="32"/>&lt;div class="organic"&gt;</text:p>
      <text:p text:style-name="P2"><text:s text:c="36"/>&lt;i class="bx bxs-circle"&gt;&lt;/i&gt;&lt;br /&gt;</text:p>
      <text:p text:style-name="P2"><text:s text:c="36"/>Organic</text:p>
      <text:p text:style-name="P2"><text:s text:c="32"/>&lt;/div&gt;</text:p>
      <text:p text:style-name="P2"><text:s text:c="32"/>&lt;div class="referral"&gt;</text:p>
      <text:p text:style-name="P2"><text:s text:c="36"/>&lt;i class="bx bxs-circle"&gt;&lt;/i&gt;&lt;br /&gt;</text:p>
      <text:p text:style-name="P2"><text:s text:c="36"/>Referral</text:p>
      <text:p text:style-name="P2"><text:s text:c="32"/>&lt;/div&gt;</text:p>
      <text:p text:style-name="P2"><text:s text:c="28"/>&lt;/div&gt;</text:p>
      <text:p text:style-name="P2"><text:s text:c="24"/>&lt;/div&gt;</text:p>
      <text:p text:style-name="P2"><text:s text:c="24"/>&lt;div id="my-chart-pie"&gt;</text:p>
      <text:p text:style-name="P2"><text:s text:c="28"/>&lt;table class="charts-css pie hide-data"&gt;</text:p>
      <text:p text:style-name="P2"><text:s text:c="32"/>&lt;caption&gt; Pie Example #1 &lt;/caption&gt;</text:p>
      <text:p text:style-name="P2"><text:s text:c="32"/>&lt;tbody&gt;</text:p>
      <text:p text:style-name="P2"><text:s text:c="36"/>&lt;tr&gt;</text:p>
      <text:p text:style-name="P2"><text:s text:c="40"/>&lt;td style="--start: 0.0; --end: 0.40; --color: #0085db;"&gt;&lt;span class="data"&gt; 40%</text:p>
      <text:p text:style-name="P2"><text:s text:c="44"/>&lt;/span&gt;</text:p>
      <text:p text:style-name="P2"><text:s text:c="40"/>&lt;/td&gt;</text:p>
      <text:p text:style-name="P2"><text:s text:c="36"/>&lt;/tr&gt;</text:p>
      <text:p text:style-name="P2"><text:s text:c="36"/>&lt;tr&gt;</text:p>
      <text:p text:style-name="P2"><text:s text:c="40"/>&lt;td style="--start: 0.40; --end: 0.80; --color: #fb977d;"&gt;&lt;span class="data"&gt;</text:p>
      <text:p text:style-name="P2"><text:s text:c="48"/>40% &lt;/span&gt;</text:p>
      <text:p text:style-name="P2"><text:s text:c="40"/>&lt;/td&gt;</text:p>
      <text:p text:style-name="P2"><text:s text:c="36"/>&lt;/tr&gt;</text:p>
      <text:p text:style-name="P2"><text:s text:c="36"/>&lt;tr&gt;</text:p>
      <text:p text:style-name="P2"><text:s text:c="40"/>&lt;td style="--start: 0.80; --end: 1.00; --color: #e7ecf0;"&gt;&lt;span class="data"&gt;</text:p>
      <text:p text:style-name="P2"><text:s text:c="48"/>20% &lt;/span&gt;&lt;/td&gt;</text:p>
      <text:p text:style-name="P2"><text:s text:c="32"/>&lt;/tbody&gt;</text:p>
      <text:p text:style-name="P2"><text:s text:c="28"/>&lt;/table&gt;</text:p>
      <text:p text:style-name="P2"><text:s text:c="24"/>&lt;/div&gt;</text:p>
      <text:p text:style-name="P2"><text:s text:c="20"/>&lt;/div&gt;</text:p>
      <text:p text:style-name="P2"><text:s text:c="16"/>&lt;/div&gt;</text:p>
      <text:p text:style-name="P2"><text:s text:c="16"/>&lt;div class="outer2"&gt;</text:p>
      <text:p text:style-name="P2"><text:s text:c="20"/>&lt;div class="sales"&gt;</text:p>
      <text:p text:style-name="P2"><text:s text:c="24"/>&lt;h2&gt;Product Sales&lt;/h2&gt;</text:p>
      <text:p text:style-name="P2"><text:s text:c="24"/>&lt;div class="dollar"&gt;</text:p>
      <text:p text:style-name="P2"><text:s text:c="28"/>&lt;i class="bx bx-dollar"&gt;&lt;/i&gt;</text:p>
      <text:p text:style-name="P2"><text:soft-page-break/><text:s text:c="24"/>&lt;/div&gt;</text:p>
      <text:p text:style-name="P2"><text:s text:c="20"/>&lt;/div&gt;</text:p>
      <text:p text:style-name="P2"><text:s text:c="20"/>&lt;div class="lines"&gt;</text:p>
      <text:p text:style-name="P2"><text:s text:c="24"/>&lt;div class="line1"&gt;</text:p>
      <text:p text:style-name="P2"><text:s text:c="28"/>&lt;h2&gt;$6,820&lt;/h2&gt;</text:p>
      <text:p text:style-name="P2"><text:s text:c="24"/>&lt;/div&gt;</text:p>
      <text:p text:style-name="P2"><text:s text:c="24"/>&lt;div class="line2"&gt;</text:p>
      <text:p text:style-name="P2"><text:s text:c="28"/>&lt;div class="trans2"&gt;</text:p>
      <text:p text:style-name="P2"><text:s text:c="32"/>&lt;i class="bx bx-left-arrow-alt"&gt;&lt;/i&gt;</text:p>
      <text:p text:style-name="P2"><text:s text:c="28"/>&lt;/div&gt;</text:p>
      <text:p text:style-name="P2"><text:s text:c="28"/>&lt;div&gt;</text:p>
      <text:p text:style-name="P2"><text:s text:c="32"/>&lt;h3&gt;+9%&lt;/h3&gt;</text:p>
      <text:p text:style-name="P2"><text:s text:c="28"/>&lt;/div&gt;</text:p>
      <text:p text:style-name="P2"><text:s text:c="28"/>&lt;div class="last-yr"&gt;</text:p>
      <text:p text:style-name="P2"><text:s text:c="32"/>&lt;h3&gt;last year&lt;/h3&gt;</text:p>
      <text:p text:style-name="P2"><text:s text:c="28"/>&lt;/div&gt;</text:p>
      <text:p text:style-name="P2"><text:s text:c="24"/>&lt;/div&gt;&lt;br /&gt;</text:p>
      <text:p text:style-name="P2"><text:s text:c="24"/>&lt;div class="line33"&gt;</text:p>
      <text:p text:style-name="P2"><text:s text:c="28"/>&lt;div id="my-chart-line"&gt;</text:p>
      <text:p text:style-name="P2"><text:s text:c="32"/>&lt;table class="charts-css line hide-data"&gt;</text:p>
      <text:p text:style-name="P2"><text:s text:c="36"/>&lt;caption&gt; Product Sales &lt;/caption&gt;</text:p>
      <text:p text:style-name="P2"><text:s text:c="36"/>&lt;tbody&gt;</text:p>
      <text:p text:style-name="P2"><text:s text:c="40"/>&lt;tr&gt;</text:p>
      <text:p text:style-name="P2"><text:s text:c="44"/>&lt;td style="--start: 0.25; --end: 0.66; --color: #0085db;"&gt;&lt;span</text:p>
      <text:p text:style-name="P2"><text:s text:c="52"/>class="data"&gt; 25 &lt;/span&gt;&lt;/td&gt;</text:p>
      <text:p text:style-name="P2"><text:s text:c="40"/>&lt;/tr&gt;</text:p>
      <text:p text:style-name="P2"><text:s text:c="40"/>&lt;tr&gt;</text:p>
      <text:p text:style-name="P2"><text:s text:c="44"/>&lt;td style="--start: 0.66; --end: 0.20; --color: #0085db;"&gt;&lt;span</text:p>
      <text:p text:style-name="P2"><text:s text:c="52"/>class="data"&gt; 66 &lt;/span&gt;&lt;/td&gt;</text:p>
      <text:p text:style-name="P2"><text:s text:c="40"/>&lt;/tr&gt;</text:p>
      <text:p text:style-name="P2"><text:s text:c="40"/>&lt;tr&gt;</text:p>
      <text:p text:style-name="P2"><text:s text:c="44"/>&lt;td style="--start: 0.20; --end: 0.40; --color: #0085db;"&gt;&lt;span</text:p>
      <text:p text:style-name="P2"><text:s text:c="52"/>class="data"&gt; 20 &lt;/span&gt;&lt;/td&gt;</text:p>
      <text:p text:style-name="P2"><text:s text:c="40"/>&lt;/tr&gt;</text:p>
      <text:p text:style-name="P2"><text:s text:c="40"/>&lt;tr&gt;</text:p>
      <text:p text:style-name="P2"><text:s text:c="44"/>&lt;td style="--start: 0.40; --end: 0.12; --color: #0085db;"&gt;&lt;span</text:p>
      <text:p text:style-name="P2"><text:s text:c="52"/>class="data"&gt; 40 &lt;/span&gt;&lt;/td&gt;</text:p>
      <text:p text:style-name="P2"><text:s text:c="40"/>&lt;/tr&gt;</text:p>
      <text:p text:style-name="P2"><text:s text:c="40"/>&lt;tr&gt;</text:p>
      <text:p text:style-name="P2"><text:s text:c="44"/>&lt;td style="--start: 0.12; --end: 0.58; --color: #0085db;"&gt;&lt;span</text:p>
      <text:p text:style-name="P2"><text:s text:c="52"/>class="data"&gt; 12 &lt;/span&gt;&lt;/td&gt;</text:p>
      <text:p text:style-name="P2"><text:s text:c="40"/>&lt;/tr&gt;</text:p>
      <text:p text:style-name="P2"><text:s text:c="40"/>&lt;tr&gt;</text:p>
      <text:p text:style-name="P2"><text:s text:c="44"/>&lt;td style="--start: 0.58; --end: 0.20; --color: #0085db;"&gt;&lt;span</text:p>
      <text:p text:style-name="P2"><text:s text:c="52"/>class="data"&gt; 58 &lt;/span&gt;&lt;/td&gt;</text:p>
      <text:p text:style-name="P2"><text:s text:c="40"/>&lt;/tr&gt;</text:p>
      <text:p text:style-name="P2"><text:s text:c="36"/>&lt;/tbody&gt;</text:p>
      <text:p text:style-name="P2"><text:s text:c="32"/>&lt;/table&gt;</text:p>
      <text:p text:style-name="P2"><text:s text:c="28"/>&lt;/div&gt;</text:p>
      <text:p text:style-name="P2"><text:s text:c="24"/>&lt;/div&gt;</text:p>
      <text:p text:style-name="P2"><text:s text:c="20"/>&lt;/div&gt;</text:p>
      <text:p text:style-name="P2"><text:s text:c="16"/>&lt;/div&gt;</text:p>
      <text:p text:style-name="P2"><text:s text:c="12"/>&lt;/aside&gt;</text:p>
      <text:p text:style-name="P2"><text:s text:c="8"/>&lt;/section&gt;</text:p>
      <text:p text:style-name="P2"/>
      <text:p text:style-name="P2"><text:s text:c="8"/>&lt;!-- Two-column Layout --&gt;</text:p>
      <text:p text:style-name="P2"><text:s text:c="8"/>&lt;section class="content2"&gt;</text:p>
      <text:p text:style-name="P2"><text:s text:c="12"/>&lt;aside class="second-left-column"&gt;</text:p>
      <text:p text:style-name="P2"><text:s text:c="16"/>&lt;div class="outer1"&gt;</text:p>
      <text:p text:style-name="P2"><text:s text:c="20"/>&lt;h2&gt;Upcoming Schedules&lt;/h2&gt;</text:p>
      <text:p text:style-name="P2"><text:s text:c="20"/>&lt;div class="out-layer"&gt;</text:p>
      <text:p text:style-name="P2"><text:s text:c="24"/>&lt;div class="inlayer"&gt;</text:p>
      <text:p text:style-name="P2"><text:s text:c="28"/>&lt;div class="in-item1"&gt;</text:p>
      <text:p text:style-name="P2"><text:s text:c="32"/>&lt;h3&gt;09:30 am&lt;/h3&gt;</text:p>
      <text:p text:style-name="P2"><text:s text:c="28"/>&lt;/div&gt;</text:p>
      <text:p text:style-name="P2"><text:s text:c="28"/>&lt;div class="in-item2"&gt;</text:p>
      <text:p text:style-name="P2"><text:s text:c="32"/>&lt;div class="dot circle-blue"&gt;</text:p>
      <text:p text:style-name="P2"><text:s text:c="36"/>&lt;i class="bx bx-circle"&gt;&lt;/i&gt;</text:p>
      <text:p text:style-name="P2"><text:s text:c="32"/>&lt;/div&gt;</text:p>
      <text:p text:style-name="P2"><text:s text:c="32"/>&lt;div class="line"&gt;</text:p>
      <text:p text:style-name="P2"><text:soft-page-break/><text:s text:c="32"/>&lt;/div&gt;</text:p>
      <text:p text:style-name="P2"><text:s text:c="28"/>&lt;/div&gt;</text:p>
      <text:p text:style-name="P2"><text:s text:c="28"/>&lt;div class="in-item3"&gt;</text:p>
      <text:p text:style-name="P2"><text:s text:c="32"/>&lt;h3&gt;Payment received from John Doe of $385.90&lt;/h3&gt;</text:p>
      <text:p text:style-name="P2"><text:s text:c="28"/>&lt;/div&gt;</text:p>
      <text:p text:style-name="P2"><text:s text:c="24"/>&lt;/div&gt;&lt;br /&gt;</text:p>
      <text:p text:style-name="P2"/>
      <text:p text:style-name="P2"><text:s text:c="24"/>&lt;div class="inlayer"&gt;</text:p>
      <text:p text:style-name="P2"><text:s text:c="28"/>&lt;div class="in-item1"&gt;</text:p>
      <text:p text:style-name="P2"><text:s text:c="32"/>&lt;h3&gt;10:00 am&lt;/h3&gt;</text:p>
      <text:p text:style-name="P2"><text:s text:c="28"/>&lt;/div&gt;</text:p>
      <text:p text:style-name="P2"><text:s text:c="28"/>&lt;div class="in-item2"&gt;</text:p>
      <text:p text:style-name="P2"><text:s text:c="32"/>&lt;div class="dot circle-gray"&gt;</text:p>
      <text:p text:style-name="P2"><text:s text:c="36"/>&lt;i class="bx bx-circle"&gt;&lt;/i&gt;</text:p>
      <text:p text:style-name="P2"><text:s text:c="32"/>&lt;/div&gt;</text:p>
      <text:p text:style-name="P2"><text:s text:c="32"/>&lt;div class="line"&gt;</text:p>
      <text:p text:style-name="P2"><text:s text:c="32"/>&lt;/div&gt;</text:p>
      <text:p text:style-name="P2"><text:s text:c="28"/>&lt;/div&gt;</text:p>
      <text:p text:style-name="P2"><text:s text:c="28"/>&lt;div class="in-item3"&gt;</text:p>
      <text:p text:style-name="P2"><text:s text:c="32"/>&lt;h3&gt;New sale recorded &lt;a href="#"&gt;#ML-3467&lt;/a&gt;&lt;/h3&gt;</text:p>
      <text:p text:style-name="P2"><text:s text:c="28"/>&lt;/div&gt;</text:p>
      <text:p text:style-name="P2"><text:s text:c="24"/>&lt;/div&gt;&lt;br /&gt;</text:p>
      <text:p text:style-name="P2"/>
      <text:p text:style-name="P2"><text:s text:c="24"/>&lt;div class="inlayer"&gt;</text:p>
      <text:p text:style-name="P2"><text:s text:c="28"/>&lt;div class="in-item1"&gt;</text:p>
      <text:p text:style-name="P2"><text:s text:c="32"/>&lt;h3&gt;12:00 am&lt;/h3&gt;</text:p>
      <text:p text:style-name="P2"><text:s text:c="28"/>&lt;/div&gt;</text:p>
      <text:p text:style-name="P2"><text:s text:c="28"/>&lt;div class="in-item2"&gt;</text:p>
      <text:p text:style-name="P2"><text:s text:c="32"/>&lt;div class="dot circle-green"&gt;</text:p>
      <text:p text:style-name="P2"><text:s text:c="36"/>&lt;i class="bx bx-circle"&gt;&lt;/i&gt;</text:p>
      <text:p text:style-name="P2"><text:s text:c="32"/>&lt;/div&gt;</text:p>
      <text:p text:style-name="P2"><text:s text:c="32"/>&lt;div class="line"&gt;</text:p>
      <text:p text:style-name="P2"><text:s text:c="32"/>&lt;/div&gt;</text:p>
      <text:p text:style-name="P2"><text:s text:c="28"/>&lt;/div&gt;</text:p>
      <text:p text:style-name="P2"><text:s text:c="28"/>&lt;div class="in-item3"&gt;</text:p>
      <text:p text:style-name="P2"><text:s text:c="32"/>&lt;h3&gt;Payment was made of $64.95 to Michael&lt;/h3&gt;</text:p>
      <text:p text:style-name="P2"><text:s text:c="28"/>&lt;/div&gt;</text:p>
      <text:p text:style-name="P2"><text:s text:c="24"/>&lt;/div&gt;&lt;br /&gt;</text:p>
      <text:p text:style-name="P2"/>
      <text:p text:style-name="P2"><text:s text:c="24"/>&lt;div class="inlayer"&gt;</text:p>
      <text:p text:style-name="P2"><text:s text:c="28"/>&lt;div class="in-item1"&gt;</text:p>
      <text:p text:style-name="P2"><text:s text:c="32"/>&lt;h3&gt;09:30 am&lt;/h3&gt;</text:p>
      <text:p text:style-name="P2"><text:s text:c="28"/>&lt;/div&gt;</text:p>
      <text:p text:style-name="P2"><text:s text:c="28"/>&lt;div class="in-item2"&gt;</text:p>
      <text:p text:style-name="P2"><text:s text:c="32"/>&lt;div class="dot circle-orange"&gt;</text:p>
      <text:p text:style-name="P2"><text:s text:c="36"/>&lt;i class="bx bx-circle"&gt;&lt;/i&gt;</text:p>
      <text:p text:style-name="P2"><text:s text:c="32"/>&lt;/div&gt;</text:p>
      <text:p text:style-name="P2"><text:s text:c="32"/>&lt;div class="line"&gt;</text:p>
      <text:p text:style-name="P2"><text:s text:c="32"/>&lt;/div&gt;</text:p>
      <text:p text:style-name="P2"><text:s text:c="28"/>&lt;/div&gt;</text:p>
      <text:p text:style-name="P2"><text:s text:c="28"/>&lt;div class="in-item3"&gt;</text:p>
      <text:p text:style-name="P2"><text:s text:c="32"/>&lt;h3&gt;New sale recorded &lt;a href="#"&gt;#ML-3467&lt;/a&gt;&lt;/h3&gt;</text:p>
      <text:p text:style-name="P2"><text:s text:c="28"/>&lt;/div&gt;</text:p>
      <text:p text:style-name="P2"><text:s text:c="24"/>&lt;/div&gt;&lt;br /&gt;</text:p>
      <text:p text:style-name="P2"/>
      <text:p text:style-name="P2"><text:s text:c="24"/>&lt;div class="inlayer"&gt;</text:p>
      <text:p text:style-name="P2"><text:s text:c="28"/>&lt;div class="in-item1"&gt;</text:p>
      <text:p text:style-name="P2"><text:s text:c="32"/>&lt;h3&gt;09:30 am&lt;/h3&gt;</text:p>
      <text:p text:style-name="P2"><text:s text:c="28"/>&lt;/div&gt;</text:p>
      <text:p text:style-name="P2"><text:s text:c="28"/>&lt;div class="in-item2"&gt;</text:p>
      <text:p text:style-name="P2"><text:s text:c="32"/>&lt;div class="dot circle-pink"&gt;</text:p>
      <text:p text:style-name="P2"><text:s text:c="36"/>&lt;i class="bx bx-circle"&gt;&lt;/i&gt;</text:p>
      <text:p text:style-name="P2"><text:s text:c="32"/>&lt;/div&gt;</text:p>
      <text:p text:style-name="P2"><text:s text:c="32"/>&lt;div class="line"&gt;</text:p>
      <text:p text:style-name="P2"><text:s text:c="32"/>&lt;/div&gt;</text:p>
      <text:p text:style-name="P2"><text:s text:c="28"/>&lt;/div&gt;</text:p>
      <text:p text:style-name="P2"><text:s text:c="28"/>&lt;div class="in-item3"&gt;</text:p>
      <text:p text:style-name="P2"><text:s text:c="32"/>&lt;h3&gt;New arrival recorded&lt;/h3&gt;</text:p>
      <text:p text:style-name="P2"><text:s text:c="28"/>&lt;/div&gt;</text:p>
      <text:p text:style-name="P2"><text:s text:c="24"/>&lt;/div&gt;&lt;br /&gt;</text:p>
      <text:p text:style-name="P2"><text:soft-page-break/></text:p>
      <text:p text:style-name="P2"><text:s text:c="24"/>&lt;div class="inlayer"&gt;</text:p>
      <text:p text:style-name="P2"><text:s text:c="28"/>&lt;div class="in-item1"&gt;</text:p>
      <text:p text:style-name="P2"><text:s text:c="32"/>&lt;h3&gt;12:00 am&lt;/h3&gt;</text:p>
      <text:p text:style-name="P2"><text:s text:c="28"/>&lt;/div&gt;</text:p>
      <text:p text:style-name="P2"><text:s text:c="28"/>&lt;div class="in-item2"&gt;</text:p>
      <text:p text:style-name="P2"><text:s text:c="32"/>&lt;div class="dot circle-green"&gt;</text:p>
      <text:p text:style-name="P2"><text:s text:c="36"/>&lt;i class="bx bx-circle"&gt;&lt;/i&gt;</text:p>
      <text:p text:style-name="P2"><text:s text:c="32"/>&lt;/div&gt;</text:p>
      <text:p text:style-name="P2"><text:s text:c="32"/>&lt;div class="line"&gt;</text:p>
      <text:p text:style-name="P2"><text:s text:c="32"/>&lt;/div&gt;</text:p>
      <text:p text:style-name="P2"><text:s text:c="28"/>&lt;/div&gt;</text:p>
      <text:p text:style-name="P2"><text:s text:c="28"/>&lt;div class="in-item3"&gt;</text:p>
      <text:p text:style-name="P2"><text:s text:c="32"/>&lt;h3&gt;Payment Received&lt;/h3&gt;</text:p>
      <text:p text:style-name="P2"><text:s text:c="28"/>&lt;/div&gt;</text:p>
      <text:p text:style-name="P2"><text:s text:c="24"/>&lt;/div&gt;</text:p>
      <text:p text:style-name="P2"><text:s text:c="20"/>&lt;/div&gt;</text:p>
      <text:p text:style-name="P2"><text:s text:c="16"/>&lt;/div&gt;</text:p>
      <text:p text:style-name="P2"><text:s text:c="12"/>&lt;/aside&gt;</text:p>
      <text:p text:style-name="P2"><text:s text:c="12"/>&lt;div class="second-right-column"&gt;</text:p>
      <text:p text:style-name="P2"><text:s text:c="16"/>&lt;div class="top-row"&gt;</text:p>
      <text:p text:style-name="P2"><text:s text:c="20"/>&lt;h2&gt;Top Paying Clients&lt;/h2&gt;</text:p>
      <text:p text:style-name="P2"><text:s text:c="20"/>&lt;div class="far-right"&gt;</text:p>
      <text:p text:style-name="P2"><text:s text:c="24"/>&lt;div class="nav-link1"&gt;</text:p>
      <text:p text:style-name="P2"><text:s text:c="28"/>&lt;ul&gt;</text:p>
      <text:p text:style-name="P2"><text:s text:c="32"/>&lt;li&gt;</text:p>
      <text:p text:style-name="P2"><text:s text:c="36"/>&lt;a href="#"&gt;&lt;i class="bx bx-dots-vertical-rounded"&gt;&lt;/i&gt;&lt;/a&gt;</text:p>
      <text:p text:style-name="P2"><text:s text:c="36"/>&lt;ul class="sub-menu"&gt;</text:p>
      <text:p text:style-name="P2"><text:s text:c="40"/>&lt;li&gt;&lt;a href="#"&gt;Action&lt;/a&gt;&lt;/li&gt;</text:p>
      <text:p text:style-name="P2"><text:s text:c="40"/>&lt;li&gt;&lt;a href="#"&gt;Another Action&lt;/a&gt;&lt;/li&gt;</text:p>
      <text:p text:style-name="P2"><text:s text:c="40"/>&lt;li&gt;&lt;a href="#"&gt;Something else here&lt;/a&gt;&lt;/li&gt;</text:p>
      <text:p text:style-name="P2"><text:s text:c="36"/>&lt;/ul&gt;</text:p>
      <text:p text:style-name="P2"><text:s text:c="32"/>&lt;/li&gt;</text:p>
      <text:p text:style-name="P2"><text:s text:c="28"/>&lt;/ul&gt;</text:p>
      <text:p text:style-name="P2"><text:s text:c="24"/>&lt;/div&gt;</text:p>
      <text:p text:style-name="P2"><text:s text:c="20"/>&lt;/div&gt;</text:p>
      <text:p text:style-name="P2"><text:s text:c="16"/>&lt;/div&gt;</text:p>
      <text:p text:style-name="P2"><text:s text:c="16"/>&lt;div class="my-table"&gt;</text:p>
      <text:p text:style-name="P2"><text:s text:c="20"/>&lt;table&gt;</text:p>
      <text:p text:style-name="P2"><text:s text:c="24"/>&lt;thead&gt;</text:p>
      <text:p text:style-name="P2"><text:s text:c="28"/>&lt;th style="width: 8%;"&gt;Id&lt;/th&gt;</text:p>
      <text:p text:style-name="P2"><text:s text:c="28"/>&lt;th style="width: 31%;"&gt;Assigned&lt;/th&gt;</text:p>
      <text:p text:style-name="P2"><text:s text:c="28"/>&lt;th style="width: 31%;"&gt;Name&lt;/th&gt;</text:p>
      <text:p text:style-name="P2"><text:s text:c="28"/>&lt;th style="width: 15%;"&gt;Priority&lt;/th&gt;</text:p>
      <text:p text:style-name="P2"><text:s text:c="28"/>&lt;th style="width: 15%; text-align: center;"&gt;Budget&lt;/th&gt;</text:p>
      <text:p text:style-name="P2"><text:s text:c="24"/>&lt;/thead&gt;</text:p>
      <text:p text:style-name="P2"><text:s text:c="24"/>&lt;tbody&gt;</text:p>
      <text:p text:style-name="P2"><text:s text:c="28"/>&lt;tr&gt;</text:p>
      <text:p text:style-name="P2"><text:s text:c="32"/>&lt;td&gt;1&lt;/td&gt;</text:p>
      <text:p text:style-name="P2"><text:s text:c="32"/>&lt;td&gt;&lt;strong&gt;Sunil Joshi&lt;/strong&gt;&lt;br /&gt;Web Designer&lt;/td&gt;</text:p>
      <text:p text:style-name="P2"><text:s text:c="32"/>&lt;td&gt;Elite Admin&lt;/td&gt;</text:p>
      <text:p text:style-name="P2"><text:s text:c="32"/>&lt;td&gt;&lt;span class="blue"&gt;Low&lt;/span&gt;&lt;/td&gt;</text:p>
      <text:p text:style-name="P2"><text:s text:c="32"/>&lt;td style="text-align: center;"&gt;$3.9&lt;/td&gt;</text:p>
      <text:p text:style-name="P2"><text:s text:c="28"/>&lt;/tr&gt;</text:p>
      <text:p text:style-name="P2"><text:s text:c="28"/>&lt;tr&gt;</text:p>
      <text:p text:style-name="P2"><text:s text:c="32"/>&lt;td&gt;2&lt;/td&gt;</text:p>
      <text:p text:style-name="P2"><text:s text:c="32"/>&lt;td&gt;&lt;strong&gt;Andrew McDownland&lt;/strong&gt;&lt;br /&gt;Project Manager&lt;/td&gt;</text:p>
      <text:p text:style-name="P2"><text:s text:c="32"/>&lt;td&gt;Real Homes WP Theme&lt;/td&gt;</text:p>
      <text:p text:style-name="P2"><text:s text:c="32"/>&lt;td&gt;&lt;span class="gray"&gt;Medium&lt;/span&gt;&lt;/td&gt;</text:p>
      <text:p text:style-name="P2"><text:s text:c="32"/>&lt;td style="text-align: center;"&gt;$24.5k&lt;/td&gt;</text:p>
      <text:p text:style-name="P2"><text:s text:c="28"/>&lt;/tr&gt;</text:p>
      <text:p text:style-name="P2"><text:s text:c="28"/>&lt;tr&gt;</text:p>
      <text:p text:style-name="P2"><text:s text:c="32"/>&lt;td&gt;3&lt;/td&gt;</text:p>
      <text:p text:style-name="P2"><text:s text:c="32"/>&lt;td&gt;&lt;strong&gt;Christopher Jamil&lt;/strong&gt;&lt;br /&gt;Project Manager&lt;/td&gt;</text:p>
      <text:p text:style-name="P2"><text:s text:c="32"/>&lt;td&gt;MedicalPro WP Theme&lt;/td&gt;</text:p>
      <text:p text:style-name="P2"><text:s text:c="32"/>&lt;td&gt;&lt;span class="pink"&gt;High&lt;/span&gt;&lt;/td&gt;</text:p>
      <text:p text:style-name="P2"><text:s text:c="32"/>&lt;td style="text-align: center;"&gt;$12.8k&lt;/td&gt;</text:p>
      <text:p text:style-name="P2"><text:s text:c="28"/>&lt;/tr&gt;</text:p>
      <text:p text:style-name="P2"><text:s text:c="28"/>&lt;tr&gt;</text:p>
      <text:p text:style-name="P2"><text:s text:c="32"/>&lt;td&gt;4&lt;/td&gt;</text:p>
      <text:p text:style-name="P2"><text:soft-page-break/><text:s text:c="32"/>&lt;td&gt;&lt;strong&gt;Nirav Joshi&lt;/strong&gt;&lt;br /&gt;Frontend Engineer&lt;/td&gt;</text:p>
      <text:p text:style-name="P2"><text:s text:c="32"/>&lt;td&gt;Hosting Press HTML&lt;/td&gt;</text:p>
      <text:p text:style-name="P2"><text:s text:c="32"/>&lt;td&gt;&lt;span class="green"&gt;Critical&lt;/span&gt;&lt;/td&gt;</text:p>
      <text:p text:style-name="P2"><text:s text:c="32"/>&lt;td style="text-align: center;"&gt;$2.4k&lt;/td&gt;</text:p>
      <text:p text:style-name="P2"><text:s text:c="28"/>&lt;/tr&gt;</text:p>
      <text:p text:style-name="P2"><text:s text:c="28"/>&lt;tr&gt;</text:p>
      <text:p text:style-name="P2"><text:s text:c="32"/>&lt;td&gt;5&lt;/td&gt;</text:p>
      <text:p text:style-name="P2"><text:s text:c="32"/>&lt;td&gt;&lt;strong&gt;Tim Geroge&lt;/strong&gt;&lt;br /&gt;Web Designer&lt;/td&gt;</text:p>
      <text:p text:style-name="P2"><text:s text:c="32"/>&lt;td&gt;Hosting Press HTML&lt;/td&gt;</text:p>
      <text:p text:style-name="P2"><text:s text:c="32"/>&lt;td&gt;&lt;span class="purple"&gt;Critical&lt;/span&gt;&lt;/td&gt;</text:p>
      <text:p text:style-name="P2"><text:s text:c="32"/>&lt;td style="text-align: center;"&gt;$5.4k&lt;/td&gt;</text:p>
      <text:p text:style-name="P2"><text:s text:c="28"/>&lt;/tr&gt;</text:p>
      <text:p text:style-name="P2"><text:s text:c="24"/>&lt;/tbody&gt;</text:p>
      <text:p text:style-name="P2"><text:s text:c="20"/>&lt;/table&gt;</text:p>
      <text:p text:style-name="P2"><text:s text:c="16"/>&lt;/div&gt;</text:p>
      <text:p text:style-name="P2"><text:s text:c="12"/>&lt;/div&gt;</text:p>
      <text:p text:style-name="P2"/>
      <text:p text:style-name="P2"><text:s text:c="8"/>&lt;/section&gt;</text:p>
      <text:p text:style-name="P2"/>
      <text:p text:style-name="P2"><text:s text:c="8"/>&lt;!-- Image Grid (Spanning Across Two Columns) --&gt;</text:p>
      <text:p text:style-name="P2"><text:s text:c="8"/>&lt;section class="image-grid"&gt;</text:p>
      <text:p text:style-name="P2"><text:s text:c="12"/>&lt;div class="image-card"&gt;</text:p>
      <text:p text:style-name="P2"><text:s text:c="16"/>&lt;a href="#"&gt;&lt;img src="./img/ear-buds.jpg" alt="Boat Headphone"&gt;&lt;/a&gt;</text:p>
      <text:p text:style-name="P2"><text:s text:c="16"/>&lt;h3&gt;Boat Headphone&lt;/h3&gt;</text:p>
      <text:p text:style-name="P2"><text:s text:c="16"/>&lt;p&gt;$285 &lt;span&gt;$375&lt;/span&gt; &lt;i class="bx bxs-star"&gt;&lt;/i&gt;&lt;i class="bx bxs-star"&gt;&lt;/i&gt;&lt;i</text:p>
      <text:p text:style-name="P2"><text:s text:c="24"/>class="bx bxs-star"&gt;&lt;/i&gt;&lt;i class="bx bxs-star"&gt;&lt;/i&gt;&lt;i class="bx bx-star"&gt;&lt;/i&gt;&lt;/p&gt;</text:p>
      <text:p text:style-name="P2"><text:s text:c="12"/>&lt;/div&gt;</text:p>
      <text:p text:style-name="P2"><text:s text:c="12"/>&lt;div class="image-card"&gt;</text:p>
      <text:p text:style-name="P2"><text:s text:c="16"/>&lt;a href="#"&gt;&lt;img src="./img/macbook.jpg" alt="MacBook Air Pro"&gt;&lt;/a&gt;</text:p>
      <text:p text:style-name="P2"><text:s text:c="16"/>&lt;h3&gt;MacBook Air Pro&lt;/h3&gt;</text:p>
      <text:p text:style-name="P2"><text:s text:c="16"/>&lt;p&gt;$900 &lt;span&gt;$650&lt;/span&gt; &lt;i class="bx bxs-star"&gt;&lt;/i&gt;&lt;i class="bx bxs-star"&gt;&lt;/i&gt;&lt;i</text:p>
      <text:p text:style-name="P2"><text:s text:c="24"/>class="bx bxs-star"&gt;&lt;/i&gt;&lt;i class="bx bxs-star"&gt;&lt;/i&gt;&lt;i class="bx bxs-star-half"&gt;&lt;/i&gt;&lt;/p&gt;</text:p>
      <text:p text:style-name="P2"><text:s text:c="12"/>&lt;/div&gt;</text:p>
      <text:p text:style-name="P2"><text:s text:c="12"/>&lt;div class="image-card"&gt;</text:p>
      <text:p text:style-name="P2"><text:s text:c="16"/>&lt;a href="#"&gt;&lt;img src="./img/red-valvet-dress.jpg" alt="Red Valvet Dress"&gt;&lt;/a&gt;</text:p>
      <text:p text:style-name="P2"><text:s text:c="16"/>&lt;h3&gt;Red Valvet Dress&lt;/h3&gt;</text:p>
      <text:p text:style-name="P2"><text:s text:c="16"/>&lt;p&gt;$200 &lt;span&gt;$150&lt;/span&gt; &lt;i class="bx bxs-star"&gt;&lt;/i&gt;&lt;i class="bx bxs-star"&gt;&lt;/i&gt;&lt;i</text:p>
      <text:p text:style-name="P2"><text:s text:c="24"/>class="bx bxs-star"&gt;&lt;/i&gt;&lt;i class="bx bx-star"&gt;&lt;/i&gt;&lt;i class="bx bx-star"&gt;&lt;/i&gt;&lt;/p&gt;</text:p>
      <text:p text:style-name="P2"><text:s text:c="12"/>&lt;/div&gt;</text:p>
      <text:p text:style-name="P2"><text:s text:c="12"/>&lt;div class="image-card"&gt;</text:p>
      <text:p text:style-name="P2"><text:s text:c="16"/>&lt;a href="#"&gt;&lt;img src="./img/cute-soft-teddybear.jpg" alt="Cute Soft Teddybear"&gt;&lt;/a&gt;</text:p>
      <text:p text:style-name="P2"><text:s text:c="16"/>&lt;h3&gt;Cute Soft Teddybear&lt;/h3&gt;</text:p>
      <text:p text:style-name="P2"><text:s text:c="16"/>&lt;p&gt;$345 &lt;span&gt;$285&lt;/span&gt; &lt;i class="bx bxs-star"&gt;&lt;/i&gt;&lt;i class="bx bxs-star"&gt;&lt;/i&gt;&lt;i</text:p>
      <text:p text:style-name="P2"><text:s text:c="24"/>class="bx bx-star"&gt;&lt;/i&gt;&lt;i class="bx bx-star"&gt;&lt;/i&gt;&lt;i class="bx bx-star"&gt;&lt;/i&gt;&lt;/p&gt;</text:p>
      <text:p text:style-name="P2"><text:s text:c="12"/>&lt;/div&gt;</text:p>
      <text:p text:style-name="P2"><text:s text:c="8"/>&lt;/section&gt;</text:p>
      <text:p text:style-name="P2"/>
      <text:p text:style-name="P2"><text:s text:c="8"/>&lt;!-- Footer --&gt;</text:p>
      <text:p text:style-name="P2"><text:s text:c="8"/>&lt;footer class="footer"&gt;</text:p>
      <text:p text:style-name="P2"><text:s text:c="12"/>&lt;p&gt;Design and Developed by &lt;a href="#"&gt;wrappixel.com&lt;/a&gt;&lt;/p&gt;</text:p>
      <text:p text:style-name="P2"><text:s text:c="8"/>&lt;/footer&gt;</text:p>
      <text:p text:style-name="P2"/>
      <text:p text:style-name="P2"><text:s text:c="4"/>&lt;/main&gt;</text:p>
      <text:p text:style-name="P2"/>
      <text:p text:style-name="P2">&lt;/body&gt;</text:p>
      <text:p text:style-name="P2"/>
      <text:p text:style-name="P2">&lt;/html&gt;</text:p>
      <text:p text:style-name="P2"/>
      <text:p text:style-name="P13">The CSS:</text:p>
      <text:p text:style-name="P2"/>
      <text:p text:style-name="P2">/* Reset Styles */</text:p>
      <text:p text:style-name="P2">* {</text:p>
      <text:p text:style-name="P2"><text:s text:c="4"/>margin: 0;</text:p>
      <text:p text:style-name="P2"><text:s text:c="4"/>padding: 0;</text:p>
      <text:p text:style-name="P2"><text:s text:c="4"/>box-sizing: border-box;</text:p>
      <text:p text:style-name="P2"><text:s text:c="4"/>font-family: "Work Sans", serif;</text:p>
      <text:p text:style-name="P2">}</text:p>
      <text:p text:style-name="P2"/>
      <text:p text:style-name="P2">/* Layout Styles */</text:p>
      <text:p text:style-name="P2">body {</text:p>
      <text:p text:style-name="P2"><text:soft-page-break/><text:s text:c="4"/>display: flex;</text:p>
      <text:p text:style-name="P2"><text:s text:c="4"/>background-color: #f0f5f9;</text:p>
      <text:p text:style-name="P2">}</text:p>
      <text:p text:style-name="P2"/>
      <text:p text:style-name="P2">/* Left Sidebar */</text:p>
      <text:p text:style-name="P2">.sidebar {</text:p>
      <text:p text:style-name="P2"><text:s text:c="4"/>vertical-align: middle;</text:p>
      <text:p text:style-name="P2"><text:s text:c="4"/>width: 270px;</text:p>
      <text:p text:style-name="P2"><text:s text:c="4"/>height: calc(100% - 40px);</text:p>
      <text:p text:style-name="P2"><text:s text:c="4"/>line-height: 3;</text:p>
      <text:p text:style-name="P2"><text:s text:c="4"/>/* height: 100vh; Full height */</text:p>
      <text:p text:style-name="P2"><text:s text:c="4"/>background: #ffffff;</text:p>
      <text:p text:style-name="P2"><text:s text:c="4"/>color: #666666;</text:p>
      <text:p text:style-name="P2"><text:s text:c="4"/>padding: 20px 0;</text:p>
      <text:p text:style-name="P2"><text:s text:c="4"/>margin: 20px 20px;</text:p>
      <text:p text:style-name="P2"><text:s text:c="4"/>border-radius: 25px;</text:p>
      <text:p text:style-name="P2"><text:s text:c="4"/>position: fixed;</text:p>
      <text:p text:style-name="P2"><text:s text:c="4"/>left: 0;</text:p>
      <text:p text:style-name="P2"><text:s text:c="4"/>top: 0;</text:p>
      <text:p text:style-name="P2"><text:s text:c="4"/>overflow-y: auto; /* Allows scrolling if needed */</text:p>
      <text:p text:style-name="P2"><text:s text:c="4"/>scrollbar-width: none; /* Hides scrollbar in Firefox */</text:p>
      <text:p text:style-name="P2">}</text:p>
      <text:p text:style-name="P2"/>
      <text:p text:style-name="P2">/* Hide Scrollbar by Default */</text:p>
      <text:p text:style-name="P2">.sidebar::-webkit-scrollbar {</text:p>
      <text:p text:style-name="P2"><text:s text:c="4"/>width: 8px; /* Scrollbar width */</text:p>
      <text:p text:style-name="P2"><text:s text:c="4"/>background: transparent; /* Fully hidden */</text:p>
      <text:p text:style-name="P2">}</text:p>
      <text:p text:style-name="P2"/>
      <text:p text:style-name="P2">/* Show Scrollbar on Hover */</text:p>
      <text:p text:style-name="P2">.sidebar:hover::-webkit-scrollbar {</text:p>
      <text:p text:style-name="P2"><text:s text:c="4"/>background: rgba(255, 255, 255, 0.2); /* Light background */</text:p>
      <text:p text:style-name="P2">}</text:p>
      <text:p text:style-name="P2"/>
      <text:p text:style-name="P2">.sidebar:hover::-webkit-scrollbar-thumb {</text:p>
      <text:p text:style-name="P2"><text:s text:c="4"/>background: rgba(255, 255, 255, 0.5); /* Scrollbar color */</text:p>
      <text:p text:style-name="P2"><text:s text:c="4"/>border-radius: 4px;</text:p>
      <text:p text:style-name="P2">}</text:p>
      <text:p text:style-name="P2"/>
      <text:p text:style-name="P2">.sidebar h2 {</text:p>
      <text:p text:style-name="P2"><text:s text:c="4"/>margin-bottom: 20px;</text:p>
      <text:p text:style-name="P2"><text:s text:c="4"/>font-size: 14px;</text:p>
      <text:p text:style-name="P2"><text:s text:c="4"/>font-weight: 400;</text:p>
      <text:p text:style-name="P2">}</text:p>
      <text:p text:style-name="P2"/>
      <text:p text:style-name="P2">.sidebar ul {</text:p>
      <text:p text:style-name="P2"><text:s text:c="4"/>list-style: none;</text:p>
      <text:p text:style-name="P2">}</text:p>
      <text:p text:style-name="P2"/>
      <text:p text:style-name="P2">.sidebar ul li {</text:p>
      <text:p text:style-name="P2"><text:s text:c="4"/>margin: 15px 0;</text:p>
      <text:p text:style-name="P2">}</text:p>
      <text:p text:style-name="P2"/>
      <text:p text:style-name="P2">.sidebar ul li a {</text:p>
      <text:p text:style-name="P2"><text:s text:c="4"/>color: #666666;</text:p>
      <text:p text:style-name="P2"><text:s text:c="4"/>text-decoration: none;</text:p>
      <text:p text:style-name="P2">}</text:p>
      <text:p text:style-name="P2"/>
      <text:p text:style-name="P2">.sidebar a {</text:p>
      <text:p text:style-name="P2"><text:s text:c="4"/>color: #666666;</text:p>
      <text:p text:style-name="P2"><text:s text:c="4"/>text-decoration: none;</text:p>
      <text:p text:style-name="P2">}</text:p>
      <text:p text:style-name="P2"/>
      <text:p text:style-name="P2">.side-item {</text:p>
      <text:p text:style-name="P2"><text:s text:c="4"/>font-size: 16px;</text:p>
      <text:p text:style-name="P2">}</text:p>
      <text:p text:style-name="P2"/>
      <text:p text:style-name="P2">.dash {</text:p>
      <text:p text:style-name="P2"><text:s text:c="4"/>background-color: #e0f0fb;</text:p>
      <text:p text:style-name="P2"><text:s text:c="4"/>border-radius: 0 25px 25px 0;</text:p>
      <text:p text:style-name="P2"><text:soft-page-break/><text:s text:c="4"/>color: #1a91df;</text:p>
      <text:p text:style-name="P2">}</text:p>
      <text:p text:style-name="P2"/>
      <text:p text:style-name="P2">.dash a {</text:p>
      <text:p text:style-name="P2"><text:s text:c="4"/>background-color: #e0f0fb;</text:p>
      <text:p text:style-name="P2"><text:s text:c="4"/>border-radius: 0 25px 25px 0;</text:p>
      <text:p text:style-name="P2"><text:s text:c="4"/>color: #1a91df;</text:p>
      <text:p text:style-name="P2">}</text:p>
      <text:p text:style-name="P2"/>
      <text:p text:style-name="P2">/* .onhover a:hover {</text:p>
      <text:p text:style-name="P2"><text:s text:c="4"/>background-color: #e0f0fb;</text:p>
      <text:p text:style-name="P2"><text:s text:c="4"/>border-radius: 0 25px 25px 0;</text:p>
      <text:p text:style-name="P2"><text:s text:c="4"/>color: #1a91df;</text:p>
      <text:p text:style-name="P2">} */</text:p>
      <text:p text:style-name="P2"/>
      <text:p text:style-name="P2">.side-item:hover, .side-item a:hover {</text:p>
      <text:p text:style-name="P2"><text:s text:c="4"/>background-color: #e0f0fb;</text:p>
      <text:p text:style-name="P2"><text:s text:c="4"/>border-radius: 0 25px 25px 0;</text:p>
      <text:p text:style-name="P2"><text:s text:c="4"/>color: #1a91df;</text:p>
      <text:p text:style-name="P2">}</text:p>
      <text:p text:style-name="P2"/>
      <text:p text:style-name="P2">/* Main Content */</text:p>
      <text:p text:style-name="P2">.main-content {</text:p>
      <text:p text:style-name="P2"><text:s text:c="4"/>margin-left: 310px; /* Push right */</text:p>
      <text:p text:style-name="P2"><text:s text:c="4"/>flex-grow: 1;</text:p>
      <text:p text:style-name="P2"><text:s text:c="4"/>min-height: 150vh; /* Extends beyond device height */</text:p>
      <text:p text:style-name="P2">}</text:p>
      <text:p text:style-name="P2"/>
      <text:p text:style-name="P2">/* Fixed Top Bar */</text:p>
      <text:p text:style-name="P2">.top-bar {</text:p>
      <text:p text:style-name="P2"><text:s text:c="4"/>position: fixed;</text:p>
      <text:p text:style-name="P2"><text:s text:c="4"/>top: 0;</text:p>
      <text:p text:style-name="P2"><text:s text:c="4"/>left: 290px;</text:p>
      <text:p text:style-name="P2"><text:s text:c="4"/>width: calc(100% - 330px);</text:p>
      <text:p text:style-name="P2"><text:s text:c="4"/>height: 70px;</text:p>
      <text:p text:style-name="P2"><text:s text:c="4"/>padding: 0 50px;</text:p>
      <text:p text:style-name="P2"><text:s text:c="4"/>margin: 20px 20px;</text:p>
      <text:p text:style-name="P2"><text:s text:c="4"/>border-radius: 22px;</text:p>
      <text:p text:style-name="P2"><text:s text:c="4"/>background: #ffffff;</text:p>
      <text:p text:style-name="P2"><text:s text:c="4"/>color: #666666;</text:p>
      <text:p text:style-name="P2"><text:s text:c="4"/>display: flex;</text:p>
      <text:p text:style-name="P2"><text:s text:c="4"/>align-items: center;</text:p>
      <text:p text:style-name="P2"><text:s text:c="4"/>justify-content: space-between;</text:p>
      <text:p text:style-name="P2"><text:s text:c="4"/>z-index: 1000;</text:p>
      <text:p text:style-name="P2">}</text:p>
      <text:p text:style-name="P2"/>
      <text:p text:style-name="P2">.top-item1 {</text:p>
      <text:p text:style-name="P2"><text:s text:c="4"/>display: flex;</text:p>
      <text:p text:style-name="P2"><text:s text:c="4"/>align-items: center;</text:p>
      <text:p text:style-name="P2">}</text:p>
      <text:p text:style-name="P2"/>
      <text:p text:style-name="P2">.top-item1 .bx {</text:p>
      <text:p text:style-name="P2"><text:s text:c="4"/>font-size: 25px;</text:p>
      <text:p text:style-name="P2">}</text:p>
      <text:p text:style-name="P2"/>
      <text:p text:style-name="P2">.top-item2 {</text:p>
      <text:p text:style-name="P2"><text:s text:c="4"/>display: flex;</text:p>
      <text:p text:style-name="P2"><text:s text:c="4"/>align-items: center;</text:p>
      <text:p text:style-name="P2"><text:s text:c="4"/>gap: 15px;</text:p>
      <text:p text:style-name="P2">}</text:p>
      <text:p text:style-name="P2"/>
      <text:p text:style-name="P2">a.upgrade {</text:p>
      <text:p text:style-name="P2"><text:s text:c="4"/>text-decoration: none;</text:p>
      <text:p text:style-name="P2"><text:s text:c="4"/>padding: 8px 15px;</text:p>
      <text:p text:style-name="P2"><text:s text:c="4"/>border-radius: 22px;</text:p>
      <text:p text:style-name="P2"><text:s text:c="4"/>border: 1px solid #0085db; <text:s text:c="5"/></text:p>
      <text:p text:style-name="P2"><text:s text:c="4"/>background-color: #0085db;</text:p>
      <text:p text:style-name="P2"><text:s text:c="4"/>color: #ffffff;</text:p>
      <text:p text:style-name="P2">}</text:p>
      <text:p text:style-name="P2"/>
      <text:p text:style-name="P2"><text:soft-page-break/>img.profile-pic {</text:p>
      <text:p text:style-name="P2"><text:s text:c="4"/>width: 30px;</text:p>
      <text:p text:style-name="P2"><text:s text:c="4"/>height: 30px;</text:p>
      <text:p text:style-name="P2">}</text:p>
      <text:p text:style-name="P2"/>
      <text:p text:style-name="P2">/* Content Section (Two-column Layout) */</text:p>
      <text:p text:style-name="P2">.content {</text:p>
      <text:p text:style-name="P2"><text:s text:c="4"/>display: flex;</text:p>
      <text:p text:style-name="P2"><text:s text:c="4"/>flex-wrap: wrap;</text:p>
      <text:p text:style-name="P2"><text:s text:c="4"/>width: calc(100% - 20px);</text:p>
      <text:p text:style-name="P2"><text:s text:c="4"/>padding: 20px 0; /* Push down to avoid top bar */</text:p>
      <text:p text:style-name="P2"><text:s text:c="4"/>margin-top: 110px;</text:p>
      <text:p text:style-name="P2"><text:s text:c="4"/>gap: 20px;</text:p>
      <text:p text:style-name="P2">}</text:p>
      <text:p text:style-name="P2"/>
      <text:p text:style-name="P2">/* Second Content Section (Two-column Layout) */</text:p>
      <text:p text:style-name="P2"/>
      <text:p text:style-name="P2">.content2 {</text:p>
      <text:p text:style-name="P2"><text:s text:c="4"/>display: flex;</text:p>
      <text:p text:style-name="P2"><text:s text:c="4"/>flex-wrap: wrap;</text:p>
      <text:p text:style-name="P2"><text:s text:c="4"/>width: calc(100% - 20px);</text:p>
      <text:p text:style-name="P2"><text:s text:c="4"/>padding: 20px 0; /* Push down to avoid top bar */</text:p>
      <text:p text:style-name="P2"><text:s text:c="4"/>margin-top: 20px;</text:p>
      <text:p text:style-name="P2"><text:s text:c="4"/>gap: 20px;</text:p>
      <text:p text:style-name="P2">}</text:p>
      <text:p text:style-name="P2"/>
      <text:p text:style-name="P2">/* Left Column */</text:p>
      <text:p text:style-name="P2">.left-column {</text:p>
      <text:p text:style-name="P2"><text:s text:c="4"/>flex: 4; /* Wider */</text:p>
      <text:p text:style-name="P2"><text:s text:c="4"/>background-color: #ffffff;</text:p>
      <text:p text:style-name="P2"><text:s text:c="4"/>padding: 20px;</text:p>
      <text:p text:style-name="P2"><text:s text:c="4"/>border-radius: 22px;</text:p>
      <text:p text:style-name="P2">}</text:p>
      <text:p text:style-name="P2"/>
      <text:p text:style-name="P2">.left-column h2 {</text:p>
      <text:p text:style-name="P2"><text:s text:c="4"/>font-size: 18px;</text:p>
      <text:p text:style-name="P2"><text:s text:c="4"/>font-weight: 500;</text:p>
      <text:p text:style-name="P2"><text:s text:c="4"/></text:p>
      <text:p text:style-name="P2">}</text:p>
      <text:p text:style-name="P2"/>
      <text:p text:style-name="P2">/* Left Column */</text:p>
      <text:p text:style-name="P2">.second-right-column {</text:p>
      <text:p text:style-name="P2"><text:s text:c="4"/>flex: 4; /* Wider */</text:p>
      <text:p text:style-name="P2"><text:s text:c="4"/>background-color: #ffffff;</text:p>
      <text:p text:style-name="P2"><text:s text:c="4"/>padding: 40px 20px 20px 20px;</text:p>
      <text:p text:style-name="P2"><text:s text:c="4"/>border-radius: 22px;</text:p>
      <text:p text:style-name="P2">}</text:p>
      <text:p text:style-name="P2"/>
      <text:p text:style-name="P2">.second-right-column h2 {</text:p>
      <text:p text:style-name="P2"><text:s text:c="4"/>font-size: 18px;</text:p>
      <text:p text:style-name="P2"><text:s text:c="4"/>font-weight: 500;</text:p>
      <text:p text:style-name="P2"><text:s text:c="4"/></text:p>
      <text:p text:style-name="P2">}</text:p>
      <text:p text:style-name="P2"/>
      <text:p text:style-name="P2">.top-row {</text:p>
      <text:p text:style-name="P2"><text:s text:c="4"/>display: flex;</text:p>
      <text:p text:style-name="P2"><text:s text:c="4"/>align-items: center;</text:p>
      <text:p text:style-name="P2"><text:s text:c="4"/>justify-content: space-between;</text:p>
      <text:p text:style-name="P2">}</text:p>
      <text:p text:style-name="P2"/>
      <text:p text:style-name="P2">.far-right {</text:p>
      <text:p text:style-name="P2"><text:s text:c="4"/>display: flex;</text:p>
      <text:p text:style-name="P2"><text:s text:c="4"/>align-items: center;</text:p>
      <text:p text:style-name="P2">}</text:p>
      <text:p text:style-name="P2"/>
      <text:p text:style-name="P2">/* nav-link1 Links */</text:p>
      <text:p text:style-name="P2">.nav-link1 ul {</text:p>
      <text:p text:style-name="P2"><text:s text:c="4"/>list-style: none;</text:p>
      <text:p text:style-name="P2"><text:s text:c="4"/>padding: 0;</text:p>
      <text:p text:style-name="P2">}</text:p>
      <text:p text:style-name="P2"><text:soft-page-break/></text:p>
      <text:p text:style-name="P2">.nav-link1 ul li {</text:p>
      <text:p text:style-name="P2"><text:s text:c="4"/>position: relative;</text:p>
      <text:p text:style-name="P2">}</text:p>
      <text:p text:style-name="P2"/>
      <text:p text:style-name="P2">.nav-link1 ul li a {</text:p>
      <text:p text:style-name="P2"><text:s text:c="4"/>display: block;</text:p>
      <text:p text:style-name="P2"><text:s text:c="4"/>align-items: center;</text:p>
      <text:p text:style-name="P2"><text:s text:c="4"/>justify-content: center;</text:p>
      <text:p text:style-name="P2"><text:s text:c="4"/>padding: 10px;</text:p>
      <text:p text:style-name="P2"><text:s text:c="4"/>color: #250026;;</text:p>
      <text:p text:style-name="P2"><text:s text:c="4"/>text-decoration: none;</text:p>
      <text:p text:style-name="P2"><text:s text:c="4"/>background-color: #ffffff;</text:p>
      <text:p text:style-name="P2">}</text:p>
      <text:p text:style-name="P2"/>
      <text:p text:style-name="P2">.nav-link1 ul li a:hover {</text:p>
      <text:p text:style-name="P2"><text:s text:c="4"/>background: #ffffff;</text:p>
      <text:p text:style-name="P2">}</text:p>
      <text:p text:style-name="P2"/>
      <text:p text:style-name="P2">/* Sub-menu (Hidden by Default) */</text:p>
      <text:p text:style-name="P2">.nav-link1 ul li .sub-menu {</text:p>
      <text:p text:style-name="P2"><text:s text:c="4"/>display: none;</text:p>
      <text:p text:style-name="P2"><text:s text:c="4"/>position: absolute;</text:p>
      <text:p text:style-name="P2"><text:s text:c="4"/>left: 100%;</text:p>
      <text:p text:style-name="P2"><text:s text:c="4"/>top: 0;</text:p>
      <text:p text:style-name="P2"><text:s text:c="4"/>background: #ffffff;</text:p>
      <text:p text:style-name="P2"><text:s text:c="4"/>border: 1px solid white; /* White border */</text:p>
      <text:p text:style-name="P2"><text:s text:c="4"/>min-width: 150px;</text:p>
      <text:p text:style-name="P2"><text:s text:c="4"/>padding: 5px 0;</text:p>
      <text:p text:style-name="P2"><text:s text:c="4"/>box-shadow: 2px 2px 5px rgba(255, 255, 255, 0.2);</text:p>
      <text:p text:style-name="P2">}</text:p>
      <text:p text:style-name="P2"/>
      <text:p text:style-name="P2">/* Show Sub-menu on Hover */</text:p>
      <text:p text:style-name="P2">.nav-link1 ul li:hover .sub-menu {</text:p>
      <text:p text:style-name="P2"><text:s text:c="4"/>display: block;</text:p>
      <text:p text:style-name="P2">}</text:p>
      <text:p text:style-name="P2"/>
      <text:p text:style-name="P2">/* Sub-menu Links */</text:p>
      <text:p text:style-name="P2">.nav-link1 ul li .sub-menu a {</text:p>
      <text:p text:style-name="P2"><text:s text:c="4"/>display: block;</text:p>
      <text:p text:style-name="P2"><text:s text:c="4"/>padding: 10px;</text:p>
      <text:p text:style-name="P2"><text:s text:c="4"/>color: #250026;;</text:p>
      <text:p text:style-name="P2"><text:s text:c="4"/>text-decoration: none;</text:p>
      <text:p text:style-name="P2">}</text:p>
      <text:p text:style-name="P2"/>
      <text:p text:style-name="P2">.nav-link1 ul li .sub-menu a:hover {</text:p>
      <text:p text:style-name="P2"><text:s text:c="4"/>background: #ffffff;</text:p>
      <text:p text:style-name="P2">}</text:p>
      <text:p text:style-name="P2"/>
      <text:p text:style-name="P2">/* Right Column */</text:p>
      <text:p text:style-name="P2">.right-column {</text:p>
      <text:p text:style-name="P2"><text:s text:c="4"/>flex: 2; /* Narrower */</text:p>
      <text:p text:style-name="P2"><text:s text:c="4"/>display: flex;</text:p>
      <text:p text:style-name="P2"><text:s text:c="4"/>flex-direction: column;</text:p>
      <text:p text:style-name="P2"><text:s text:c="4"/>justify-content: space-between;</text:p>
      <text:p text:style-name="P2"><text:s text:c="4"/>padding: 0;</text:p>
      <text:p text:style-name="P2">}</text:p>
      <text:p text:style-name="P2"/>
      <text:p text:style-name="P2">/* Right Column */</text:p>
      <text:p text:style-name="P2">.second-left-column {</text:p>
      <text:p text:style-name="P2"><text:s text:c="4"/>flex: 2; /* Narrower */</text:p>
      <text:p text:style-name="P2"><text:s text:c="4"/>display: flex;</text:p>
      <text:p text:style-name="P2"><text:s text:c="4"/>flex-direction: column;</text:p>
      <text:p text:style-name="P2"><text:s text:c="4"/>justify-content: space-between;</text:p>
      <text:p text:style-name="P2"><text:s text:c="4"/>padding: 0;</text:p>
      <text:p text:style-name="P2">}</text:p>
      <text:p text:style-name="P2"/>
      <text:p text:style-name="P2">.outer1 {</text:p>
      <text:p text:style-name="P2"><text:s text:c="4"/>padding: 40px 40px;</text:p>
      <text:p text:style-name="P2"><text:s text:c="4"/>margin-bottom: 10px;</text:p>
      <text:p text:style-name="P2"><text:soft-page-break/><text:s text:c="4"/>background: #ffffff;</text:p>
      <text:p text:style-name="P2"><text:s text:c="4"/>border-radius: 22px;</text:p>
      <text:p text:style-name="P2"><text:s text:c="4"/>line-height: 2;</text:p>
      <text:p text:style-name="P2">}</text:p>
      <text:p text:style-name="P2"/>
      <text:p text:style-name="P2">.outer2 {</text:p>
      <text:p text:style-name="P2"><text:s text:c="4"/>padding: 40px 40px;</text:p>
      <text:p text:style-name="P2"><text:s text:c="4"/>margin-top: 10px;</text:p>
      <text:p text:style-name="P2"><text:s text:c="4"/>background: #ffffff;</text:p>
      <text:p text:style-name="P2"><text:s text:c="4"/>border-radius: 22px;</text:p>
      <text:p text:style-name="P2"><text:s text:c="4"/>line-height: 2;</text:p>
      <text:p text:style-name="P2">}</text:p>
      <text:p text:style-name="P2"/>
      <text:p text:style-name="P2">.outer1 h2, .outer2 h2 {</text:p>
      <text:p text:style-name="P2"><text:s text:c="4"/>font-size: 18px;</text:p>
      <text:p text:style-name="P2"><text:s text:c="4"/>font-weight: 500; </text:p>
      <text:p text:style-name="P2">}</text:p>
      <text:p text:style-name="P2"/>
      <text:p text:style-name="P2">.sales {</text:p>
      <text:p text:style-name="P2"><text:s text:c="4"/>display: flex;</text:p>
      <text:p text:style-name="P2"><text:s text:c="4"/>align-items: center;</text:p>
      <text:p text:style-name="P2"><text:s text:c="4"/>justify-content: space-between;</text:p>
      <text:p text:style-name="P2">}</text:p>
      <text:p text:style-name="P2"/>
      <text:p text:style-name="P2">.dollar {</text:p>
      <text:p text:style-name="P2"><text:s text:c="4"/>display: flex;</text:p>
      <text:p text:style-name="P2"><text:s text:c="4"/>align-items: center;</text:p>
      <text:p text:style-name="P2"><text:s text:c="4"/>justify-content: center;</text:p>
      <text:p text:style-name="P2"><text:s text:c="4"/>width: 45px;</text:p>
      <text:p text:style-name="P2"><text:s text:c="4"/>height: 45px;</text:p>
      <text:p text:style-name="P2"><text:s text:c="4"/>border-radius: 50%;</text:p>
      <text:p text:style-name="P2"><text:s text:c="4"/>background-color: #fb977d;</text:p>
      <text:p text:style-name="P2"><text:s text:c="4"/>color: #ffffff;</text:p>
      <text:p text:style-name="P2">}</text:p>
      <text:p text:style-name="P2"/>
      <text:p text:style-name="P2">.dollar .bx {</text:p>
      <text:p text:style-name="P2"><text:s text:c="4"/>font-size: 25px;</text:p>
      <text:p text:style-name="P2"><text:s text:c="4"/>font-weight: 400;</text:p>
      <text:p text:style-name="P2">}</text:p>
      <text:p text:style-name="P2"/>
      <text:p text:style-name="P2">.col-container1 {</text:p>
      <text:p text:style-name="P2"><text:s text:c="4"/>display: flex;</text:p>
      <text:p text:style-name="P2"><text:s text:c="4"/>align-items: center;</text:p>
      <text:p text:style-name="P2">}</text:p>
      <text:p text:style-name="P2"/>
      <text:p text:style-name="P2">.col-container2 {</text:p>
      <text:p text:style-name="P2"><text:s text:c="4"/>display: flex;</text:p>
      <text:p text:style-name="P2"><text:s text:c="4"/>align-items: center;</text:p>
      <text:p text:style-name="P2">}</text:p>
      <text:p text:style-name="P2"/>
      <text:p text:style-name="P2">.lines {</text:p>
      <text:p text:style-name="P2"><text:s text:c="4"/>display: flex;</text:p>
      <text:p text:style-name="P2"><text:s text:c="4"/>flex-direction: column;</text:p>
      <text:p text:style-name="P2">}</text:p>
      <text:p text:style-name="P2"/>
      <text:p text:style-name="P2"/>
      <text:p text:style-name="P2">.line1 h2 {</text:p>
      <text:p text:style-name="P2"><text:s text:c="4"/>font-size: 25px;</text:p>
      <text:p text:style-name="P2"><text:s text:c="4"/>font-weight: 500; </text:p>
      <text:p text:style-name="P2">}</text:p>
      <text:p text:style-name="P2"/>
      <text:p text:style-name="P2">.line2 {</text:p>
      <text:p text:style-name="P2"><text:s text:c="4"/>text-align: left;</text:p>
      <text:p text:style-name="P2"><text:s text:c="4"/>display: flex;</text:p>
      <text:p text:style-name="P2"><text:s text:c="4"/>align-items: center;</text:p>
      <text:p text:style-name="P2"><text:s text:c="4"/>justify-content: left;</text:p>
      <text:p text:style-name="P2"><text:s text:c="4"/>gap: 10px;</text:p>
      <text:p text:style-name="P2">}</text:p>
      <text:p text:style-name="P2"/>
      <text:p text:style-name="P2">.lines, .lines .bx {</text:p>
      <text:p text:style-name="P2"><text:soft-page-break/><text:s text:c="4"/>font-size: 13px;</text:p>
      <text:p text:style-name="P2"><text:s text:c="4"/>font-weight: 500; </text:p>
      <text:p text:style-name="P2">}</text:p>
      <text:p text:style-name="P2"/>
      <text:p text:style-name="P2">.line2 .bx {</text:p>
      <text:p text:style-name="P2"><text:s text:c="4"/>font-size: 30px;</text:p>
      <text:p text:style-name="P2"><text:s text:c="4"/>font-weight: 500; </text:p>
      <text:p text:style-name="P2">}</text:p>
      <text:p text:style-name="P2"/>
      <text:p text:style-name="P2">.trans1 {</text:p>
      <text:p text:style-name="P2"><text:s text:c="4"/>display: flex;</text:p>
      <text:p text:style-name="P2"><text:s text:c="4"/>align-items: center;</text:p>
      <text:p text:style-name="P2"><text:s text:c="4"/>justify-content: center;</text:p>
      <text:p text:style-name="P2"><text:s text:c="4"/>width: 30px;</text:p>
      <text:p text:style-name="P2"><text:s text:c="4"/>height: 30px;</text:p>
      <text:p text:style-name="P2"><text:s text:c="4"/>border-radius: 50%;</text:p>
      <text:p text:style-name="P2"><text:s text:c="4"/>background-color: #dffff3;</text:p>
      <text:p text:style-name="P2"><text:s text:c="4"/>color: #4bd08b;</text:p>
      <text:p text:style-name="P2"><text:s text:c="4"/>rotate: 45deg;</text:p>
      <text:p text:style-name="P2">}</text:p>
      <text:p text:style-name="P2"/>
      <text:p text:style-name="P2">.trans2 {</text:p>
      <text:p text:style-name="P2"><text:s text:c="4"/>display: flex;</text:p>
      <text:p text:style-name="P2"><text:s text:c="4"/>align-items: center;</text:p>
      <text:p text:style-name="P2"><text:s text:c="4"/>justify-content: center;</text:p>
      <text:p text:style-name="P2"><text:s text:c="4"/>width: 30px;</text:p>
      <text:p text:style-name="P2"><text:s text:c="4"/>height: 30px;</text:p>
      <text:p text:style-name="P2"><text:s text:c="4"/>border-radius: 50%;</text:p>
      <text:p text:style-name="P2"><text:s text:c="4"/>background-color: #ffede9;</text:p>
      <text:p text:style-name="P2"><text:s text:c="4"/>color: #fb977d;</text:p>
      <text:p text:style-name="P2"><text:s text:c="4"/>rotate: 225deg;</text:p>
      <text:p text:style-name="P2">}</text:p>
      <text:p text:style-name="P2"/>
      <text:p text:style-name="P2">.line3 {</text:p>
      <text:p text:style-name="P2"><text:s text:c="4"/>display: flex;</text:p>
      <text:p text:style-name="P2"><text:s text:c="4"/>align-items: center;</text:p>
      <text:p text:style-name="P2"><text:s text:c="4"/>justify-content: space-between;</text:p>
      <text:p text:style-name="P2"><text:s text:c="4"/>line-height: 1;</text:p>
      <text:p text:style-name="P2">}</text:p>
      <text:p text:style-name="P2"/>
      <text:p text:style-name="P2">.line33 {</text:p>
      <text:p text:style-name="P2"><text:s text:c="4"/>display: flex;</text:p>
      <text:p text:style-name="P2"><text:s text:c="4"/>align-items: center;</text:p>
      <text:p text:style-name="P2"><text:s text:c="4"/>justify-content: center;</text:p>
      <text:p text:style-name="P2"><text:s text:c="4"/>line-height: 1;</text:p>
      <text:p text:style-name="P2">}</text:p>
      <text:p text:style-name="P2"/>
      <text:p text:style-name="P2">.organic .bx {</text:p>
      <text:p text:style-name="P2"><text:s text:c="4"/>color: #0085db;</text:p>
      <text:p text:style-name="P2">}</text:p>
      <text:p text:style-name="P2"/>
      <text:p text:style-name="P2">.referral .bx {</text:p>
      <text:p text:style-name="P2"><text:s text:c="4"/>color: #fb977d;</text:p>
      <text:p text:style-name="P2">}</text:p>
      <text:p text:style-name="P2"/>
      <text:p text:style-name="P2">.last-yr h3, .organic, .referral {</text:p>
      <text:p text:style-name="P2"><text:s text:c="4"/>font-size: 13px;</text:p>
      <text:p text:style-name="P2"><text:s text:c="4"/>font-weight: 400;</text:p>
      <text:p text:style-name="P2">}</text:p>
      <text:p text:style-name="P2"/>
      <text:p text:style-name="P2">.outer2 {</text:p>
      <text:p text:style-name="P2"><text:s text:c="4"/>padding: 20px;</text:p>
      <text:p text:style-name="P2"><text:s text:c="4"/>margin-top: 10px;</text:p>
      <text:p text:style-name="P2"><text:s text:c="4"/>background: #ffffff;</text:p>
      <text:p text:style-name="P2"><text:s text:c="4"/>border-radius: 22px;</text:p>
      <text:p text:style-name="P2"><text:s text:c="4"/>display: flex;</text:p>
      <text:p text:style-name="P2"><text:s text:c="4"/>flex-direction: column;</text:p>
      <text:p text:style-name="P2">}</text:p>
      <text:p text:style-name="P2"/>
      <text:p text:style-name="P2">.outer2 h2 {</text:p>
      <text:p text:style-name="P2"><text:soft-page-break/><text:s text:c="4"/>font-size: 18px;</text:p>
      <text:p text:style-name="P2"><text:s text:c="4"/>font-weight: 500; </text:p>
      <text:p text:style-name="P2">}</text:p>
      <text:p text:style-name="P2"/>
      <text:p text:style-name="P2">.out-layer {</text:p>
      <text:p text:style-name="P2"><text:s text:c="4"/>padding: 20px 0 0 0;</text:p>
      <text:p text:style-name="P2">}</text:p>
      <text:p text:style-name="P2"/>
      <text:p text:style-name="P2">.inlayer {</text:p>
      <text:p text:style-name="P2"><text:s text:c="4"/>display: flex;</text:p>
      <text:p text:style-name="P2"><text:s text:c="4"/>align-items: flex-start;</text:p>
      <text:p text:style-name="P2"><text:s text:c="4"/>justify-content: space-between;</text:p>
      <text:p text:style-name="P2"><text:s text:c="4"/>line-height: 1;</text:p>
      <text:p text:style-name="P2"><text:s text:c="4"/>gap: 10px;</text:p>
      <text:p text:style-name="P2">}</text:p>
      <text:p text:style-name="P2"/>
      <text:p text:style-name="P2">.inlayer h3 {</text:p>
      <text:p text:style-name="P2"><text:s text:c="4"/>font-size: 18px;</text:p>
      <text:p text:style-name="P2"><text:s text:c="4"/>font-weight: 400;</text:p>
      <text:p text:style-name="P2">}</text:p>
      <text:p text:style-name="P2"/>
      <text:p text:style-name="P2">.in-item1 h3 {</text:p>
      <text:p text:style-name="P2"><text:s text:c="4"/>padding: 0;</text:p>
      <text:p text:style-name="P2"><text:s text:c="4"/>margin: 0;</text:p>
      <text:p text:style-name="P2"><text:s text:c="4"/>width: 100px;</text:p>
      <text:p text:style-name="P2">}</text:p>
      <text:p text:style-name="P2"/>
      <text:p text:style-name="P2">.in-item2 {</text:p>
      <text:p text:style-name="P2"><text:s text:c="4"/>padding: 0;</text:p>
      <text:p text:style-name="P2"><text:s text:c="4"/>margin: 0;</text:p>
      <text:p text:style-name="P2"><text:s text:c="4"/>width: 10px;</text:p>
      <text:p text:style-name="P2"><text:s text:c="4"/>display: flex;</text:p>
      <text:p text:style-name="P2"><text:s text:c="4"/>flex-direction: column;</text:p>
      <text:p text:style-name="P2"><text:s text:c="4"/>align-items: center;</text:p>
      <text:p text:style-name="P2"><text:s text:c="4"/>justify-content: center;</text:p>
      <text:p text:style-name="P2">}</text:p>
      <text:p text:style-name="P2"/>
      <text:p text:style-name="P2">.dot {</text:p>
      <text:p text:style-name="P2"><text:s text:c="4"/>padding: 0;</text:p>
      <text:p text:style-name="P2"><text:s text:c="4"/>margin: 0;</text:p>
      <text:p text:style-name="P2"><text:s text:c="4"/>display: flex;</text:p>
      <text:p text:style-name="P2"><text:s text:c="4"/>align-items: center;</text:p>
      <text:p text:style-name="P2"><text:s text:c="4"/>justify-content: center;</text:p>
      <text:p text:style-name="P2">}</text:p>
      <text:p text:style-name="P2"/>
      <text:p text:style-name="P2">.line {</text:p>
      <text:p text:style-name="P2"><text:s text:c="4"/>padding: 0;</text:p>
      <text:p text:style-name="P2"><text:s text:c="4"/>margin: 0;</text:p>
      <text:p text:style-name="P2"><text:s text:c="4"/>border-left: 3px solid #000000;</text:p>
      <text:p text:style-name="P2"><text:s text:c="4"/>height: 35px;</text:p>
      <text:p text:style-name="P2">}</text:p>
      <text:p text:style-name="P2"/>
      <text:p text:style-name="P2">.in-item3 h3 {</text:p>
      <text:p text:style-name="P2"><text:s text:c="4"/>padding: 0;</text:p>
      <text:p text:style-name="P2"><text:s text:c="4"/>margin: 0;</text:p>
      <text:p text:style-name="P2"><text:s text:c="4"/>width: 180;</text:p>
      <text:p text:style-name="P2"><text:s text:c="4"/>text-wrap: wrap;</text:p>
      <text:p text:style-name="P2">}</text:p>
      <text:p text:style-name="P2"/>
      <text:p text:style-name="P2">.my-table table {</text:p>
      <text:p text:style-name="P2"><text:s text:c="4"/>width: 100%;</text:p>
      <text:p text:style-name="P2"><text:s text:c="4"/>padding: 0;</text:p>
      <text:p text:style-name="P2"><text:s text:c="4"/>margin: 0;</text:p>
      <text:p text:style-name="P2"><text:s text:c="4"/>border: none;</text:p>
      <text:p text:style-name="P2">}</text:p>
      <text:p text:style-name="P2"/>
      <text:p text:style-name="P2">.my-table tr, .my-table thead {</text:p>
      <text:p text:style-name="P2"><text:s text:c="4"/>text-align: left;</text:p>
      <text:p text:style-name="P2"><text:s text:c="4"/>line-height: 2.8;</text:p>
      <text:p text:style-name="P2">}</text:p>
      <text:p text:style-name="P2"><text:soft-page-break/></text:p>
      <text:p text:style-name="P2">.my-table tr {</text:p>
      <text:p text:style-name="P2"><text:s text:c="4"/>vertical-align: middle;</text:p>
      <text:p text:style-name="P2">}</text:p>
      <text:p text:style-name="P2"/>
      <text:p text:style-name="P2">.circle-blue .bx {</text:p>
      <text:p text:style-name="P2"><text:s text:c="4"/>color: #0d8bdc;</text:p>
      <text:p text:style-name="P2">}</text:p>
      <text:p text:style-name="P2"/>
      <text:p text:style-name="P2">.circle-gray .bx {</text:p>
      <text:p text:style-name="P2"><text:s text:c="4"/>color: #969ea3;</text:p>
      <text:p text:style-name="P2">}</text:p>
      <text:p text:style-name="P2"/>
      <text:p text:style-name="P2">.circle-green .bx {</text:p>
      <text:p text:style-name="P2"><text:s text:c="4"/>color: #61d699;</text:p>
      <text:p text:style-name="P2">}</text:p>
      <text:p text:style-name="P2"/>
      <text:p text:style-name="P2">.circle-orange .bx {</text:p>
      <text:p text:style-name="P2"><text:s text:c="4"/>color: #f9cf96;</text:p>
      <text:p text:style-name="P2">}</text:p>
      <text:p text:style-name="P2"/>
      <text:p text:style-name="P2">.circle-pink .bx {</text:p>
      <text:p text:style-name="P2"><text:s text:c="4"/>color: #fb9c83;</text:p>
      <text:p text:style-name="P2">}</text:p>
      <text:p text:style-name="P2"/>
      <text:p text:style-name="P2">.inlayer a {</text:p>
      <text:p text:style-name="P2"><text:s text:c="4"/>color: #0094e5;</text:p>
      <text:p text:style-name="P2"><text:s text:c="4"/>text-decoration: none;</text:p>
      <text:p text:style-name="P2">}</text:p>
      <text:p text:style-name="P2"/>
      <text:p text:style-name="P2">.my-table span.blue {</text:p>
      <text:p text:style-name="P2"><text:s text:c="4"/>padding: 5px 10px;</text:p>
      <text:p text:style-name="P2"><text:s text:c="4"/>background-color: #1f94df;</text:p>
      <text:p text:style-name="P2"><text:s text:c="4"/>color: #ffffff;</text:p>
      <text:p text:style-name="P2"><text:s text:c="4"/>border-radius: 10px;</text:p>
      <text:p text:style-name="P2">}</text:p>
      <text:p text:style-name="P2"/>
      <text:p text:style-name="P2">.my-table span.gray {</text:p>
      <text:p text:style-name="P2"><text:s text:c="4"/>padding: 5px 10px;</text:p>
      <text:p text:style-name="P2"><text:s text:c="4"/>background-color: #818a91;</text:p>
      <text:p text:style-name="P2"><text:s text:c="4"/>color: #ffffff;</text:p>
      <text:p text:style-name="P2"><text:s text:c="4"/>border-radius: 10px;</text:p>
      <text:p text:style-name="P2">}</text:p>
      <text:p text:style-name="P2"/>
      <text:p text:style-name="P2">.my-table span.pink {</text:p>
      <text:p text:style-name="P2"><text:s text:c="4"/>padding: 5px 10px;</text:p>
      <text:p text:style-name="P2"><text:s text:c="4"/>background-color: #fca48d;</text:p>
      <text:p text:style-name="P2"><text:s text:c="4"/>color: #ffffff;</text:p>
      <text:p text:style-name="P2"><text:s text:c="4"/>border-radius: 10px;</text:p>
      <text:p text:style-name="P2">}</text:p>
      <text:p text:style-name="P2"/>
      <text:p text:style-name="P2">.my-table span.green {</text:p>
      <text:p text:style-name="P2"><text:s text:c="4"/>padding: 5px 10px;</text:p>
      <text:p text:style-name="P2"><text:s text:c="4"/>background-color: #61d699;</text:p>
      <text:p text:style-name="P2"><text:s text:c="4"/>color: #ffffff;</text:p>
      <text:p text:style-name="P2"><text:s text:c="4"/>border-radius: 10px;</text:p>
      <text:p text:style-name="P2">}</text:p>
      <text:p text:style-name="P2"/>
      <text:p text:style-name="P2">.my-table span.purple {</text:p>
      <text:p text:style-name="P2"><text:s text:c="4"/>padding: 5px 10px;</text:p>
      <text:p text:style-name="P2"><text:s text:c="4"/>background-color: #9676df;</text:p>
      <text:p text:style-name="P2"><text:s text:c="4"/>color: #ffffff;</text:p>
      <text:p text:style-name="P2"><text:s text:c="4"/>border-radius: 10px;</text:p>
      <text:p text:style-name="P2">}</text:p>
      <text:p text:style-name="P2"/>
      <text:p text:style-name="P2">/* Image Grid (Spanning Across Two Columns) */</text:p>
      <text:p text:style-name="P2">.image-grid {</text:p>
      <text:p text:style-name="P2"><text:s text:c="4"/>width: calc(100% - 20px);</text:p>
      <text:p text:style-name="P2"><text:s text:c="4"/>display: grid;</text:p>
      <text:p text:style-name="P2"><text:s text:c="4"/>grid-template-columns: repeat(4, 1fr); /* 4 images in one row */</text:p>
      <text:p text:style-name="P2"><text:soft-page-break/><text:s text:c="4"/>gap: 20px;</text:p>
      <text:p text:style-name="P2"><text:s text:c="4"/>padding: 20px 0;</text:p>
      <text:p text:style-name="P2">}</text:p>
      <text:p text:style-name="P2"/>
      <text:p text:style-name="P2">/* Image Cards */</text:p>
      <text:p text:style-name="P2">.image-card {</text:p>
      <text:p text:style-name="P2"><text:s text:c="4"/>text-align: center;</text:p>
      <text:p text:style-name="P2"><text:s text:c="4"/>background: white;</text:p>
      <text:p text:style-name="P2"><text:s text:c="4"/>padding: 0 0 20px 0;</text:p>
      <text:p text:style-name="P2"><text:s text:c="4"/>border-radius: 5px;</text:p>
      <text:p text:style-name="P2"><text:s text:c="4"/>box-shadow: 0 2px 4px rgba(0, 0, 0, 0.1);</text:p>
      <text:p text:style-name="P2">}</text:p>
      <text:p text:style-name="P2"/>
      <text:p text:style-name="P2">.image-card span {</text:p>
      <text:p text:style-name="P2"><text:s text:c="4"/>text-decoration: line-through;</text:p>
      <text:p text:style-name="P2">}</text:p>
      <text:p text:style-name="P2"/>
      <text:p text:style-name="P2">.image-card img {</text:p>
      <text:p text:style-name="P2"><text:s text:c="4"/>width: 100%;</text:p>
      <text:p text:style-name="P2"><text:s text:c="4"/>height: auto;</text:p>
      <text:p text:style-name="P2"><text:s text:c="4"/>border-radius: 5px;</text:p>
      <text:p text:style-name="P2">}</text:p>
      <text:p text:style-name="P2"/>
      <text:p text:style-name="P2">.image-card h3 {</text:p>
      <text:p text:style-name="P2"><text:s text:c="4"/>margin-top: 10px;</text:p>
      <text:p text:style-name="P2"><text:s text:c="4"/>font-size: 16px;</text:p>
      <text:p text:style-name="P2"><text:s text:c="4"/>font-weight: 400;</text:p>
      <text:p text:style-name="P2">}</text:p>
      <text:p text:style-name="P2"/>
      <text:p text:style-name="P2">.image-card p {</text:p>
      <text:p text:style-name="P2"><text:s text:c="4"/>font-size: 14px;</text:p>
      <text:p text:style-name="P2"><text:s text:c="4"/>color: #666;</text:p>
      <text:p text:style-name="P2"><text:s text:c="4"/>font-size: 16px;</text:p>
      <text:p text:style-name="P2"><text:s text:c="4"/>font-weight: 400;</text:p>
      <text:p text:style-name="P2">}</text:p>
      <text:p text:style-name="P2"/>
      <text:p text:style-name="P2">.image-card .bx {</text:p>
      <text:p text:style-name="P2"><text:s text:c="4"/>color: #f8c076;</text:p>
      <text:p text:style-name="P2"><text:s text:c="4"/>font-size: 16px;</text:p>
      <text:p text:style-name="P2"><text:s text:c="4"/>font-weight: 400;</text:p>
      <text:p text:style-name="P2">}</text:p>
      <text:p text:style-name="P2"/>
      <text:p text:style-name="P2">#my-chart-column {</text:p>
      <text:p text:style-name="P2"><text:s text:c="4"/>display: flex;</text:p>
      <text:p text:style-name="P2"><text:s text:c="4"/>justify-content: center;</text:p>
      <text:p text:style-name="P2"><text:s text:c="4"/>flex-direction: column;</text:p>
      <text:p text:style-name="P2"><text:s text:c="4"/>align-items: center;</text:p>
      <text:p text:style-name="P2"><text:s text:c="4"/>width: 100%; /* Full width */</text:p>
      <text:p text:style-name="P2"><text:s text:c="4"/>max-width: 200px; /* Set a max width */</text:p>
      <text:p text:style-name="P2"><text:s text:c="4"/>height: auto; /* Maintain aspect ratio */</text:p>
      <text:p text:style-name="P2"><text:s text:c="4"/>margin: 0 auto;</text:p>
      <text:p text:style-name="P2">}</text:p>
      <text:p text:style-name="P2"/>
      <text:p text:style-name="P2">#my-chart-column .column {</text:p>
      <text:p text:style-name="P2"><text:s text:c="4"/>--aspect-ratio: 4 / 3;</text:p>
      <text:p text:style-name="P2">}</text:p>
      <text:p text:style-name="P2"/>
      <text:p text:style-name="P2">canvas {</text:p>
      <text:p text:style-name="P2"><text:s text:c="4"/>width: 100% !important; <text:s/>/* Make it responsive */</text:p>
      <text:p text:style-name="P2"><text:s text:c="4"/>height: 300px !important; /* Set a fixed height */</text:p>
      <text:p text:style-name="P2"><text:s text:c="4"/>max-width: 100%; /* Prevent overflow */</text:p>
      <text:p text:style-name="P2">}</text:p>
      <text:p text:style-name="P2"/>
      <text:p text:style-name="P2">#my-chart-pie {</text:p>
      <text:p text:style-name="P2"><text:s text:c="4"/>display: flex;</text:p>
      <text:p text:style-name="P2"><text:s text:c="4"/>justify-content: center;</text:p>
      <text:p text:style-name="P2"><text:s text:c="4"/>align-items: center;</text:p>
      <text:p text:style-name="P2"><text:s text:c="4"/>width: 100%; /* Full width */</text:p>
      <text:p text:style-name="P2"><text:s text:c="4"/>max-width: 130px; /* Set a max width */</text:p>
      <text:p text:style-name="P2"><text:s text:c="4"/>height: auto; /* Maintain aspect ratio */</text:p>
      <text:p text:style-name="P2"><text:soft-page-break/><text:s text:c="4"/>margin: 0 auto;</text:p>
      <text:p text:style-name="P2">}</text:p>
      <text:p text:style-name="P2"/>
      <text:p text:style-name="P2">#my-chart-line {</text:p>
      <text:p text:style-name="P2"><text:s text:c="4"/>display: flex;</text:p>
      <text:p text:style-name="P2"><text:s text:c="4"/>align-items: center;</text:p>
      <text:p text:style-name="P2"><text:s text:c="4"/>justify-content: center;</text:p>
      <text:p text:style-name="P2"><text:s text:c="4"/>width: 100%; /* Full width */</text:p>
      <text:p text:style-name="P2"><text:s text:c="4"/>max-width: 400px; /* Set a max width */</text:p>
      <text:p text:style-name="P2"><text:s text:c="4"/>height: auto; /* Maintain aspect ratio */</text:p>
      <text:p text:style-name="P2"><text:s text:c="4"/>margin: 0 auto;</text:p>
      <text:p text:style-name="P2">}</text:p>
      <text:p text:style-name="P2"/>
      <text:p text:style-name="P2">#my-chart-line .line {</text:p>
      <text:p text:style-name="P2"><text:s text:c="4"/>--aspect-ratio: 21 / 9;</text:p>
      <text:p text:style-name="P2"><text:s text:c="4"/>background-color: #ffffff;</text:p>
      <text:p text:style-name="P2">}</text:p>
      <text:p text:style-name="P2"/>
      <text:p text:style-name="P2">/* Footer */</text:p>
      <text:p text:style-name="P2">.footer {</text:p>
      <text:p text:style-name="P2"><text:s text:c="4"/>width: calc(100% - 20px);</text:p>
      <text:p text:style-name="P2"><text:s text:c="4"/>text-align: center;</text:p>
      <text:p text:style-name="P2"><text:s text:c="4"/>background-color: transparent;</text:p>
      <text:p text:style-name="P2"><text:s text:c="4"/>color: #250026;</text:p>
      <text:p text:style-name="P2"><text:s text:c="4"/>padding: 0;</text:p>
      <text:p text:style-name="P2"><text:s text:c="4"/>margin-bottom: 30px;</text:p>
      <text:p text:style-name="P2">}</text:p>
      <text:p text:style-name="P2"/>
      <text:p text:style-name="P2">.footer a {</text:p>
      <text:p text:style-name="P2"><text:s text:c="4"/>text-decoration: underline;</text:p>
      <text:p text:style-name="P2"><text:s text:c="4"/>color: #0085db;</text:p>
      <text:p text:style-name="P2">}</text:p>
      <text:p text:style-name="P2"/>
      <text:p text:style-name="P2"/>
      <text:p text:style-name="P26"><text:span text:style-name="T1">ToDoList Manager (100% JavaScript)</text:span></text:p>
      <text:p text:style-name="P2"/>
      <text:p text:style-name="P2">// Declaration and population of the TodoApp database</text:p>
      <text:p text:style-name="P2"/>
      <text:p text:style-name="P2">const todosDb = [</text:p>
      <text:p text:style-name="P2"><text:s text:c="4"/>{ id: 1, title: "Buy groceries", complete: "done" },</text:p>
      <text:p text:style-name="P2"><text:s text:c="4"/>{ id: 2, title: "Finish report", complete: "undone" },</text:p>
      <text:p text:style-name="P2"><text:s text:c="4"/>{ id: 3, title: "Call the electrician", complete: "done" },</text:p>
      <text:p text:style-name="P2"><text:s text:c="4"/>{ id: 4, title: "Schedule appointment", complete: "undone" },</text:p>
      <text:p text:style-name="P2"><text:s text:c="4"/>{ id: 5, title: "Clean the house", complete: "done" },</text:p>
      <text:p text:style-name="P2"><text:s text:c="4"/>{ id: 6, title: "Read a book", complete: "undone" },</text:p>
      <text:p text:style-name="P2"><text:s text:c="4"/>{ id: 7, title: "Update software", complete: "done" },</text:p>
      <text:p text:style-name="P2"><text:s text:c="4"/>{ id: 8, title: "Go for a walk", complete: "undone" },</text:p>
      <text:p text:style-name="P2"><text:s text:c="4"/>{ id: 9, title: "Send emails", complete: "done" },</text:p>
      <text:p text:style-name="P2"><text:s text:c="4"/>{ id: 10, title: "Pay bills", complete: "undone" },</text:p>
      <text:p text:style-name="P2"><text:s text:c="4"/>{ id: 11, title: "Prepare dinner", complete: "done" },</text:p>
      <text:p text:style-name="P2"><text:s text:c="4"/>{ id: 12, title: "Check bank balance", complete: "undone" },</text:p>
      <text:p text:style-name="P2"><text:s text:c="4"/>{ id: 13, title: "Fix the sink", complete: "done" },</text:p>
      <text:p text:style-name="P2"><text:s text:c="4"/>{ id: 14, title: "Print documents", complete: "undone" },</text:p>
      <text:p text:style-name="P2"><text:s text:c="4"/>{ id: 15, title: "Update resume", complete: "done" },</text:p>
      <text:p text:style-name="P2"><text:s text:c="4"/>{ id: 16, title: "Organize files", complete: "undone" },</text:p>
      <text:p text:style-name="P2"><text:s text:c="4"/>{ id: 17, title: "Water the plants", complete: "done" },</text:p>
      <text:p text:style-name="P2"><text:s text:c="4"/>{ id: 18, title: "Plan trip", complete: "undone" },</text:p>
      <text:p text:style-name="P2"><text:s text:c="4"/>{ id: 19, title: "Buy gifts", complete: "done" },</text:p>
      <text:p text:style-name="P2"><text:s text:c="4"/>{ id: 20, title: "Write blog post", complete: "undone" }</text:p>
      <text:p text:style-name="P2"><text:s text:c="2"/>];</text:p>
      <text:p text:style-name="P2"/>
      <text:p text:style-name="P2">console.log("The toDoApp database after creating 20 new tasks", todosDb)</text:p>
      <text:p text:style-name="P2"/>
      <text:p text:style-name="P2">// Function to add task(s)</text:p>
      <text:p text:style-name="P2"/>
      <text:p text:style-name="P2">function addTask(title, complete) {</text:p>
      <text:p text:style-name="P2"><text:s text:c="4"/>const newTask = {</text:p>
      <text:p text:style-name="P2"><text:s text:c="6"/>id: todosDb.length + 1,</text:p>
      <text:p text:style-name="P2"><text:s text:c="6"/>title: title,</text:p>
      <text:p text:style-name="P2"><text:s text:c="6"/>complete: complete</text:p>
      <text:p text:style-name="P2"><text:s text:c="4"/>};</text:p>
      <text:p text:style-name="P2"><text:s text:c="4"/>todosDb.push(newTask);</text:p>
      <text:p text:style-name="P2">}</text:p>
      <text:p text:style-name="P2"/>
      <text:p text:style-name="P2">// Usage of function to add tasks</text:p>
      <text:p text:style-name="P2"/>
      <text:p text:style-name="P2">addTask("Submit assignment", "done");</text:p>
      <text:p text:style-name="P2">addTask("Attend team meeting", "undone");</text:p>
      <text:p text:style-name="P2">addTask("Refill prescription", "done");</text:p>
      <text:p text:style-name="P2">addTask("Plan weekend trip", "undone");</text:p>
      <text:p text:style-name="P2">addTask("Read JavaScript guide", "done");</text:p>
      <text:p text:style-name="P2"/>
      <text:p text:style-name="P2">console.log("The toDoApp database after adding 5 more tasks", todosDb)</text:p>
      <text:p text:style-name="P2"/>
      <text:p text:style-name="P2">// Function to filter tasks by their completion status</text:p>
      <text:p text:style-name="P2"/>
      <text:p text:style-name="P2">function filterTasksByCompletion(status) {</text:p>
      <text:p text:style-name="P2"><text:s text:c="4"/>let newStatus = ""</text:p>
      <text:p text:style-name="P2"><text:s text:c="4"/>tasks = todosDb.filter(task =&gt; task.complete === status);</text:p>
      <text:p text:style-name="P2"><text:s text:c="4"/>if (status == "done") {</text:p>
      <text:p text:style-name="P2"><text:s text:c="8"/>newStatus = "Completed"</text:p>
      <text:p text:style-name="P2"><text:s text:c="4"/>} else if (status == "undone") {</text:p>
      <text:p text:style-name="P2"><text:s text:c="8"/>newStatus = "Pending"</text:p>
      <text:p text:style-name="P2"><text:s text:c="4"/>}</text:p>
      <text:p text:style-name="P2"><text:s text:c="4"/>console.log(`toDoApp Database Filter: ${newStatus} Tasks`, tasks);</text:p>
      <text:p text:style-name="P2">}</text:p>
      <text:p text:style-name="P2"/>
      <text:p text:style-name="P2">// Usage of function to filter tasks by their completion status</text:p>
      <text:p text:style-name="P2"/>
      <text:p text:style-name="P2">filterTasksByCompletion("done")</text:p>
      <text:p text:style-name="P2"/>
      <text:p text:style-name="P2">filterTasksByCompletion("undone")</text:p>
      <text:p text:style-name="P2"/>
      <text:p text:style-name="P2">// Function to delete a task by id</text:p>
      <text:p text:style-name="P2"><text:soft-page-break/></text:p>
      <text:p text:style-name="P2">function deleteTask(id) {</text:p>
      <text:p text:style-name="P2"><text:s text:c="4"/>if (id &lt;= todosDb.length) {</text:p>
      <text:p text:style-name="P2"><text:s text:c="6"/>let theIndex = id - 1</text:p>
      <text:p text:style-name="P2"><text:s text:c="6"/>todosDb.splice(theIndex,1)</text:p>
      <text:p text:style-name="P2"><text:s text:c="6"/>return console.log(`Task with ID = ${id} is successfully deleted`)</text:p>
      <text:p text:style-name="P2"><text:s text:c="4"/>} else {</text:p>
      <text:p text:style-name="P2"><text:s text:c="6"/>return console.log("Sorry, the ID does not point to any task")</text:p>
      <text:p text:style-name="P2"><text:s text:c="4"/>}</text:p>
      <text:p text:style-name="P2">}</text:p>
      <text:p text:style-name="P2"/>
      <text:p text:style-name="P2">// Usage of function to delete task by id <text:s/></text:p>
      <text:p text:style-name="P2"/>
      <text:p text:style-name="P2">deleteTask(9)</text:p>
      <text:p text:style-name="P2"/>
      <text:p text:style-name="P2">console.log("toDoApp Database after deleting task by ID", todosDb)<text:line-break/><text:line-break/></text:p>
      <text:p text:style-name="P18"><text:span text:style-name="T2">Movies Watchlist Manager (100% JavaScript)</text:span><text:line-break/></text:p>
      <text:p text:style-name="P2">// Declaration and initial population of the movies database</text:p>
      <text:p text:style-name="P2"/>
      <text:p text:style-name="P2">const moviesDb = [</text:p>
      <text:p text:style-name="P2"><text:s text:c="4"/>{ id: 1, title: "Inception", genre: "Crime", year: 2010, watched: true },</text:p>
      <text:p text:style-name="P2"><text:s text:c="4"/>{ id: 2, title: "The Godfather", genre: "Crime", year: 1972, watched: false },</text:p>
      <text:p text:style-name="P2"><text:s text:c="4"/>{ id: 3, title: "The Dark Knight", genre: "Action", year: 2008, watched: true },</text:p>
      <text:p text:style-name="P2"><text:s text:c="4"/>{ id: 4, title: "Forrest Gump", genre: "Drama", year: 1994, watched: true },</text:p>
      <text:p text:style-name="P2"><text:s text:c="4"/>{ id: 5, title: "Pulp Fiction", genre: "Crime", year: 1994, watched: false },</text:p>
      <text:p text:style-name="P2"><text:s text:c="4"/>{ id: 6, title: "The Matrix", genre: "Action", year: 1999, watched: true },</text:p>
      <text:p text:style-name="P2"><text:s text:c="4"/>{ id: 7, title: "Titanic", genre: "Romance", year: 1997, watched: true },</text:p>
      <text:p text:style-name="P2"><text:s text:c="4"/>{ id: 8, title: "Gladiator", genre: "Action", year: 2000, watched: false },</text:p>
      <text:p text:style-name="P2"><text:s text:c="4"/>{ id: 9, title: "Interstellar", genre: "Romance", year: 2014, watched: true },</text:p>
      <text:p text:style-name="P2"><text:s text:c="4"/>{ id: 10, title: "The Lion King", genre: "Animation", year: 1994, watched: true },</text:p>
      <text:p text:style-name="P2"><text:s text:c="4"/>{ id: 11, title: "Fight Club", genre: "Drama", year: 1999, watched: false },</text:p>
      <text:p text:style-name="P2"><text:s text:c="4"/>{ id: 12, title: "Avengers: Endgame", genre: "Action", year: 2019, watched: true },</text:p>
      <text:p text:style-name="P2"><text:s text:c="4"/>{ id: 13, title: "Schindler's List", genre: "Animation", year: 1993, watched: true },</text:p>
      <text:p text:style-name="P2"><text:s text:c="4"/>{ id: 14, title: "The Shawshank Redemption", genre: "Drama", year: 1994, watched: true },</text:p>
      <text:p text:style-name="P2"><text:s text:c="4"/>{ id: 15, title: "Joker", genre: "Crime", year: 2019, watched: false },</text:p>
      <text:p text:style-name="P2"><text:s text:c="4"/>{ id: 16, title: "Parasite", genre: "Action", year: 2019, watched: true },</text:p>
      <text:p text:style-name="P2"><text:s text:c="4"/>{ id: 17, title: "Frozen", genre: "Animation", year: 2013, watched: true },</text:p>
      <text:p text:style-name="P2"><text:s text:c="4"/>{ id: 18, title: "The Avengers", genre: "Action", year: 2012, watched: true },</text:p>
      <text:p text:style-name="P2"><text:s text:c="4"/>{ id: 19, title: "Coco", genre: "Animation", year: 2017, watched: false },</text:p>
      <text:p text:style-name="P2"><text:s text:c="4"/>{ id: 20, title: "The Revenant", genre: "Romance", year: 2015, watched: true }</text:p>
      <text:p text:style-name="P2">];</text:p>
      <text:p text:style-name="P2"/>
      <text:p text:style-name="P2">console.log("---------------------------------------------")</text:p>
      <text:p text:style-name="P2"/>
      <text:p text:style-name="P2">console.log("The Movie Watchlist Database Freshly Created")</text:p>
      <text:p text:style-name="P2"/>
      <text:p text:style-name="P2">for (i = 0; i &lt; moviesDb.length; i++) {</text:p>
      <text:p text:style-name="P2"><text:s text:c="4"/>console.log(`=&gt; id: ${moviesDb[i].id} =&gt; title: ${moviesDb[i].title} =&gt; genre: ${moviesDb[i].genre} =&gt; year: ${moviesDb[i].year} =&gt; watched: ${moviesDb[i].watched}`)</text:p>
      <text:p text:style-name="P2">}</text:p>
      <text:p text:style-name="P2"/>
      <text:p text:style-name="P2">console.log("---------------------------------------------")</text:p>
      <text:p text:style-name="P2"/>
      <text:p text:style-name="P2">// Add movie function</text:p>
      <text:p text:style-name="P2"/>
      <text:p text:style-name="P2">function addMovie(title, genre, year, watched) {</text:p>
      <text:p text:style-name="P2"><text:s text:c="4"/>const newMovie = {</text:p>
      <text:p text:style-name="P2"><text:s text:c="6"/>id: moviesDb.length + 1,</text:p>
      <text:p text:style-name="P2"><text:s text:c="6"/>title: title,</text:p>
      <text:p text:style-name="P2"><text:s text:c="6"/>genre: genre,</text:p>
      <text:p text:style-name="P2"><text:s text:c="6"/>year: year,</text:p>
      <text:p text:style-name="P2"><text:s text:c="6"/>watched: watched</text:p>
      <text:p text:style-name="P2"><text:s text:c="4"/>};</text:p>
      <text:p text:style-name="P2"><text:s text:c="4"/>moviesDb.push(newMovie);</text:p>
      <text:p text:style-name="P2">}</text:p>
      <text:p text:style-name="P2"/>
      <text:p text:style-name="P2">// Usage of add move function</text:p>
      <text:p text:style-name="P2"/>
      <text:p text:style-name="P2">addMovie("The Batman", "Action", 2022, true);</text:p>
      <text:p text:style-name="P2">addMovie("Encanto", "Animation", 2021, false);</text:p>
      <text:p text:style-name="P2">addMovie("Dune", "Romance", 2021, true);</text:p>
      <text:p text:style-name="P2">addMovie("Top Gun: Maverick", "Action", 2022, false);</text:p>
      <text:p text:style-name="P2">addMovie("Knives Out", "Action", 2019, true);</text:p>
      <text:p text:style-name="P2"/>
      <text:p text:style-name="P2">console.log("The Movie Watchlist Database After Adding 5 More Movies")</text:p>
      <text:p text:style-name="P2"/>
      <text:p text:style-name="P2">for (i = 0; i &lt; moviesDb.length; i++) {</text:p>
      <text:p text:style-name="P2"><text:s text:c="4"/>console.log(`=&gt; id: ${moviesDb[i].id} =&gt; title: ${moviesDb[i].title} =&gt; genre: ${moviesDb[i].genre} =&gt; year: ${moviesDb[i].year} =&gt; watched: ${moviesDb[i].watched}`)</text:p>
      <text:p text:style-name="P2">}</text:p>
      <text:p text:style-name="P2"/>
      <text:p text:style-name="P2">console.log("---------------------------------------------")</text:p>
      <text:p text:style-name="P2"/>
      <text:p text:style-name="P2">// Function to generate movie list by watch status </text:p>
      <text:p text:style-name="P2"/>
      <text:p text:style-name="P2"><text:soft-page-break/>function listMovieByWatchStatus(arrMovies){</text:p>
      <text:p text:style-name="P2"/>
      <text:p text:style-name="P2"><text:s text:c="4"/>let watched = []</text:p>
      <text:p text:style-name="P2"><text:s text:c="4"/>let unwatched = []</text:p>
      <text:p text:style-name="P2"/>
      <text:p text:style-name="P2"><text:s text:c="4"/>for (let movie in arrMovies){</text:p>
      <text:p text:style-name="P2"><text:s text:c="8"/>if (arrMovies[movie].watched === true){</text:p>
      <text:p text:style-name="P2"><text:s text:c="12"/>watched.push(arrMovies[movie])</text:p>
      <text:p text:style-name="P2"><text:s text:c="8"/>} else if (arrMovies[movie].watched === false) {</text:p>
      <text:p text:style-name="P2"><text:s text:c="12"/>unwatched.push(arrMovies[movie])</text:p>
      <text:p text:style-name="P2"><text:s text:c="8"/>}</text:p>
      <text:p text:style-name="P2"><text:s text:c="4"/>}</text:p>
      <text:p text:style-name="P2"/>
      <text:p text:style-name="P2"><text:s text:c="4"/>console.log("The Movie Watchlist Database According to Watch-Status")</text:p>
      <text:p text:style-name="P2"><text:s text:c="4"/>console.log(`Status of ${watched.length} Movies is 'Watched' or True`)</text:p>
      <text:p text:style-name="P2"/>
      <text:p text:style-name="P2"><text:s text:c="4"/>for (i = 0; i &lt; watched.length; i++) {</text:p>
      <text:p text:style-name="P2"><text:s text:c="8"/>console.log(`=&gt; id: ${watched[i].id} =&gt; title: ${watched[i].title} =&gt; genre: ${watched[i].genre} =&gt; year: ${watched[i].year} =&gt; watched: ${watched[i].watched}`)</text:p>
      <text:p text:style-name="P2"><text:s text:c="4"/>}</text:p>
      <text:p text:style-name="P2"/>
      <text:p text:style-name="P2"><text:s text:c="4"/>console.log(`Status of ${unwatched.length} Movies is 'Unwatched' or False`)</text:p>
      <text:p text:style-name="P2"/>
      <text:p text:style-name="P2"><text:s text:c="4"/>for (j = 0; j &lt; unwatched.length; j++) {</text:p>
      <text:p text:style-name="P2"><text:s text:c="8"/>console.log(`=&gt; id: ${unwatched[j].id} =&gt; title: ${unwatched[j].title} =&gt; genre: ${unwatched[j].genre} =&gt; year: ${unwatched[j].year} =&gt; watched: ${unwatched[j].watched}`)</text:p>
      <text:p text:style-name="P2"><text:s text:c="4"/>}</text:p>
      <text:p text:style-name="P2"/>
      <text:p text:style-name="P2"><text:s text:c="4"/>console.log("---------------------------------------------")</text:p>
      <text:p text:style-name="P2">}</text:p>
      <text:p text:style-name="P2"/>
      <text:p text:style-name="P2">// Usage of function to generate tasks report</text:p>
      <text:p text:style-name="P2"/>
      <text:p text:style-name="P2">listMovieByWatchStatus(moviesDb)</text:p>
      <text:p text:style-name="P2"/>
      <text:p text:style-name="P2">// Function to generate movie list by genre </text:p>
      <text:p text:style-name="P2"/>
      <text:p text:style-name="P2">function listMovieByGenre(arrMovies){</text:p>
      <text:p text:style-name="P2"/>
      <text:p text:style-name="P2"><text:s text:c="4"/>let crime = []</text:p>
      <text:p text:style-name="P2"><text:s text:c="4"/>let action = []</text:p>
      <text:p text:style-name="P2"><text:s text:c="4"/>let drama = []</text:p>
      <text:p text:style-name="P2"><text:s text:c="4"/>let romance = []</text:p>
      <text:p text:style-name="P2"><text:s text:c="4"/>let animation = []</text:p>
      <text:p text:style-name="P2"><text:s text:c="4"/></text:p>
      <text:p text:style-name="P2"><text:s text:c="4"/>for (let movie in arrMovies){</text:p>
      <text:p text:style-name="P2"><text:s text:c="8"/>if (arrMovies[movie].genre === "Crime"){</text:p>
      <text:p text:style-name="P2"><text:s text:c="12"/>crime.push(arrMovies[movie])</text:p>
      <text:p text:style-name="P2"><text:s text:c="8"/>} else if (arrMovies[movie].genre === "Action") {</text:p>
      <text:p text:style-name="P2"><text:s text:c="12"/>action.push(arrMovies[movie])</text:p>
      <text:p text:style-name="P2"><text:s text:c="8"/>} else if (arrMovies[movie].genre === "Drama") {</text:p>
      <text:p text:style-name="P2"><text:s text:c="12"/>drama.push(arrMovies[movie])</text:p>
      <text:p text:style-name="P2"><text:s text:c="8"/>} else if (arrMovies[movie].genre === "Romance") {</text:p>
      <text:p text:style-name="P2"><text:s text:c="12"/>romance.push(arrMovies[movie])</text:p>
      <text:p text:style-name="P2"><text:s text:c="8"/>} else if (arrMovies[movie].genre === "Animation") {</text:p>
      <text:p text:style-name="P2"><text:s text:c="12"/>animation.push(arrMovies[movie])</text:p>
      <text:p text:style-name="P2"><text:s text:c="8"/>}</text:p>
      <text:p text:style-name="P2"><text:s text:c="4"/>}</text:p>
      <text:p text:style-name="P2"/>
      <text:p text:style-name="P2"><text:s text:c="4"/>console.log("The Movie Watchlist Database According to Genre")</text:p>
      <text:p text:style-name="P2"><text:s text:c="4"/>console.log(`The Genre of ${crime.length} Movies is Crime`)</text:p>
      <text:p text:style-name="P2"/>
      <text:p text:style-name="P2"><text:s text:c="4"/>for (i = 0; i &lt; crime.length; i++) {</text:p>
      <text:p text:style-name="P2"><text:s text:c="8"/>console.log(`=&gt; id: ${crime[i].id} =&gt; title: ${crime[i].title} =&gt; genre: ${crime[i].genre} =&gt; year: ${crime[i].year} =&gt; watched: ${crime[i].watched}`)</text:p>
      <text:p text:style-name="P2"><text:s text:c="4"/>}</text:p>
      <text:p text:style-name="P2"/>
      <text:p text:style-name="P2"><text:s text:c="4"/>console.log(`The Genre of ${action.length} Movies is Action`)</text:p>
      <text:p text:style-name="P2"/>
      <text:p text:style-name="P2"><text:s text:c="4"/>for (j = 0; j &lt; action.length; j++) {</text:p>
      <text:p text:style-name="P2"><text:soft-page-break/><text:s text:c="8"/>console.log(`=&gt; id: ${action[j].id} =&gt; title: ${action[j].title} =&gt; genre: ${action[j].genre} =&gt; year: ${action[j].year} =&gt; watched: ${action[j].watched}`)</text:p>
      <text:p text:style-name="P2"><text:s text:c="4"/>}</text:p>
      <text:p text:style-name="P2"/>
      <text:p text:style-name="P2"><text:s text:c="4"/>console.log(`The Genre of ${drama.length} Movies is Drama`)</text:p>
      <text:p text:style-name="P2"/>
      <text:p text:style-name="P2"><text:s text:c="4"/>for (k = 0; k &lt; drama.length; k++) {</text:p>
      <text:p text:style-name="P2"><text:s text:c="8"/>console.log(`=&gt; id: ${drama[k].id} =&gt; title: ${drama[k].title} =&gt; genre: ${drama[k].genre} =&gt; year: ${drama[k].year} =&gt; watched: ${drama[k].watched}`)</text:p>
      <text:p text:style-name="P2"><text:s text:c="4"/>}</text:p>
      <text:p text:style-name="P2"/>
      <text:p text:style-name="P2"><text:s text:c="4"/>console.log(`The Genre of ${romance.length} Movies is Romance`)</text:p>
      <text:p text:style-name="P2"/>
      <text:p text:style-name="P2"><text:s text:c="4"/>for (l = 0; l &lt; romance.length; l++) {</text:p>
      <text:p text:style-name="P2"><text:s text:c="8"/>console.log(`=&gt; id: ${romance[l].id} =&gt; title: ${romance[l].title} =&gt; genre: ${romance[l].genre} =&gt; year: ${romance[l].year} =&gt; watched: ${romance[l].watched}`)</text:p>
      <text:p text:style-name="P2"><text:s text:c="4"/>}</text:p>
      <text:p text:style-name="P2"/>
      <text:p text:style-name="P2"><text:s text:c="4"/>console.log(`The Genre of ${animation.length} Movies is Animation`)</text:p>
      <text:p text:style-name="P2"/>
      <text:p text:style-name="P2"><text:s text:c="4"/>for (m = 0; m &lt; animation.length; m++) {</text:p>
      <text:p text:style-name="P2"><text:s text:c="8"/>console.log(`=&gt; id: ${animation[m].id} =&gt; title: ${animation[m].title} =&gt; genre: ${animation[m].genre} =&gt; year: ${animation[m].year} =&gt; watched: ${animation[m].watched}`)</text:p>
      <text:p text:style-name="P2"><text:s text:c="4"/>}</text:p>
      <text:p text:style-name="P2">}</text:p>
      <text:p text:style-name="P2"/>
      <text:p text:style-name="P2">// Usage of function to generate movie list by genre</text:p>
      <text:p text:style-name="P2"/>
      <text:p text:style-name="P2">listMovieByGenre(moviesDb)</text:p>
      <text:p text:style-name="P2"/>
      <text:p text:style-name="P2">console.log("---------------------------------------------")</text:p>
      <text:p text:style-name="P2"/>
      <text:p text:style-name="P2">// Function to delete a movie by id</text:p>
      <text:p text:style-name="P2"/>
      <text:p text:style-name="P2">function deleteMovie(id) {</text:p>
      <text:p text:style-name="P2"><text:s text:c="4"/>if (id &lt;= moviesDb.length) {</text:p>
      <text:p text:style-name="P2"><text:s text:c="6"/>let theIndex = id - 1</text:p>
      <text:p text:style-name="P2"><text:s text:c="6"/>moviesDb.splice(theIndex,1)</text:p>
      <text:p text:style-name="P2"><text:s text:c="6"/>return console.log(`Movie with ID = ${id} is successfully deleted`)</text:p>
      <text:p text:style-name="P2"><text:s text:c="4"/>} else {</text:p>
      <text:p text:style-name="P2"><text:s text:c="6"/>return console.log("Sorry, the ID does not point to any movie")</text:p>
      <text:p text:style-name="P2"><text:s text:c="4"/>}</text:p>
      <text:p text:style-name="P2">}</text:p>
      <text:p text:style-name="P2"/>
      <text:p text:style-name="P2">// Usage of function to delete movie by id</text:p>
      <text:p text:style-name="P2"/>
      <text:p text:style-name="P2">deleteMovie(9)</text:p>
      <text:p text:style-name="P2"/>
      <text:p text:style-name="P2">console.log("The Movie Watchlist Database After Deleting A Movie By ID")</text:p>
      <text:p text:style-name="P2"/>
      <text:p text:style-name="P2">for (n = 0; n &lt; moviesDb.length; n++) {</text:p>
      <text:p text:style-name="P2"><text:s text:c="4"/>console.log(`=&gt; id: ${moviesDb[n].id} =&gt; title: ${moviesDb[n].title} =&gt; genre: ${moviesDb[n].genre} =&gt; year: ${moviesDb[n].year} =&gt; watched: ${moviesDb[n].watched}`)</text:p>
      <text:p text:style-name="P2">}</text:p>
      <text:p text:style-name="P2"/>
      <text:p text:style-name="P2">console.log("---------------------------------------------")</text:p>
      <text:p text:style-name="P2"/>
      <text:p text:style-name="P2">// Function to sort movies by title</text:p>
      <text:p text:style-name="P2"/>
      <text:p text:style-name="P2">function sortMoviesByTitle(arrMovies) {</text:p>
      <text:p text:style-name="P2"><text:s text:c="4"/>return arrMovies.sort((a, b) =&gt; {</text:p>
      <text:p text:style-name="P2"><text:s text:c="6"/>const titleA = a.title.toLowerCase(); // Convert to lowercase for case-insensitive comparison</text:p>
      <text:p text:style-name="P2"><text:s text:c="6"/>const titleB = b.title.toLowerCase();</text:p>
      <text:p text:style-name="P2"><text:s text:c="2"/></text:p>
      <text:p text:style-name="P2"><text:s text:c="6"/>if (titleA &lt; titleB) return -1;</text:p>
      <text:p text:style-name="P2"><text:s text:c="6"/>if (titleA &gt; titleB) return 1;</text:p>
      <text:p text:style-name="P2"><text:s text:c="6"/>return 0;</text:p>
      <text:p text:style-name="P2"><text:s text:c="4"/>});</text:p>
      <text:p text:style-name="P2">}</text:p>
      <text:p text:style-name="P2"/>
      <text:p text:style-name="P2"><text:soft-page-break/>sortMoviesByTitle(moviesDb)</text:p>
      <text:p text:style-name="P2"/>
      <text:p text:style-name="P2">// Usage of function to sort movies by the title property</text:p>
      <text:p text:style-name="P2"/>
      <text:p text:style-name="P2">console.log("The Movie Watchlist Database After Sorting By The Title Property")</text:p>
      <text:p text:style-name="P2"/>
      <text:p text:style-name="P2">for (o = 0; o &lt; moviesDb.length; o++) {</text:p>
      <text:p text:style-name="P2"><text:s text:c="4"/>console.log(`=&gt; id: ${moviesDb[o].id} =&gt; title: ${moviesDb[o].title} =&gt; genre: ${moviesDb[o].genre} =&gt; year: ${moviesDb[o].year} =&gt; watched: ${moviesDb[o].watched}`)</text:p>
      <text:p text:style-name="P2">}</text:p>
      <text:p text:style-name="P2"/>
      <text:p text:style-name="P2">console.log("---------------------------------------------")</text:p>
      <text:p text:style-name="P2"/>
      <text:p text:style-name="P2">// Function to sort movies by year</text:p>
      <text:p text:style-name="P2"/>
      <text:p text:style-name="P2">function sortMoviesByYear(arrMovies) {</text:p>
      <text:p text:style-name="P2"><text:s text:c="4"/>return arrMovies.sort((a, b) =&gt; a.year - b.year);</text:p>
      <text:p text:style-name="P2">}</text:p>
      <text:p text:style-name="P2"/>
      <text:p text:style-name="P2">// Usage of function to sort movies by the year property</text:p>
      <text:p text:style-name="P2"/>
      <text:p text:style-name="P2">sortMoviesByYear(moviesDb)</text:p>
      <text:p text:style-name="P2"/>
      <text:p text:style-name="P2">console.log("The Movie Watchlist Database After Sorting By The Year Property")</text:p>
      <text:p text:style-name="P2"/>
      <text:p text:style-name="P2">for (p = 0; p &lt; moviesDb.length; p++) {</text:p>
      <text:p text:style-name="P2"><text:s text:c="4"/>console.log(`=&gt; id: ${moviesDb[p].id} =&gt; title: ${moviesDb[p].title} =&gt; genre: ${moviesDb[p].genre} =&gt; year: ${moviesDb[p].year} =&gt; watched: ${moviesDb[p].watched}`)</text:p>
      <text:p text:style-name="P2">}</text:p>
      <text:p text:style-name="P2"/>
      <text:p text:style-name="P2">console.log("---------------------------------------------")</text:p>
      <text:p text:style-name="P2"/>
      <text:p text:style-name="P2"/>
      <text:p text:style-name="P22">Palindrome Function (100% JavaScript)</text:p>
      <text:p text:style-name="P2"/>
      <text:p text:style-name="P2">// A palindrome is a word or sentence that’s spelled the same way both forward and backward,</text:p>
      <text:p text:style-name="P2">// ignoring punctuation, case, and spacing</text:p>
      <text:p text:style-name="P2">// Note: It is necessary to remove all non-alphanumeric characters (punctuation, spaces and symbols)</text:p>
      <text:p text:style-name="P2">// and turn everything lower case in order to check for palindromes.</text:p>
      <text:p text:style-name="P2">// Strings can be passed with varying formats, such as "racecar", "RaceCar", and "race CAR" among others.</text:p>
      <text:p text:style-name="P2"/>
      <text:p text:style-name="P2">function palindrome(str) {</text:p>
      <text:p text:style-name="P2"/>
      <text:p text:style-name="P2"><text:s text:c="4"/>let cleanedString = ""</text:p>
      <text:p text:style-name="P2"/>
      <text:p text:style-name="P2"><text:s text:c="4"/>// Step 1. Lowercase the string and use the RegExp to remove unwanted characters from it</text:p>
      <text:p text:style-name="P2"><text:s text:c="4"/>cleanedString = str.replace(/[\W_]/gi, '').toLowerCase()</text:p>
      <text:p text:style-name="P2"/>
      <text:p text:style-name="P2"><text:s text:c="4"/>// Step 2. Use the following methods: split, reverse and join on the string</text:p>
      <text:p text:style-name="P2"><text:s text:c="4"/>reversedString = cleanedString.split('').reverse().join('')</text:p>
      <text:p text:style-name="P2"/>
      <text:p text:style-name="P2"><text:s text:c="4"/>// Step 3. Check if cleanedString is strictly equal to reversedString and return a Boolean</text:p>
      <text:p text:style-name="P2"><text:s text:c="4"/>return cleanedString === reversedString</text:p>
      <text:p text:style-name="P2"/>
      <text:p text:style-name="P2">}</text:p>
      <text:p text:style-name="P2"/>
      <text:p text:style-name="P2">// Example of palindrome</text:p>
      <text:p text:style-name="P2">newStr = "A man, a plan, a canal. Panama"</text:p>
      <text:p text:style-name="P2"/>
      <text:p text:style-name="P2">console.log(palindrome(newStr))</text:p>
      <text:p text:style-name="P2"/>
      <text:p text:style-name="P2"/>
      <text:p text:style-name="P26"><text:span text:style-name="T1">Library System (100% JavaScript)</text:span></text:p>
      <text:p text:style-name="P2"/>
      <text:p text:style-name="P2">// Create a library system with the following features:</text:p>
      <text:p text:style-name="P2">// - Add a book to the library</text:p>
      <text:p text:style-name="P2">// - Delete a book in the library</text:p>
      <text:p text:style-name="P2">// - Update a book in the library</text:p>
      <text:p text:style-name="P2">// - Get a book from the library</text:p>
      <text:p text:style-name="P2">// - View all books in the library</text:p>
      <text:p text:style-name="P2">// You are not restricted to the features listed above.</text:p>
      <text:p text:style-name="P2">// Use functions, arrays and objects</text:p>
      <text:p text:style-name="P2"/>
      <text:p text:style-name="P2">// Declaration and initial population of the Library array of Book Objects</text:p>
      <text:p text:style-name="P2">const libraryDb = [];</text:p>
      <text:p text:style-name="P2"/>
      <text:p text:style-name="P2">// Function for Adding Book</text:p>
      <text:p text:style-name="P2">function addBook(bookTitle, bookAuthors, pubYear) {</text:p>
      <text:p text:style-name="P2"><text:s text:c="4"/>const newTitle = {</text:p>
      <text:p text:style-name="P2"><text:s text:c="6"/>bookTitle: bookTitle,</text:p>
      <text:p text:style-name="P2"><text:s text:c="6"/>bookAuthors: bookAuthors,</text:p>
      <text:p text:style-name="P2"><text:s text:c="6"/>pubYear: pubYear,</text:p>
      <text:p text:style-name="P2"><text:s text:c="4"/>};</text:p>
      <text:p text:style-name="P2"><text:s text:c="4"/>libraryDb.push(newTitle);</text:p>
      <text:p text:style-name="P2">}</text:p>
      <text:p text:style-name="P2"/>
      <text:p text:style-name="P2">// Usage of add member function</text:p>
      <text:p text:style-name="P2">addBook("The Lose Kingdom", "Isabella Wint", 2000);</text:p>
      <text:p text:style-name="P2">addBook("Shadows of Eternity", "Thomas Granger", 1999);</text:p>
      <text:p text:style-name="P2">addBook("Whispers of the Forest", "Amelia Rae", 2011);</text:p>
      <text:p text:style-name="P2">addBook("The Midnight Sun", "James Holloway", 2018);</text:p>
      <text:p text:style-name="P2">addBook("Rise of the Phoenix", "Lydia Stone", 2004);</text:p>
      <text:p text:style-name="P2">addBook("Tides of Destiny", "Marcus Flint", 2015);</text:p>
      <text:p text:style-name="P2">addBook("The Ember Flame", "Naomi Grace", 2020);</text:p>
      <text:p text:style-name="P2">addBook("Legacy of the Ancients", "Sebastian Ward", 1997);</text:p>
      <text:p text:style-name="P2">addBook("Echoes in the Rain", "Hannah Blake", 2009);</text:p>
      <text:p text:style-name="P2">addBook("The Clockwork Heart", "Oliver Reeve", 2013);</text:p>
      <text:p text:style-name="P2">addBook("Storm of Secrets", "Bianca Rivers", 2005);</text:p>
      <text:p text:style-name="P2">addBook("The Last Oracle", "Jonathan Cray", 2010);</text:p>
      <text:p text:style-name="P2">addBook("City of Glass", "Elena Cross", 2016);</text:p>
      <text:p text:style-name="P2">addBook("Path of the Seeker", "Daniel Crowe", 2000);</text:p>
      <text:p text:style-name="P2">addBook("Beneath the Silver Sky", "Sophia Trent", 2007);</text:p>
      <text:p text:style-name="P2">addBook("Guardians of the Flame", "Matthew Doyle", 2021);</text:p>
      <text:p text:style-name="P2">addBook("The Crystal Labyrinth", "Caroline West", 2006);</text:p>
      <text:p text:style-name="P2">addBook("Chronicles of the Stars", "Felix Hart", 2019);</text:p>
      <text:p text:style-name="P2">addBook("Dreams of Fire", "Natalie Quinn", 2003);</text:p>
      <text:p text:style-name="P2">addBook("Mystic Riverbank", "Aaron Bright", 2001);</text:p>
      <text:p text:style-name="P2"/>
      <text:p text:style-name="P2">console.log("---------------------------------------------")</text:p>
      <text:p text:style-name="P2"/>
      <text:p text:style-name="P2">console.log("CURRENT LIST OF BOOKS")</text:p>
      <text:p text:style-name="P2"/>
      <text:p text:style-name="P2">for (i = 0; i &lt; libraryDb.length; i++) {</text:p>
      <text:p text:style-name="P2"><text:s text:c="4"/>console.log(`${i+1}. "${libraryDb[i].bookTitle}", ${libraryDb[i].bookAuthors}, ${libraryDb[i].pubYear}`)</text:p>
      <text:p text:style-name="P2">}</text:p>
      <text:p text:style-name="P2"/>
      <text:p text:style-name="P2">console.log("---------------------------------------------")</text:p>
      <text:p text:style-name="P2"/>
      <text:p text:style-name="P2">// Function to Delete Book</text:p>
      <text:p text:style-name="P2">function deleteBook(bookT) {</text:p>
      <text:p text:style-name="P2"><text:s text:c="4"/>for (i = 0; i &lt; libraryDb.length; i++) {</text:p>
      <text:p text:style-name="P2"><text:s text:c="6"/>if (libraryDb[i].bookTitle === bookT) {</text:p>
      <text:p text:style-name="P2"><text:s text:c="8"/>indexToRemove = i</text:p>
      <text:p text:style-name="P2"><text:s text:c="8"/>console.log(`${libraryDb[i].bookTitle} on serial no. ${i+1} will be deleted shortly.`)</text:p>
      <text:p text:style-name="P2"><text:s text:c="8"/>break</text:p>
      <text:p text:style-name="P2"><text:s text:c="6"/>}</text:p>
      <text:p text:style-name="P2"><text:s text:c="4"/>}</text:p>
      <text:p text:style-name="P2"><text:s text:c="4"/>for (j = indexToRemove; j &lt; libraryDb.length -1; j++) {</text:p>
      <text:p text:style-name="P2"><text:s text:c="6"/>libraryDb[j] = libraryDb[j + 1]</text:p>
      <text:p text:style-name="P2"><text:s text:c="4"/>}</text:p>
      <text:p text:style-name="P2"><text:s text:c="4"/>libraryDb.length = libraryDb.length - 1</text:p>
      <text:p text:style-name="P2"><text:s text:c="2"/></text:p>
      <text:p text:style-name="P2"><text:soft-page-break/><text:s text:c="4"/>console.log("---------------------------------------------")</text:p>
      <text:p text:style-name="P2"><text:s text:c="2"/></text:p>
      <text:p text:style-name="P2"><text:s text:c="4"/>console.log("CURRENT LIST OF BOOKS AFTER DELETING A BOOK")</text:p>
      <text:p text:style-name="P2"><text:s text:c="2"/></text:p>
      <text:p text:style-name="P2"><text:s text:c="4"/>for (k = 0; k &lt; libraryDb.length; k++) {</text:p>
      <text:p text:style-name="P2"><text:s text:c="8"/>console.log(`${k+1}. "${libraryDb[k].bookTitle}", ${libraryDb[k].bookAuthors}, ${libraryDb[k].pubYear}`)</text:p>
      <text:p text:style-name="P2"><text:s text:c="4"/>}</text:p>
      <text:p text:style-name="P2">}</text:p>
      <text:p text:style-name="P2"><text:s text:c="2"/></text:p>
      <text:p text:style-name="P2">// Usage of function to delete a book</text:p>
      <text:p text:style-name="P2">deleteBook("Mystic Riverbank")</text:p>
      <text:p text:style-name="P2"><text:s text:c="2"/></text:p>
      <text:p text:style-name="P2">console.log("---------------------------------------------")</text:p>
      <text:p text:style-name="P2"/>
      <text:p text:style-name="P2">function updateBook(bTitle) {</text:p>
      <text:p text:style-name="P2"><text:s text:c="4"/>console.log("BOOK UPDATE RESULT:")</text:p>
      <text:p text:style-name="P2"><text:s text:c="4"/>for (let member of libraryDb) {</text:p>
      <text:p text:style-name="P2"><text:s text:c="6"/>if (member.bookTitle === bTitle) {</text:p>
      <text:p text:style-name="P2"><text:s text:c="8"/>console.log(`Wrong Detail: "${member.bookTitle}", ${member.bookAuthors}, ${member.pubYear}`);</text:p>
      <text:p text:style-name="P2"><text:s text:c="8"/>member.bookTitle = "The Lost Kingdom"</text:p>
      <text:p text:style-name="P2"><text:s text:c="8"/>member.bookAuthors = "Isabelle Winters"</text:p>
      <text:p text:style-name="P2"><text:s text:c="8"/>member.pubYear = 2002</text:p>
      <text:p text:style-name="P2"><text:s text:c="8"/>console.log(`Correct Detail: "${member.bookTitle}", ${member.bookAuthors}, ${member.pubYear}`);</text:p>
      <text:p text:style-name="P2"><text:s text:c="8"/>return;</text:p>
      <text:p text:style-name="P2"><text:s text:c="6"/>}</text:p>
      <text:p text:style-name="P2"><text:s text:c="4"/>}</text:p>
      <text:p text:style-name="P2"><text:s text:c="4"/>console.log(`The book with title: "${bTitle}" is not found.`);</text:p>
      <text:p text:style-name="P2">}</text:p>
      <text:p text:style-name="P2"/>
      <text:p text:style-name="P2">// Usage of the function to update member amount</text:p>
      <text:p text:style-name="P2"/>
      <text:p text:style-name="P2"/>
      <text:p text:style-name="P2">updateBook("The Lose Kingdom", "Isabella Wint", 2000);</text:p>
      <text:p text:style-name="P2"/>
      <text:p text:style-name="P2">console.log("---------------------------------------------")</text:p>
      <text:p text:style-name="P2"/>
      <text:p text:style-name="P2">// Get Book</text:p>
      <text:p text:style-name="P2">function getBook(bkTitle) {</text:p>
      <text:p text:style-name="P2"><text:s text:c="4"/>console.log(`Book search result for "${bkTitle}":`)</text:p>
      <text:p text:style-name="P2"><text:s text:c="4"/>for (let k = 0; k &lt; libraryDb.length; k++) {</text:p>
      <text:p text:style-name="P2"><text:s text:c="6"/>if (libraryDb[k].bookTitle === bkTitle) {</text:p>
      <text:p text:style-name="P2"><text:s text:c="8"/>console.log(`Book exists with the following detail: ${k+1}. "${libraryDb[k].bookTitle}", ${libraryDb[k].bookAuthors}, ${libraryDb[k].pubYear}`)</text:p>
      <text:p text:style-name="P2"><text:s text:c="8"/>return</text:p>
      <text:p text:style-name="P2"><text:s text:c="6"/>}</text:p>
      <text:p text:style-name="P2"><text:s text:c="4"/>}</text:p>
      <text:p text:style-name="P2"><text:s text:c="4"/>console.log(`Book not found.`);</text:p>
      <text:p text:style-name="P2">}</text:p>
      <text:p text:style-name="P2"/>
      <text:p text:style-name="P2">// Usage of the function to get book</text:p>
      <text:p text:style-name="P2">getBook("Whispers of the Jungle")</text:p>
      <text:p text:style-name="P2"/>
      <text:p text:style-name="P2">console.log("---------------------------------------------")</text:p>
      <text:p text:style-name="P2"/>
      <text:p text:style-name="P2">getBook("Whispers of the Forest")</text:p>
      <text:p text:style-name="P2"><text:s text:c="2"/></text:p>
      <text:p text:style-name="P2">console.log("---------------------------------------------")</text:p>
      <text:p text:style-name="P2"/>
      <text:p text:style-name="P2">console.log("CURRENT LIST OF BOOKS")</text:p>
      <text:p text:style-name="P2"/>
      <text:p text:style-name="P2">for (l = 0; l &lt; libraryDb.length; l++) {</text:p>
      <text:p text:style-name="P2"><text:s text:c="4"/>console.log(`${l+1}. "${libraryDb[l].bookTitle}", ${libraryDb[l].bookAuthors}, ${libraryDb[l].pubYear}`)</text:p>
      <text:p text:style-name="P2">}</text:p>
      <text:p text:style-name="P2"/>
      <text:p text:style-name="P2">console.log("---------------------------------------------")</text:p>
      <text:p text:style-name="P2"/>
      <text:p text:style-name="P23">Object Methods Practice (100% JavaScript)</text:p>
      <text:p text:style-name="P9"/>
      <text:p text:style-name="P14">Script 1:</text:p>
      <text:p text:style-name="P2"/>
      <text:p text:style-name="P2">// Given two user profile objects (e.g., personalInfo and contactInfo),</text:p>
      <text:p text:style-name="P2">// Merge them into a single userProfile object</text:p>
      <text:p text:style-name="P2"/>
      <text:p text:style-name="P2">// Create an empty object</text:p>
      <text:p text:style-name="P2">let userProfile = {}</text:p>
      <text:p text:style-name="P2"/>
      <text:p text:style-name="P2">// Create second object with some properties</text:p>
      <text:p text:style-name="P2">let personalInfo = {</text:p>
      <text:p text:style-name="P2"><text:s text:c="4"/>name: "Plang",</text:p>
      <text:p text:style-name="P2"><text:s text:c="4"/>nationality: "Nigerian",</text:p>
      <text:p text:style-name="P2"><text:s text:c="4"/>state: "Plateau",</text:p>
      <text:p text:style-name="P2"><text:s text:c="4"/>age: 35</text:p>
      <text:p text:style-name="P2">}</text:p>
      <text:p text:style-name="P2"/>
      <text:p text:style-name="P2">// Create third object with more properties</text:p>
      <text:p text:style-name="P2">let contactInfo = {</text:p>
      <text:p text:style-name="P2"><text:s text:c="4"/>address: "DA1 Whyitt, Behind ITF Office, Bukuru, Jos South, Plateau State",</text:p>
      <text:p text:style-name="P2"><text:s text:c="4"/>phone: 080976777712,</text:p>
      <text:p text:style-name="P2"><text:s text:c="4"/>email: "plang.gabriel@gmail.com"</text:p>
      <text:p text:style-name="P2">}</text:p>
      <text:p text:style-name="P2"/>
      <text:p text:style-name="P2">// Merging two objects using the .assign method</text:p>
      <text:p text:style-name="P2">Object.assign(userProfile, personalInfo, contactInfo)</text:p>
      <text:p text:style-name="P2"/>
      <text:p text:style-name="P2">// Screen display the merged object</text:p>
      <text:p text:style-name="P2">console.log("THE MERGED OBJECT userProfile LOOKS LIKE THIS", userProfile)</text:p>
      <text:p text:style-name="P2"/>
      <text:p text:style-name="P2"/>
      <text:p text:style-name="P23">Object Methods Practice (100% JavaScript)</text:p>
      <text:p text:style-name="P9"/>
      <text:p text:style-name="P14">Script 2:</text:p>
      <text:p text:style-name="P2"/>
      <text:p text:style-name="P2">// Given a product object, log all its keys and values</text:p>
      <text:p text:style-name="P2">// Bonus: Format them as "key: value" pairs in an array or print them line by line</text:p>
      <text:p text:style-name="P2"/>
      <text:p text:style-name="P2">// Create product object</text:p>
      <text:p text:style-name="P2">let products = {</text:p>
      <text:p text:style-name="P2"><text:s text:c="4"/>tvs: ["Samsung TV", "Sony TV", "LG TV"],</text:p>
      <text:p text:style-name="P2"><text:s text:c="4"/>fans: ["OX Fan (Big size)", "OX Fan (Medium size)", "OX Fan (Small size)"],</text:p>
      <text:p text:style-name="P2"><text:s text:c="4"/>irons: ["Philips Iron", "Binatone Iron", "LG Iron"]</text:p>
      <text:p text:style-name="P2">}</text:p>
      <text:p text:style-name="P2"/>
      <text:p text:style-name="P2">// Store the object's keys in a variable</text:p>
      <text:p text:style-name="P2">prodKeys = Object.keys(products)</text:p>
      <text:p text:style-name="P2"/>
      <text:p text:style-name="P2">// Store the object's values in a variable </text:p>
      <text:p text:style-name="P2">prodValues = Object.values(products)</text:p>
      <text:p text:style-name="P2"/>
      <text:p text:style-name="P2">// Result title</text:p>
      <text:p text:style-name="P2">console.log("RESULT BELOW")</text:p>
      <text:p text:style-name="P2"/>
      <text:p text:style-name="P2">// Use output template to format the result as specified in the question </text:p>
      <text:p text:style-name="P2">prodKeys.forEach((key, i) =&gt; {</text:p>
      <text:p text:style-name="P2"><text:s text:c="4"/>console.log(`${prodKeys[i]}: ${prodValues[i]}`)</text:p>
      <text:p text:style-name="P2">})<text:line-break/><text:line-break/></text:p>
      <text:p text:style-name="P23">Object Methods Practice (100% JavaScript)</text:p>
      <text:p text:style-name="P9"/>
      <text:p text:style-name="P14">Script 3:</text:p>
      <text:p text:style-name="P3"/>
      <text:p text:style-name="P2">// Create a settings object (e.g., theme: "dark", notifications: true)</text:p>
      <text:p text:style-name="P2">// Freeze it and try changing a value. Use Object.isFrozen to confirm if it's immutable.</text:p>
      <text:p text:style-name="P2"/>
      <text:p text:style-name="P2">// Create the settings object as specified</text:p>
      <text:p text:style-name="P2">let settings = {</text:p>
      <text:p text:style-name="P2"><text:s text:c="4"/>theme: "dark",</text:p>
      <text:p text:style-name="P2"><text:s text:c="4"/>notifications: true,</text:p>
      <text:p text:style-name="P2"><text:s text:c="4"/>color: "dark"</text:p>
      <text:p text:style-name="P2">}</text:p>
      <text:p text:style-name="P2"/>
      <text:p text:style-name="P2">// Freeze object to prevent any update to values stored in it</text:p>
      <text:p text:style-name="P2">Object.freeze(settings)</text:p>
      <text:p text:style-name="P2"/>
      <text:p text:style-name="P2">// Trying to change the value of settings.notifications if condition is true</text:p>
      <text:p text:style-name="P2">if(Object.isFrozen(settings)) {</text:p>
      <text:p text:style-name="P2"><text:s text:c="4"/>console.log("Object has been fully locked")</text:p>
      <text:p text:style-name="P2">}</text:p>
      <text:p text:style-name="P2"/>
      <text:p text:style-name="P2"/>
      <text:p text:style-name="P23">ToDOList App</text:p>
      <text:p text:style-name="P2"/>
      <text:p text:style-name="P2">&lt;!DOCTYPE html&gt;</text:p>
      <text:p text:style-name="P2">&lt;html lang="en"&gt;</text:p>
      <text:p text:style-name="P2"/>
      <text:p text:style-name="P2">&lt;head&gt;</text:p>
      <text:p text:style-name="P2"><text:s text:c="2"/>&lt;meta charset="UTF-8"&gt;</text:p>
      <text:p text:style-name="P2"><text:s text:c="2"/>&lt;meta name="viewport" content="width=device-width, initial-scale=1.0"&gt;</text:p>
      <text:p text:style-name="P2"><text:s text:c="2"/>&lt;title&gt;ToDoList - Dashboard&lt;/title&gt;</text:p>
      <text:p text:style-name="P2"><text:s text:c="2"/>&lt;!-- &lt;script src="https://cdn.tailwindcss.com/3.4.17"&gt;&lt;/script&gt; --&gt;</text:p>
      <text:p text:style-name="P2"><text:s text:c="2"/>&lt;link rel="stylesheet" href="/dist/font-awesome-4.7.0/css/font-awesome.min.css"&gt;</text:p>
      <text:p text:style-name="P2"><text:s text:c="2"/>&lt;link rel="stylesheet" href="/dist/style.css"&gt;</text:p>
      <text:p text:style-name="P2"><text:s text:c="2"/>&lt;link rel="shortcut icon" href="/dist/media/favicon.svg" type="image/x-icon"&gt;</text:p>
      <text:p text:style-name="P2"><text:s text:c="2"/>&lt;!-- &lt;script&gt;</text:p>
      <text:p text:style-name="P2"><text:s text:c="4"/>function toggleMobileMenu() {</text:p>
      <text:p text:style-name="P2"><text:s text:c="6"/>document.getElementById('mobile-menu').classList.toggle('hidden');</text:p>
      <text:p text:style-name="P2"><text:s text:c="4"/>}</text:p>
      <text:p text:style-name="P2"><text:s text:c="2"/>&lt;/script&gt; --&gt;</text:p>
      <text:p text:style-name="P2">&lt;/head&gt;</text:p>
      <text:p text:style-name="P2"/>
      <text:p text:style-name="P2">&lt;body class="bg-sky-400 font-sans"&gt;</text:p>
      <text:p text:style-name="P2"><text:s text:c="2"/>&lt;!-- Top Bar --&gt;</text:p>
      <text:p text:style-name="P2"><text:s text:c="2"/>&lt;header class="bg-white shadow-md px-4 py-3 flex items-center justify-between"&gt;</text:p>
      <text:p text:style-name="P2"><text:s text:c="4"/>&lt;!-- Left section: logo and title --&gt;</text:p>
      <text:p text:style-name="P2"><text:s text:c="4"/>&lt;div class="flex items-center space-x-3"&gt;</text:p>
      <text:p text:style-name="P2"><text:s text:c="6"/>&lt;!-- Hamburger for small screens --&gt;</text:p>
      <text:p text:style-name="P2"><text:s text:c="6"/>&lt;button class="block laptop:hidden" onclick="toggleMobileMenu()"&gt;</text:p>
      <text:p text:style-name="P2"><text:s text:c="8"/>&lt;svg class="w-6 h-6 text-gray-700" fill="none" stroke="currentColor" stroke-width="2"</text:p>
      <text:p text:style-name="P2"><text:s text:c="10"/>viewBox="0 0 24 24"&gt;</text:p>
      <text:p text:style-name="P2"><text:s text:c="10"/>&lt;path stroke-linecap="round" stroke-linejoin="round"</text:p>
      <text:p text:style-name="P2"><text:s text:c="12"/>d="M4 6h16M4 12h16M4 18h16" /&gt;</text:p>
      <text:p text:style-name="P2"><text:s text:c="8"/>&lt;/svg&gt;</text:p>
      <text:p text:style-name="P2"><text:s text:c="6"/>&lt;/button&gt;</text:p>
      <text:p text:style-name="P2"><text:s text:c="6"/>&lt;img src="/dist/media/logo.png" alt="Logo" class="w-8 h-8"&gt;</text:p>
      <text:p text:style-name="P2"><text:s text:c="6"/>&lt;span class="text-xl font-bold text-gray-800"&gt;ToDoList&lt;/span&gt;</text:p>
      <text:p text:style-name="P2"><text:s text:c="4"/>&lt;/div&gt;</text:p>
      <text:p text:style-name="P2"/>
      <text:p text:style-name="P2"><text:s text:c="4"/>&lt;!-- Desktop navigation (hidden on small screens) --&gt;</text:p>
      <text:p text:style-name="P2"><text:s text:c="4"/>&lt;nav class="mobile:hidden laptop:flex items-center space-x-6"&gt;</text:p>
      <text:p text:style-name="P2"><text:s text:c="6"/>&lt;a href="index.html" class="text-gray-600 hover:text-blue-600"&gt;Dashboard&lt;/a&gt;</text:p>
      <text:p text:style-name="P2"><text:s text:c="6"/>&lt;a href="#" class="text-gray-600 hover:text-blue-600"&gt;Settings&lt;/a&gt;</text:p>
      <text:p text:style-name="P2"><text:s text:c="4"/>&lt;/nav&gt;</text:p>
      <text:p text:style-name="P2"><text:s text:c="2"/>&lt;/header&gt;</text:p>
      <text:p text:style-name="P2"/>
      <text:p text:style-name="P2"><text:s text:c="2"/>&lt;!-- Mobile Navigation (hidden by default) --&gt;</text:p>
      <text:p text:style-name="P2"><text:s text:c="2"/>&lt;div id="mobileMenu" class="hidden mobile:bg-white border-t border-gray-200 px-4 py-2 space-y-2"&gt;</text:p>
      <text:p text:style-name="P2"><text:s text:c="4"/>&lt;a href="index.html" class="block text-gray-600 hover:text-blue-600"&gt;Dashboard&lt;/a&gt;</text:p>
      <text:p text:style-name="P2"><text:s text:c="4"/>&lt;a href="#" class="block text-gray-600 hover:text-blue-600"&gt;Settings&lt;/a&gt;</text:p>
      <text:p text:style-name="P2"><text:s text:c="2"/>&lt;/div&gt;</text:p>
      <text:p text:style-name="P2"><text:s text:c="2"/></text:p>
      <text:p text:style-name="P2"><text:s text:c="2"/>&lt;script&gt;</text:p>
      <text:p text:style-name="P2"><text:s text:c="4"/>function toggleMobileMenu() {</text:p>
      <text:p text:style-name="P2"><text:s text:c="6"/>const menu = document.getElementById('mobileMenu');</text:p>
      <text:p text:style-name="P2"><text:s text:c="6"/>menu.classList.toggle('hidden');</text:p>
      <text:p text:style-name="P2"><text:s text:c="4"/>}</text:p>
      <text:p text:style-name="P2"><text:s text:c="2"/>&lt;/script&gt;</text:p>
      <text:p text:style-name="P2"><text:s text:c="2"/></text:p>
      <text:p text:style-name="P2"><text:s text:c="2"/>&lt;!-- Search and Dashboard Section --&gt;</text:p>
      <text:p text:style-name="P2"><text:s text:c="2"/>&lt;section class="p-4"&gt;</text:p>
      <text:p text:style-name="P2"/>
      <text:p text:style-name="P2"><text:s text:c="4"/>&lt;!-- Dashboard Header --&gt;</text:p>
      <text:p text:style-name="P2"><text:s text:c="4"/>&lt;div class="flex items-center justify-between bg-white p-4 rounded-lg shadow-sm mb-4"&gt;</text:p>
      <text:p text:style-name="P2"><text:s text:c="6"/>&lt;div class="text-gray-600"&gt;</text:p>
      <text:p text:style-name="P2"><text:s text:c="8"/>&lt;div class="text-sm font-semibold"&gt;Today&lt;/div&gt;</text:p>
      <text:p text:style-name="P2"><text:s text:c="8"/>&lt;div class="text-xl font-bold"&gt;April 17, 2025&lt;/div&gt;</text:p>
      <text:p text:style-name="P2"><text:s text:c="6"/>&lt;/div&gt;</text:p>
      <text:p text:style-name="P2"><text:s text:c="6"/>&lt;div class="text-blue-600 font-semibold text-lg mt-2 md:mt-0"&gt;</text:p>
      <text:p text:style-name="P2"><text:s text:c="8"/>Completed: &lt;span class="text-black"&gt;1/2&lt;/span&gt;</text:p>
      <text:p text:style-name="P2"><text:s text:c="6"/>&lt;/div&gt;</text:p>
      <text:p text:style-name="P2"><text:s text:c="4"/>&lt;/div&gt;</text:p>
      <text:p text:style-name="P2"><text:soft-page-break/></text:p>
      <text:p text:style-name="P2">&lt;!-- Add Task --&gt;</text:p>
      <text:p text:style-name="P2">&lt;div class="bg-white p-4 rounded-lg shadow-sm mb-4"&gt;</text:p>
      <text:p text:style-name="P2"><text:s text:c="2"/>&lt;div class="text-center text-xl font-bold text-gray-600 mb-4"&gt;Add Task&lt;/div&gt;</text:p>
      <text:p text:style-name="P2"><text:s text:c="2"/>&lt;div class="flex flex-col laptop:flex-row items-center justify-between gap-4"&gt;</text:p>
      <text:p text:style-name="P2"><text:s text:c="4"/></text:p>
      <text:p text:style-name="P2"><text:s text:c="4"/>&lt;!-- Task Input (3/4 width on md+) --&gt;</text:p>
      <text:p text:style-name="P2"><text:s text:c="4"/>&lt;div class="w-full laptop:w-3/4"&gt;</text:p>
      <text:p text:style-name="P2"><text:s text:c="6"/>&lt;input type="text" placeholder="Task title..." </text:p>
      <text:p text:style-name="P2"><text:s text:c="8"/>class="w-full px-4 py-2 border border-gray-300 rounded-lg shadow-sm focus:outline-none focus:ring-2 focus:ring-blue-500"&gt;</text:p>
      <text:p text:style-name="P2"><text:s text:c="4"/>&lt;/div&gt;</text:p>
      <text:p text:style-name="P2"><text:s text:c="4"/></text:p>
      <text:p text:style-name="P2"><text:s text:c="4"/>&lt;!-- Submit Button (1/4 width on md+) --&gt;</text:p>
      <text:p text:style-name="P2"><text:s text:c="4"/>&lt;div class="w-full laptop:w-1/4"&gt;</text:p>
      <text:p text:style-name="P2"><text:s text:c="6"/>&lt;button class="w-full bg-blue-600 hover:bg-blue-700 text-white font-semibold py-2 px-6 rounded-lg shadow-md transition duration-300"&gt;</text:p>
      <text:p text:style-name="P2"><text:s text:c="8"/>Submit</text:p>
      <text:p text:style-name="P2"><text:s text:c="6"/>&lt;/button&gt;</text:p>
      <text:p text:style-name="P2"><text:s text:c="4"/>&lt;/div&gt;</text:p>
      <text:p text:style-name="P2"/>
      <text:p text:style-name="P2"><text:s text:c="2"/>&lt;/div&gt;</text:p>
      <text:p text:style-name="P2">&lt;/div&gt;</text:p>
      <text:p text:style-name="P2"/>
      <text:p text:style-name="P2"/>
      <text:p text:style-name="P2"><text:s text:c="4"/>&lt;!-- Search Box --&gt;</text:p>
      <text:p text:style-name="P2"><text:s text:c="4"/>&lt;div class="mb-4"&gt;</text:p>
      <text:p text:style-name="P2"><text:s text:c="6"/>&lt;input type="text" placeholder="Search tasks..." class="w-full px-4 py-2 border border-gray-300 rounded-lg shadow-sm focus:outline-none focus:ring-2 focus:ring-blue-500"&gt;</text:p>
      <text:p text:style-name="P2"><text:s text:c="4"/>&lt;/div&gt;</text:p>
      <text:p text:style-name="P2"><text:s text:c="4"/></text:p>
      <text:p text:style-name="P2"><text:s text:c="4"/>&lt;!-- Task List --&gt;</text:p>
      <text:p text:style-name="P2"><text:s text:c="4"/>&lt;div class="space-y-3"&gt;</text:p>
      <text:p text:style-name="P2"/>
      <text:p text:style-name="P2"><text:s text:c="8"/>&lt;!-- Task Item --&gt;</text:p>
      <text:p text:style-name="P2"><text:s text:c="8"/>&lt;div class="flex items-center justify-between bg-white px-4 py-3 rounded-xl shadow hover:bg-gray-50"&gt;</text:p>
      <text:p text:style-name="P2"><text:s text:c="10"/>&lt;span class="text-gray-800 font-medium"&gt;Buy groceries&lt;/span&gt;</text:p>
      <text:p text:style-name="P2"><text:s text:c="10"/>&lt;div class="flex items-center space-x-3"&gt;</text:p>
      <text:p text:style-name="P2"><text:s text:c="12"/>&lt;span class="text-green-500 text-sm font-semibold"&gt;Completed &lt;i class="fa fa-check-circle" aria-hidden="true"&gt;&lt;/i&gt;&lt;/span&gt;</text:p>
      <text:p text:style-name="P2"><text:s text:c="12"/>&lt;button class="text-blue-500 hover:text-blue-700"&gt;&lt;i class="fa fa-pencil-square-o" aria-hidden="true"&gt;&lt;/i&gt;&lt;/button&gt;</text:p>
      <text:p text:style-name="P2"><text:s text:c="12"/>&lt;button class="text-red-500 hover:text-red-700"&gt;&lt;i class="fa fa-times" aria-hidden="true"&gt;&lt;/i&gt;&lt;/button&gt;</text:p>
      <text:p text:style-name="P2"><text:s text:c="10"/>&lt;/div&gt;</text:p>
      <text:p text:style-name="P2"><text:s text:c="8"/>&lt;/div&gt;</text:p>
      <text:p text:style-name="P2"><text:s text:c="2"/></text:p>
      <text:p text:style-name="P2"><text:s text:c="8"/>&lt;!-- Task Item --&gt;</text:p>
      <text:p text:style-name="P2"><text:s text:c="8"/>&lt;div class="flex items-center justify-between bg-white px-4 py-3 rounded-xl shadow hover:bg-gray-50"&gt;</text:p>
      <text:p text:style-name="P2"><text:s text:c="10"/>&lt;span class="text-gray-800 font-medium"&gt;Finish report&lt;/span&gt;</text:p>
      <text:p text:style-name="P2"><text:s text:c="10"/>&lt;div class="flex items-center space-x-3"&gt;</text:p>
      <text:p text:style-name="P2"><text:s text:c="12"/>&lt;span class="text-yellow-500 text-sm font-semibold"&gt;Pending &lt;i class="fa fa-hourglass-half" aria-hidden="true"&gt;&lt;/i&gt;&lt;/span&gt;</text:p>
      <text:p text:style-name="P2"><text:s text:c="12"/>&lt;button class="text-blue-500 hover:text-blue-700"&gt;&lt;i class="fa fa-pencil-square-o" aria-hidden="true"&gt;&lt;/i&gt;&lt;/button&gt;</text:p>
      <text:p text:style-name="P2"><text:s text:c="12"/>&lt;button class="text-red-500 hover:text-red-700"&gt;&lt;i class="fa fa-times" aria-hidden="true"&gt;&lt;/i&gt;&lt;/button&gt;</text:p>
      <text:p text:style-name="P2"><text:s text:c="10"/>&lt;/div&gt;</text:p>
      <text:p text:style-name="P2"><text:s text:c="8"/>&lt;/div&gt;</text:p>
      <text:p text:style-name="P2"><text:s text:c="6"/>&lt;/div&gt;</text:p>
      <text:p text:style-name="P2"/>
      <text:p text:style-name="P2"><text:s text:c="4"/>&lt;!-- Add more task items similarly --&gt;</text:p>
      <text:p text:style-name="P2"><text:s text:c="4"/>&lt;/div&gt;</text:p>
      <text:p text:style-name="P2"><text:s text:c="2"/>&lt;/section&gt;</text:p>
      <text:p text:style-name="P2">&lt;/body&gt;</text:p>
      <text:p text:style-name="P2"/>
      <text:p text:style-name="P2">&lt;/html&gt;</text:p>
      <text:p text:style-name="P2"/>
      <text:p text:style-name="P2"/>
      <text:p text:style-name="P23">About Me DOM Task</text:p>
      <text:p text:style-name="P2"/>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title&gt;Plang Gabriel Damwesh: My Detailed Information&lt;/title&gt;</text:p>
      <text:p text:style-name="P2"><text:s text:c="4"/>&lt;link rel="preconnect" href="https://fonts.googleapis.com"&gt;</text:p>
      <text:p text:style-name="P2"><text:s text:c="4"/>&lt;link rel="preconnect" href="https://fonts.gstatic.com" crossorigin&gt;</text:p>
      <text:p text:style-name="P2"><text:s text:c="4"/>&lt;link href="https://fonts.googleapis.com/css2?family=Roboto+Flex:opsz,wght@8..144,100..1000&amp;display=swap" rel="stylesheet"&gt;</text:p>
      <text:p text:style-name="P2"><text:s text:c="4"/>&lt;link rel="stylesheet" href="/dist/style.css"&gt;</text:p>
      <text:p text:style-name="P2">&lt;/head&gt;</text:p>
      <text:p text:style-name="P2">&lt;body class="m-0 p-0 box-border"&gt;</text:p>
      <text:p text:style-name="P2"><text:s text:c="4"/>&lt;header class="m-5 px-4 py-2 text-center text-4xl font-black"&gt;</text:p>
      <text:p text:style-name="P2"><text:s text:c="8"/>&lt;p id="personality"&gt;&lt;/p&gt;</text:p>
      <text:p text:style-name="P2"><text:s text:c="4"/>&lt;/header&gt;</text:p>
      <text:p text:style-name="P2"><text:s text:c="4"/>&lt;main class="m-5 px-4 py-2"&gt;</text:p>
      <text:p text:style-name="P2"><text:s text:c="8"/>&lt;article&gt;</text:p>
      <text:p text:style-name="P2"><text:s text:c="12"/>&lt;ul style="list-style-type:none; padding: 0; margin: 0; line-height: 2;" id="aboutMe"&gt;&lt;/ul&gt;</text:p>
      <text:p text:style-name="P2"><text:s text:c="8"/>&lt;/article&gt;</text:p>
      <text:p text:style-name="P2"><text:s text:c="4"/>&lt;/main&gt;</text:p>
      <text:p text:style-name="P2"><text:s text:c="4"/>&lt;script&gt;</text:p>
      <text:p text:style-name="P2"><text:s text:c="8"/>let personality = document.getElementById("personality")</text:p>
      <text:p text:style-name="P2"><text:s text:c="8"/>personality.innerText = "Plang Gabriel Damwesh"</text:p>
      <text:p text:style-name="P2"/>
      <text:p text:style-name="P2"><text:s text:c="8"/>let infoAboutMe = [</text:p>
      <text:p text:style-name="P2"><text:s text:c="12"/>{</text:p>
      <text:p text:style-name="P2"><text:s text:c="16"/>title: "Background Information",</text:p>
      <text:p text:style-name="P2"><text:s text:c="16"/>paragraph1: "I am a native of Kawel, Mushere by tribe, in Bokkos Local Government Area of Plateau State, Nigeria. Growing up, I discovered I had a natural strength in Mathematics, which later influenced my decision to study Computer Science. Although I had interest in the subject during secondary school, I didn't feel confident enough to pursue it at the time. It took a few years after finishing school for me to finally take that bold step.",</text:p>
      <text:p text:style-name="P2"><text:s text:c="16"/>paragraph2: "Aside from academics, I've always loved music. I sang in the choir and played the keyboard for my church band from my teenage years into my late twenties. These experiences helped me build discipline, focus, and creativity—qualities that have helped me in my tech journey. In 2020, I got married on the 15th of February, and I am grateful to be a father to a wonderful son.",</text:p>
      <text:p text:style-name="P2"><text:s text:c="16"/>paragraph3: "Choosing to study Computer Science was one of the most important decisions I made. It gave me the chance to explore programming, which I discovered I was quite good at. That discovery marked the beginning of my journey into the world of technology."</text:p>
      <text:p text:style-name="P2"><text:s text:c="12"/>},</text:p>
      <text:p text:style-name="P2"><text:s text:c="12"/>{</text:p>
      <text:p text:style-name="P2"><text:s text:c="16"/>title: "Journey in Tech",</text:p>
      <text:p text:style-name="P2"><text:s text:c="16"/>paragraph1: "After graduation, I got my first job and was assigned to a unit responsible for developing web applications. I was new to web technologies at the time, but I took the challenge seriously. I started learning HTML, CSS, PHP, and MySQL on my own, determined to grow and contribute to my team.",</text:p>
      <text:p text:style-name="P2"><text:s text:c="16"/>paragraph2: "During my time there, I worked on a few exciting projects. I designed the frontend of the organization's official website and later worked on the frontend of a payment gateway application. Although backend development was still a struggle for me, I kept learning and practicing in my free time, eager to improve.",</text:p>
      <text:p text:style-name="P2"><text:s text:c="16"/>paragraph3: "Later, I moved to another organization where I had the opportunity to develop about two full applications—this time handling both frontend and backend. These experiences boosted my confidence and sharpened my skills, but I still felt there was more to learn. I wanted deeper knowledge and better understanding of modern development practices."</text:p>
      <text:p text:style-name="P2"><text:s text:c="12"/>},</text:p>
      <text:p text:style-name="P2"><text:s text:c="12"/>{</text:p>
      <text:p text:style-name="P2"><text:s text:c="16"/>title: "My Current Journey at Blockfuse Labs",</text:p>
      <text:p text:style-name="P2"><text:s text:c="16"/>paragraph1: "In January 2025, I joined Blockfuse Labs—a program focused on modern Web 2.0 fullstack development. Since the 6th or 7th of that month, I've been learning and building in a more structured and intensive way than ever before. It's been almost four months of solid growth and hands-on experience.",</text:p>
      <text:p text:style-name="P2"><text:s text:c="16"/>paragraph2: "The program has helped me improve in both frontend and backend development. I've learned new tools, frameworks, and best practices for building world-class applications. It has been both challenging and exciting, and I now feel more confident in my abilities as a fullstack developer.",</text:p>
      <text:p text:style-name="P2"><text:s text:c="16"/>paragraph3: "In less than two months, I will complete the program. I'm looking forward to this achievement and the opportunities it will bring. Blockfuse Labs also prepares developers for Web 3.0 and blockchain development. I hope and pray that I qualify for this next phase. Becoming a Blockchain Engineer would be a dream come true and the biggest milestone in my tech journey so far."</text:p>
      <text:p text:style-name="P2"><text:s text:c="12"/>}</text:p>
      <text:p text:style-name="P2"><text:s text:c="8"/>]</text:p>
      <text:p text:style-name="P2"/>
      <text:p text:style-name="P2"><text:s text:c="8"/>infoAboutMe.forEach((section) =&gt; {</text:p>
      <text:p text:style-name="P2"><text:soft-page-break/><text:s text:c="12"/>const newTitle = document.createElement("li")</text:p>
      <text:p text:style-name="P2"><text:s text:c="12"/>newTitle.innerHTML = "&lt;div class='pb-5 text-2xl font-bold'&gt;" + section.title + "&lt;/div&gt;"</text:p>
      <text:p text:style-name="P2"><text:s text:c="12"/>aboutMe.appendChild(newTitle)</text:p>
      <text:p text:style-name="P2"/>
      <text:p text:style-name="P2"><text:s text:c="12"/>const paragraph1 = document.createElement("li")</text:p>
      <text:p text:style-name="P2"><text:s text:c="12"/>paragraph1.innerHTML = "&lt;div class='pb-5'&gt;" + section.paragraph1 + "&lt;/div&gt;"</text:p>
      <text:p text:style-name="P2"><text:s text:c="12"/>aboutMe.appendChild(paragraph1)</text:p>
      <text:p text:style-name="P2"/>
      <text:p text:style-name="P2"><text:s text:c="12"/>const paragraph2 = document.createElement("li")</text:p>
      <text:p text:style-name="P2"><text:s text:c="12"/>paragraph2.innerHTML = "&lt;div class='pb-5'&gt;" + section.paragraph2 + "&lt;/div&gt;"</text:p>
      <text:p text:style-name="P2"><text:s text:c="12"/>aboutMe.appendChild(paragraph2)</text:p>
      <text:p text:style-name="P2"/>
      <text:p text:style-name="P2"><text:s text:c="12"/>const paragraph3 = document.createElement("li")</text:p>
      <text:p text:style-name="P2"><text:s text:c="12"/>paragraph3.innerHTML = "&lt;div class='pb-5'&gt;" + section.paragraph3 + "&lt;/div&gt;"</text:p>
      <text:p text:style-name="P2"><text:s text:c="12"/>aboutMe.appendChild(paragraph3)</text:p>
      <text:p text:style-name="P2"><text:s text:c="8"/>})</text:p>
      <text:p text:style-name="P2"><text:s text:c="4"/>&lt;/script&gt;</text:p>
      <text:p text:style-name="P2">&lt;/body&gt;</text:p>
      <text:p text:style-name="P2">&lt;/html&gt;</text:p>
      <text:p text:style-name="P2"/>
      <text:p text:style-name="P2"/>
      <text:p text:style-name="P23">Data Structures and Algorithm</text:p>
      <text:p text:style-name="P14">Task: Palindrome Identif<text:span text:style-name="T9">ication</text:span></text:p>
      <text:p text:style-name="P2"/>
      <text:p text:style-name="P2">// A palindrome is a word or sentence that’s spelled the same way both forward and backward,</text:p>
      <text:p text:style-name="P2">// ignoring punctuation, case, and spacing</text:p>
      <text:p text:style-name="P2">// Note: It is necessary to remove all non-alphanumeric characters (punctuation, spaces and symbols)</text:p>
      <text:p text:style-name="P2">// and turn everything lower case in order to check for palindromes.</text:p>
      <text:p text:style-name="P2">// Strings can be passed with varying formats, such as "racecar", "RaceCar", and "race CAR" among others.</text:p>
      <text:p text:style-name="P2"/>
      <text:p text:style-name="P2">function palindrome(str) {</text:p>
      <text:p text:style-name="P2"/>
      <text:p text:style-name="P2"><text:s text:c="4"/>let cleanedString = ""</text:p>
      <text:p text:style-name="P2"/>
      <text:p text:style-name="P2"><text:s text:c="4"/>// Step 1. Lowercase the string and use the RegExp to remove unwanted characters from it</text:p>
      <text:p text:style-name="P2"><text:s text:c="4"/>cleanedString = newStr.replace(/[\W_]/gi, '').toLowerCase()</text:p>
      <text:p text:style-name="P2"><text:s text:c="4"/></text:p>
      <text:p text:style-name="P2"><text:s text:c="4"/>// Step 2. Convert string to array using spread operator, reverse the character order and rejoin to form 'new' string</text:p>
      <text:p text:style-name="P2"/>
      <text:p text:style-name="P2"><text:s text:c="4"/>// String conversion to array using the spread operator (...)</text:p>
      <text:p text:style-name="P2"><text:s text:c="4"/>strToArray = [...cleanedString]</text:p>
      <text:p text:style-name="P2"/>
      <text:p text:style-name="P2"><text:s text:c="4"/>// Reversing order of character stored in strToArray using for-loop and counter 'c' </text:p>
      <text:p text:style-name="P2"><text:s text:c="4"/>c = 0</text:p>
      <text:p text:style-name="P2"><text:s text:c="4"/>reversedArray = []</text:p>
      <text:p text:style-name="P2"><text:s text:c="4"/>for (i = strToArray.length - 1; i &gt;= 0; i--) {</text:p>
      <text:p text:style-name="P2"><text:s text:c="8"/>reversedArray[i] = strToArray[c]</text:p>
      <text:p text:style-name="P2"><text:s text:c="8"/>++c</text:p>
      <text:p text:style-name="P2"><text:s text:c="4"/>}</text:p>
      <text:p text:style-name="P2"/>
      <text:p text:style-name="P2"><text:s text:c="4"/>// Rejoining of earlier reversed characters to form a 'new' string</text:p>
      <text:p text:style-name="P2"><text:s text:c="4"/>rejoinedStr = ''</text:p>
      <text:p text:style-name="P2"><text:s text:c="4"/>for (j = 0; j &lt; reversedArray.length; j++) {</text:p>
      <text:p text:style-name="P2"><text:s text:c="8"/>rejoinedStr += reversedArray[j]</text:p>
      <text:p text:style-name="P2"><text:s text:c="4"/>}</text:p>
      <text:p text:style-name="P2"/>
      <text:p text:style-name="P2"><text:s text:c="4"/>// Step 3. Check if cleanedString is strictly equal to rejoinedString and return a Boolean</text:p>
      <text:p text:style-name="P2"><text:s text:c="4"/>return cleanedString === rejoinedStr</text:p>
      <text:p text:style-name="P2"/>
      <text:p text:style-name="P2">}</text:p>
      <text:p text:style-name="P2"/>
      <text:p text:style-name="P2">// Example of palindrome</text:p>
      <text:p text:style-name="P2">newStr = "A man, a plan, a canal. Panama"</text:p>
      <text:p text:style-name="P2"/>
      <text:p text:style-name="P2">console.log(palindrome(newStr))</text:p>
      <text:p text:style-name="P15"><text:span text:style-name="T1"/></text:p>
      <text:p text:style-name="P15"><text:span text:style-name="T1"/></text:p>
      <text:p text:style-name="P16"><text:span text:style-name="T3">Task: </text:span><text:span text:style-name="T4">Finding Largest Number</text:span></text:p>
      <text:p text:style-name="P4"/>
      <text:p text:style-name="P2">// Function that receives an array of numbers as an argument</text:p>
      <text:p text:style-name="P2">// and returns the largest number</text:p>
      <text:p text:style-name="P2">function findMax(anArr) {</text:p>
      <text:p text:style-name="P2"><text:s text:c="4"/>let max = anArr[0];</text:p>
      <text:p text:style-name="P2"/>
      <text:p text:style-name="P2"><text:s text:c="4"/>for (let i = 1; i &lt; anArr.length; i++) {</text:p>
      <text:p text:style-name="P2"><text:s text:c="6"/>if (anArr[i] &gt; max) {</text:p>
      <text:p text:style-name="P2"><text:s text:c="8"/>max = anArr[i];</text:p>
      <text:p text:style-name="P2"><text:s text:c="6"/>}</text:p>
      <text:p text:style-name="P2"><text:s text:c="4"/>}</text:p>
      <text:p text:style-name="P2"><text:s text:c="4"/></text:p>
      <text:p text:style-name="P2"><text:s text:c="4"/>console.log(max); // Output: 9</text:p>
      <text:p text:style-name="P2">}</text:p>
      <text:p text:style-name="P2"/>
      <text:p text:style-name="P2">// Sample array</text:p>
      <text:p text:style-name="P2">let inputArr = [3, 1, 4, 1, 5, 9, 2, 6, 5, 3];</text:p>
      <text:p text:style-name="P2"/>
      <text:p text:style-name="P2">// Calling the function</text:p>
      <text:p text:style-name="P2">findMax(inputArr)</text:p>
      <text:p text:style-name="P2"/>
      <text:p text:style-name="P16"><text:soft-page-break/><text:span text:style-name="T3">Task: </text:span><text:span text:style-name="T4">Calculating Factorial</text:span></text:p>
      <text:p text:style-name="P2"/>
      <text:p text:style-name="P2">// Function to calculate the factorial of an integer number</text:p>
      <text:p text:style-name="P2"/>
      <text:p text:style-name="P2">function findFactorial(integerValue) {</text:p>
      <text:p text:style-name="P2"><text:s text:c="4"/>let result = 1</text:p>
      <text:p text:style-name="P2"><text:s text:c="4"/>for (i = 2; i &lt;= integerValue; i++) {</text:p>
      <text:p text:style-name="P2"><text:s text:c="8"/>result *= i</text:p>
      <text:p text:style-name="P2"><text:s text:c="4"/>}</text:p>
      <text:p text:style-name="P2"><text:s text:c="4"/>return result</text:p>
      <text:p text:style-name="P2">}</text:p>
      <text:p text:style-name="P2"/>
      <text:p text:style-name="P2">// Sample integer number</text:p>
      <text:p text:style-name="P2">intValue = 10</text:p>
      <text:p text:style-name="P2"/>
      <text:p text:style-name="P2">// Screen display of the result</text:p>
      <text:p text:style-name="P2">console.log(`The factorial of ${intValue} is ${findFactorial(intValue)}`)</text:p>
      <text:p text:style-name="P2"/>
      <text:p text:style-name="P16"><text:span text:style-name="T3">Task: </text:span><text:span text:style-name="T4">Summation of Array Numbers</text:span></text:p>
      <text:p text:style-name="P4"/>
      <text:p text:style-name="P2">// Function to calculate the sum of numbers in an array</text:p>
      <text:p text:style-name="P2">function arraySum(arr) {</text:p>
      <text:p text:style-name="P2"><text:s text:c="4"/>let sum = 0</text:p>
      <text:p text:style-name="P2"><text:s text:c="4"/>for (i = 0; i &lt; arr.length; i++) {</text:p>
      <text:p text:style-name="P2"><text:s text:c="8"/>sum += arr[i]</text:p>
      <text:p text:style-name="P2"><text:s text:c="4"/>}</text:p>
      <text:p text:style-name="P2"><text:s text:c="4"/>return sum</text:p>
      <text:p text:style-name="P2">}</text:p>
      <text:p text:style-name="P2"/>
      <text:p text:style-name="P2">// A sample array to be processed by the function above</text:p>
      <text:p text:style-name="P2">anyArr = [4, 20, 300, 100, 20, 400, 100, 200, 8, 120]</text:p>
      <text:p text:style-name="P2"/>
      <text:p text:style-name="P2">// To screen display the result</text:p>
      <text:p text:style-name="P2">console.log(`The sum of the array elements ${anyArr} is ${arraySum(anyArr)}`)</text:p>
      <text:p text:style-name="P2"/>
      <text:p text:style-name="P16"><text:span text:style-name="T3">Task: </text:span><text:span text:style-name="T4">Counting Vowels</text:span></text:p>
      <text:p text:style-name="P2"/>
      <text:p text:style-name="P2">// Function to return the vowels count in any word</text:p>
      <text:p text:style-name="P2"/>
      <text:p text:style-name="P2">function vowelsCount(wordToProcess) {</text:p>
      <text:p text:style-name="P2"/>
      <text:p text:style-name="P2"><text:s text:c="4"/>transformedWord = wordToProcess.toLowerCase()</text:p>
      <text:p text:style-name="P2"/>
      <text:p text:style-name="P2"><text:s text:c="4"/>// String conversion to array using the spread operator (...)</text:p>
      <text:p text:style-name="P2"><text:s text:c="4"/>wordArr = [...transformedWord]</text:p>
      <text:p text:style-name="P2"><text:s text:c="4"/>vowelsArr = []</text:p>
      <text:p text:style-name="P2"><text:s text:c="4"/>let counter = 0</text:p>
      <text:p text:style-name="P2"/>
      <text:p text:style-name="P2"><text:s text:c="4"/>for (i = 0; i &lt; wordArr.length; i++) {</text:p>
      <text:p text:style-name="P2"><text:s text:c="8"/>if (wordArr[i] === "a" || wordArr[i] === "e" || wordArr[i] === "i" || wordArr[i] === "o" || wordArr[i] === "u") {</text:p>
      <text:p text:style-name="P2"><text:s text:c="12"/>vowelsArr[counter] = wordArr[i]</text:p>
      <text:p text:style-name="P2"><text:s text:c="12"/>counter++</text:p>
      <text:p text:style-name="P2"><text:s text:c="8"/>}</text:p>
      <text:p text:style-name="P2"><text:s text:c="4"/>}</text:p>
      <text:p text:style-name="P2"/>
      <text:p text:style-name="P2"><text:s text:c="4"/>return console.log(`The word, ${transformedWord}, has ${counter} vowels as follows: ${vowelsArr}`)</text:p>
      <text:p text:style-name="P2"/>
      <text:p text:style-name="P2">}</text:p>
      <text:p text:style-name="P2"/>
      <text:p text:style-name="P2">// Calling the function</text:p>
      <text:p text:style-name="P2"/>
      <text:p text:style-name="P2">vowelsCount("Digital Computer")</text:p>
      <text:p text:style-name="P2"/>
      <text:p text:style-name="P2"/>
      <text:p text:style-name="P27"><text:span text:style-name="T3">Task: </text:span><text:span text:style-name="T4">Finding out if number is prime</text:span></text:p>
      <text:p text:style-name="P4"/>
      <text:p text:style-name="P2">// Function to check if number is a prime number</text:p>
      <text:p text:style-name="P2"/>
      <text:p text:style-name="P2">function checkIfPrimeNum(positiveNum) {</text:p>
      <text:p text:style-name="P2"/>
      <text:p text:style-name="P2"><text:s text:c="4"/>let isPrime = true</text:p>
      <text:p text:style-name="P2"/>
      <text:p text:style-name="P2"><text:s text:c="4"/>// check if number is equal to 1</text:p>
      <text:p text:style-name="P2"><text:s text:c="4"/>if (positiveNum === 1) {</text:p>
      <text:p text:style-name="P2"><text:s text:c="8"/>return console.log("1 is neither prime nor composite number")</text:p>
      <text:p text:style-name="P2"><text:s text:c="4"/>}</text:p>
      <text:p text:style-name="P2"/>
      <text:p text:style-name="P2"><text:s text:c="4"/>// check if number is greater than 1</text:p>
      <text:p text:style-name="P2"><text:s text:c="4"/>else if (positiveNum &gt; 1) {</text:p>
      <text:p text:style-name="P2"/>
      <text:p text:style-name="P2"><text:s text:c="8"/>// looping through 2 to positiveNum/2</text:p>
      <text:p text:style-name="P2"><text:s text:c="8"/>for <text:s/>(let i = 2; i &lt;= positiveNum/2; i++) {</text:p>
      <text:p text:style-name="P2"><text:s text:c="12"/>if (positiveNum % i == 0) {</text:p>
      <text:p text:style-name="P2"><text:s text:c="16"/>isPrime = false</text:p>
      <text:p text:style-name="P2"><text:s text:c="16"/>break</text:p>
      <text:p text:style-name="P2"><text:s text:c="12"/>}</text:p>
      <text:p text:style-name="P2"><text:s text:c="8"/>}</text:p>
      <text:p text:style-name="P2"/>
      <text:p text:style-name="P2"><text:s text:c="8"/>if (isPrime) {</text:p>
      <text:p text:style-name="P2"><text:s text:c="12"/>return console.log(`${positiveNum} is a prime number`);</text:p>
      <text:p text:style-name="P2"><text:s text:c="8"/>} else {</text:p>
      <text:p text:style-name="P2"><text:s text:c="12"/>return console.log(`${positiveNum} is not a prime number`);</text:p>
      <text:p text:style-name="P2"><text:s text:c="8"/>}</text:p>
      <text:p text:style-name="P2"><text:s text:c="8"/></text:p>
      <text:p text:style-name="P2"><text:s text:c="4"/>} else {</text:p>
      <text:p text:style-name="P2"><text:s text:c="8"/>return console.log("The number is not a prime number")</text:p>
      <text:p text:style-name="P2"><text:s text:c="4"/>}</text:p>
      <text:p text:style-name="P2"/>
      <text:p text:style-name="P2">}</text:p>
      <text:p text:style-name="P2"/>
      <text:p text:style-name="P17"><text:span text:style-name="T10">checkIfPrimeNum(17)<text:line-break/><text:line-break/></text:span><text:span text:style-name="T3">Task: </text:span><text:span text:style-name="T4">Finding </text:span><text:span text:style-name="T5">the multiples of a number</text:span></text:p>
      <text:p text:style-name="P5"/>
      <text:p text:style-name="P2">function numMultiples(num) {</text:p>
      <text:p text:style-name="P2"><text:s text:c="4"/>let multiples = []</text:p>
      <text:p text:style-name="P2"><text:s text:c="4"/>for (i = num - 1; i &gt;= 1; i--) {</text:p>
      <text:p text:style-name="P2"><text:s text:c="8"/>if (num % i == 0) {</text:p>
      <text:p text:style-name="P2"><text:s text:c="12"/>multiples.push(i)</text:p>
      <text:p text:style-name="P2"><text:s text:c="8"/>}</text:p>
      <text:p text:style-name="P2"><text:s text:c="4"/>}</text:p>
      <text:p text:style-name="P2"/>
      <text:p text:style-name="P2"><text:s text:c="4"/>if (multiples.length &gt; 0) {</text:p>
      <text:p text:style-name="P2"><text:s text:c="8"/>if (multiples.length &gt; 1) {</text:p>
      <text:p text:style-name="P2"><text:s text:c="12"/>return console.log(`The multiples of ${num} are ${multiples}`)</text:p>
      <text:p text:style-name="P2"><text:s text:c="8"/>} else {</text:p>
      <text:p text:style-name="P2"><text:s text:c="12"/>return console.log(`The multiple of ${num} is ${multiples}`)</text:p>
      <text:p text:style-name="P2"><text:s text:c="12"/>}</text:p>
      <text:p text:style-name="P2"><text:s text:c="8"/>} else {</text:p>
      <text:p text:style-name="P2"><text:s text:c="12"/>return console.log(`The number ${num} has no multiples`)</text:p>
      <text:p text:style-name="P2"><text:s text:c="4"/>}</text:p>
      <text:p text:style-name="P2">}</text:p>
      <text:p text:style-name="P2"/>
      <text:p text:style-name="P2">numMultiples(773)</text:p>
      <text:p text:style-name="P2"/>
      <text:p text:style-name="P2"/>
      <text:p text:style-name="P28"><text:span text:style-name="T3">Task: </text:span><text:span text:style-name="T4">Finding </text:span><text:span text:style-name="T5">the index of an array</text:span></text:p>
      <text:p text:style-name="P5"/>
      <text:p text:style-name="P2">const arrayContainer = [3, 10, 18, 20, 35, 40, 45, 49, 35, 50, 49];</text:p>
      <text:p text:style-name="P2"/>
      <text:p text:style-name="P2">function findIndex(num, arr) {</text:p>
      <text:p text:style-name="P2"><text:s text:c="4"/>for (i = 0; i &lt; arr.length; i++) {</text:p>
      <text:p text:style-name="P2"><text:s text:c="8"/>if (arr[i] === num) {</text:p>
      <text:p text:style-name="P2"><text:s text:c="12"/>return console.log(`The index of the number ${num} is ${i}`)</text:p>
      <text:p text:style-name="P2"><text:s text:c="8"/>}</text:p>
      <text:p text:style-name="P2"><text:s text:c="4"/>}</text:p>
      <text:p text:style-name="P2"><text:s text:c="4"/>return console.log(`The number ${num} does not exist in this array =&gt; [${arr}]`)</text:p>
      <text:p text:style-name="P2"/>
      <text:p text:style-name="P2">}</text:p>
      <text:p text:style-name="P2"/>
      <text:p text:style-name="P2">findIndex(52, arrayContainer)</text:p>
      <text:p text:style-name="P17"><text:span text:style-name="T3"/></text:p>
      <text:p text:style-name="P17"><text:span text:style-name="T3">Task: </text:span><text:span text:style-name="T5">Merging and sorting of a combined array</text:span></text:p>
      <text:p text:style-name="P5"/>
      <text:p text:style-name="P2">function sortFn(numArr, ord) {</text:p>
      <text:p text:style-name="P2"><text:s text:c="4"/>if (order === "asc") {</text:p>
      <text:p text:style-name="P2"><text:s text:c="8"/>do {</text:p>
      <text:p text:style-name="P2"><text:s text:c="12"/>swapped = false</text:p>
      <text:p text:style-name="P2"><text:s text:c="12"/>for (i = 0; i &lt; numArr.length - 1; i++) {</text:p>
      <text:p text:style-name="P2"><text:s text:c="16"/>if (numArr[i] &gt; numArr[i + 1]) {</text:p>
      <text:p text:style-name="P2"><text:s text:c="20"/>temp = numArr[i]</text:p>
      <text:p text:style-name="P2"><text:s text:c="20"/>numArr[i] = numArr[i + 1]</text:p>
      <text:p text:style-name="P2"><text:s text:c="20"/>numArr[i + 1] = temp</text:p>
      <text:p text:style-name="P2"><text:s text:c="20"/>swapped = true</text:p>
      <text:p text:style-name="P2"><text:s text:c="16"/>}</text:p>
      <text:p text:style-name="P2"><text:s text:c="12"/>} <text:s text:c="3"/></text:p>
      <text:p text:style-name="P2"><text:s text:c="8"/>} while (swapped)</text:p>
      <text:p text:style-name="P2"><text:s text:c="12"/>console.log(`The merged &amp; sorted array in ascending order is ${numArr}`)</text:p>
      <text:p text:style-name="P2"><text:s text:c="4"/>} else if ( order === "desc") {</text:p>
      <text:p text:style-name="P2"><text:s text:c="8"/>do {</text:p>
      <text:p text:style-name="P2"><text:s text:c="12"/>swapped = false</text:p>
      <text:p text:style-name="P2"><text:s text:c="12"/>for (i = 0; i &lt; numArr.length - 1; i++) {</text:p>
      <text:p text:style-name="P2"><text:s text:c="16"/>if (numArr[i] &lt; numArr[i + 1]) {</text:p>
      <text:p text:style-name="P2"><text:s text:c="20"/>temp = numArr[i]</text:p>
      <text:p text:style-name="P2"><text:s text:c="20"/>numArr[i] = numArr[i + 1]</text:p>
      <text:p text:style-name="P2"><text:s text:c="20"/>numArr[i + 1] = temp</text:p>
      <text:p text:style-name="P2"><text:s text:c="20"/>swapped = true</text:p>
      <text:p text:style-name="P2"><text:s text:c="16"/>}</text:p>
      <text:p text:style-name="P2"><text:s text:c="12"/>} <text:s text:c="3"/></text:p>
      <text:p text:style-name="P2"><text:s text:c="8"/>} while (swapped)</text:p>
      <text:p text:style-name="P2"><text:s text:c="12"/>console.log(`The merged &amp; sorted array in descending order is ${numArr}`)</text:p>
      <text:p text:style-name="P2"><text:s text:c="4"/>}</text:p>
      <text:p text:style-name="P2">}</text:p>
      <text:p text:style-name="P2"/>
      <text:p text:style-name="P2">function mergeSortFxn(arr1, arr2, order1) {</text:p>
      <text:p text:style-name="P2"/>
      <text:p text:style-name="P2"><text:s text:c="4"/>order = order1.toLowerCase()</text:p>
      <text:p text:style-name="P2"><text:s text:c="4"/></text:p>
      <text:p text:style-name="P2"><text:s text:c="4"/>merged = [...arr1, ...arr2];</text:p>
      <text:p text:style-name="P2"/>
      <text:p text:style-name="P2"><text:s text:c="4"/>console.log(`The first array passed is ${arr1} and the second array passed is ${arr2}`)</text:p>
      <text:p text:style-name="P2"/>
      <text:p text:style-name="P2"><text:s text:c="4"/>console.log(`The newly created array after merging is ${merged}`)</text:p>
      <text:p text:style-name="P2"/>
      <text:p text:style-name="P2"><text:s text:c="4"/>direction = order.toLowerCase()</text:p>
      <text:p text:style-name="P2"/>
      <text:p text:style-name="P2"><text:s text:c="4"/>sortFn(merged, order)</text:p>
      <text:p text:style-name="P2"/>
      <text:p text:style-name="P2">}</text:p>
      <text:p text:style-name="P2"/>
      <text:p text:style-name="P2">let arrPassed1 = [2, 5, 8, 23, 63, 1, 3]</text:p>
      <text:p text:style-name="P2">let arrPassed2 = [3, 4, 75, 35, 20]</text:p>
      <text:p text:style-name="P2"/>
      <text:p text:style-name="P2">mergeSortFxn(arrPassed1, arrPassed2, "desc")</text:p>
      <text:p text:style-name="P2"/>
      <text:p text:style-name="P28"><text:span text:style-name="T3">Task: </text:span><text:span text:style-name="T5">Adashe Account Manager</text:span></text:p>
      <text:p text:style-name="P5"/>
      <text:p text:style-name="P2">// Declaration and initial population of the adashe array</text:p>
      <text:p text:style-name="P2"/>
      <text:p text:style-name="P2">const adasheDb = [];</text:p>
      <text:p text:style-name="P2"/>
      <text:p text:style-name="P2">// Add member</text:p>
      <text:p text:style-name="P2"/>
      <text:p text:style-name="P2">function addMember(name, amount) {</text:p>
      <text:p text:style-name="P2"><text:s text:c="4"/>const newMember = {</text:p>
      <text:p text:style-name="P2"><text:s text:c="6"/>name: name,</text:p>
      <text:p text:style-name="P2"><text:s text:c="6"/>amount: amount,</text:p>
      <text:p text:style-name="P2"><text:s text:c="4"/>};</text:p>
      <text:p text:style-name="P2"><text:s text:c="4"/>adasheDb.push(newMember);</text:p>
      <text:p text:style-name="P2">}</text:p>
      <text:p text:style-name="P2"/>
      <text:p text:style-name="P2">// Usage of add member function</text:p>
      <text:p text:style-name="P2"/>
      <text:p text:style-name="P2">addMember("Aisha Bello", 5000)</text:p>
      <text:p text:style-name="P2">addMember("John Musa", 3000)</text:p>
      <text:p text:style-name="P2">addMember("Ngozi Okafor", 7500)</text:p>
      <text:p text:style-name="P2">addMember("Abdullahi Bello", 3800)</text:p>
      <text:p text:style-name="P2">addMember("Emeka Obi", 6000)</text:p>
      <text:p text:style-name="P2">addMember("Fatima Sani", 4500)</text:p>
      <text:p text:style-name="P2">addMember("Daniel Uche", 8000)</text:p>
      <text:p text:style-name="P2">addMember("Rita Chukwu", 6700)</text:p>
      <text:p text:style-name="P2">addMember("Grace James", 2500)</text:p>
      <text:p text:style-name="P2">addMember("Musa Garba", 4200)</text:p>
      <text:p text:style-name="P2">addMember("Ibrahim Sule", 7000)</text:p>
      <text:p text:style-name="P2">addMember("Kemi Adebayo", 5500)</text:p>
      <text:p text:style-name="P2">addMember("Tunde Bakare", 9000)</text:p>
      <text:p text:style-name="P2">addMember("Josephine Danjuma", 6300)</text:p>
      <text:p text:style-name="P2">addMember("Helen Yakubu", 6200)</text:p>
      <text:p text:style-name="P2">addMember("Chinedu Nnaji", 4000)</text:p>
      <text:p text:style-name="P2">addMember("Binta Ahmed", 3500)</text:p>
      <text:p text:style-name="P2">addMember("Samuel Okon", 4700)</text:p>
      <text:p text:style-name="P2">addMember("Patricia Eze", 5200)</text:p>
      <text:p text:style-name="P2">addMember("Linda Peters", 5800)</text:p>
      <text:p text:style-name="P2"/>
      <text:p text:style-name="P2">console.log("---------------------------------------------")</text:p>
      <text:p text:style-name="P2"/>
      <text:p text:style-name="P2">console.log("MEMBERS ACCOUNT DETAILS")</text:p>
      <text:p text:style-name="P2"/>
      <text:p text:style-name="P2">for (i = 0; i &lt; adasheDb.length; i++) {</text:p>
      <text:p text:style-name="P2"><text:s text:c="4"/>console.log(`=&gt; Name: ${adasheDb[i].name} =&gt; Amount: ${adasheDb[i].amount}`)</text:p>
      <text:p text:style-name="P2">}</text:p>
      <text:p text:style-name="P2"/>
      <text:p text:style-name="P2">console.log("---------------------------------------------")</text:p>
      <text:p text:style-name="P2"/>
      <text:p text:style-name="P2">function updateAmount(name,amt) {</text:p>
      <text:p text:style-name="P2"><text:s text:c="4"/>for (let member of adasheDb) {</text:p>
      <text:p text:style-name="P2"><text:s text:c="6"/>if (member.name === name) {</text:p>
      <text:p text:style-name="P2"><text:s text:c="8"/>member.amount += amt;</text:p>
      <text:p text:style-name="P2"/>
      <text:p text:style-name="P2"><text:s text:c="8"/>console.log(`=&gt; Name: ${member.name} =&gt; Old Balance: $${member.amount - amt} =&gt; Deposited Amount: $${amt} =&gt; New Balance: $${member.amount}`);</text:p>
      <text:p text:style-name="P2"><text:s text:c="8"/>return;</text:p>
      <text:p text:style-name="P2"><text:s text:c="6"/>}</text:p>
      <text:p text:style-name="P2"><text:s text:c="4"/>}</text:p>
      <text:p text:style-name="P2"><text:s text:c="4"/>console.log(`Student with ID = ${id} not found.`);</text:p>
      <text:p text:style-name="P2">}</text:p>
      <text:p text:style-name="P2"/>
      <text:p text:style-name="P2">// Usage of the function to update member amount</text:p>
      <text:p text:style-name="P2"/>
      <text:p text:style-name="P2">console.log("ACCOUNTS UPDATE DETAILS")</text:p>
      <text:p text:style-name="P2"/>
      <text:p text:style-name="P2">updateAmount("Josephine Danjuma", 1000);</text:p>
      <text:p text:style-name="P2">updateAmount("Linda Peters", 1500);</text:p>
      <text:p text:style-name="P2">updateAmount("Musa Garba", 2000);</text:p>
      <text:p text:style-name="P2">updateAmount("Rita Chukwu", 5000);</text:p>
      <text:p text:style-name="P2"><text:soft-page-break/>updateAmount("Abdullahi Bello", 2500);</text:p>
      <text:p text:style-name="P2"/>
      <text:p text:style-name="P2">console.log("---------------------------------------------")</text:p>
      <text:p text:style-name="P2"/>
      <text:p text:style-name="P2">console.log("MEMBERS ACCOUNT DETAILS AFTER AN UPDATE")</text:p>
      <text:p text:style-name="P2"/>
      <text:p text:style-name="P2">for (j = 0; j &lt; adasheDb.length; j++) {</text:p>
      <text:p text:style-name="P2"><text:s text:c="4"/>console.log(`=&gt; Name: ${adasheDb[j].name} =&gt; Amount: $${adasheDb[j].amount}`)</text:p>
      <text:p text:style-name="P2">}</text:p>
      <text:p text:style-name="P2"/>
      <text:p text:style-name="P2">console.log("---------------------------------------------")</text:p>
      <text:p text:style-name="P2"/>
      <text:p text:style-name="P2">// Get member amount function</text:p>
      <text:p text:style-name="P2"/>
      <text:p text:style-name="P2"/>
      <text:p text:style-name="P2">function getAmount(name) {</text:p>
      <text:p text:style-name="P2"><text:s text:c="2"/>for (let member of adasheDb) {</text:p>
      <text:p text:style-name="P2"><text:s text:c="4"/>if (member.name === name) {</text:p>
      <text:p text:style-name="P2"/>
      <text:p text:style-name="P2"><text:s text:c="6"/>let uName = name.toUpperCase()</text:p>
      <text:p text:style-name="P2"><text:s text:c="6"/>console.log(`Account Balance For: ${uName}`)</text:p>
      <text:p text:style-name="P2"/>
      <text:p text:style-name="P2"><text:s text:c="6"/>console.log(`Current Balance: $${member.amount}`)</text:p>
      <text:p text:style-name="P2"><text:s text:c="6"/>return</text:p>
      <text:p text:style-name="P2"><text:s text:c="4"/>}</text:p>
      <text:p text:style-name="P2"><text:s text:c="2"/>}</text:p>
      <text:p text:style-name="P2"><text:s text:c="2"/>console.log(`Member with ID "${id}" not found.`);</text:p>
      <text:p text:style-name="P2">}</text:p>
      <text:p text:style-name="P2"/>
      <text:p text:style-name="P2">// Usage of the function to get one member amount</text:p>
      <text:p text:style-name="P2"/>
      <text:p text:style-name="P2">getAmount("Rita Chukwu")</text:p>
      <text:p text:style-name="P2"/>
      <text:p text:style-name="P2">console.log("---------------------------------------------")</text:p>
      <text:p text:style-name="P2"/>
      <text:p text:style-name="P2">// Function to withdraw / deduct from member's account balance</text:p>
      <text:p text:style-name="P2"/>
      <text:p text:style-name="P2">function withDraw(mname, amt) {</text:p>
      <text:p text:style-name="P2"><text:s text:c="2"/>for (let member of adasheDb) {</text:p>
      <text:p text:style-name="P2"><text:s text:c="4"/>if (member.name === mname) {</text:p>
      <text:p text:style-name="P2"><text:s text:c="6"/>member.amount -= amt</text:p>
      <text:p text:style-name="P2"><text:s text:c="6"/>let uName = mname.toUpperCase()</text:p>
      <text:p text:style-name="P2"><text:s text:c="6"/>console.log(`Account Withdrawal By: ${uName}`)</text:p>
      <text:p text:style-name="P2"/>
      <text:p text:style-name="P2"><text:s text:c="6"/>console.log(`Old Balance: $${member.amount + amt}\nAmount Withdrawn: $${amt}\nCurrent Balance: $${member.amount}`)</text:p>
      <text:p text:style-name="P2"><text:s text:c="7"/>return</text:p>
      <text:p text:style-name="P2"><text:s text:c="4"/>}</text:p>
      <text:p text:style-name="P2"><text:s text:c="2"/>}</text:p>
      <text:p text:style-name="P2">}</text:p>
      <text:p text:style-name="P2"/>
      <text:p text:style-name="P2">withDraw("Fatima Sani", 500)</text:p>
      <text:p text:style-name="P2"/>
      <text:p text:style-name="P2">console.log("---------------------------------------------")</text:p>
      <text:p text:style-name="P2"/>
      <text:p text:style-name="P2">// Function to remove a member who withraws everything</text:p>
      <text:p text:style-name="P2"/>
      <text:p text:style-name="P2">function removeMember(dname, damt) {</text:p>
      <text:p text:style-name="P2"><text:s text:c="2"/>for (i = 0; i &lt; adasheDb.length; i++) {</text:p>
      <text:p text:style-name="P2"><text:s text:c="4"/>if (adasheDb[i].name === dname) {</text:p>
      <text:p text:style-name="P2"><text:s text:c="6"/>if (adasheDb[i].amount - damt == 0) {</text:p>
      <text:p text:style-name="P2"><text:s text:c="8"/>indexToRemove = i</text:p>
      <text:p text:style-name="P2"><text:s text:c="8"/>console.log(`${adasheDb[i].name} who is withdrawing the entire account balance of $${adasheDb[i].amount} will be deleted.`)</text:p>
      <text:p text:style-name="P2"><text:s text:c="8"/>break <text:s/></text:p>
      <text:p text:style-name="P2"><text:s text:c="6"/>} else if (adasheDb[i].amount - damt &gt; 0) {</text:p>
      <text:p text:style-name="P2"><text:s text:c="8"/>return console.log(`${adasheDb[i].name} has a positive balance of $${adasheDb[i].amount}; cannot be deleted.`)</text:p>
      <text:p text:style-name="P2"><text:s text:c="6"/>}</text:p>
      <text:p text:style-name="P2"><text:s text:c="4"/>}</text:p>
      <text:p text:style-name="P2"><text:s text:c="2"/>}</text:p>
      <text:p text:style-name="P2"><text:s text:c="2"/>for (j = indexToRemove; j &lt; adasheDb.length -1; j++) {</text:p>
      <text:p text:style-name="P2"><text:s text:c="4"/>adasheDb[j] = adasheDb[j + 1]</text:p>
      <text:p text:style-name="P2"><text:soft-page-break/><text:s text:c="2"/>}</text:p>
      <text:p text:style-name="P2"><text:s text:c="2"/>adasheDb.length = adasheDb.length - 1</text:p>
      <text:p text:style-name="P2"/>
      <text:p text:style-name="P2"><text:s text:c="2"/>console.log("---------------------------------------------")</text:p>
      <text:p text:style-name="P2"/>
      <text:p text:style-name="P2"><text:s text:c="2"/>console.log("MEMBERS ACCOUNT DETAILS AFTER SUCCESSFULLY DELETING A MEMBER")</text:p>
      <text:p text:style-name="P2"/>
      <text:p text:style-name="P2"><text:s text:c="2"/>for (k = 0; k &lt; adasheDb.length; k++) {</text:p>
      <text:p text:style-name="P2"><text:s text:c="4"/>console.log(`=&gt; Name: ${adasheDb[k].name} =&gt; Amount: $${adasheDb[k].amount}`)</text:p>
      <text:p text:style-name="P2"><text:s text:c="2"/>}</text:p>
      <text:p text:style-name="P2">}</text:p>
      <text:p text:style-name="P2"/>
      <text:p text:style-name="P2">// Usage of function to delete a member who withdraws all the balance in their account</text:p>
      <text:p text:style-name="P2"/>
      <text:p text:style-name="P2">removeMember("Tunde Bakare", 9000)</text:p>
      <text:p text:style-name="P2"/>
      <text:p text:style-name="P2">console.log("---------------------------------------------")</text:p>
      <text:p text:style-name="P2"/>
      <text:p text:style-name="P2"/>
      <text:p text:style-name="P29"><text:span text:style-name="T6">Students Register</text:span><text:span text:style-name="T5"> </text:span><text:span text:style-name="T6">App</text:span></text:p>
      <text:p text:style-name="P6"/>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title&gt;Students Register App&lt;/title&gt;</text:p>
      <text:p text:style-name="P2"><text:s text:c="4"/>&lt;link rel="preconnect" href="https://fonts.googleapis.com"&gt;</text:p>
      <text:p text:style-name="P2"><text:s text:c="4"/>&lt;link rel="preconnect" href="https://fonts.gstatic.com" crossorigin&gt;</text:p>
      <text:p text:style-name="P2"><text:s text:c="4"/>&lt;link href="https://fonts.googleapis.com/cSS 2?family=Roboto+Flex:opsz,wght@8..144,100..1000&amp;display=swap" rel="stylesheet"&gt;</text:p>
      <text:p text:style-name="P2"><text:s text:c="4"/>&lt;link rel="stylesheet" href="style.css"&gt;</text:p>
      <text:p text:style-name="P2">&lt;/head&gt;</text:p>
      <text:p text:style-name="P2">&lt;body&gt;</text:p>
      <text:p text:style-name="P2"><text:s text:c="4"/>&lt;div id="general-container" class="w-full flex flex-col justify-center"&gt;&lt;/div&gt;</text:p>
      <text:p text:style-name="P2"><text:s text:c="4"/>&lt;div id="class-container" class="w-full flex flex-col justify-center"&gt;&lt;/div&gt;</text:p>
      <text:p text:style-name="P2"><text:s text:c="4"/>&lt;div id="graded-container" class="w-full flex flex-col justify-center"&gt;&lt;/div&gt;</text:p>
      <text:p text:style-name="P2"><text:s text:c="4"/>&lt;footer id="the-conclusion"&gt;&lt;/footer&gt;</text:p>
      <text:p text:style-name="P2"><text:s text:c="4"/>&lt;script&gt;</text:p>
      <text:p text:style-name="P2"><text:s text:c="8"/>let theBody = document.querySelector("body")</text:p>
      <text:p text:style-name="P2"><text:s text:c="8"/>theBody.setAttribute("class", "m-0 p-0 box-border")</text:p>
      <text:p text:style-name="P2"/>
      <text:p text:style-name="P2"><text:s text:c="8"/>let studentsRegister = [</text:p>
      <text:p text:style-name="P2"><text:s text:c="8"/>{ name: "Samuel Adeyemi", class: "JSS1", score: 31 },</text:p>
      <text:p text:style-name="P2"><text:s text:c="8"/>{ name: "Rita Smith", class: "JSS1", score: 44 },</text:p>
      <text:p text:style-name="P2"><text:s text:c="8"/>{ name: "David Smith", class: "JSS1", score: 54 },</text:p>
      <text:p text:style-name="P2"><text:s text:c="8"/>{ name: "Paul Adeyemi", class: "JSS1", score: 99 },</text:p>
      <text:p text:style-name="P2"><text:s text:c="8"/>{ name: "James Okafor", class: "JSS1", score: 81 },</text:p>
      <text:p text:style-name="P2"><text:s text:c="8"/>{ name: "Amaka Okafor", class: "JSS2", score: 88 },</text:p>
      <text:p text:style-name="P2"><text:s text:c="8"/>{ name: "David Abubakar", class: "JSS2", score: 48 },</text:p>
      <text:p text:style-name="P2"><text:s text:c="8"/>{ name: "Amaka Johnson", class: "JSS2", score: 37 },</text:p>
      <text:p text:style-name="P2"><text:s text:c="8"/>{ name: "Joy Ibrahim", class: "JSS2", score: 93 },</text:p>
      <text:p text:style-name="P2"><text:s text:c="8"/>{ name: "Amaka Abubakar", class: "JSS2", score: 61 },</text:p>
      <text:p text:style-name="P2"><text:s text:c="8"/>{ name: "Joy Okafor", class: "JSS3", score: 71 },</text:p>
      <text:p text:style-name="P2"><text:s text:c="8"/>{ name: "Mary Uche", class: "JSS3", score: 49 },</text:p>
      <text:p text:style-name="P2"><text:s text:c="8"/>{ name: "John Ojo", class: "JSS3", score: 42 },</text:p>
      <text:p text:style-name="P2"><text:s text:c="8"/>{ name: "Rita Okafor", class: "JSS3", score: 30 },</text:p>
      <text:p text:style-name="P2"><text:s text:c="8"/>{ name: "Grace Johnson", class: "JSS3", score: 94 },</text:p>
      <text:p text:style-name="P2"><text:s text:c="8"/>{ name: "Rita Okafor", class: "SS1", score: 51 },</text:p>
      <text:p text:style-name="P2"><text:s text:c="8"/>{ name: "James Ibrahim", class: "SS1", score: 47 },</text:p>
      <text:p text:style-name="P2"><text:s text:c="8"/>{ name: "Joy Uche", class: "SS1", score: 87 },</text:p>
      <text:p text:style-name="P2"><text:s text:c="8"/>{ name: "Paul Abubakar", class: "SS1", score: 35 },</text:p>
      <text:p text:style-name="P2"><text:s text:c="8"/>{ name: "Samuel Ibrahim", class: "SS1", score: 92 },</text:p>
      <text:p text:style-name="P2"><text:s text:c="8"/>{ name: "Samuel Abubakar", class: "SS2", score: 80 },</text:p>
      <text:p text:style-name="P2"><text:s text:c="8"/>{ name: "David Adeyemi", class: "SS2", score: 99 },</text:p>
      <text:p text:style-name="P2"><text:s text:c="8"/>{ name: "Grace Ibrahim", class: "SS2", score: 42 },</text:p>
      <text:p text:style-name="P2"><text:s text:c="8"/>{ name: "Joy Ojo", class: "SS2", score: 66 },</text:p>
      <text:p text:style-name="P2"><text:s text:c="8"/>{ name: "Grace Abubakar", class: "SS2", score: 30 },</text:p>
      <text:p text:style-name="P2"><text:s text:c="8"/>{ name: "Grace Abubakar", class: "SS3", score: 61 },</text:p>
      <text:p text:style-name="P2"><text:s text:c="8"/>{ name: "Grace Ibrahim", class: "SS3", score: 67 },</text:p>
      <text:p text:style-name="P2"><text:s text:c="8"/>{ name: "James Ibrahim", class: "SS3", score: 30 },</text:p>
      <text:p text:style-name="P2"><text:s text:c="8"/>{ name: "Joy Ojo", class: "SS3", score: 87 },</text:p>
      <text:p text:style-name="P2"><text:s text:c="8"/>{ name: "John Abubakar", class: "SS3", score: 95 },</text:p>
      <text:p text:style-name="P2"><text:s text:c="8"/>]</text:p>
      <text:p text:style-name="P2"/>
      <text:p text:style-name="P2"><text:s text:c="8"/>// All Students</text:p>
      <text:p text:style-name="P2"><text:s text:c="8"/>let generalContainer = document.querySelector("#general-container")</text:p>
      <text:p text:style-name="P2"><text:s text:c="8"/>generalContainer.setAttribute("class", "pt-5 py-5")</text:p>
      <text:p text:style-name="P2"><text:s text:c="8"/>let title = document.createElement("h1")</text:p>
      <text:p text:style-name="P2"><text:s text:c="8"/>title.setAttribute("class", "text-xl sm:text-2xl md:text-3xl lg:text-4xl font-bold text-center")</text:p>
      <text:p text:style-name="P2"><text:s text:c="8"/>title.innerText = "School Register"</text:p>
      <text:p text:style-name="P2"><text:s text:c="8"/>generalContainer.appendChild(title)</text:p>
      <text:p text:style-name="P2"/>
      <text:p text:style-name="P2"><text:s text:c="8"/>// All Students Record</text:p>
      <text:p text:style-name="P2"><text:s text:c="8"/>let allStudentsContainer = document.createElement("div")</text:p>
      <text:p text:style-name="P2"><text:s text:c="8"/>allStudentsContainer.setAttribute("id", "allstuds")</text:p>
      <text:p text:style-name="P2"><text:s text:c="8"/>allStudentsContainer.setAttribute("class", "px-5 py-5 overflow-x-auto")</text:p>
      <text:p text:style-name="P2"><text:s text:c="8"/>generalContainer.appendChild(allStudentsContainer)</text:p>
      <text:p text:style-name="P2"/>
      <text:p text:style-name="P2"><text:soft-page-break/><text:s text:c="8"/>let allStudents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text:s text:c="8"/>let sn = 1</text:p>
      <text:p text:style-name="P2"><text:s text:c="8"/>let totalScore = 0</text:p>
      <text:p text:style-name="P2"/>
      <text:p text:style-name="P2"><text:s text:c="8"/>studentsRegister.forEach((student, index) =&gt; {</text:p>
      <text:p text:style-name="P2"/>
      <text:p text:style-name="P2"><text:s text:c="12"/>let grade = ""</text:p>
      <text:p text:style-name="P2"><text:s text:c="12"/>let score = student.score</text:p>
      <text:p text:style-name="P2"/>
      <text:p text:style-name="P2"><text:s text:c="12"/>if (score &gt;= 70 &amp;&amp; score &lt;= 100) {</text:p>
      <text:p text:style-name="P2"><text:s text:c="16"/>grade = "A"</text:p>
      <text:p text:style-name="P2"><text:s text:c="12"/>} else if (score &gt;= 60 &amp;&amp; score &lt;= 69) {</text:p>
      <text:p text:style-name="P2"><text:s text:c="16"/>grade = "B"</text:p>
      <text:p text:style-name="P2"><text:s text:c="12"/>} else if (score &gt;= 50 &amp;&amp; score &lt;= 59) {</text:p>
      <text:p text:style-name="P2"><text:s text:c="16"/>grade = "C"</text:p>
      <text:p text:style-name="P2"><text:s text:c="12"/>} else if (score &gt;= 40 &amp;&amp; score &lt;= 49) {</text:p>
      <text:p text:style-name="P2"><text:s text:c="16"/>grade = "D"</text:p>
      <text:p text:style-name="P2"><text:s text:c="12"/>} else {</text:p>
      <text:p text:style-name="P2"><text:s text:c="16"/>grade = "F"</text:p>
      <text:p text:style-name="P2"><text:s text:c="12"/>}</text:p>
      <text:p text:style-name="P2"/>
      <text:p text:style-name="P2"><text:s text:c="12"/>allStudentsHTML += `&lt;tr class='hover:bg-gray-50'&gt;&lt;td class='px-4 py-2 border-b'&gt;${sn++}.&lt;/td&gt;&lt;td class='px-4 py-2 border-b'&gt;${student.name}&lt;/td&gt;&lt;td class='px-4 py-2 border-b'&gt;${student.class}&lt;/td&gt;&lt;td class='px-4 py-2 border-b'&gt;${student.score}&lt;/td&gt;&lt;td class='px-4 py-2 border-b'&gt;${grade}&lt;/td&gt;&lt;/tr&gt;`</text:p>
      <text:p text:style-name="P2"/>
      <text:p text:style-name="P2"><text:s text:c="12"/>totalScore += student.score</text:p>
      <text:p text:style-name="P2"><text:s text:c="8"/>})</text:p>
      <text:p text:style-name="P2"/>
      <text:p text:style-name="P2"><text:s text:c="8"/>allStudentsHTML += "&lt;/tbody&gt;&lt;/table&gt;"</text:p>
      <text:p text:style-name="P2"/>
      <text:p text:style-name="P2"><text:s text:c="8"/>let overallPerformance = Math.ceil(((totalScore / (100 * sn)) * 100 ))</text:p>
      <text:p text:style-name="P2"/>
      <text:p text:style-name="P2"><text:s text:c="8"/>let overallSchoolScoreContainer = document.createElement("div")</text:p>
      <text:p text:style-name="P2"><text:s text:c="8"/>overallSchoolScoreContainer.innerHTML = `&lt;strong&gt;Overall School Performance:&lt;/strong&gt; ${overallPerformance}%`</text:p>
      <text:p text:style-name="P2"/>
      <text:p text:style-name="P2"><text:s text:c="8"/>let allstuds = document.getElementById("allstuds")</text:p>
      <text:p text:style-name="P2"><text:s text:c="8"/>allstuds.innerHTML = allStudentsHTML</text:p>
      <text:p text:style-name="P2"/>
      <text:p text:style-name="P2"><text:s text:c="8"/>allstuds.appendChild(overallSchoolScoreContainer)</text:p>
      <text:p text:style-name="P2"/>
      <text:p text:style-name="P2"><text:s text:c="8"/>// Students By Class</text:p>
      <text:p text:style-name="P2"><text:s text:c="8"/>let classContainer = document.querySelector("#class-container")</text:p>
      <text:p text:style-name="P2"><text:s text:c="8"/>classContainer.setAttribute("class", "py-5")</text:p>
      <text:p text:style-name="P2"><text:s text:c="8"/>let classTitle = document.createElement("h1")</text:p>
      <text:p text:style-name="P2"><text:s text:c="8"/>classTitle.setAttribute("class", "text-xl sm:text-2xl md:text-3xl lg:text-4xl font-bold text-center")</text:p>
      <text:p text:style-name="P2"><text:s text:c="8"/>classTitle.innerText = "School Register By Class"</text:p>
      <text:p text:style-name="P2"><text:s text:c="8"/>classContainer.appendChild(classTitle)</text:p>
      <text:p text:style-name="P2"/>
      <text:p text:style-name="P2"><text:s text:c="8"/>// JSS 1</text:p>
      <text:p text:style-name="P2"><text:s text:c="8"/>let jss1title = document.createElement("h1")</text:p>
      <text:p text:style-name="P2"><text:s text:c="8"/>jss1title.setAttribute("class", "text-xl sm:text-2xl md:text-3xl lg:text-4xl font-bold text-center")</text:p>
      <text:p text:style-name="P2"><text:s text:c="8"/>jss1title.innerText = "JSS 1"</text:p>
      <text:p text:style-name="P2"><text:s text:c="8"/>classContainer.appendChild(jss1title)</text:p>
      <text:p text:style-name="P2"/>
      <text:p text:style-name="P2"><text:s text:c="8"/>let jss1Container = document.createElement("div")</text:p>
      <text:p text:style-name="P2"><text:s text:c="8"/>jss1Container.setAttribute("id", "jss1Studs")</text:p>
      <text:p text:style-name="P2"><text:s text:c="8"/>jss1Container.setAttribute("class", "px-5 py-5 overflow-x-auto")</text:p>
      <text:p text:style-name="P2"><text:s text:c="8"/>classContainer.appendChild(jss1Container)</text:p>
      <text:p text:style-name="P2"/>
      <text:p text:style-name="P2"><text:s text:c="8"/>let jss1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1 = 1</text:p>
      <text:p text:style-name="P2"/>
      <text:p text:style-name="P2"><text:s text:c="8"/>studentsRegister.forEach((student, index) =&gt; {</text:p>
      <text:p text:style-name="P2"><text:soft-page-break/></text:p>
      <text:p text:style-name="P2"><text:s text:c="12"/>if (student.class === 'JSS1')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jss1HTML += `&lt;tr class='hover:bg-gray-50'&gt;&lt;td class='px-4 py-2 border-b'&gt;${sn1++}.&lt;/td&gt;&lt;td class='px-4 py-2 border-b'&gt;${student.name}&lt;/td&gt;&lt;td class='px-4 py-2 border-b'&gt;${student.class}&lt;/td&gt;&lt;td class='px-4 py-2 border-b'&gt;${student.score}&lt;/td&gt;&lt;td class='px-4 py-2 border-b'&gt;${grade}&lt;/td&gt;&lt;/tr&gt;`</text:p>
      <text:p text:style-name="P2"/>
      <text:p text:style-name="P2"><text:s text:c="12"/>}</text:p>
      <text:p text:style-name="P2"/>
      <text:p text:style-name="P2"><text:s text:c="8"/>})</text:p>
      <text:p text:style-name="P2"/>
      <text:p text:style-name="P2"><text:s text:c="8"/>jss1HTML += "&lt;/tbody&gt;&lt;/table&gt;"</text:p>
      <text:p text:style-name="P2"/>
      <text:p text:style-name="P2"><text:s text:c="8"/>let jss1Studs = document.getElementById("jss1Studs")</text:p>
      <text:p text:style-name="P2"><text:s text:c="8"/>jss1Studs.innerHTML = jss1HTML</text:p>
      <text:p text:style-name="P2"/>
      <text:p text:style-name="P2"><text:s text:c="8"/>// JSS 2</text:p>
      <text:p text:style-name="P2"><text:s text:c="8"/>let jss2title = document.createElement("h1")</text:p>
      <text:p text:style-name="P2"><text:s text:c="8"/>jss2title.setAttribute("class", "text-xl sm:text-2xl md:text-3xl lg:text-4xl font-bold text-center")</text:p>
      <text:p text:style-name="P2"><text:s text:c="8"/>jss2title.innerText = "JSS 2"</text:p>
      <text:p text:style-name="P2"><text:s text:c="8"/>classContainer.appendChild(jss2title)</text:p>
      <text:p text:style-name="P2"/>
      <text:p text:style-name="P2"><text:s text:c="8"/>let jss2Container = document.createElement("div")</text:p>
      <text:p text:style-name="P2"><text:s text:c="8"/>jss2Container.setAttribute("id", "jss2Studs")</text:p>
      <text:p text:style-name="P2"><text:s text:c="8"/>jss2Container.setAttribute("class", "px-5 py-5 overflow-x-auto")</text:p>
      <text:p text:style-name="P2"><text:s text:c="8"/>classContainer.appendChild(jss2Container)</text:p>
      <text:p text:style-name="P2"/>
      <text:p text:style-name="P2"><text:s text:c="8"/>let jss2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2 = 1</text:p>
      <text:p text:style-name="P2"/>
      <text:p text:style-name="P2"><text:s text:c="8"/>studentsRegister.forEach((student, index) =&gt; {</text:p>
      <text:p text:style-name="P2"/>
      <text:p text:style-name="P2"><text:s text:c="12"/>if (student.class === 'JSS2')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oft-page-break/><text:s text:c="16"/>jss2HTML += `&lt;tr class='hover:bg-gray-50'&gt;&lt;td class='px-4 py-2 border-b'&gt;${sn2++}.&lt;/td&gt;&lt;td class='px-4 py-2 border-b'&gt;${student.name}&lt;/td&gt;&lt;td class='px-4 py-2 border-b'&gt;${student.class}&lt;/td&gt;&lt;td class='px-4 py-2 border-b'&gt;${student.score}&lt;/td&gt;&lt;td class='px-4 py-2 border-b'&gt;${grade}&lt;/td&gt;&lt;/tr&gt;`</text:p>
      <text:p text:style-name="P2"/>
      <text:p text:style-name="P2"><text:s text:c="12"/>}</text:p>
      <text:p text:style-name="P2"/>
      <text:p text:style-name="P2"><text:s text:c="8"/>})</text:p>
      <text:p text:style-name="P2"/>
      <text:p text:style-name="P2"><text:s text:c="8"/>jss2HTML += "&lt;/tbody&gt;&lt;/table&gt;"</text:p>
      <text:p text:style-name="P2"/>
      <text:p text:style-name="P2"><text:s text:c="8"/>let jss2Studs = document.getElementById("jss2Studs")</text:p>
      <text:p text:style-name="P2"><text:s text:c="8"/>jss2Studs.innerHTML = jss2HTML</text:p>
      <text:p text:style-name="P2"/>
      <text:p text:style-name="P2"><text:s text:c="8"/>// JSS 3</text:p>
      <text:p text:style-name="P2"><text:s text:c="8"/>let jss3title = document.createElement("h1")</text:p>
      <text:p text:style-name="P2"><text:s text:c="8"/>jss3title.setAttribute("class", "text-xl sm:text-2xl md:text-3xl lg:text-4xl font-bold text-center")</text:p>
      <text:p text:style-name="P2"><text:s text:c="8"/>jss3title.innerText = "JSS 3"</text:p>
      <text:p text:style-name="P2"><text:s text:c="8"/>classContainer.appendChild(jss3title)</text:p>
      <text:p text:style-name="P2"/>
      <text:p text:style-name="P2"><text:s text:c="8"/>let jss3Container = document.createElement("div")</text:p>
      <text:p text:style-name="P2"><text:s text:c="8"/>jss3Container.setAttribute("id", "jss3Studs")</text:p>
      <text:p text:style-name="P2"><text:s text:c="8"/>jss3Container.setAttribute("class", "px-5 py-5 overflow-x-auto")</text:p>
      <text:p text:style-name="P2"><text:s text:c="8"/>classContainer.appendChild(jss3Container)</text:p>
      <text:p text:style-name="P2"/>
      <text:p text:style-name="P2"><text:s text:c="8"/>let jss3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3 = 1</text:p>
      <text:p text:style-name="P2"/>
      <text:p text:style-name="P2"><text:s text:c="8"/>studentsRegister.forEach((student, index) =&gt; {</text:p>
      <text:p text:style-name="P2"/>
      <text:p text:style-name="P2"><text:s text:c="12"/>if (student.class === 'JSS3')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jss3HTML += `&lt;tr class='hover:bg-gray-50'&gt;&lt;td class='px-4 py-2 border-b'&gt;${sn3++}.&lt;/td&gt;&lt;td class='px-4 py-2 border-b'&gt;${student.name}&lt;/td&gt;&lt;td class='px-4 py-2 border-b'&gt;${student.class}&lt;/td&gt;&lt;td class='px-4 py-2 border-b'&gt;${student.score}&lt;/td&gt;&lt;td class='px-4 py-2 border-b'&gt;${grade}&lt;/td&gt;&lt;/tr&gt;`</text:p>
      <text:p text:style-name="P2"/>
      <text:p text:style-name="P2"><text:s text:c="12"/>}</text:p>
      <text:p text:style-name="P2"/>
      <text:p text:style-name="P2"><text:s text:c="8"/>})</text:p>
      <text:p text:style-name="P2"/>
      <text:p text:style-name="P2"><text:s text:c="8"/>jss3HTML += "&lt;/tbody&gt;&lt;/table&gt;"</text:p>
      <text:p text:style-name="P2"/>
      <text:p text:style-name="P2"><text:s text:c="8"/>let jss3Studs = document.getElementById("jss3Studs")</text:p>
      <text:p text:style-name="P2"><text:s text:c="8"/>jss3Studs.innerHTML = jss3HTML</text:p>
      <text:p text:style-name="P2"/>
      <text:p text:style-name="P2"><text:s text:c="8"/>// SS 1</text:p>
      <text:p text:style-name="P2"><text:s text:c="8"/>let ss1title = document.createElement("h1")</text:p>
      <text:p text:style-name="P2"><text:s text:c="8"/>ss1title.setAttribute("class", "text-xl sm:text-2xl md:text-3xl lg:text-4xl font-bold text-center")</text:p>
      <text:p text:style-name="P2"><text:s text:c="8"/>ss1title.innerText = "SS 1"</text:p>
      <text:p text:style-name="P2"><text:s text:c="8"/>classContainer.appendChild(ss1title)</text:p>
      <text:p text:style-name="P2"/>
      <text:p text:style-name="P2"><text:s text:c="8"/>let ss1Container = document.createElement("div")</text:p>
      <text:p text:style-name="P2"><text:soft-page-break/><text:s text:c="8"/>ss1Container.setAttribute("id", "ss1Studs")</text:p>
      <text:p text:style-name="P2"><text:s text:c="8"/>ss1Container.setAttribute("class", "px-5 py-5 overflow-x-auto")</text:p>
      <text:p text:style-name="P2"><text:s text:c="8"/>classContainer.appendChild(ss1Container)</text:p>
      <text:p text:style-name="P2"/>
      <text:p text:style-name="P2"><text:s text:c="8"/>let ss1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4 = 1</text:p>
      <text:p text:style-name="P2"/>
      <text:p text:style-name="P2"><text:s text:c="8"/>studentsRegister.forEach((student, index) =&gt; {</text:p>
      <text:p text:style-name="P2"/>
      <text:p text:style-name="P2"><text:s text:c="12"/>if (student.class === 'SS1')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ss1HTML += `&lt;tr class='hover:bg-gray-50'&gt;&lt;td class='px-4 py-2 border-b'&gt;${sn4++}.&lt;/td&gt;&lt;td class='px-4 py-2 border-b'&gt;${student.name}&lt;/td&gt;&lt;td class='px-4 py-2 border-b'&gt;${student.class}&lt;/td&gt;&lt;td class='px-4 py-2 border-b'&gt;${student.score}&lt;/td&gt;&lt;td class='px-4 py-2 border-b'&gt;${grade}&lt;/td&gt;&lt;/tr&gt;`</text:p>
      <text:p text:style-name="P2"/>
      <text:p text:style-name="P2"><text:s text:c="12"/>}</text:p>
      <text:p text:style-name="P2"/>
      <text:p text:style-name="P2"><text:s text:c="8"/>})</text:p>
      <text:p text:style-name="P2"/>
      <text:p text:style-name="P2"><text:s text:c="8"/>ss1HTML += "&lt;/tbody&gt;&lt;/table&gt;"</text:p>
      <text:p text:style-name="P2"/>
      <text:p text:style-name="P2"><text:s text:c="8"/>let ss1Studs = document.getElementById("ss1Studs")</text:p>
      <text:p text:style-name="P2"><text:s text:c="8"/>ss1Studs.innerHTML = ss1HTML</text:p>
      <text:p text:style-name="P2"/>
      <text:p text:style-name="P2"><text:s text:c="8"/>// SS 2</text:p>
      <text:p text:style-name="P2"><text:s text:c="8"/>let ss2title = document.createElement("h1")</text:p>
      <text:p text:style-name="P2"><text:s text:c="8"/>ss2title.setAttribute("class", "text-xl sm:text-2xl md:text-3xl lg:text-4xl font-bold text-center")</text:p>
      <text:p text:style-name="P2"><text:s text:c="8"/>ss2title.innerText = "SS 2"</text:p>
      <text:p text:style-name="P2"><text:s text:c="8"/>classContainer.appendChild(ss2title)</text:p>
      <text:p text:style-name="P2"/>
      <text:p text:style-name="P2"><text:s text:c="8"/>let ss2Container = document.createElement("div")</text:p>
      <text:p text:style-name="P2"><text:s text:c="8"/>ss2Container.setAttribute("id", "ss2Studs")</text:p>
      <text:p text:style-name="P2"><text:s text:c="8"/>ss2Container.setAttribute("class", "px-5 py-5 overflow-x-auto")</text:p>
      <text:p text:style-name="P2"><text:s text:c="8"/>classContainer.appendChild(ss2Container)</text:p>
      <text:p text:style-name="P2"/>
      <text:p text:style-name="P2"><text:s text:c="8"/>let ss2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5 = 1</text:p>
      <text:p text:style-name="P2"/>
      <text:p text:style-name="P2"><text:s text:c="8"/>studentsRegister.forEach((student, index) =&gt; {</text:p>
      <text:p text:style-name="P2"/>
      <text:p text:style-name="P2"><text:s text:c="12"/>if (student.class === 'SS2')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oft-page-break/><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ss2HTML += `&lt;tr class='hover:bg-gray-50'&gt;&lt;td class='px-4 py-2 border-b'&gt;${sn5++}.&lt;/td&gt;&lt;td class='px-4 py-2 border-b'&gt;${student.name}&lt;/td&gt;&lt;td class='px-4 py-2 border-b'&gt;${student.class}&lt;/td&gt;&lt;td class='px-4 py-2 border-b'&gt;${student.score}&lt;/td&gt;&lt;td class='px-4 py-2 border-b'&gt;${grade}&lt;/td&gt;&lt;/tr&gt;`</text:p>
      <text:p text:style-name="P2"/>
      <text:p text:style-name="P2"><text:s text:c="12"/>}</text:p>
      <text:p text:style-name="P2"/>
      <text:p text:style-name="P2"><text:s text:c="8"/>})</text:p>
      <text:p text:style-name="P2"/>
      <text:p text:style-name="P2"><text:s text:c="8"/>ss2HTML += "&lt;/tbody&gt;&lt;/table&gt;"</text:p>
      <text:p text:style-name="P2"/>
      <text:p text:style-name="P2"><text:s text:c="8"/>let ss2Studs = document.getElementById("ss2Studs")</text:p>
      <text:p text:style-name="P2"><text:s text:c="8"/>ss2Studs.innerHTML = ss2HTML</text:p>
      <text:p text:style-name="P2"/>
      <text:p text:style-name="P2"><text:s text:c="8"/>// SS 3</text:p>
      <text:p text:style-name="P2"><text:s text:c="8"/>let ss3title = document.createElement("h1")</text:p>
      <text:p text:style-name="P2"><text:s text:c="8"/>ss3title.setAttribute("class", "text-xl sm:text-2xl md:text-3xl lg:text-4xl font-bold text-center")</text:p>
      <text:p text:style-name="P2"><text:s text:c="8"/>ss3title.innerText = "SS 3"</text:p>
      <text:p text:style-name="P2"><text:s text:c="8"/>classContainer.appendChild(ss3title)</text:p>
      <text:p text:style-name="P2"/>
      <text:p text:style-name="P2"><text:s text:c="8"/>let ss3Container = document.createElement("div")</text:p>
      <text:p text:style-name="P2"><text:s text:c="8"/>ss3Container.setAttribute("id", "ss3Studs")</text:p>
      <text:p text:style-name="P2"><text:s text:c="8"/>ss3Container.setAttribute("class", "px-5 py-5 overflow-x-auto")</text:p>
      <text:p text:style-name="P2"><text:s text:c="8"/>classContainer.appendChild(ss3Container)</text:p>
      <text:p text:style-name="P2"/>
      <text:p text:style-name="P2"><text:s text:c="8"/>let ss3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6 = 1</text:p>
      <text:p text:style-name="P2"/>
      <text:p text:style-name="P2"><text:s text:c="8"/>studentsRegister.forEach((student, index) =&gt; {</text:p>
      <text:p text:style-name="P2"/>
      <text:p text:style-name="P2"><text:s text:c="12"/>if (student.class === 'SS2')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ss3HTML += `&lt;tr class='hover:bg-gray-50'&gt;&lt;td class='px-4 py-2 border-b'&gt;${sn6++}.&lt;/td&gt;&lt;td class='px-4 py-2 border-b'&gt;${student.name}&lt;/td&gt;&lt;td class='px-4 py-2 border-b'&gt;${student.class}&lt;/td&gt;&lt;td class='px-4 py-2 border-b'&gt;${student.score}&lt;/td&gt;&lt;td class='px-4 py-2 border-b'&gt;${grade}&lt;/td&gt;&lt;/tr&gt;`</text:p>
      <text:p text:style-name="P2"/>
      <text:p text:style-name="P2"><text:s text:c="12"/>}</text:p>
      <text:p text:style-name="P2"/>
      <text:p text:style-name="P2"><text:s text:c="8"/>})</text:p>
      <text:p text:style-name="P2"/>
      <text:p text:style-name="P2"><text:s text:c="8"/>ss3HTML += "&lt;/tbody&gt;&lt;/table&gt;"</text:p>
      <text:p text:style-name="P2"/>
      <text:p text:style-name="P2"><text:soft-page-break/><text:s text:c="8"/>let ss3Studs = document.getElementById("ss3Studs")</text:p>
      <text:p text:style-name="P2"><text:s text:c="8"/>ss3Studs.innerHTML = ss3HTML</text:p>
      <text:p text:style-name="P2"/>
      <text:p text:style-name="P2"><text:s text:c="8"/>// Students By Grades</text:p>
      <text:p text:style-name="P2"><text:s text:c="8"/>let gradeContainer = document.querySelector("#graded-container")</text:p>
      <text:p text:style-name="P2"><text:s text:c="8"/>gradeContainer.setAttribute("class", "py-5")</text:p>
      <text:p text:style-name="P2"><text:s text:c="8"/>let gradeTitle = document.createElement("h1")</text:p>
      <text:p text:style-name="P2"><text:s text:c="8"/>gradeTitle.setAttribute("class", "text-xl sm:text-2xl md:text-3xl lg:text-4xl font-bold text-center")</text:p>
      <text:p text:style-name="P2"><text:s text:c="8"/>gradeTitle.innerText = "School Register By Grades"</text:p>
      <text:p text:style-name="P2"><text:s text:c="8"/>gradeContainer.appendChild(gradeTitle)</text:p>
      <text:p text:style-name="P2"/>
      <text:p text:style-name="P2"><text:s text:c="8"/>// Grade A</text:p>
      <text:p text:style-name="P2"><text:s text:c="8"/>let aTitle = document.createElement("h1")</text:p>
      <text:p text:style-name="P2"><text:s text:c="8"/>aTitle.setAttribute("class", "text-xl sm:text-2xl md:text-3xl lg:text-4xl font-bold text-center")</text:p>
      <text:p text:style-name="P2"><text:s text:c="8"/>aTitle.innerText = "A Graders"</text:p>
      <text:p text:style-name="P2"><text:s text:c="8"/>gradeContainer.appendChild(aTitle)</text:p>
      <text:p text:style-name="P2"/>
      <text:p text:style-name="P2"><text:s text:c="8"/>let aContainer = document.createElement("div")</text:p>
      <text:p text:style-name="P2"><text:s text:c="8"/>aContainer.setAttribute("id", "aStuds")</text:p>
      <text:p text:style-name="P2"><text:s text:c="8"/>aContainer.setAttribute("class", "px-5 py-5 overflow-x-auto")</text:p>
      <text:p text:style-name="P2"><text:s text:c="8"/>gradeContainer.appendChild(aContainer)</text:p>
      <text:p text:style-name="P2"/>
      <text:p text:style-name="P2"><text:s text:c="8"/>let a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A = 1</text:p>
      <text:p text:style-name="P2"/>
      <text:p text:style-name="P2"><text:s text:c="8"/>studentsRegister.forEach((student, index) =&gt;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if (grade === "A") {</text:p>
      <text:p text:style-name="P2"><text:s text:c="20"/>aHTML += `&lt;tr class='hover:bg-gray-50'&gt;&lt;td class='px-4 py-2 border-b'&gt;${snA++}.&lt;/td&gt;&lt;td class='px-4 py-2 border-b'&gt;${student.name}&lt;/td&gt;&lt;td class='px-4 py-2 border-b'&gt;${student.class}&lt;/td&gt;&lt;td class='px-4 py-2 border-b'&gt;${student.score}&lt;/td&gt;&lt;td class='px-4 py-2 border-b'&gt;${grade}&lt;/td&gt;&lt;/tr&gt;`</text:p>
      <text:p text:style-name="P2"><text:s text:c="16"/>}</text:p>
      <text:p text:style-name="P2"><text:s text:c="8"/>})</text:p>
      <text:p text:style-name="P2"/>
      <text:p text:style-name="P2"><text:s text:c="8"/>aHTML += "&lt;/tbody&gt;&lt;/table&gt;"</text:p>
      <text:p text:style-name="P2"/>
      <text:p text:style-name="P2"><text:s text:c="8"/>let aStuds = document.getElementById("aStuds")</text:p>
      <text:p text:style-name="P2"><text:s text:c="8"/>aStuds.innerHTML = aHTML</text:p>
      <text:p text:style-name="P2"/>
      <text:p text:style-name="P2"><text:s text:c="8"/>// Grade B</text:p>
      <text:p text:style-name="P2"><text:s text:c="8"/>let bTitle = document.createElement("h1")</text:p>
      <text:p text:style-name="P2"><text:s text:c="8"/>bTitle.setAttribute("class", "text-xl sm:text-2xl md:text-3xl lg:text-4xl font-bold text-center")</text:p>
      <text:p text:style-name="P2"><text:s text:c="8"/>bTitle.innerText = "B Graders"</text:p>
      <text:p text:style-name="P2"><text:s text:c="8"/>gradeContainer.appendChild(bTitle)</text:p>
      <text:p text:style-name="P2"/>
      <text:p text:style-name="P2"><text:s text:c="8"/>let bContainer = document.createElement("div")</text:p>
      <text:p text:style-name="P2"><text:s text:c="8"/>bContainer.setAttribute("id", "bStuds")</text:p>
      <text:p text:style-name="P2"><text:s text:c="8"/>bContainer.setAttribute("class", "px-5 py-5 overflow-x-auto")</text:p>
      <text:p text:style-name="P2"><text:s text:c="8"/>gradeContainer.appendChild(bContainer)</text:p>
      <text:p text:style-name="P2"/>
      <text:p text:style-name="P2"><text:soft-page-break/><text:s text:c="8"/>let b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B = 1</text:p>
      <text:p text:style-name="P2"/>
      <text:p text:style-name="P2"><text:s text:c="8"/>studentsRegister.forEach((student, index) =&gt;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if (grade === "B") {</text:p>
      <text:p text:style-name="P2"><text:s text:c="20"/>bHTML += `&lt;tr class='hover:bg-gray-50'&gt;&lt;td class='px-4 py-2 border-b'&gt;${snB++}.&lt;/td&gt;&lt;td class='px-4 py-2 border-b'&gt;${student.name}&lt;/td&gt;&lt;td class='px-4 py-2 border-b'&gt;${student.class}&lt;/td&gt;&lt;td class='px-4 py-2 border-b'&gt;${student.score}&lt;/td&gt;&lt;td class='px-4 py-2 border-b'&gt;${grade}&lt;/td&gt;&lt;/tr&gt;`</text:p>
      <text:p text:style-name="P2"><text:s text:c="16"/>}</text:p>
      <text:p text:style-name="P2"><text:s text:c="8"/>})</text:p>
      <text:p text:style-name="P2"/>
      <text:p text:style-name="P2"><text:s text:c="8"/>bHTML += "&lt;/tbody&gt;&lt;/table&gt;"</text:p>
      <text:p text:style-name="P2"/>
      <text:p text:style-name="P2"><text:s text:c="8"/>let bStuds = document.getElementById("bStuds")</text:p>
      <text:p text:style-name="P2"><text:s text:c="8"/>bStuds.innerHTML = bHTML</text:p>
      <text:p text:style-name="P2"/>
      <text:p text:style-name="P2"><text:s text:c="8"/>// Grade C</text:p>
      <text:p text:style-name="P2"><text:s text:c="8"/>let cTitle = document.createElement("h1")</text:p>
      <text:p text:style-name="P2"><text:s text:c="8"/>cTitle.setAttribute("class", "text-xl sm:text-2xl md:text-3xl lg:text-4xl font-bold text-center")</text:p>
      <text:p text:style-name="P2"><text:s text:c="8"/>cTitle.innerText = "C Graders"</text:p>
      <text:p text:style-name="P2"><text:s text:c="8"/>gradeContainer.appendChild(cTitle)</text:p>
      <text:p text:style-name="P2"/>
      <text:p text:style-name="P2"><text:s text:c="8"/>let cContainer = document.createElement("div")</text:p>
      <text:p text:style-name="P2"><text:s text:c="8"/>cContainer.setAttribute("id", "cStuds")</text:p>
      <text:p text:style-name="P2"><text:s text:c="8"/>cContainer.setAttribute("class", "px-5 py-5 overflow-x-auto")</text:p>
      <text:p text:style-name="P2"><text:s text:c="8"/>gradeContainer.appendChild(cContainer)</text:p>
      <text:p text:style-name="P2"/>
      <text:p text:style-name="P2"><text:s text:c="8"/>let c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C = 1</text:p>
      <text:p text:style-name="P2"/>
      <text:p text:style-name="P2"><text:s text:c="8"/>studentsRegister.forEach((student, index) =&gt;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text:soft-page-break/></text:p>
      <text:p text:style-name="P2"><text:s text:c="16"/>if (grade === "C") {</text:p>
      <text:p text:style-name="P2"><text:s text:c="20"/>cHTML += `&lt;tr class='hover:bg-gray-50'&gt;&lt;td class='px-4 py-2 border-b'&gt;${snC++}.&lt;/td&gt;&lt;td class='px-4 py-2 border-b'&gt;${student.name}&lt;/td&gt;&lt;td class='px-4 py-2 border-b'&gt;${student.class}&lt;/td&gt;&lt;td class='px-4 py-2 border-b'&gt;${student.score}&lt;/td&gt;&lt;td class='px-4 py-2 border-b'&gt;${grade}&lt;/td&gt;&lt;/tr&gt;`</text:p>
      <text:p text:style-name="P2"><text:s text:c="16"/>}</text:p>
      <text:p text:style-name="P2"><text:s text:c="8"/>})</text:p>
      <text:p text:style-name="P2"/>
      <text:p text:style-name="P2"><text:s text:c="8"/>cHTML += "&lt;/tbody&gt;&lt;/table&gt;"</text:p>
      <text:p text:style-name="P2"/>
      <text:p text:style-name="P2"><text:s text:c="8"/>let cStuds = document.getElementById("cStuds")</text:p>
      <text:p text:style-name="P2"><text:s text:c="8"/>cStuds.innerHTML = cHTML</text:p>
      <text:p text:style-name="P2"/>
      <text:p text:style-name="P2"><text:s text:c="8"/>// Grade D</text:p>
      <text:p text:style-name="P2"><text:s text:c="8"/>let dTitle = document.createElement("h1")</text:p>
      <text:p text:style-name="P2"><text:s text:c="8"/>dTitle.setAttribute("class", "text-xl sm:text-2xl md:text-3xl lg:text-4xl font-bold text-center")</text:p>
      <text:p text:style-name="P2"><text:s text:c="8"/>dTitle.innerText = "D Graders"</text:p>
      <text:p text:style-name="P2"><text:s text:c="8"/>gradeContainer.appendChild(dTitle)</text:p>
      <text:p text:style-name="P2"/>
      <text:p text:style-name="P2"><text:s text:c="8"/>let dContainer = document.createElement("div")</text:p>
      <text:p text:style-name="P2"><text:s text:c="8"/>dContainer.setAttribute("id", "dStuds")</text:p>
      <text:p text:style-name="P2"><text:s text:c="8"/>dContainer.setAttribute("class", "px-5 py-5 overflow-x-auto")</text:p>
      <text:p text:style-name="P2"><text:s text:c="8"/>gradeContainer.appendChild(dContainer)</text:p>
      <text:p text:style-name="P2"/>
      <text:p text:style-name="P2"><text:s text:c="8"/>let d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D = 1</text:p>
      <text:p text:style-name="P2"/>
      <text:p text:style-name="P2"><text:s text:c="8"/>studentsRegister.forEach((student, index) =&gt;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if (grade === "D") {</text:p>
      <text:p text:style-name="P2"><text:s text:c="20"/>dHTML += `&lt;tr class='hover:bg-gray-50'&gt;&lt;td class='px-4 py-2 border-b'&gt;${snD++}.&lt;/td&gt;&lt;td class='px-4 py-2 border-b'&gt;${student.name}&lt;/td&gt;&lt;td class='px-4 py-2 border-b'&gt;${student.class}&lt;/td&gt;&lt;td class='px-4 py-2 border-b'&gt;${student.score}&lt;/td&gt;&lt;td class='px-4 py-2 border-b'&gt;${grade}&lt;/td&gt;&lt;/tr&gt;`</text:p>
      <text:p text:style-name="P2"><text:s text:c="16"/>}</text:p>
      <text:p text:style-name="P2"><text:s text:c="8"/>})</text:p>
      <text:p text:style-name="P2"/>
      <text:p text:style-name="P2"><text:s text:c="8"/>dHTML += "&lt;/tbody&gt;&lt;/table&gt;"</text:p>
      <text:p text:style-name="P2"/>
      <text:p text:style-name="P2"><text:s text:c="8"/>let dStuds = document.getElementById("dStuds")</text:p>
      <text:p text:style-name="P2"><text:s text:c="8"/>dStuds.innerHTML = dHTML</text:p>
      <text:p text:style-name="P2"/>
      <text:p text:style-name="P2"><text:s text:c="8"/>// Grade F</text:p>
      <text:p text:style-name="P2"><text:s text:c="8"/>let fTitle = document.createElement("h1")</text:p>
      <text:p text:style-name="P2"><text:s text:c="8"/>fTitle.setAttribute("class", "text-xl sm:text-2xl md:text-3xl lg:text-4xl font-bold text-center")</text:p>
      <text:p text:style-name="P2"><text:s text:c="8"/>fTitle.innerText = "Failed"</text:p>
      <text:p text:style-name="P2"><text:s text:c="8"/>gradeContainer.appendChild(fTitle)</text:p>
      <text:p text:style-name="P2"/>
      <text:p text:style-name="P2"><text:s text:c="8"/>let fContainer = document.createElement("div")</text:p>
      <text:p text:style-name="P2"><text:s text:c="8"/>fContainer.setAttribute("id", "fStuds")</text:p>
      <text:p text:style-name="P2"><text:s text:c="8"/>fContainer.setAttribute("class", "px-5 py-5 overflow-x-auto")</text:p>
      <text:p text:style-name="P2"><text:s text:c="8"/>gradeContainer.appendChild(fContainer)</text:p>
      <text:p text:style-name="P2"><text:soft-page-break/></text:p>
      <text:p text:style-name="P2"><text:s text:c="8"/>let fHTML = "&lt;table class='w-full bg-white border border-gray-200 mx-auto'&gt;&lt;tr class='bg-gray-200 text-left text-sm font-semibold text-gray-700'&gt;&lt;th class='px-4 py-2 border-b w-[5%]'&gt;S/N&lt;/th&gt;&lt;th class='px-4 py-2 border-b w-[45%]'&gt;Name&lt;/th&gt;&lt;th class='px-4 py-2 border-b w-[20%]'&gt;Class&lt;/th&gt;&lt;th class='px-4 py-2 border-b W-[15%]'&gt;Score&lt;/th&gt;&lt;th class='px-4 py-2 border-b W-[15%]'&gt;Grade&lt;/th&gt;&lt;/tr&gt;&lt;tbody class='text-sm'&gt;"</text:p>
      <text:p text:style-name="P2"/>
      <text:p text:style-name="P2"><text:s text:c="8"/>let snF = 1</text:p>
      <text:p text:style-name="P2"/>
      <text:p text:style-name="P2"><text:s text:c="8"/>studentsRegister.forEach((student, index) =&gt; {</text:p>
      <text:p text:style-name="P2"/>
      <text:p text:style-name="P2"><text:s text:c="16"/>let grade = ""</text:p>
      <text:p text:style-name="P2"><text:s text:c="16"/>let score = student.score</text:p>
      <text:p text:style-name="P2"/>
      <text:p text:style-name="P2"><text:s text:c="16"/>if (score &gt;= 70 &amp;&amp; score &lt;= 100) {</text:p>
      <text:p text:style-name="P2"><text:s text:c="20"/>grade = "A"</text:p>
      <text:p text:style-name="P2"><text:s text:c="16"/>} else if (score &gt;= 60 &amp;&amp; score &lt;= 69) {</text:p>
      <text:p text:style-name="P2"><text:s text:c="20"/>grade = "B"</text:p>
      <text:p text:style-name="P2"><text:s text:c="16"/>} else if (score &gt;= 50 &amp;&amp; score &lt;= 59) {</text:p>
      <text:p text:style-name="P2"><text:s text:c="20"/>grade = "C"</text:p>
      <text:p text:style-name="P2"><text:s text:c="16"/>} else if (score &gt;= 40 &amp;&amp; score &lt;= 49) {</text:p>
      <text:p text:style-name="P2"><text:s text:c="20"/>grade = "D"</text:p>
      <text:p text:style-name="P2"><text:s text:c="16"/>} else {</text:p>
      <text:p text:style-name="P2"><text:s text:c="20"/>grade = "F"</text:p>
      <text:p text:style-name="P2"><text:s text:c="16"/>}</text:p>
      <text:p text:style-name="P2"/>
      <text:p text:style-name="P2"><text:s text:c="16"/>if (grade === "F") {</text:p>
      <text:p text:style-name="P2"><text:s text:c="20"/>fHTML += `&lt;tr class='hover:bg-gray-50'&gt;&lt;td class='px-4 py-2 border-b'&gt;${snF++}.&lt;/td&gt;&lt;td class='px-4 py-2 border-b'&gt;${student.name}&lt;/td&gt;&lt;td class='px-4 py-2 border-b'&gt;${student.class}&lt;/td&gt;&lt;td class='px-4 py-2 border-b'&gt;${student.score}&lt;/td&gt;&lt;td class='px-4 py-2 border-b'&gt;${grade}&lt;/td&gt;&lt;/tr&gt;`</text:p>
      <text:p text:style-name="P2"><text:s text:c="16"/>}</text:p>
      <text:p text:style-name="P2"><text:s text:c="8"/>})</text:p>
      <text:p text:style-name="P2"/>
      <text:p text:style-name="P2"><text:s text:c="8"/>fHTML += "&lt;/tbody&gt;&lt;/table&gt;"</text:p>
      <text:p text:style-name="P2"/>
      <text:p text:style-name="P2"><text:s text:c="8"/>let fStuds = document.getElementById("fStuds")</text:p>
      <text:p text:style-name="P2"><text:s text:c="8"/>fStuds.innerHTML = fHTML</text:p>
      <text:p text:style-name="P2"/>
      <text:p text:style-name="P2"><text:s text:c="8"/>// Footer</text:p>
      <text:p text:style-name="P2"><text:s text:c="8"/>let theConclusion = document.querySelector("#the-conclusion")</text:p>
      <text:p text:style-name="P2"><text:s text:c="8"/>theConclusion.setAttribute("class", "my-6 text-center text-xl text-gray-600")</text:p>
      <text:p text:style-name="P2"><text:s text:c="8"/>theConclusion.innerText = "Link to my GitHub repo? "</text:p>
      <text:p text:style-name="P2"><text:s text:c="8"/>let footnote = document.createElement("a")</text:p>
      <text:p text:style-name="P2"><text:s text:c="8"/>footnote.setAttribute("href", "https://github.com/dgplang/students-register")</text:p>
      <text:p text:style-name="P2"><text:s text:c="8"/>footnote.setAttribute("class", "text-blue-600 hover:underline")</text:p>
      <text:p text:style-name="P2"><text:s text:c="8"/>footnote.setAttribute("target", "_blank")</text:p>
      <text:p text:style-name="P2"><text:s text:c="8"/>footnote.setAttribute("rel", "noopener noreferrer")</text:p>
      <text:p text:style-name="P2"><text:s text:c="8"/>footnote.innerText = "Click Here"</text:p>
      <text:p text:style-name="P2"><text:s text:c="8"/>theConclusion.appendChild(footnote)</text:p>
      <text:p text:style-name="P2"><text:s text:c="4"/>&lt;/script&gt;</text:p>
      <text:p text:style-name="P2">&lt;/body&gt;</text:p>
      <text:p text:style-name="P2">&lt;/html&gt;</text:p>
      <text:p text:style-name="P2"/>
      <text:p text:style-name="P24"><text:span text:style-name="T11">T</text:span>oDoList App</text:p>
      <text:p text:style-name="P6"/>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title&gt;ToDoList App&lt;/title&gt;</text:p>
      <text:p text:style-name="P2"><text:s text:c="4"/>&lt;link rel="preconnect" href="https://fonts.googleapis.com"&gt;</text:p>
      <text:p text:style-name="P2"><text:s text:c="4"/>&lt;link rel="preconnect" href="https://fonts.gstatic.com" crossorigin&gt;</text:p>
      <text:p text:style-name="P2"><text:s text:c="4"/>&lt;link href="https://fonts.googleapis.com/cSS 2?family=Roboto+Flex:opsz,wght@8..144,100..1000&amp;display=swap" rel="stylesheet"&gt;</text:p>
      <text:p text:style-name="P2"><text:s text:c="4"/>&lt;link rel="stylesheet" href="/font-awesome-4.7.0/css/font-awesome.min.css"&gt;</text:p>
      <text:p text:style-name="P2"><text:s text:c="4"/>&lt;link rel="stylesheet" href="style.css"&gt;</text:p>
      <text:p text:style-name="P2">&lt;/head&gt;</text:p>
      <text:p text:style-name="P2">&lt;body class="m-0 p-0 box-border bg-gradient-to-r from-pink-400 to-purple-600"&gt;</text:p>
      <text:p text:style-name="P2"><text:s text:c="4"/>&lt;header class="bg-purple-600 py-3 px-4 sm:px-6 lg:px-8"&gt;</text:p>
      <text:p text:style-name="P2"><text:s text:c="8"/>&lt;nav class="flex items-center justify-between max-w-7xl mx-auto"&gt;</text:p>
      <text:p text:style-name="P2"><text:s text:c="10"/>&lt;div class="flex items-center gap-2 sm:gap-3"&gt;</text:p>
      <text:p text:style-name="P2"><text:s text:c="12"/>&lt;img src="/media/logo.png" class="w-10 sm:w-12" alt="ToDoList application logo" /&gt;</text:p>
      <text:p text:style-name="P2"><text:s text:c="12"/>&lt;span class="text-lg sm:text-2xl lg:text-3xl text-white font-bold"&gt;</text:p>
      <text:p text:style-name="P2"><text:s text:c="14"/>ToDoList</text:p>
      <text:p text:style-name="P2"><text:s text:c="12"/>&lt;/span&gt;</text:p>
      <text:p text:style-name="P2"><text:s text:c="10"/>&lt;/div&gt;</text:p>
      <text:p text:style-name="P2"><text:s text:c="10"/>&lt;div&gt;</text:p>
      <text:p text:style-name="P2"><text:s text:c="12"/>&lt;a href="https://github.com/dgplang/todolist-app" target="_blank" class="text-base sm:text-lg text-pink-300 font-medium hover:text-pink-200 transition-colors duration-200"&gt;</text:p>
      <text:p text:style-name="P2"><text:s text:c="14"/>GitHub</text:p>
      <text:p text:style-name="P2"><text:s text:c="12"/>&lt;/a&gt;</text:p>
      <text:p text:style-name="P2"><text:s text:c="10"/>&lt;/div&gt;</text:p>
      <text:p text:style-name="P2"><text:s text:c="8"/>&lt;/nav&gt;</text:p>
      <text:p text:style-name="P2"><text:s text:c="4"/>&lt;/header&gt;</text:p>
      <text:p text:style-name="P2"><text:s text:c="4"/>&lt;main&gt;</text:p>
      <text:p text:style-name="P2"><text:s text:c="8"/>&lt;div class="w-full max-w-4xl mx-auto px-4 sm:px-6"&gt;</text:p>
      <text:p text:style-name="P2"><text:s text:c="12"/>&lt;div class="flex items-center justify-center bg-orange-300 py-4"&gt;</text:p>
      <text:p text:style-name="P2"><text:s text:c="16"/>&lt;div class="flex flex-col sm:flex-row gap-4 w-full max-w-full p-4"&gt;</text:p>
      <text:p text:style-name="P2"><text:s text:c="20"/>&lt;label for="inputTask" class="sr-only"&gt;Add a new task&lt;/label&gt;</text:p>
      <text:p text:style-name="P2"><text:s text:c="20"/>&lt;input</text:p>
      <text:p text:style-name="P2"><text:s text:c="20"/>type="text"</text:p>
      <text:p text:style-name="P2"><text:s text:c="20"/>id="inputTask"</text:p>
      <text:p text:style-name="P2"><text:s text:c="20"/>class="w-full h-12 bg-white placeholder:text-slate-400 text-slate-700 text-lg px-4 py-2 transition-all duration-300 ease-in-out focus:outline-none focus:border-slate-500 hover:border-slate-300 shadow-sm focus:shadow-md rounded-md"</text:p>
      <text:p text:style-name="P2"><text:s text:c="20"/>placeholder="Enter a task..."</text:p>
      <text:p text:style-name="P2"><text:s text:c="20"/>/&gt;</text:p>
      <text:p text:style-name="P2"><text:s text:c="20"/>&lt;button</text:p>
      <text:p text:style-name="P2"><text:s text:c="20"/>id="addTask"</text:p>
      <text:p text:style-name="P2"><text:s text:c="20"/>class="w-full sm:w-auto h-12 px-6 py-2 bg-purple-600 text-white text-lg font-medium hover:bg-pink-400 transition-all duration-300 ease-in-out rounded-md shrink-0"</text:p>
      <text:p text:style-name="P2"><text:s text:c="20"/>&gt;</text:p>
      <text:p text:style-name="P2"><text:s text:c="20"/>Add Task</text:p>
      <text:p text:style-name="P2"><text:s text:c="20"/>&lt;/button&gt;</text:p>
      <text:p text:style-name="P2"><text:s text:c="16"/>&lt;/div&gt;</text:p>
      <text:p text:style-name="P2"><text:s text:c="16"/>&lt;/div&gt;</text:p>
      <text:p text:style-name="P2"><text:s text:c="16"/>&lt;div id="allTask"&gt;</text:p>
      <text:p text:style-name="P2"><text:s text:c="16"/>&lt;!-- &lt;div id="addedTask" class="flex items-center justify-between text-sm w-full border-2 border-solid border-white mt-4 mx-auto"&gt;</text:p>
      <text:p text:style-name="P2"><text:s text:c="20"/>&lt;div class="flex items-center w-2/4 h-10 p-3 text-white font-bold border-r-0 border-solid"&gt;Groceries&lt;/div&gt;</text:p>
      <text:p text:style-name="P2"><text:s text:c="20"/>&lt;div class="flex items-center w-2/4 m-auto"&gt;</text:p>
      <text:p text:style-name="P2"><text:s text:c="24"/>&lt;div class="flex items-center justify-center w-full h-10 text-white font-bold border-l-0 border-solid"&gt;&lt;i class="fa fa-hourglass-o text-orange-300" aria-hidden="true"&gt;&lt;/i&gt;&amp;nbsp;Pending&lt;/div&gt;</text:p>
      <text:p text:style-name="P2"><text:s text:c="24"/>&lt;div class="flex items-center justify-center w-full h-10 text-white font-bold border-l-0 border-solid"&gt;&lt;i class="fa fa-times text-red-700" aria-hidden="true"&gt;&lt;/i&gt;&lt;/i&gt;&amp;nbsp;Delete&lt;/div&gt;</text:p>
      <text:p text:style-name="P2"><text:s text:c="20"/>&lt;/div&gt;</text:p>
      <text:p text:style-name="P2"><text:s text:c="16"/>&lt;/div&gt;</text:p>
      <text:p text:style-name="P2"><text:s text:c="16"/>&lt;div id="addedTask" class="flex items-center justify-between text-sm w-full border-2 border-solid border-white mt-4 mx-auto"&gt;</text:p>
      <text:p text:style-name="P2"><text:s text:c="20"/>&lt;div class="flex items-center w-2/4 h-10 p-3 text-white font-bold border-r-0 border-solid"&gt;Laundry&lt;/div&gt;</text:p>
      <text:p text:style-name="P2"><text:s text:c="20"/>&lt;div class="flex items-center w-2/4 m-auto"&gt;</text:p>
      <text:p text:style-name="P2"><text:s text:c="24"/>&lt;div class="flex items-center justify-center w-full h-10 text-white font-bold border-l-0 border-solid"&gt;&lt;i class="fa fa-hourglass text-green-500" aria-hidden="true"&gt;&lt;/i&gt;&amp;nbsp;Completed&lt;/div&gt;</text:p>
      <text:p text:style-name="P2"><text:soft-page-break/><text:s text:c="24"/>&lt;div class="flex items-center justify-center w-full h-10 text-white font-bold border-l-0 border-solid"&gt;&lt;i class="fa fa-times text-red-700" aria-hidden="true"&gt;&lt;/i&gt;&lt;/i&gt;&amp;nbsp;Delete&lt;/div&gt;</text:p>
      <text:p text:style-name="P2"><text:s text:c="20"/>&lt;/div&gt;</text:p>
      <text:p text:style-name="P2"><text:s text:c="16"/>&lt;/div&gt; <text:s text:c="4"/>--&gt;</text:p>
      <text:p text:style-name="P2"><text:s text:c="12"/>&lt;/div&gt;</text:p>
      <text:p text:style-name="P2"><text:s text:c="8"/>&lt;/div&gt;</text:p>
      <text:p text:style-name="P2"><text:s text:c="4"/>&lt;/main&gt;</text:p>
      <text:p text:style-name="P2"><text:s text:c="4"/>&lt;script&gt;</text:p>
      <text:p text:style-name="P2"><text:s text:c="4"/>// Get DOM elements</text:p>
      <text:p text:style-name="P2"><text:s text:c="4"/>const inputTask = document.getElementById('inputTask');</text:p>
      <text:p text:style-name="P2"><text:s text:c="4"/>const addTaskBtn = document.getElementById('addTask');</text:p>
      <text:p text:style-name="P2"><text:s text:c="4"/>const allTask = document.getElementById('allTask');</text:p>
      <text:p text:style-name="P2"/>
      <text:p text:style-name="P2"><text:s text:c="4"/>// Add task function</text:p>
      <text:p text:style-name="P2"><text:s text:c="4"/>function addTask() {</text:p>
      <text:p text:style-name="P2"><text:s text:c="4"/>const taskText = inputTask.value.trim();</text:p>
      <text:p text:style-name="P2"><text:s text:c="4"/>if (taskText === '') {</text:p>
      <text:p text:style-name="P2"><text:s text:c="8"/>alert('Please enter a task!');</text:p>
      <text:p text:style-name="P2"><text:s text:c="8"/>return;</text:p>
      <text:p text:style-name="P2"><text:s text:c="4"/>}</text:p>
      <text:p text:style-name="P2"/>
      <text:p text:style-name="P2"><text:s text:c="4"/>// Create task object</text:p>
      <text:p text:style-name="P2"><text:s text:c="4"/>const task = {</text:p>
      <text:p text:style-name="P2"><text:s text:c="8"/>id: Date.now(), // Unique ID based on timestamp</text:p>
      <text:p text:style-name="P2"><text:s text:c="8"/>text: taskText,</text:p>
      <text:p text:style-name="P2"><text:s text:c="8"/>status: 'Pending'</text:p>
      <text:p text:style-name="P2"><text:s text:c="4"/>};</text:p>
      <text:p text:style-name="P2"/>
      <text:p text:style-name="P2"><text:s text:c="4"/>// Create task element</text:p>
      <text:p text:style-name="P2"><text:s text:c="4"/>const taskDiv = document.createElement('div');</text:p>
      <text:p text:style-name="P2"><text:s text:c="4"/>taskDiv.setAttribute('data-id', task.id);</text:p>
      <text:p text:style-name="P2"><text:s text:c="4"/>taskDiv.className = 'flex items-center justify-between text-sm w-full border-2 border-solid border-white mt-4 mx-auto';</text:p>
      <text:p text:style-name="P2"/>
      <text:p text:style-name="P2"><text:s text:c="4"/>// Task content</text:p>
      <text:p text:style-name="P2"><text:s text:c="4"/>taskDiv.innerHTML = `</text:p>
      <text:p text:style-name="P2"><text:s text:c="8"/>&lt;div class="flex items-center w-2/4 h-10 p-3 text-white font-bold border-r-0 border-solid"&gt;</text:p>
      <text:p text:style-name="P2"><text:s text:c="8"/>${task.text}</text:p>
      <text:p text:style-name="P2"><text:s text:c="8"/>&lt;/div&gt;</text:p>
      <text:p text:style-name="P2"><text:s text:c="8"/>&lt;div class="flex items-center w-2/4 m-auto"&gt;</text:p>
      <text:p text:style-name="P2"><text:s text:c="8"/>&lt;div class="flex items-center justify-center w-full h-10 text-white font-bold border-l-0 border-solid status"&gt;</text:p>
      <text:p text:style-name="P2"><text:s text:c="12"/>&lt;button class="toggle-btn ml-2" onclick="toggleTask(${task.id})"&gt;</text:p>
      <text:p text:style-name="P2"><text:s text:c="12"/>&lt;i class="fa fa-hourglass-o text-orange-300 ${task.status === 'Pending' ? '' : 'hidden'}" aria-hidden="true"&gt;&lt;/i&gt;</text:p>
      <text:p text:style-name="P2"><text:s text:c="12"/>&lt;i class="fa fa-hourglass text-green-500 ${task.status === 'Completed' ? '' : 'hidden'}" aria-hidden="true"&gt;&lt;/i&gt;</text:p>
      <text:p text:style-name="P2"><text:s text:c="12"/>${task.status}</text:p>
      <text:p text:style-name="P2"><text:s text:c="12"/>&lt;/button&gt;</text:p>
      <text:p text:style-name="P2"><text:s text:c="8"/>&lt;/div&gt;</text:p>
      <text:p text:style-name="P2"><text:s text:c="8"/>&lt;div class="flex items-center justify-center w-full h-10 text-white font-bold border-l-0 border-solid"&gt;</text:p>
      <text:p text:style-name="P2"><text:s text:c="12"/>&lt;button class="delete-btn" onclick="deleteTask(${task.id})"&gt;</text:p>
      <text:p text:style-name="P2"><text:s text:c="12"/>&lt;i class="fa fa-times text-red-700" aria-hidden="true"&gt;&lt;/i&gt; Delete</text:p>
      <text:p text:style-name="P2"><text:s text:c="12"/>&lt;/button&gt;</text:p>
      <text:p text:style-name="P2"><text:s text:c="8"/>&lt;/div&gt;</text:p>
      <text:p text:style-name="P2"><text:s text:c="8"/>&lt;/div&gt;</text:p>
      <text:p text:style-name="P2"><text:s text:c="4"/>`;</text:p>
      <text:p text:style-name="P2"/>
      <text:p text:style-name="P2"><text:s text:c="4"/>// Append to task list</text:p>
      <text:p text:style-name="P2"><text:s text:c="4"/>allTask.appendChild(taskDiv);</text:p>
      <text:p text:style-name="P2"/>
      <text:p text:style-name="P2"><text:s text:c="4"/>// Clear input</text:p>
      <text:p text:style-name="P2"><text:s text:c="4"/>inputTask.value = '';</text:p>
      <text:p text:style-name="P2"><text:s text:c="4"/>}</text:p>
      <text:p text:style-name="P2"/>
      <text:p text:style-name="P2"><text:s text:c="4"/>// Toggle task status</text:p>
      <text:p text:style-name="P2"><text:s text:c="4"/>function toggleTask(id) {</text:p>
      <text:p text:style-name="P2"><text:s text:c="4"/>const taskDiv = document.querySelector(`[data-id="${id}"]`);</text:p>
      <text:p text:style-name="P2"><text:s text:c="4"/>const statusDiv = taskDiv.querySelector('.status');</text:p>
      <text:p text:style-name="P2"><text:s text:c="4"/>const currentStatus = statusDiv.textContent.includes('Pending') ? 'Pending' : 'Completed';</text:p>
      <text:p text:style-name="P2"><text:s text:c="4"/>const newStatus = currentStatus === 'Pending' ? 'Completed' : 'Pending';</text:p>
      <text:p text:style-name="P2"/>
      <text:p text:style-name="P2"><text:s text:c="4"/>// Update status text and icons</text:p>
      <text:p text:style-name="P2"><text:s text:c="4"/>statusDiv.innerHTML = `</text:p>
      <text:p text:style-name="P2"><text:soft-page-break/><text:s text:c="8"/>&lt;button class="toggle-btn ml-2" onclick="toggleTask(${id})"&gt;</text:p>
      <text:p text:style-name="P2"><text:s text:c="8"/>&lt;i class="fa fa-hourglass-o text-orange-300 ${newStatus === 'Pending' ? '' : 'hidden'}" aria-hidden="true"&gt;&lt;/i&gt;</text:p>
      <text:p text:style-name="P2"><text:s text:c="8"/>&lt;i class="fa fa-hourglass text-green-500 ${newStatus === 'Completed' ? '' : 'hidden'}" aria-hidden="true"&gt;&lt;/i&gt;</text:p>
      <text:p text:style-name="P2"><text:s text:c="8"/>${newStatus}</text:p>
      <text:p text:style-name="P2"><text:s text:c="8"/>&lt;/button&gt;</text:p>
      <text:p text:style-name="P2"><text:s text:c="4"/>`;</text:p>
      <text:p text:style-name="P2"><text:s text:c="4"/>}</text:p>
      <text:p text:style-name="P2"/>
      <text:p text:style-name="P2"><text:s text:c="4"/>// Delete task</text:p>
      <text:p text:style-name="P2"><text:s text:c="4"/>function deleteTask(id) {</text:p>
      <text:p text:style-name="P2"><text:s text:c="4"/>alert('You are about to delete this task!');</text:p>
      <text:p text:style-name="P2"><text:s text:c="4"/>const taskDiv = document.querySelector(`[data-id="${id}"]`);</text:p>
      <text:p text:style-name="P2"><text:s text:c="4"/>taskDiv.remove();</text:p>
      <text:p text:style-name="P2"><text:s text:c="4"/>}</text:p>
      <text:p text:style-name="P2"/>
      <text:p text:style-name="P2"><text:s text:c="4"/>// Event listener for adding tasks</text:p>
      <text:p text:style-name="P2"><text:s text:c="4"/>addTaskBtn.addEventListener('click', addTask);</text:p>
      <text:p text:style-name="P2"/>
      <text:p text:style-name="P2"><text:s text:c="4"/>// Event listener for pressing Enter key to add task</text:p>
      <text:p text:style-name="P2"><text:s text:c="4"/>inputTask.addEventListener('keypress', (e) =&gt; {</text:p>
      <text:p text:style-name="P2"><text:s text:c="4"/>if (e.key === 'Enter') {</text:p>
      <text:p text:style-name="P2"><text:s text:c="8"/>addTask();</text:p>
      <text:p text:style-name="P2"><text:s text:c="4"/>}</text:p>
      <text:p text:style-name="P2"><text:s text:c="4"/>});</text:p>
      <text:p text:style-name="P2"/>
      <text:p text:style-name="P2"><text:s text:c="4"/>// Initialize existing tasks with toggle functionality</text:p>
      <text:p text:style-name="P2"><text:s text:c="4"/>document.querySelectorAll('#allTask &gt; div').forEach(taskDiv =&gt; {</text:p>
      <text:p text:style-name="P2"><text:s text:c="4"/>const id = taskDiv.getAttribute('data-id') || Date.now();</text:p>
      <text:p text:style-name="P2"><text:s text:c="4"/>taskDiv.setAttribute('data-id', id);</text:p>
      <text:p text:style-name="P2"><text:s text:c="4"/>const statusDiv = taskDiv.querySelector('.status') || taskDiv.querySelector('.flex.items-center.w-full.h-10.text-white.font-bold.border-l-0.border-solid:not(:last-child)');</text:p>
      <text:p text:style-name="P2"><text:s text:c="4"/>if (statusDiv &amp;&amp; !statusDiv.querySelector('.toggle-btn')) {</text:p>
      <text:p text:style-name="P2"><text:s text:c="8"/>const toggleBtn = document.createElement('button');</text:p>
      <text:p text:style-name="P2"><text:s text:c="8"/>toggleBtn.className = 'toggle-btn ml-2';</text:p>
      <text:p text:style-name="P2"><text:s text:c="8"/>toggleBtn.innerHTML = '&lt;i class="fa fa-refresh text-blue-500" aria-hidden="true"&gt;&lt;/i&gt;';</text:p>
      <text:p text:style-name="P2"><text:s text:c="8"/>toggleBtn.onclick = () =&gt; toggleTask(id);</text:p>
      <text:p text:style-name="P2"><text:s text:c="8"/>statusDiv.appendChild(toggleBtn);</text:p>
      <text:p text:style-name="P2"><text:s text:c="4"/>}</text:p>
      <text:p text:style-name="P2"><text:s text:c="4"/>});</text:p>
      <text:p text:style-name="P2"><text:s text:c="4"/>&lt;/script&gt;</text:p>
      <text:p text:style-name="P2">&lt;/body&gt;</text:p>
      <text:p text:style-name="P2">&lt;/html&gt;</text:p>
      <text:p text:style-name="P2"/>
      <text:p text:style-name="P2"/>
      <text:p text:style-name="P30"><text:span text:style-name="T7">JavaScript Form Validation: Registration Form</text:span></text:p>
      <text:p text:style-name="P2"/>
      <text:p text:style-name="P2">&lt;!DOCTYPE html&gt;</text:p>
      <text:p text:style-name="P2">&lt;html lang="en"&gt;</text:p>
      <text:p text:style-name="P2">&lt;head&gt;</text:p>
      <text:p text:style-name="P2"><text:s text:c="4"/>&lt;meta charset="UTF-8"&gt;</text:p>
      <text:p text:style-name="P2"><text:s text:c="4"/>&lt;meta name="viewport" content="width=device-width, initial-scale=1.0"&gt;</text:p>
      <text:p text:style-name="P2"><text:s text:c="4"/>&lt;title&gt;JavaScript Form Validation&lt;/title&gt;</text:p>
      <text:p text:style-name="P2"><text:s text:c="4"/>&lt;link rel="stylesheet" href="style.css"&gt;</text:p>
      <text:p text:style-name="P2">&lt;/head&gt;</text:p>
      <text:p text:style-name="P2">&lt;body class="p-0 m-0 box-border"&gt;</text:p>
      <text:p text:style-name="P2"><text:s text:c="4"/>&lt;div class="w-3/4 mx-auto"&gt;</text:p>
      <text:p text:style-name="P2"><text:s text:c="8"/>&lt;div class="py-5"&gt;</text:p>
      <text:p text:style-name="P2"><text:s text:c="12"/>&lt;h1 class="text-4xl font-semibold text-zinc-600"&gt;Register&lt;/h1&gt;</text:p>
      <text:p text:style-name="P2"><text:s text:c="8"/>&lt;/div&gt;</text:p>
      <text:p text:style-name="P2"><text:s text:c="8"/>&lt;div&gt;</text:p>
      <text:p text:style-name="P2"><text:s text:c="12"/>&lt;form&gt;</text:p>
      <text:p text:style-name="P2"><text:s text:c="16"/>&lt;div class="mb-4 flex flex-col"&gt;</text:p>
      <text:p text:style-name="P2"><text:s text:c="20"/>&lt;div class="flex flex-col w-full"&gt;</text:p>
      <text:p text:style-name="P2"><text:s text:c="24"/>&lt;label for="fullname" class="block text-sm font-medium text-gray-700"&gt;Full Name&lt;/label&gt;</text:p>
      <text:p text:style-name="P2"><text:s text:c="24"/>&lt;input type="text" name="fullname" class="mt-1 w-full px-3 py-2 border border-gray-300 rounded-md shadow-sm focus:outline-none focus:ring-2 focus:ring-blue-500 focus:border-blue-500"&gt;</text:p>
      <text:p text:style-name="P2"><text:s text:c="20"/>&lt;/div&gt;</text:p>
      <text:p text:style-name="P2"><text:s text:c="20"/>&lt;div class="flex text-red-600 text-sm font-semibold w-full pl-2 pb-0" id="fullname"&gt;&lt;/div&gt;</text:p>
      <text:p text:style-name="P2"><text:s text:c="16"/>&lt;/div&gt;</text:p>
      <text:p text:style-name="P2"/>
      <text:p text:style-name="P2"><text:s text:c="16"/>&lt;div class="mb-4 flex flex-col"&gt;</text:p>
      <text:p text:style-name="P2"><text:s text:c="20"/>&lt;div class="flex flex-col w-full"&gt;</text:p>
      <text:p text:style-name="P2"><text:s text:c="24"/>&lt;label for="email" class="block text-sm font-medium text-gray-700"&gt;Email&lt;/label&gt;</text:p>
      <text:p text:style-name="P2"><text:s text:c="24"/>&lt;input type="email" name="email" class="mt-1 w-full px-3 py-2 border border-gray-300 rounded-md shadow-sm focus:outline-none focus:ring-2 focus:ring-blue-500 focus:border-blue-500"&gt;</text:p>
      <text:p text:style-name="P2"><text:s text:c="20"/>&lt;/div&gt;</text:p>
      <text:p text:style-name="P2"><text:s text:c="20"/>&lt;div class="flex text-red-600 text-sm font-semibold w-full pl-2 pb-0" id="email"&gt;&lt;/div&gt;</text:p>
      <text:p text:style-name="P2"><text:s text:c="16"/>&lt;/div&gt;</text:p>
      <text:p text:style-name="P2"/>
      <text:p text:style-name="P2"><text:s text:c="16"/>&lt;div class="mb-4 flex flex-col"&gt;</text:p>
      <text:p text:style-name="P2"><text:s text:c="20"/>&lt;div class="flex flex-col w-full"&gt;</text:p>
      <text:p text:style-name="P2"><text:s text:c="24"/>&lt;label for="phone" class="block text-sm font-medium text-gray-700"&gt;Phone&lt;/label&gt;</text:p>
      <text:p text:style-name="P2"><text:s text:c="24"/>&lt;input type="tel" name="phone" class="mt-1 w-full px-3 py-2 border border-gray-300 rounded-md shadow-sm focus:outline-none focus:ring-2 focus:ring-blue-500 focus:border-blue-500"&gt;</text:p>
      <text:p text:style-name="P2"><text:s text:c="20"/>&lt;/div&gt;</text:p>
      <text:p text:style-name="P2"><text:s text:c="20"/>&lt;div class="flex text-red-600 text-sm font-semibold w-full pl-2 pb-0" id="phone"&gt;&lt;/div&gt;</text:p>
      <text:p text:style-name="P2"><text:s text:c="16"/>&lt;/div&gt;</text:p>
      <text:p text:style-name="P2"/>
      <text:p text:style-name="P2"><text:s text:c="16"/>&lt;div class="mb-4 flex flex-col"&gt;</text:p>
      <text:p text:style-name="P2"><text:s text:c="20"/>&lt;div class="flex flex-col w-full"&gt;</text:p>
      <text:p text:style-name="P2"><text:s text:c="24"/>&lt;label for="birthdate" class="block text-sm font-medium text-gray-700"&gt;Date of Birth&lt;/label&gt;</text:p>
      <text:p text:style-name="P2"><text:s text:c="24"/>&lt;input type="date" name="birthdate" class="mt-1 w-full px-3 py-2 border border-gray-300 rounded-md shadow-sm focus:outline-none focus:ring-2 focus:ring-blue-500 focus:border-blue-500"&gt;</text:p>
      <text:p text:style-name="P2"><text:s text:c="20"/>&lt;/div&gt;</text:p>
      <text:p text:style-name="P2"><text:s text:c="20"/>&lt;div class="flex text-red-600 text-sm font-semibold w-full pl-2 pb-0" id="birthdate"&gt;&lt;/div&gt;</text:p>
      <text:p text:style-name="P2"><text:s text:c="16"/>&lt;/div&gt;</text:p>
      <text:p text:style-name="P2"/>
      <text:p text:style-name="P2"><text:s text:c="16"/>&lt;div class="mb-4 flex flex-col"&gt;</text:p>
      <text:p text:style-name="P2"><text:s text:c="20"/>&lt;div class="flex flex-col w-full"&gt;</text:p>
      <text:p text:style-name="P2"><text:s text:c="24"/>&lt;label for="password" class="block text-sm font-medium text-gray-700"&gt;Password&lt;/label&gt;</text:p>
      <text:p text:style-name="P2"><text:s text:c="24"/>&lt;input type="password" name="password" class="mt-1 w-full px-3 py-2 border border-gray-300 rounded-md shadow-sm focus:outline-none focus:ring-2 focus:ring-blue-500 focus:border-blue-500"&gt;</text:p>
      <text:p text:style-name="P2"><text:s text:c="20"/>&lt;/div&gt;</text:p>
      <text:p text:style-name="P2"><text:s text:c="20"/>&lt;div class="flex text-red-600 text-sm font-semibold w-full pl-2 pb-0" id="password"&gt;&lt;/div&gt;</text:p>
      <text:p text:style-name="P2"><text:s text:c="16"/>&lt;/div&gt;</text:p>
      <text:p text:style-name="P2"><text:s text:c="4"/></text:p>
      <text:p text:style-name="P2"><text:s text:c="16"/>&lt;input type="submit" class="w-full bg-blue-600 text-white py-2 rounded-md hover:bg-blue-700 focus:outline-none focus:ring-2 focus:ring-blue-500 focus:ring-offset-2" id="submitBtn" value="Register"&gt;</text:p>
      <text:p text:style-name="P2"/>
      <text:p text:style-name="P2"><text:s text:c="16"/>&lt;div class="pt-4 text-center text-xl font-medium text-gray-700 w-full" id="result"&gt;</text:p>
      <text:p text:style-name="P2"><text:s text:c="16"/>&lt;/div&gt;</text:p>
      <text:p text:style-name="P2"><text:s text:c="12"/>&lt;/form&gt;</text:p>
      <text:p text:style-name="P2"><text:s text:c="8"/>&lt;/div&gt;</text:p>
      <text:p text:style-name="P2"><text:s text:c="8"/>&lt;div <text:s/>class="text-center pt-5 text-gray-700 text-sm font-semibold w-full"&gt;</text:p>
      <text:p text:style-name="P2"><text:soft-page-break/><text:s text:c="12"/>Already registered? &lt;a href="login.html" class="text-blue-800"&gt;Login here&lt;/a&gt;</text:p>
      <text:p text:style-name="P2"><text:s text:c="8"/>&lt;/div&gt;</text:p>
      <text:p text:style-name="P2"><text:s text:c="8"/>&lt;div <text:s/>class="text-center pt-5 text-gray-700 text-sm font-semibold w-full"&gt;</text:p>
      <text:p text:style-name="P2"><text:s text:c="12"/>GitHub Link: &lt;a href="https://github.com/dgplang/javascript-form-validation" target="_blank" class="text-blue-800"&gt;Click Here&lt;/a&gt;</text:p>
      <text:p text:style-name="P2"><text:s text:c="8"/>&lt;/div&gt;</text:p>
      <text:p text:style-name="P2"><text:s text:c="4"/>&lt;/div&gt;</text:p>
      <text:p text:style-name="P2"><text:s text:c="4"/>&lt;script&gt;</text:p>
      <text:p text:style-name="P2"><text:s text:c="8"/>let btnSubmit = document.querySelector('input[type=submit]');</text:p>
      <text:p text:style-name="P2"><text:s text:c="8"/>btnSubmit.addEventListener('click', (e) =&gt; {</text:p>
      <text:p text:style-name="P2"><text:s text:c="12"/>e.preventDefault()</text:p>
      <text:p text:style-name="P2"><text:s text:c="12"/></text:p>
      <text:p text:style-name="P2"><text:s text:c="12"/>let spans = document.querySelectorAll('span');</text:p>
      <text:p text:style-name="P2"><text:s text:c="12"/>if(spans.length &gt; 0) {</text:p>
      <text:p text:style-name="P2"><text:s text:c="16"/>spans.forEach((span) =&gt; {</text:p>
      <text:p text:style-name="P2"><text:s text:c="20"/>span.remove()</text:p>
      <text:p text:style-name="P2"><text:s text:c="16"/>});</text:p>
      <text:p text:style-name="P2"><text:s text:c="12"/>}</text:p>
      <text:p text:style-name="P2"/>
      <text:p text:style-name="P2"><text:s text:c="12"/>let isValid = true</text:p>
      <text:p text:style-name="P2"><text:s text:c="12"/>let fullname = document.querySelector('input[type=text]').value</text:p>
      <text:p text:style-name="P2"><text:s text:c="12"/>let email = document.querySelector('input[type=email]').value</text:p>
      <text:p text:style-name="P2"><text:s text:c="12"/>let phone = document.querySelector('input[type=tel]').value</text:p>
      <text:p text:style-name="P2"><text:s text:c="12"/>let birthdate = document.querySelector('input[type=date]').value</text:p>
      <text:p text:style-name="P2"><text:s text:c="12"/>let password = document.querySelector('input[type=password]').value</text:p>
      <text:p text:style-name="P2"/>
      <text:p text:style-name="P2"><text:s text:c="12"/>if(!fullname || fullname == "") {</text:p>
      <text:p text:style-name="P2"><text:s text:c="16"/>isValid = false;</text:p>
      <text:p text:style-name="P2"><text:s text:c="16"/>document.getElementById('fullname').innerText = 'Fullname cannot be empty'</text:p>
      <text:p text:style-name="P2"><text:s text:c="12"/>}</text:p>
      <text:p text:style-name="P2"/>
      <text:p text:style-name="P2"><text:s text:c="12"/>function isValidEmail(email) {</text:p>
      <text:p text:style-name="P2"><text:s text:c="16"/>const emailRegex = /^[^\s@]+@[^\s@]+\.[^\s@]+$/</text:p>
      <text:p text:style-name="P2"><text:s text:c="16"/>return emailRegex.test(email)</text:p>
      <text:p text:style-name="P2"><text:s text:c="12"/>}</text:p>
      <text:p text:style-name="P2"/>
      <text:p text:style-name="P2"><text:s text:c="12"/>if(!email || email == "") {</text:p>
      <text:p text:style-name="P2"><text:s text:c="16"/>isValid = false;</text:p>
      <text:p text:style-name="P2"><text:s text:c="16"/>document.getElementById('email').innerText = 'Email cannot be empty'</text:p>
      <text:p text:style-name="P2"><text:s text:c="12"/>} else if (!isValidEmail(email)) {</text:p>
      <text:p text:style-name="P2"><text:s text:c="16"/>isValid = false;</text:p>
      <text:p text:style-name="P2"><text:s text:c="16"/>document.getElementById('email').innerText = 'Email address must be valid'</text:p>
      <text:p text:style-name="P2"><text:s text:c="12"/>}</text:p>
      <text:p text:style-name="P2"/>
      <text:p text:style-name="P2"><text:s text:c="12"/>function isValidPhoneNumber(phoneNumber) {</text:p>
      <text:p text:style-name="P2"><text:s text:c="16"/>// Remove any non-digit characters from the phone number</text:p>
      <text:p text:style-name="P2"><text:s text:c="16"/>const digitsOnly = phoneNumber.replace(/\D/g, '')</text:p>
      <text:p text:style-name="P2"/>
      <text:p text:style-name="P2"><text:s text:c="16"/>// Check if the cleaned phone number has exactly 11 digits</text:p>
      <text:p text:style-name="P2"><text:s text:c="16"/>return /^\d{11}$/.test(digitsOnly)</text:p>
      <text:p text:style-name="P2"><text:s text:c="12"/>}</text:p>
      <text:p text:style-name="P2"/>
      <text:p text:style-name="P2"><text:s text:c="12"/>if(!phone || phone == "") {</text:p>
      <text:p text:style-name="P2"><text:s text:c="16"/>isValid = false</text:p>
      <text:p text:style-name="P2"><text:s text:c="16"/>document.getElementById('phone').innerText = 'Phone number cannot be empty'</text:p>
      <text:p text:style-name="P2"><text:s text:c="12"/>} else if (!isValidPhoneNumber(phone)) {</text:p>
      <text:p text:style-name="P2"><text:s text:c="16"/>isValid = false</text:p>
      <text:p text:style-name="P2"><text:s text:c="16"/>document.getElementById('phone').innerText = 'Phone number must be 11 digits'</text:p>
      <text:p text:style-name="P2"><text:s text:c="12"/>}</text:p>
      <text:p text:style-name="P2"/>
      <text:p text:style-name="P2"><text:s text:c="12"/>function isAdult(birthDateString) {</text:p>
      <text:p text:style-name="P2"><text:s text:c="16"/>const birthDate = new Date(birthDateString)</text:p>
      <text:p text:style-name="P2"><text:s text:c="16"/>const today = new Date();</text:p>
      <text:p text:style-name="P2"><text:s text:c="16"/>const age = today.getFullYear() - birthDate.getFullYear()</text:p>
      <text:p text:style-name="P2"/>
      <text:p text:style-name="P2"><text:s text:c="16"/>const m = today.getMonth() - birthDate.getMonth()</text:p>
      <text:p text:style-name="P2"><text:s text:c="16"/>if (m &lt; 0 || (m === 0 &amp;&amp; today.getDate() &lt; birthDate.getDate())) {</text:p>
      <text:p text:style-name="P2"><text:s text:c="20"/>return age - 1 &gt;= 18</text:p>
      <text:p text:style-name="P2"><text:s text:c="16"/>}</text:p>
      <text:p text:style-name="P2"/>
      <text:p text:style-name="P2"><text:soft-page-break/><text:s text:c="16"/>return age &gt;= 18</text:p>
      <text:p text:style-name="P2"><text:s text:c="12"/>}</text:p>
      <text:p text:style-name="P2"/>
      <text:p text:style-name="P2"><text:s text:c="12"/>if(!birthdate || birthdate == "") {</text:p>
      <text:p text:style-name="P2"><text:s text:c="16"/>isValid = false</text:p>
      <text:p text:style-name="P2"><text:s text:c="16"/>document.getElementById('birthdate').innerText = 'Birth Date cannot be empty'</text:p>
      <text:p text:style-name="P2"><text:s text:c="12"/>} else if (!isAdult(birthdate)) {</text:p>
      <text:p text:style-name="P2"><text:s text:c="16"/>isValid = false</text:p>
      <text:p text:style-name="P2"><text:s text:c="16"/>document.getElementById('birthdate').innerText = 'Age must not be less than 18 years'</text:p>
      <text:p text:style-name="P2"><text:s text:c="12"/>}</text:p>
      <text:p text:style-name="P2"/>
      <text:p text:style-name="P2"><text:s text:c="12"/>function validatePassword(password) {</text:p>
      <text:p text:style-name="P2"><text:s text:c="16"/>const lowercaseRegex = /[a-z]/</text:p>
      <text:p text:style-name="P2"><text:s text:c="16"/>const uppercaseRegex = /[A-Z]/</text:p>
      <text:p text:style-name="P2"><text:s text:c="16"/>const numberRegex = /[0-9]/</text:p>
      <text:p text:style-name="P2"><text:s text:c="16"/>const symbolRegex = /[!@#$%^&amp;*()_+\-=[\]{};':"\\|,.&lt;&gt;/?]/</text:p>
      <text:p text:style-name="P2"/>
      <text:p text:style-name="P2"><text:s text:c="16"/>const hasLowercase = lowercaseRegex.test(password)</text:p>
      <text:p text:style-name="P2"><text:s text:c="16"/>const hasUppercase = uppercaseRegex.test(password)</text:p>
      <text:p text:style-name="P2"><text:s text:c="16"/>const hasNumber = numberRegex.test(password)</text:p>
      <text:p text:style-name="P2"><text:s text:c="16"/>const hasSymbol = symbolRegex.test(password)</text:p>
      <text:p text:style-name="P2"/>
      <text:p text:style-name="P2"><text:s text:c="16"/>return hasLowercase &amp;&amp; hasUppercase &amp;&amp; hasNumber &amp;&amp; hasSymbol</text:p>
      <text:p text:style-name="P2"><text:s text:c="12"/>}</text:p>
      <text:p text:style-name="P2"/>
      <text:p text:style-name="P2"><text:s text:c="12"/>const isPassValid = validatePassword(password)</text:p>
      <text:p text:style-name="P2"/>
      <text:p text:style-name="P2"><text:s text:c="12"/>if (!password || password == "") {</text:p>
      <text:p text:style-name="P2"><text:s text:c="16"/>isValid = false;</text:p>
      <text:p text:style-name="P2"><text:s text:c="16"/>document.getElementById('password').innerText = 'Password cannot be empty'</text:p>
      <text:p text:style-name="P2"><text:s text:c="12"/>} else if (!isPassValid) {</text:p>
      <text:p text:style-name="P2"><text:s text:c="16"/>isValid = false;</text:p>
      <text:p text:style-name="P2"><text:s text:c="16"/>document.getElementById('password').innerText = 'Password must contain, lowercase, uppercase, number and symbol characters'</text:p>
      <text:p text:style-name="P2"><text:s text:c="12"/>} else if (password.length &lt; 8) {</text:p>
      <text:p text:style-name="P2"><text:s text:c="20"/>isValid = false</text:p>
      <text:p text:style-name="P2"><text:s text:c="20"/>document.getElementById('password').innerText = 'Password cannot be less than 8'</text:p>
      <text:p text:style-name="P2"><text:s text:c="16"/>}</text:p>
      <text:p text:style-name="P2"/>
      <text:p text:style-name="P2"><text:s text:c="12"/>if (isValid) {</text:p>
      <text:p text:style-name="P2"><text:s text:c="16"/>document.getElementById('result').innerHTML = `&lt;h2&gt;Registration successful&lt;/h2&gt;&lt;ul&gt;&lt;li&gt;Name: ${fullname}&lt;/li&gt;&lt;li&gt;Email: ${email}&lt;/li&gt;&lt;li&gt;Phone: ${phone}&lt;/li&gt;&lt;li&gt;Date of Birth: ${birthdate}&lt;/li&gt;&lt;li&gt;Password: ***********&lt;/li&gt;&lt;/ul&gt;`</text:p>
      <text:p text:style-name="P2"/>
      <text:p text:style-name="P2"><text:s text:c="16"/>document.querySelector('form').reset()</text:p>
      <text:p text:style-name="P2"/>
      <text:p text:style-name="P2"><text:s text:c="12"/>} else {</text:p>
      <text:p text:style-name="P2"><text:s text:c="16"/>document.getElementById('result').innerHTML = "&lt;span class='text-red-600 text-xl font-semibold'&gt;Please fill all fields&lt;/span&gt;"</text:p>
      <text:p text:style-name="P2"><text:s text:c="12"/>}</text:p>
      <text:p text:style-name="P2"><text:s text:c="8"/>}) <text:s text:c="7"/></text:p>
      <text:p text:style-name="P2"><text:s text:c="4"/>&lt;/script&gt;</text:p>
      <text:p text:style-name="P2">&lt;/body&gt;</text:p>
      <text:p text:style-name="P2">&lt;/html&gt;</text:p>
      <text:p text:style-name="P2"/>
      <text:p text:style-name="P2"/>
      <text:p text:style-name="P30"><text:span text:style-name="T7">JavaScript Form Validation: Login Form</text:span></text:p>
      <text:p text:style-name="P7"/>
      <text:p text:style-name="P7">&lt;!DOCTYPE html&gt;</text:p>
      <text:p text:style-name="P7">&lt;html lang="en"&gt;</text:p>
      <text:p text:style-name="P7">&lt;head&gt;</text:p>
      <text:p text:style-name="P7"><text:s text:c="4"/>&lt;meta charset="UTF-8"&gt;</text:p>
      <text:p text:style-name="P7"><text:s text:c="4"/>&lt;meta name="viewport" content="width=device-width, initial-scale=1.0"&gt;</text:p>
      <text:p text:style-name="P7"><text:s text:c="4"/>&lt;title&gt;JavaScript Form Validation&lt;/title&gt;</text:p>
      <text:p text:style-name="P7"><text:s text:c="4"/>&lt;link rel="stylesheet" href="style.css"&gt;</text:p>
      <text:p text:style-name="P7">&lt;/head&gt;</text:p>
      <text:p text:style-name="P7">&lt;body class="p-0 m-0 box-border"&gt;</text:p>
      <text:p text:style-name="P7"><text:s text:c="4"/>&lt;div class="w-3/4 mx-auto"&gt;</text:p>
      <text:p text:style-name="P7"><text:s text:c="8"/>&lt;div class="py-5"&gt;</text:p>
      <text:p text:style-name="P7"><text:s text:c="12"/>&lt;h1 class="text-4xl font-semibold text-zinc-600"&gt;Login&lt;/h1&gt;</text:p>
      <text:p text:style-name="P7"><text:s text:c="8"/>&lt;/div&gt;</text:p>
      <text:p text:style-name="P7"><text:s text:c="8"/>&lt;div&gt;</text:p>
      <text:p text:style-name="P7"><text:s text:c="12"/>&lt;form id="loginForm"&gt;</text:p>
      <text:p text:style-name="P7"><text:s text:c="16"/>&lt;div class="mb-4 flex flex-col"&gt;</text:p>
      <text:p text:style-name="P7"><text:s text:c="20"/>&lt;div class="flex flex-col"&gt;</text:p>
      <text:p text:style-name="P7"><text:s text:c="24"/>&lt;label for="email" class="block text-sm font-medium text-gray-700"&gt;Email&lt;/label&gt;</text:p>
      <text:p text:style-name="P7"><text:s text:c="24"/>&lt;input type="email" name="email" class="mt-1 w-full px-3 py-2 border border-gray-300 rounded-md shadow-sm focus:outline-none focus:ring-2 focus:ring-blue-500 focus:border-blue-500"&gt;</text:p>
      <text:p text:style-name="P7"><text:s text:c="20"/>&lt;/div&gt;</text:p>
      <text:p text:style-name="P7"><text:s text:c="20"/>&lt;div class="flex text-red-600 text-sm font-semibold w-full pl-2 pb-0" id="email"&gt;&lt;/div&gt;</text:p>
      <text:p text:style-name="P7"><text:s text:c="16"/>&lt;/div&gt;</text:p>
      <text:p text:style-name="P7"/>
      <text:p text:style-name="P7"><text:s text:c="16"/>&lt;div class="mb-4 flex flex-col"&gt;</text:p>
      <text:p text:style-name="P7"><text:s text:c="20"/>&lt;div class="flex flex-col"&gt;</text:p>
      <text:p text:style-name="P7"><text:s text:c="24"/>&lt;div class="flex flex-col"&gt;</text:p>
      <text:p text:style-name="P7"><text:s text:c="28"/>&lt;label for="password" class="block text-sm font-medium text-gray-700"&gt;Password&lt;/label&gt;</text:p>
      <text:p text:style-name="P7"><text:s text:c="28"/>&lt;input type="password" name="password" class="mt-1 w-full px-3 py-2 border border-gray-300 rounded-md shadow-sm focus:outline-none focus:ring-2 focus:ring-blue-500 focus:border-blue-500"&gt;</text:p>
      <text:p text:style-name="P7"><text:s text:c="24"/>&lt;/div&gt;</text:p>
      <text:p text:style-name="P7"><text:s text:c="24"/>&lt;div class="flex text-red-600 text-sm font-semibold w-full pl-2 pb-0" id="password"&gt;&lt;/div&gt; <text:s text:c="3"/></text:p>
      <text:p text:style-name="P7"><text:s text:c="20"/>&lt;/div&gt;</text:p>
      <text:p text:style-name="P7"><text:s text:c="16"/>&lt;/div&gt;</text:p>
      <text:p text:style-name="P7"/>
      <text:p text:style-name="P7"><text:s text:c="16"/>&lt;div class="flex flex-col md:flex-row gap-4"&gt;</text:p>
      <text:p text:style-name="P7"><text:s text:c="20"/>&lt;input type="submit" name="submit" id="reset" class="w-full md:w-1/4 bg-blue-600 text-white py-2 rounded-md hover:bg-blue-700 focus:outline-none focus:ring-2 focus:ring-blue-500 focus:ring-offset-2"</text:p>
      <text:p text:style-name="P7"><text:s text:c="22"/>value="Login" /&gt;</text:p>
      <text:p text:style-name="P7"><text:s text:c="20"/>&lt;input type="reset" name="reset" id="reset" class="w-full md:w-1/4 bg-blue-600 text-white py-2 rounded-md hover:bg-blue-700 focus:outline-none focus:ring-2 focus:ring-blue-500 focus:ring-offset-2" value="Refresh" /&gt;</text:p>
      <text:p text:style-name="P7"><text:s text:c="20"/>&lt;button class="w-full md:w-1/2 bg-blue-600 text-white py-2 rounded-md hover:bg-blue-700 focus:outline-none focus:ring-2 focus:ring-blue-500 focus:ring-offset-2" id="showPass"&gt;</text:p>
      <text:p text:style-name="P7"><text:s text:c="22"/>Show Password</text:p>
      <text:p text:style-name="P7"><text:s text:c="20"/>&lt;/button&gt;</text:p>
      <text:p text:style-name="P7"><text:s text:c="16"/>&lt;/div&gt;</text:p>
      <text:p text:style-name="P7"><text:s text:c="16"/>&lt;div class="pt-4 text-center text-xl font-medium text-gray-700 w-full" id="result"&gt;</text:p>
      <text:p text:style-name="P7"><text:s text:c="16"/>&lt;/div&gt;</text:p>
      <text:p text:style-name="P7"><text:s text:c="12"/>&lt;/form&gt;</text:p>
      <text:p text:style-name="P7"><text:s text:c="8"/>&lt;/div&gt;</text:p>
      <text:p text:style-name="P7"><text:s text:c="8"/>&lt;div <text:s/>class="text-center pt-5 text-gray-700 text-sm font-semibold w-full"&gt;</text:p>
      <text:p text:style-name="P7"><text:s text:c="12"/>Not yet registered? &lt;a href="index.html" class="text-blue-800"&gt;Register here&lt;/a&gt;</text:p>
      <text:p text:style-name="P7"><text:s text:c="8"/>&lt;/div&gt;</text:p>
      <text:p text:style-name="P7"><text:s text:c="8"/>&lt;div <text:s/>class="text-center pt-5 text-gray-700 text-sm font-semibold w-full"&gt;</text:p>
      <text:p text:style-name="P7"><text:s text:c="12"/>GitHub Link: &lt;a href="https://github.com/dgplang/javascript-form-validation" target="_blank" class="text-blue-800"&gt;Click Here&lt;/a&gt;</text:p>
      <text:p text:style-name="P7"><text:s text:c="8"/>&lt;/div&gt;</text:p>
      <text:p text:style-name="P7"><text:s text:c="4"/>&lt;/div&gt;</text:p>
      <text:p text:style-name="P7"><text:s text:c="4"/>&lt;script&gt;</text:p>
      <text:p text:style-name="P7"><text:s text:c="8"/>let btnSubmit = document.querySelector('input[type=submit]');</text:p>
      <text:p text:style-name="P7"><text:s text:c="8"/>btnSubmit.addEventListener('click', (e) =&gt; {</text:p>
      <text:p text:style-name="P7"><text:s text:c="12"/>e.preventDefault()</text:p>
      <text:p text:style-name="P7"><text:s text:c="12"/></text:p>
      <text:p text:style-name="P7"><text:s text:c="12"/>let spans = document.querySelectorAll('span');</text:p>
      <text:p text:style-name="P7"><text:s text:c="12"/>if(spans.length &gt; 0) {</text:p>
      <text:p text:style-name="P7"><text:s text:c="16"/>spans.forEach((span) =&gt; {</text:p>
      <text:p text:style-name="P7"><text:s text:c="20"/>span.remove()</text:p>
      <text:p text:style-name="P7"><text:s text:c="16"/>});</text:p>
      <text:p text:style-name="P7"><text:soft-page-break/><text:s text:c="12"/>}</text:p>
      <text:p text:style-name="P7"/>
      <text:p text:style-name="P7"><text:s text:c="12"/>let isValid = true</text:p>
      <text:p text:style-name="P7"><text:s text:c="12"/>let email = document.querySelector('input[type=email]').value</text:p>
      <text:p text:style-name="P7"><text:s text:c="12"/>let password = document.querySelector('input[type=password]').value</text:p>
      <text:p text:style-name="P7"/>
      <text:p text:style-name="P7"><text:s text:c="12"/>function isValidEmail(email) {</text:p>
      <text:p text:style-name="P7"><text:s text:c="16"/>const emailRegex = /^[^\s@]+@[^\s@]+\.[^\s@]+$/</text:p>
      <text:p text:style-name="P7"><text:s text:c="16"/>return emailRegex.test(email)</text:p>
      <text:p text:style-name="P7"><text:s text:c="12"/>}</text:p>
      <text:p text:style-name="P7"/>
      <text:p text:style-name="P7"><text:s text:c="12"/>if(!email || email == "") {</text:p>
      <text:p text:style-name="P7"><text:s text:c="16"/>isValid = false;</text:p>
      <text:p text:style-name="P7"><text:s text:c="16"/>document.getElementById('email').innerText = 'Email cannot be empty'</text:p>
      <text:p text:style-name="P7"><text:s text:c="12"/>} else if (!isValidEmail(email)) {</text:p>
      <text:p text:style-name="P7"><text:s text:c="16"/>isValid = false;</text:p>
      <text:p text:style-name="P7"><text:s text:c="16"/>document.getElementById('email').innerText = 'Email address must be valid'</text:p>
      <text:p text:style-name="P7"><text:s text:c="12"/>}</text:p>
      <text:p text:style-name="P7"/>
      <text:p text:style-name="P7"><text:s text:c="12"/>function validatePassword(password) {</text:p>
      <text:p text:style-name="P7"><text:s text:c="16"/>const lowercaseRegex = /[a-z]/</text:p>
      <text:p text:style-name="P7"><text:s text:c="16"/>const uppercaseRegex = /[A-Z]/</text:p>
      <text:p text:style-name="P7"><text:s text:c="16"/>const numberRegex = /[0-9]/</text:p>
      <text:p text:style-name="P7"><text:s text:c="16"/>const symbolRegex = /[!@#$%^&amp;*()_+\-=[\]{};':"\\|,.&lt;&gt;/?]/</text:p>
      <text:p text:style-name="P7"/>
      <text:p text:style-name="P7"><text:s text:c="16"/>const hasLowercase = lowercaseRegex.test(password)</text:p>
      <text:p text:style-name="P7"><text:s text:c="16"/>const hasUppercase = uppercaseRegex.test(password)</text:p>
      <text:p text:style-name="P7"><text:s text:c="16"/>const hasNumber = numberRegex.test(password)</text:p>
      <text:p text:style-name="P7"><text:s text:c="16"/>const hasSymbol = symbolRegex.test(password)</text:p>
      <text:p text:style-name="P7"/>
      <text:p text:style-name="P7"><text:s text:c="16"/>return hasLowercase &amp;&amp; hasUppercase &amp;&amp; hasNumber &amp;&amp; hasSymbol</text:p>
      <text:p text:style-name="P7"><text:s text:c="12"/>}</text:p>
      <text:p text:style-name="P7"/>
      <text:p text:style-name="P7"><text:s text:c="12"/>const isPassValid = validatePassword(password)</text:p>
      <text:p text:style-name="P7"/>
      <text:p text:style-name="P7"><text:s text:c="12"/>if (!password || password == "") {</text:p>
      <text:p text:style-name="P7"><text:s text:c="16"/>isValid = false;</text:p>
      <text:p text:style-name="P7"><text:s text:c="16"/>document.getElementById('password').innerText = 'Password cannot be empty'</text:p>
      <text:p text:style-name="P7"><text:s text:c="12"/>} else if (!isPassValid) {</text:p>
      <text:p text:style-name="P7"><text:s text:c="16"/>isValid = false;</text:p>
      <text:p text:style-name="P7"><text:s text:c="16"/>document.getElementById('password').innerText = 'Password must combine lowercase, uppercase, number and symbol characters'</text:p>
      <text:p text:style-name="P7"><text:s text:c="12"/>} else if (password.length &lt; 8) {</text:p>
      <text:p text:style-name="P7"><text:s text:c="20"/>isValid = false</text:p>
      <text:p text:style-name="P7"><text:s text:c="20"/>document.getElementById('password').innerText = 'Password cannot be less than 8'</text:p>
      <text:p text:style-name="P7"><text:s text:c="16"/>}</text:p>
      <text:p text:style-name="P7"/>
      <text:p text:style-name="P7"><text:s text:c="12"/>if (isValid) {</text:p>
      <text:p text:style-name="P7"><text:s text:c="16"/>document.getElementById('result').innerHTML = `</text:p>
      <text:p text:style-name="P7"><text:s text:c="16"/>&lt;h2&gt;Login successful&lt;/h2&gt;&lt;ul&gt;&lt;li&gt;Email: ${email}&lt;/li&gt;&lt;li&gt;Password: *********&lt;/li&gt;&lt;/ul&gt;`;</text:p>
      <text:p text:style-name="P7"><text:s text:c="16"/>document.querySelector('form').reset()</text:p>
      <text:p text:style-name="P7"><text:s text:c="12"/>} else {</text:p>
      <text:p text:style-name="P7"><text:s text:c="16"/>document.getElementById('result').innerHTML = "&lt;span class='text-red-600 text-xl font-semibold'&gt;Please fill all fields&lt;/span&gt;"</text:p>
      <text:p text:style-name="P7"><text:s text:c="12"/>}</text:p>
      <text:p text:style-name="P7"><text:s text:c="8"/>})</text:p>
      <text:p text:style-name="P7"/>
      <text:p text:style-name="P7"><text:s text:c="8"/>let showPass = document.querySelector("#showPass")</text:p>
      <text:p text:style-name="P7"><text:s text:c="8"/>showPass.addEventListener('click', (e) =&gt; {</text:p>
      <text:p text:style-name="P7"><text:s text:c="12"/>e.preventDefault();</text:p>
      <text:p text:style-name="P7"><text:s text:c="12"/>let password = document.querySelector('input[name=password]')</text:p>
      <text:p text:style-name="P7"><text:s text:c="12"/>if(password.type == "password") {</text:p>
      <text:p text:style-name="P7"><text:s text:c="16"/>showPass.innerText = 'Hide Password'</text:p>
      <text:p text:style-name="P7"><text:s text:c="16"/>password.type = 'text'</text:p>
      <text:p text:style-name="P7"><text:s text:c="12"/>} else {</text:p>
      <text:p text:style-name="P7"><text:s text:c="16"/>showPass.innerText = 'Show Password'</text:p>
      <text:p text:style-name="P7"><text:s text:c="16"/>password.type = 'password'</text:p>
      <text:p text:style-name="P7"><text:s text:c="12"/>}</text:p>
      <text:p text:style-name="P7"><text:s text:c="8"/>})</text:p>
      <text:p text:style-name="P7"/>
      <text:p text:style-name="P7"><text:soft-page-break/><text:s text:c="8"/>let resetAction = document.querySelector("input[type=reset]");</text:p>
      <text:p text:style-name="P7"><text:s text:c="8"/>resetAction.addEventListener('click', () =&gt; {</text:p>
      <text:p text:style-name="P7"><text:s text:c="12"/>// Optionally reset the form explicitly if needed</text:p>
      <text:p text:style-name="P7"><text:s text:c="12"/>document.querySelector('form').reset();</text:p>
      <text:p text:style-name="P7"><text:s text:c="12"/>// Reload the page</text:p>
      <text:p text:style-name="P7"><text:s text:c="12"/>location.reload();</text:p>
      <text:p text:style-name="P7"><text:s text:c="8"/>});</text:p>
      <text:p text:style-name="P7"><text:s text:c="4"/>&lt;/script&gt; <text:s text:c="3"/></text:p>
      <text:p text:style-name="P7">&lt;/body&gt;</text:p>
      <text:p text:style-name="P7">&lt;/html&gt;</text:p>
      <text:p text:style-name="P2"/>
      <text:p text:style-name="P2"/>
      <text:p text:style-name="P25"><text:span text:style-name="T12">P</text:span>ortfolio</text:p>
      <text:p text:style-name="P7"/>
      <text:p text:style-name="P7">&lt;!DOCTYPE html&gt;</text:p>
      <text:p text:style-name="P7">&lt;html lang="en"&gt;</text:p>
      <text:p text:style-name="P7">&lt;head&gt;</text:p>
      <text:p text:style-name="P7"><text:s text:c="4"/>&lt;meta charset="UTF-8"&gt;</text:p>
      <text:p text:style-name="P7"><text:s text:c="4"/>&lt;meta name="viewport" content="width=device-width, initial-scale=1.0"&gt;</text:p>
      <text:p text:style-name="P7"><text:s text:c="4"/>&lt;title&gt;Plang | Portfolio&lt;/title&gt;</text:p>
      <text:p text:style-name="P7"><text:s text:c="4"/>&lt;link rel="preconnect" href="https://fonts.googleapis.com"&gt;</text:p>
      <text:p text:style-name="P7"><text:s text:c="4"/>&lt;link rel="preconnect" href="https://fonts.gstatic.com" crossorigin&gt;</text:p>
      <text:p text:style-name="P7"><text:s text:c="4"/>&lt;link href="https://fonts.googleapis.com/css2?family=Roboto+Flex:opsz,wght@8..144,100..1000&amp;display=swap" rel="stylesheet"&gt;</text:p>
      <text:p text:style-name="P7"><text:s text:c="4"/>&lt;link rel="stylesheet" href="/font-awesome-4.7.0/css/font-awesome.min.css"&gt;</text:p>
      <text:p text:style-name="P7"><text:s text:c="4"/>&lt;link rel="stylesheet" href="/style.css"&gt;</text:p>
      <text:p text:style-name="P7">&lt;/head&gt;</text:p>
      <text:p text:style-name="P7">&lt;body class="m-0 p-0 box-border"&gt;</text:p>
      <text:p text:style-name="P7"><text:s text:c="4"/>&lt;div class="min-h-screen flex flex-col"&gt;</text:p>
      <text:p text:style-name="P7"><text:s text:c="8"/>&lt;header&gt;</text:p>
      <text:p text:style-name="P7"><text:s text:c="12"/>&lt;nav class="flex justify-between text-gray-800 py-5 mx-5 xs:mx-10 sm:mx-10 md:mx-20"&gt;</text:p>
      <text:p text:style-name="P7"><text:s text:c="16"/>&lt;div&gt;</text:p>
      <text:p text:style-name="P7"><text:s text:c="16"/>&lt;/div&gt;</text:p>
      <text:p text:style-name="P7"><text:s text:c="16"/>&lt;div class="flex items-center justify-center gap-5 text-xl font-semibold"&gt;</text:p>
      <text:p text:style-name="P7"><text:s text:c="20"/>&lt;div class="hidden md:block"&gt;&lt;a href="#" class="hover:underline"&gt;Skills&lt;/a&gt;&lt;/div&gt;</text:p>
      <text:p text:style-name="P7"><text:s text:c="20"/>&lt;div class="hidden md:block"&gt;&lt;a href="#" class="hover:underline"&gt;Projects&lt;/a&gt;&lt;/div&gt;</text:p>
      <text:p text:style-name="P7"><text:s text:c="20"/>&lt;div class="hidden md:block"&gt;&lt;a href="#" class="hover:underline"&gt;Contact&lt;/a&gt;&lt;/div&gt;</text:p>
      <text:p text:style-name="P7"><text:s text:c="20"/>&lt;div id="menu-toggle" class="block md:hidden"&gt;&lt;a href="#" aria-label="Open menu"&gt;&lt;i class="fa fa-bars" aria-hidden="true"&gt;&lt;/i&gt;&lt;/a&gt;&lt;/div&gt;</text:p>
      <text:p text:style-name="P7"><text:s text:c="16"/>&lt;/div&gt;</text:p>
      <text:p text:style-name="P7"><text:s text:c="12"/>&lt;/nav&gt;</text:p>
      <text:p text:style-name="P7"><text:s text:c="12"/>&lt;!-- Mobile Menu (Hidden by Default) --&gt;</text:p>
      <text:p text:style-name="P7"><text:s text:c="12"/>&lt;div id="mobile-menu" class="hidden flex items-center gap-6 text-gray-800 p-5 mx-5 xs:mx-10 sm:mx-10 md:hidden"&gt;</text:p>
      <text:p text:style-name="P7"><text:s text:c="14"/>&lt;a href="#" class="hover:underline text-xl font-semibold w-full text-center"&gt;Skills&lt;/a&gt;</text:p>
      <text:p text:style-name="P7"><text:s text:c="14"/>&lt;a href="#" class="hover:underline text-xl font-semibold w-full text-center"&gt;Projects&lt;/a&gt;</text:p>
      <text:p text:style-name="P7"><text:s text:c="14"/>&lt;a href="#" class="hover:underline text-xl font-semibold w-full text-center"&gt;Contact&lt;/a&gt;</text:p>
      <text:p text:style-name="P7"><text:s text:c="12"/>&lt;/div&gt;</text:p>
      <text:p text:style-name="P7"><text:s text:c="8"/>&lt;/header&gt;</text:p>
      <text:p text:style-name="P7"><text:s text:c="8"/>&lt;main class="flex-grow vw-100"&gt;</text:p>
      <text:p text:style-name="P7"><text:s text:c="12"/>&lt;section id="hero" class="py-5 sm:pt-10 md:pt-12"&gt;</text:p>
      <text:p text:style-name="P7"><text:s text:c="16"/>&lt;div class="flex flex-col mx-5 xs:mx-10 sm:mx-10 md:mx-20 md:flex-row items-center gap-4 sm:gap-6 md:gap-8"&gt;</text:p>
      <text:p text:style-name="P7"><text:s text:c="18"/>&lt;!-- Hero Image (Order First on Small Screens) --&gt;</text:p>
      <text:p text:style-name="P7"><text:s text:c="18"/>&lt;div class="flex flex-col items-center order-1 md:order-2 w-full md:w-1/2"&gt;</text:p>
      <text:p text:style-name="P7"><text:s text:c="20"/>&lt;div class="w-3/4 sm:w-3/4 md:w-full lg:w-3/4"&gt;</text:p>
      <text:p text:style-name="P7"><text:s text:c="22"/>&lt;img src="/media/hero-img.png" alt="Plang's profile picture" class="w-full object-cover rounded-full shadow-solid" /&gt;</text:p>
      <text:p text:style-name="P7"><text:s text:c="20"/>&lt;/div&gt;</text:p>
      <text:p text:style-name="P7"><text:s text:c="18"/>&lt;/div&gt;</text:p>
      <text:p text:style-name="P7"><text:s text:c="18"/>&lt;!-- Text Content (Order Second on Small Screens) --&gt;</text:p>
      <text:p text:style-name="P7"><text:s text:c="18"/>&lt;div class="flex flex-col gap-4 mx-0 sm:gap-6 md:gap-8 w-full md:w-1/2 order-2 md:order-1"&gt;</text:p>
      <text:p text:style-name="P7"><text:s text:c="20"/>&lt;h1 class="text-2xl sm:text-3xl md:text-4xl lg:text-5xl font-medium leading-tight text-center md:text-left"&gt;</text:p>
      <text:p text:style-name="P7"><text:s text:c="22"/>Hi, I'm Plang,&lt;br&gt;Frontend Developer</text:p>
      <text:p text:style-name="P7"><text:s text:c="20"/>&lt;/h1&gt;</text:p>
      <text:p text:style-name="P7"><text:s text:c="20"/>&lt;p class="text-base md:text-xl font-medium text-center md:text-left"&gt;</text:p>
      <text:p text:style-name="P7"><text:s text:c="22"/>I offer top-notch expertise in HTML, Tailwind CSS, Git &amp; GitHub (Collaborative Technology), and JavaScript. My proficiency in these technologies is evident, as I deliver high-quality skills in web development.&lt;/p&gt;</text:p>
      <text:p text:style-name="P7"><text:s text:c="20"/>&lt;p class="text-base md:text-xl font-medium text-center md:text-left"&gt;</text:p>
      <text:p text:style-name="P7"><text:s text:c="22"/>Currently in <text:s/>training at Blockfuse Labs, Jos, Nigeria, to become a Fullstack Developer. Other technologies in view: React.js, Node.js, MongoDB, amongst others.</text:p>
      <text:p text:style-name="P7"><text:s text:c="20"/>&lt;/p&gt;</text:p>
      <text:p text:style-name="P7"><text:s text:c="20"/>&lt;a href="https://github.com/dgplang?tab=repositories" target="_blank" aria-label="Download Plang's resume" class="w-full bg-red-500 text-center text-base md:text-xl md:w-fit text-white font-semibold px-4 py-2 md:py-3 rounded-none hover:bg-red-700 transition-colors"&gt;Download Resume&lt;/a&gt;</text:p>
      <text:p text:style-name="P7"><text:s text:c="18"/>&lt;/div&gt;</text:p>
      <text:p text:style-name="P7"><text:s text:c="16"/>&lt;/div&gt;</text:p>
      <text:p text:style-name="P7"><text:s text:c="12"/>&lt;/section&gt;</text:p>
      <text:p text:style-name="P7"><text:s text:c="12"/>&lt;section id="blog-featured" class="bg-cyan-50 pb-7"&gt;</text:p>
      <text:p text:style-name="P7"><text:s text:c="14"/>&lt;div class="flex flex-col mx-5 xs:mx-10 sm:mx-10 md:mx-20"&gt;</text:p>
      <text:p text:style-name="P7"><text:s text:c="18"/>&lt;!-- First Row --&gt;</text:p>
      <text:p text:style-name="P7"><text:s text:c="18"/>&lt;div class="flex flex-col md:flex-row md:justify-between md:items-center w-full py-4"&gt;</text:p>
      <text:p text:style-name="P7"><text:s text:c="20"/>&lt;div class="font-semibold text-center text-2xl md:text-2xl md:text-lg"&gt;Recent posts&lt;/div&gt;</text:p>
      <text:p text:style-name="P7"><text:s text:c="20"/>&lt;div class="hidden md:block text-cyan-500"&gt;&lt;a href="#" class="hover:underline"&gt;View all&lt;/a&gt;&lt;/div&gt;</text:p>
      <text:p text:style-name="P7"><text:s text:c="18"/>&lt;/div&gt;</text:p>
      <text:p text:style-name="P7"><text:soft-page-break/><text:s text:c="18"/>&lt;!-- Second Row --&gt;</text:p>
      <text:p text:style-name="P7"><text:s text:c="18"/>&lt;div class="flex flex-col gap-6 md:flex-row w-full"&gt;</text:p>
      <text:p text:style-name="P7"><text:s text:c="21"/>&lt;!-- Example content for the second row --&gt;</text:p>
      <text:p text:style-name="P7"><text:s text:c="21"/>&lt;div class="flex flex-col leading-7 gap-5 p-5 m-0 bg-white md:mr-2 w-full md:w-1/2"&gt;</text:p>
      <text:p text:style-name="P7"><text:s text:c="24"/>&lt;div class="text-3xl font-medium font-semibold w-full"&gt;Making a design system from scratch&lt;/div&gt;</text:p>
      <text:p text:style-name="P7"><text:s text:c="24"/>&lt;div class="flex items-center gap-8 w-full"&gt;</text:p>
      <text:p text:style-name="P7"><text:s text:c="28"/>&lt;div class="text-base font-semibold md:text-xl"&gt;12 Feb 2020&lt;/div&gt;</text:p>
      <text:p text:style-name="P7"><text:s text:c="28"/>&lt;div class="border-solid border-gray-500 border-l-2 h-5"&gt;&lt;/div&gt;</text:p>
      <text:p text:style-name="P7"><text:s text:c="28"/>&lt;div class="text-base font-semibold md:text-xl"&gt;Design, Pattern&lt;/div&gt;</text:p>
      <text:p text:style-name="P7"><text:s text:c="24"/>&lt;/div&gt;</text:p>
      <text:p text:style-name="P7"><text:s text:c="24"/>&lt;div class="text-base md:text-xl"&gt;Creating a design system from scratch is a strategic process that establishes a cohesive framework for building consistent, scalable, and user-friendly interfaces. It begins with defining core principles, such as typography, color palettes, and spacing, rooted in the brand's identity and user needs.</text:p>
      <text:p text:style-name="P7"><text:s text:c="24"/>&lt;/div&gt;</text:p>
      <text:p text:style-name="P7"><text:s text:c="21"/>&lt;/div&gt;</text:p>
      <text:p text:style-name="P7"><text:s text:c="21"/>&lt;!-- Example content for the second row --&gt;</text:p>
      <text:p text:style-name="P7"><text:s text:c="21"/>&lt;div class="flex flex-col leading-7 gap-5 p-5 m-0 bg-white md:ml-2 w-full md:w-1/2"&gt;</text:p>
      <text:p text:style-name="P7"><text:s text:c="22"/>&lt;div class="text-3xl font-medium font-semibold w-full"&gt;Creating pixel perfect icons in Figma&lt;/div&gt;</text:p>
      <text:p text:style-name="P7"><text:s text:c="22"/>&lt;div class="flex items-center gap-8 w-full"&gt;</text:p>
      <text:p text:style-name="P7"><text:s text:c="26"/>&lt;div class="text-base font-semibold md:text-xl"&gt;12 Feb 2020&lt;/div&gt;</text:p>
      <text:p text:style-name="P7"><text:s text:c="26"/>&lt;div class="border-solid border-gray-500 border-l-2 h-5"&gt;&lt;/div&gt;</text:p>
      <text:p text:style-name="P7"><text:s text:c="26"/>&lt;div class="text-base font-semibold md:text-xl"&gt;Figma, Icon Design&lt;/div&gt;</text:p>
      <text:p text:style-name="P7"><text:s text:c="22"/>&lt;/div&gt;</text:p>
      <text:p text:style-name="P7"><text:s text:c="22"/>&lt;div class="text-base md:text-xl"&gt;Creating pixel-perfect icons in Figma requires precision and attention to detail to ensure crisp, scalable designs. Start by setting up a grid with a 1px increment and enabling "Snap to Pixel Grid" to align elements precisely. Use vector shapes and the Pen tool for clean, sharp edges, avoiding fractional values for position and size to prevent blurriness.</text:p>
      <text:p text:style-name="P7"><text:s text:c="21"/>&lt;/div&gt;</text:p>
      <text:p text:style-name="P7"><text:s text:c="19"/>&lt;/div&gt;</text:p>
      <text:p text:style-name="P7"><text:s text:c="18"/>&lt;/div&gt;</text:p>
      <text:p text:style-name="P7"><text:s text:c="14"/>&lt;/div&gt;</text:p>
      <text:p text:style-name="P7"><text:s text:c="12"/>&lt;/section&gt;</text:p>
      <text:p text:style-name="P7"><text:s text:c="8"/>&lt;/main&gt;</text:p>
      <text:p text:style-name="P7"><text:s text:c="4"/>&lt;/div&gt;</text:p>
      <text:p text:style-name="P7"><text:s text:c="4"/>&lt;script&gt;</text:p>
      <text:p text:style-name="P7"><text:s text:c="8"/>// JavaScript to toggle the mobile menu</text:p>
      <text:p text:style-name="P7"><text:s text:c="8"/>document.getElementById('menu-toggle').addEventListener('click', function(e) {</text:p>
      <text:p text:style-name="P7"><text:s text:c="12"/>e.preventDefault();</text:p>
      <text:p text:style-name="P7"><text:s text:c="12"/>const mobileMenu = document.getElementById('mobile-menu');</text:p>
      <text:p text:style-name="P7"><text:s text:c="12"/>mobileMenu.classList.toggle('hidden');</text:p>
      <text:p text:style-name="P7"><text:s text:c="8"/>});</text:p>
      <text:p text:style-name="P7"><text:s text:c="4"/>&lt;/script&gt;</text:p>
      <text:p text:style-name="P7">&lt;/body&gt;</text:p>
      <text:p text:style-name="P7">&lt;/html&gt;</text:p>
      <text:p text:style-name="P7"/>
      <text:p text:style-name="P25">Understanding use of flex-1</text:p>
      <text:p text:style-name="P7"/>
      <text:p text:style-name="P7">&lt;!DOCTYPE html&gt;</text:p>
      <text:p text:style-name="P7">&lt;html lang="en"&gt;</text:p>
      <text:p text:style-name="P7">&lt;head&gt;</text:p>
      <text:p text:style-name="P7"><text:s text:c="4"/>&lt;meta charset="UTF-8"&gt;</text:p>
      <text:p text:style-name="P7"><text:s text:c="4"/>&lt;meta name="viewport" content="width=device-width, initial-scale=1.0"&gt;</text:p>
      <text:p text:style-name="P7"><text:s text:c="4"/>&lt;title&gt;Understanding flex-1 and flex-auto&lt;/title&gt;</text:p>
      <text:p text:style-name="P7"><text:s text:c="4"/>&lt;link rel="stylesheet" href="/dist/style.css"&gt;</text:p>
      <text:p text:style-name="P7">&lt;/head&gt;</text:p>
      <text:p text:style-name="P7">&lt;body class="m-0 p-0 box-border"&gt;</text:p>
      <text:p text:style-name="P7"><text:s text:c="4"/>&lt;h1 class="text-5xl text-center text-blue-800 md:text-7xl md:text-red-700"&gt;Using flex-1&lt;/h1&gt;</text:p>
      <text:p text:style-name="P7"><text:s text:c="4"/>&lt;div class="m-10"&gt;</text:p>
      <text:p text:style-name="P7"><text:s text:c="8"/>&lt;div class="flex"&gt;</text:p>
      <text:p text:style-name="P7"><text:s text:c="12"/>&lt;div class="flex-1 text-white text-xl bg-red-700 text-center md:text-3xl md:bg-green-950"&gt;01&lt;/div&gt;</text:p>
      <text:p text:style-name="P7"><text:s text:c="12"/>&lt;div class="flex-1 text-white text-xl bg-yellow-500 text-center md:text-3xl md:bg-red-700"&gt;02&lt;/div&gt;</text:p>
      <text:p text:style-name="P7"><text:s text:c="12"/>&lt;div class="flex-1 text-white text-xl bg-green-950 text-center md:text-3xl md:bg-blue-800"&gt;03&lt;/div&gt;</text:p>
      <text:p text:style-name="P7"><text:s text:c="8"/>&lt;/div&gt;</text:p>
      <text:p text:style-name="P7"><text:s text:c="4"/>&lt;/div&gt;</text:p>
      <text:p text:style-name="P7"><text:s text:c="4"/>&lt;h1 class="text-5xl text-center text-blue-800 md:text-7xl md:text-red-700"&gt;Using flex-auto&lt;/h1&gt;</text:p>
      <text:p text:style-name="P7"><text:s text:c="4"/>&lt;div class="m-10"&gt;</text:p>
      <text:p text:style-name="P7"><text:s text:c="8"/>&lt;div class="flex"&gt;</text:p>
      <text:p text:style-name="P7"><text:s text:c="12"/>&lt;div class="flex-auto bg-green-950 text-white text-sm md:font-medium md:bg-yellow-500 md:text-red-700"&gt;Short&lt;/div&gt;</text:p>
      <text:p text:style-name="P7"><text:s text:c="12"/>&lt;div class="flex-auto bg-red-700 text-white text-sm md:font-medium md:bg-green-950 md:text-white"&gt;A bit longer&lt;/div&gt;</text:p>
      <text:p text:style-name="P7"><text:s text:c="12"/>&lt;div class="flex-auto bg-green-950 text-white text-sm md:font-medium md:bg-yellow-500 md:text-red-700"&gt;A bit longer than others&lt;/div&gt;</text:p>
      <text:p text:style-name="P7"><text:s text:c="12"/>&lt;div class="flex-auto bg-red-700 text-white text-sm md:font-medium md:bg-green-950 md:text-white"&gt;A bit longer than all the others&lt;/div&gt;</text:p>
      <text:p text:style-name="P7"><text:s text:c="12"/>&lt;div class="flex-auto bg-green-950 text-white text-sm md:font-medium md:bg-yellow-500 md:text-red-700"&gt;This is the longest of the them all so far&lt;/div&gt;</text:p>
      <text:p text:style-name="P7"><text:s text:c="8"/>&lt;/div&gt;</text:p>
      <text:p text:style-name="P7"><text:s text:c="4"/>&lt;/div&gt;</text:p>
      <text:p text:style-name="P7"><text:s text:c="4"/>&lt;div class="m-10"&gt;</text:p>
      <text:p text:style-name="P7"><text:s text:c="8"/>&lt;div class="flex"&gt;</text:p>
      <text:p text:style-name="P7"><text:s text:c="12"/>&lt;div class="flex-auto bg-green-950 text-white text-sm md:font-medium md:bg-yellow-500 md:text-red-700"&gt;Equal content&lt;/div&gt;</text:p>
      <text:p text:style-name="P7"><text:s text:c="12"/>&lt;div class="flex-auto bg-red-700 text-white text-sm md:font-medium md:bg-green-950 md:text-white"&gt;Equal content&lt;/div&gt;</text:p>
      <text:p text:style-name="P7"><text:s text:c="12"/>&lt;div class="flex-auto bg-green-950 text-white text-sm md:font-medium md:bg-yellow-500 md:text-red-700"&gt;Equal content&lt;/div&gt;</text:p>
      <text:p text:style-name="P7"><text:s text:c="12"/>&lt;div class="flex-auto bg-red-700 text-white text-sm md:font-medium md:bg-green-950 md:text-white"&gt;Equal content&lt;/div&gt;</text:p>
      <text:p text:style-name="P7"><text:s text:c="12"/>&lt;div class="flex-auto bg-green-950 text-white text-sm md:font-medium md:bg-yellow-500 md:text-red-700"&gt;Equal content&lt;/div&gt;</text:p>
      <text:p text:style-name="P7"><text:s text:c="8"/>&lt;/div&gt;</text:p>
      <text:p text:style-name="P7"><text:s text:c="4"/>&lt;/div&gt;</text:p>
      <text:p text:style-name="P7">&lt;/body&gt;</text:p>
      <text:p text:style-name="P7">&lt;/html&gt;</text:p>
      <text:p text:style-name="P7"/>
      <text:p text:style-name="P7"/>
      <text:p text:style-name="P31"><text:span text:style-name="T7">Understanding use of </text:span><text:span text:style-name="T8">order-*</text:span></text:p>
      <text:p text:style-name="P8"/>
      <text:p text:style-name="P8">&lt;!DOCTYPE html&gt;</text:p>
      <text:p text:style-name="P8">&lt;html lang="en"&gt;</text:p>
      <text:p text:style-name="P8">&lt;head&gt;</text:p>
      <text:p text:style-name="P8"><text:s text:c="4"/>&lt;meta charset="UTF-8"&gt;</text:p>
      <text:p text:style-name="P8"><text:s text:c="4"/>&lt;meta name="viewport" content="width=device-width, initial-scale=1.0"&gt;</text:p>
      <text:p text:style-name="P8"><text:s text:c="4"/>&lt;title&gt;Practicing Flex&lt;/title&gt;</text:p>
      <text:p text:style-name="P8"><text:s text:c="4"/>&lt;link rel="preconnect" href="https://fonts.googleapis.com"&gt;</text:p>
      <text:p text:style-name="P8"><text:s text:c="4"/>&lt;link rel="preconnect" href="https://fonts.gstatic.com" crossorigin&gt;</text:p>
      <text:p text:style-name="P8"><text:s text:c="4"/>&lt;link href="https://fonts.googleapis.com/css2?family=Roboto+Flex:opsz,wght@8..144,100..1000&amp;display=swap" rel="stylesheet"&gt;</text:p>
      <text:p text:style-name="P8"><text:s text:c="4"/>&lt;link rel="stylesheet" href="/dist/font-awesome-4.7.0/css/font-awesome.min.css"&gt;</text:p>
      <text:p text:style-name="P8"><text:s text:c="4"/>&lt;link rel="stylesheet" href="/dist/style.css"&gt;</text:p>
      <text:p text:style-name="P8">&lt;/head&gt;</text:p>
      <text:p text:style-name="P8">&lt;body class="m-0 p-0 box-border box-content"&gt;</text:p>
      <text:p text:style-name="P8"><text:s text:c="4"/>&lt;div class="my-10"&gt;</text:p>
      <text:p text:style-name="P8"><text:s text:c="8"/>&lt;h1 class="text-blue-900 text-5xl text-center"&gt;Using order&lt;/h1&gt;</text:p>
      <text:p text:style-name="P8"><text:s text:c="8"/>&lt;div class="flex flex-col md:flex-row items-center justify-center text-2xl font-medium font-semibold p-5 m-10 gap-5 vw-100"&gt;</text:p>
      <text:p text:style-name="P8"><text:s text:c="12"/>&lt;div class="flex-1 bg-pink-500 text-white p-3 text-center w-full md:w-fit order-1 md:order-1"&gt;1st Div&lt;/div&gt;</text:p>
      <text:p text:style-name="P8"><text:s text:c="12"/>&lt;div class="flex-1 bg-purple-700 text-white p-3 text-center w-full md:w-fit order-2 md:order-4"&gt;2nd Div&lt;/div&gt;</text:p>
      <text:p text:style-name="P8"><text:s text:c="12"/>&lt;div class="flex-1 bg-green-500 text-white p-3 text-center w-full md:w-fit order-3 md:order-3"&gt;3rd Div&lt;/div&gt;</text:p>
      <text:p text:style-name="P8"><text:s text:c="12"/>&lt;div class="flex-1 bg-gray-700 text-white p-3 text-center w-full md:w-fit order-4 md:order-2"&gt;4th Div&lt;/div&gt;</text:p>
      <text:p text:style-name="P8"><text:s text:c="8"/>&lt;/div&gt;</text:p>
      <text:p text:style-name="P8"/>
      <text:p text:style-name="P8"><text:s text:c="4"/>&lt;/div&gt;</text:p>
      <text:p text:style-name="P8">&lt;/body&gt;</text:p>
      <text:p text:style-name="P8">&lt;/html&gt;</text:p>
      <text:p text:style-name="P8"/>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NG"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5-07T08:41:43.888124493</meta:creation-date>
    <dc:date>2025-05-07T10:34:09.400542615</dc:date>
    <meta:editing-duration>PT6M39S</meta:editing-duration>
    <meta:editing-cycles>1</meta:editing-cycles>
    <meta:document-statistic meta:table-count="0" meta:image-count="0" meta:object-count="0" meta:page-count="85" meta:paragraph-count="4285" meta:word-count="16538" meta:character-count="177874" meta:non-whitespace-character-count="127355"/>
    <meta:generator>LibreOffice/6.4.7.2$Linux_X86_64 LibreOffice_project/40$Build-2</meta:generator>
  </office:meta>
</office:document-meta>
</file>